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2.25pt"/>
    </style:style>
    <style:style style:name="co3" style:family="table-column">
      <style:table-column-properties fo:break-before="auto" style:column-width="189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Default"/>
          <table:table-cell table:style-name="ce2"/>
          <table:table-cell office:value-type="string" calcext:value-type="string">
            <text:p>level</text:p>
          </table:table-cell>
          <table:table-cell office:value-type="string" calcext:value-type="string">
            <text:p>[</text:p>
          </table:table-cell>
        </table:table-row>
        <table:table-row table:style-name="ro1">
          <table:table-cell table:style-name="Default"/>
          <table:table-cell office:value-type="string" calcext:value-type="string">
            <text:p>abbo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]&amp;&quot;&quot;&quot;,&quot;&quot;level&quot;&quot;:&quot;&amp;[.C2]&amp;&quot;},&quot;" office:value-type="string" office:string-value="{&quot;word&quot;:&quot;abbo&quot;,&quot;level&quot;:1}," calcext:value-type="string">
            <text:p>{"word":"abbo","level":1},</text:p>
          </table:table-cell>
        </table:table-row>
        <table:table-row table:style-name="ro1">
          <table:table-cell/>
          <table:table-cell office:value-type="string" calcext:value-type="string">
            <text:p>abo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]&amp;&quot;&quot;&quot;,&quot;&quot;level&quot;&quot;:&quot;&amp;[.C3]&amp;&quot;},&quot;" office:value-type="string" office:string-value="{&quot;word&quot;:&quot;abo&quot;,&quot;level&quot;:1}," calcext:value-type="string">
            <text:p>{"word":"abo","level":1},</text:p>
          </table:table-cell>
        </table:table-row>
        <table:table-row table:style-name="ro1">
          <table:table-cell/>
          <table:table-cell office:value-type="string" calcext:value-type="string">
            <text:p>abortion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]&amp;&quot;&quot;&quot;,&quot;&quot;level&quot;&quot;:&quot;&amp;[.C4]&amp;&quot;},&quot;" office:value-type="string" office:string-value="{&quot;word&quot;:&quot;abortion&quot;,&quot;level&quot;:1}," calcext:value-type="string">
            <text:p>{"word":"abortion","level":1},</text:p>
          </table:table-cell>
        </table:table-row>
        <table:table-row table:style-name="ro1">
          <table:table-cell/>
          <table:table-cell office:value-type="string" calcext:value-type="string">
            <text:p>abus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]&amp;&quot;&quot;&quot;,&quot;&quot;level&quot;&quot;:&quot;&amp;[.C5]&amp;&quot;},&quot;" office:value-type="string" office:string-value="{&quot;word&quot;:&quot;abuse&quot;,&quot;level&quot;:1}," calcext:value-type="string">
            <text:p>{"word":"abuse","level":1},</text:p>
          </table:table-cell>
        </table:table-row>
        <table:table-row table:style-name="ro1">
          <table:table-cell/>
          <table:table-cell office:value-type="string" calcext:value-type="string">
            <text:p>addict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]&amp;&quot;&quot;&quot;,&quot;&quot;level&quot;&quot;:&quot;&amp;[.C6]&amp;&quot;},&quot;" office:value-type="string" office:string-value="{&quot;word&quot;:&quot;addict&quot;,&quot;level&quot;:1}," calcext:value-type="string">
            <text:p>{"word":"addict","level":1},</text:p>
          </table:table-cell>
        </table:table-row>
        <table:table-row table:style-name="ro1">
          <table:table-cell/>
          <table:table-cell office:value-type="string" calcext:value-type="string">
            <text:p>addict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]&amp;&quot;&quot;&quot;,&quot;&quot;level&quot;&quot;:&quot;&amp;[.C7]&amp;&quot;},&quot;" office:value-type="string" office:string-value="{&quot;word&quot;:&quot;addicts&quot;,&quot;level&quot;:1}," calcext:value-type="string">
            <text:p>{"word":"addicts","level":1},</text:p>
          </table:table-cell>
        </table:table-row>
        <table:table-row table:style-name="ro1">
          <table:table-cell/>
          <table:table-cell office:value-type="string" calcext:value-type="string">
            <text:p>adult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8]&amp;&quot;&quot;&quot;,&quot;&quot;level&quot;&quot;:&quot;&amp;[.C8]&amp;&quot;},&quot;" office:value-type="string" office:string-value="{&quot;word&quot;:&quot;adult&quot;,&quot;level&quot;:1}," calcext:value-type="string">
            <text:p>{"word":"adult","level":1},</text:p>
          </table:table-cell>
        </table:table-row>
        <table:table-row table:style-name="ro1">
          <table:table-cell/>
          <table:table-cell office:value-type="string" calcext:value-type="string">
            <text:p>africa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9]&amp;&quot;&quot;&quot;,&quot;&quot;level&quot;&quot;:&quot;&amp;[.C9]&amp;&quot;},&quot;" office:value-type="string" office:string-value="{&quot;word&quot;:&quot;africa&quot;,&quot;level&quot;:1}," calcext:value-type="string">
            <text:p>{"word":"africa","level":1},</text:p>
          </table:table-cell>
        </table:table-row>
        <table:table-row table:style-name="ro1">
          <table:table-cell/>
          <table:table-cell office:value-type="string" calcext:value-type="string">
            <text:p>african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0]&amp;&quot;&quot;&quot;,&quot;&quot;level&quot;&quot;:&quot;&amp;[.C10]&amp;&quot;},&quot;" office:value-type="string" office:string-value="{&quot;word&quot;:&quot;african&quot;,&quot;level&quot;:1}," calcext:value-type="string">
            <text:p>{"word":"african","level":1},</text:p>
          </table:table-cell>
        </table:table-row>
        <table:table-row table:style-name="ro1">
          <table:table-cell/>
          <table:table-cell office:value-type="string" calcext:value-type="string">
            <text:p>alla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1]&amp;&quot;&quot;&quot;,&quot;&quot;level&quot;&quot;:&quot;&amp;[.C11]&amp;&quot;},&quot;" office:value-type="string" office:string-value="{&quot;word&quot;:&quot;alla&quot;,&quot;level&quot;:1}," calcext:value-type="string">
            <text:p>{"word":"alla","level":1},</text:p>
          </table:table-cell>
        </table:table-row>
        <table:table-row table:style-name="ro1">
          <table:table-cell/>
          <table:table-cell office:value-type="string" calcext:value-type="string">
            <text:p>allah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2]&amp;&quot;&quot;&quot;,&quot;&quot;level&quot;&quot;:&quot;&amp;[.C12]&amp;&quot;},&quot;" office:value-type="string" office:string-value="{&quot;word&quot;:&quot;allah&quot;,&quot;level&quot;:1}," calcext:value-type="string">
            <text:p>{"word":"allah","level":1},</text:p>
          </table:table-cell>
        </table:table-row>
        <table:table-row table:style-name="ro1">
          <table:table-cell/>
          <table:table-cell office:value-type="string" calcext:value-type="string">
            <text:p>alligatorbait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3]&amp;&quot;&quot;&quot;,&quot;&quot;level&quot;&quot;:&quot;&amp;[.C13]&amp;&quot;},&quot;" office:value-type="string" office:string-value="{&quot;word&quot;:&quot;alligatorbait&quot;,&quot;level&quot;:1}," calcext:value-type="string">
            <text:p>{"word":"alligatorbait","level":1},</text:p>
          </table:table-cell>
        </table:table-row>
        <table:table-row table:style-name="ro1">
          <table:table-cell/>
          <table:table-cell office:value-type="string" calcext:value-type="string">
            <text:p>amateu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4]&amp;&quot;&quot;&quot;,&quot;&quot;level&quot;&quot;:&quot;&amp;[.C14]&amp;&quot;},&quot;" office:value-type="string" office:string-value="{&quot;word&quot;:&quot;amateur&quot;,&quot;level&quot;:1}," calcext:value-type="string">
            <text:p>{"word":"amateur","level":1},</text:p>
          </table:table-cell>
        </table:table-row>
        <table:table-row table:style-name="ro1">
          <table:table-cell/>
          <table:table-cell office:value-type="string" calcext:value-type="string">
            <text:p>american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5]&amp;&quot;&quot;&quot;,&quot;&quot;level&quot;&quot;:&quot;&amp;[.C15]&amp;&quot;},&quot;" office:value-type="string" office:string-value="{&quot;word&quot;:&quot;american&quot;,&quot;level&quot;:1}," calcext:value-type="string">
            <text:p>{"word":"american","level":1},</text:p>
          </table:table-cell>
        </table:table-row>
        <table:table-row table:style-name="ro1">
          <table:table-cell/>
          <table:table-cell office:value-type="string" calcext:value-type="string">
            <text:p>anal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6]&amp;&quot;&quot;&quot;,&quot;&quot;level&quot;&quot;:&quot;&amp;[.C16]&amp;&quot;},&quot;" office:value-type="string" office:string-value="{&quot;word&quot;:&quot;anal&quot;,&quot;level&quot;:1}," calcext:value-type="string">
            <text:p>{"word":"anal","level":1},</text:p>
          </table:table-cell>
        </table:table-row>
        <table:table-row table:style-name="ro1">
          <table:table-cell/>
          <table:table-cell office:value-type="string" calcext:value-type="string">
            <text:p>analanni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7]&amp;&quot;&quot;&quot;,&quot;&quot;level&quot;&quot;:&quot;&amp;[.C17]&amp;&quot;},&quot;" office:value-type="string" office:string-value="{&quot;word&quot;:&quot;analannie&quot;,&quot;level&quot;:1}," calcext:value-type="string">
            <text:p>{"word":"analannie","level":1},</text:p>
          </table:table-cell>
        </table:table-row>
        <table:table-row table:style-name="ro1">
          <table:table-cell/>
          <table:table-cell office:value-type="string" calcext:value-type="string">
            <text:p>analsex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8]&amp;&quot;&quot;&quot;,&quot;&quot;level&quot;&quot;:&quot;&amp;[.C18]&amp;&quot;},&quot;" office:value-type="string" office:string-value="{&quot;word&quot;:&quot;analsex&quot;,&quot;level&quot;:1}," calcext:value-type="string">
            <text:p>{"word":"analsex","level":1},</text:p>
          </table:table-cell>
        </table:table-row>
        <table:table-row table:style-name="ro1">
          <table:table-cell/>
          <table:table-cell office:value-type="string" calcext:value-type="string">
            <text:p>angi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9]&amp;&quot;&quot;&quot;,&quot;&quot;level&quot;&quot;:&quot;&amp;[.C19]&amp;&quot;},&quot;" office:value-type="string" office:string-value="{&quot;word&quot;:&quot;angie&quot;,&quot;level&quot;:1}," calcext:value-type="string">
            <text:p>{"word":"angie","level":1},</text:p>
          </table:table-cell>
        </table:table-row>
        <table:table-row table:style-name="ro1">
          <table:table-cell/>
          <table:table-cell office:value-type="string" calcext:value-type="string">
            <text:p>angry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0]&amp;&quot;&quot;&quot;,&quot;&quot;level&quot;&quot;:&quot;&amp;[.C20]&amp;&quot;},&quot;" office:value-type="string" office:string-value="{&quot;word&quot;:&quot;angry&quot;,&quot;level&quot;:1}," calcext:value-type="string">
            <text:p>{"word":"angry","level":1},</text:p>
          </table:table-cell>
        </table:table-row>
        <table:table-row table:style-name="ro1">
          <table:table-cell/>
          <table:table-cell office:value-type="string" calcext:value-type="string">
            <text:p>anu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1]&amp;&quot;&quot;&quot;,&quot;&quot;level&quot;&quot;:&quot;&amp;[.C21]&amp;&quot;},&quot;" office:value-type="string" office:string-value="{&quot;word&quot;:&quot;anus&quot;,&quot;level&quot;:1}," calcext:value-type="string">
            <text:p>{"word":"anus","level":1},</text:p>
          </table:table-cell>
        </table:table-row>
        <table:table-row table:style-name="ro1">
          <table:table-cell/>
          <table:table-cell office:value-type="string" calcext:value-type="string">
            <text:p>arab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2]&amp;&quot;&quot;&quot;,&quot;&quot;level&quot;&quot;:&quot;&amp;[.C22]&amp;&quot;},&quot;" office:value-type="string" office:string-value="{&quot;word&quot;:&quot;arab&quot;,&quot;level&quot;:1}," calcext:value-type="string">
            <text:p>{"word":"arab","level":1},</text:p>
          </table:table-cell>
        </table:table-row>
        <table:table-row table:style-name="ro1">
          <table:table-cell/>
          <table:table-cell office:value-type="string" calcext:value-type="string">
            <text:p>arab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3]&amp;&quot;&quot;&quot;,&quot;&quot;level&quot;&quot;:&quot;&amp;[.C23]&amp;&quot;},&quot;" office:value-type="string" office:string-value="{&quot;word&quot;:&quot;arabs&quot;,&quot;level&quot;:1}," calcext:value-type="string">
            <text:p>{"word":"arabs","level":1},</text:p>
          </table:table-cell>
        </table:table-row>
        <table:table-row table:style-name="ro1">
          <table:table-cell/>
          <table:table-cell office:value-type="string" calcext:value-type="string">
            <text:p>areola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4]&amp;&quot;&quot;&quot;,&quot;&quot;level&quot;&quot;:&quot;&amp;[.C24]&amp;&quot;},&quot;" office:value-type="string" office:string-value="{&quot;word&quot;:&quot;areola&quot;,&quot;level&quot;:1}," calcext:value-type="string">
            <text:p>{"word":"areola","level":1},</text:p>
          </table:table-cell>
        </table:table-row>
        <table:table-row table:style-name="ro1">
          <table:table-cell/>
          <table:table-cell office:value-type="string" calcext:value-type="string">
            <text:p>argi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5]&amp;&quot;&quot;&quot;,&quot;&quot;level&quot;&quot;:&quot;&amp;[.C25]&amp;&quot;},&quot;" office:value-type="string" office:string-value="{&quot;word&quot;:&quot;argie&quot;,&quot;level&quot;:1}," calcext:value-type="string">
            <text:p>{"word":"argie","level":1},</text:p>
          </table:table-cell>
        </table:table-row>
        <table:table-row table:style-name="ro1">
          <table:table-cell/>
          <table:table-cell office:value-type="string" calcext:value-type="string">
            <text:p>aroused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6]&amp;&quot;&quot;&quot;,&quot;&quot;level&quot;&quot;:&quot;&amp;[.C26]&amp;&quot;},&quot;" office:value-type="string" office:string-value="{&quot;word&quot;:&quot;aroused&quot;,&quot;level&quot;:1}," calcext:value-type="string">
            <text:p>{"word":"aroused","level":1},</text:p>
          </table:table-cell>
        </table:table-row>
        <table:table-row table:style-name="ro1">
          <table:table-cell/>
          <table:table-cell office:value-type="string" calcext:value-type="string">
            <text:p>ars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7]&amp;&quot;&quot;&quot;,&quot;&quot;level&quot;&quot;:&quot;&amp;[.C27]&amp;&quot;},&quot;" office:value-type="string" office:string-value="{&quot;word&quot;:&quot;arse&quot;,&quot;level&quot;:1}," calcext:value-type="string">
            <text:p>{"word":"arse","level":1},</text:p>
          </table:table-cell>
        </table:table-row>
        <table:table-row table:style-name="ro1">
          <table:table-cell/>
          <table:table-cell office:value-type="string" calcext:value-type="string">
            <text:p>arsehol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8]&amp;&quot;&quot;&quot;,&quot;&quot;level&quot;&quot;:&quot;&amp;[.C28]&amp;&quot;},&quot;" office:value-type="string" office:string-value="{&quot;word&quot;:&quot;arsehole&quot;,&quot;level&quot;:1}," calcext:value-type="string">
            <text:p>{"word":"arsehole","level":1},</text:p>
          </table:table-cell>
        </table:table-row>
        <table:table-row table:style-name="ro1">
          <table:table-cell/>
          <table:table-cell office:value-type="string" calcext:value-type="string">
            <text:p>asian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9]&amp;&quot;&quot;&quot;,&quot;&quot;level&quot;&quot;:&quot;&amp;[.C29]&amp;&quot;},&quot;" office:value-type="string" office:string-value="{&quot;word&quot;:&quot;asian&quot;,&quot;level&quot;:1}," calcext:value-type="string">
            <text:p>{"word":"asian","level":1},</text:p>
          </table:table-cell>
        </table:table-row>
        <table:table-row table:style-name="ro1">
          <table:table-cell/>
          <table:table-cell office:value-type="string" calcext:value-type="string">
            <text:p>as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0]&amp;&quot;&quot;&quot;,&quot;&quot;level&quot;&quot;:&quot;&amp;[.C30]&amp;&quot;},&quot;" office:value-type="string" office:string-value="{&quot;word&quot;:&quot;ass&quot;,&quot;level&quot;:1}," calcext:value-type="string">
            <text:p>{"word":"ass","level":1},</text:p>
          </table:table-cell>
        </table:table-row>
        <table:table-row table:style-name="ro1">
          <table:table-cell/>
          <table:table-cell office:value-type="string" calcext:value-type="string">
            <text:p>assassin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1]&amp;&quot;&quot;&quot;,&quot;&quot;level&quot;&quot;:&quot;&amp;[.C31]&amp;&quot;},&quot;" office:value-type="string" office:string-value="{&quot;word&quot;:&quot;assassin&quot;,&quot;level&quot;:1}," calcext:value-type="string">
            <text:p>{"word":"assassin","level":1},</text:p>
          </table:table-cell>
        </table:table-row>
        <table:table-row table:style-name="ro1">
          <table:table-cell/>
          <table:table-cell office:value-type="string" calcext:value-type="string">
            <text:p>assassinat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2]&amp;&quot;&quot;&quot;,&quot;&quot;level&quot;&quot;:&quot;&amp;[.C32]&amp;&quot;},&quot;" office:value-type="string" office:string-value="{&quot;word&quot;:&quot;assassinate&quot;,&quot;level&quot;:1}," calcext:value-type="string">
            <text:p>{"word":"assassinate","level":1},</text:p>
          </table:table-cell>
        </table:table-row>
        <table:table-row table:style-name="ro1">
          <table:table-cell/>
          <table:table-cell office:value-type="string" calcext:value-type="string">
            <text:p>assassination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3]&amp;&quot;&quot;&quot;,&quot;&quot;level&quot;&quot;:&quot;&amp;[.C33]&amp;&quot;},&quot;" office:value-type="string" office:string-value="{&quot;word&quot;:&quot;assassination&quot;,&quot;level&quot;:1}," calcext:value-type="string">
            <text:p>{"word":"assassination","level":1},</text:p>
          </table:table-cell>
        </table:table-row>
        <table:table-row table:style-name="ro1">
          <table:table-cell/>
          <table:table-cell office:value-type="string" calcext:value-type="string">
            <text:p>assault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4]&amp;&quot;&quot;&quot;,&quot;&quot;level&quot;&quot;:&quot;&amp;[.C34]&amp;&quot;},&quot;" office:value-type="string" office:string-value="{&quot;word&quot;:&quot;assault&quot;,&quot;level&quot;:1}," calcext:value-type="string">
            <text:p>{"word":"assault","level":1},</text:p>
          </table:table-cell>
        </table:table-row>
        <table:table-row table:style-name="ro1">
          <table:table-cell/>
          <table:table-cell office:value-type="string" calcext:value-type="string">
            <text:p>assbagg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5]&amp;&quot;&quot;&quot;,&quot;&quot;level&quot;&quot;:&quot;&amp;[.C35]&amp;&quot;},&quot;" office:value-type="string" office:string-value="{&quot;word&quot;:&quot;assbagger&quot;,&quot;level&quot;:1}," calcext:value-type="string">
            <text:p>{"word":"assbagger","level":1},</text:p>
          </table:table-cell>
        </table:table-row>
        <table:table-row table:style-name="ro1">
          <table:table-cell/>
          <table:table-cell office:value-type="string" calcext:value-type="string">
            <text:p>assblast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6]&amp;&quot;&quot;&quot;,&quot;&quot;level&quot;&quot;:&quot;&amp;[.C36]&amp;&quot;},&quot;" office:value-type="string" office:string-value="{&quot;word&quot;:&quot;assblaster&quot;,&quot;level&quot;:1}," calcext:value-type="string">
            <text:p>{"word":"assblaster","level":1},</text:p>
          </table:table-cell>
        </table:table-row>
        <table:table-row table:style-name="ro1">
          <table:table-cell/>
          <table:table-cell office:value-type="string" calcext:value-type="string">
            <text:p>assclown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7]&amp;&quot;&quot;&quot;,&quot;&quot;level&quot;&quot;:&quot;&amp;[.C37]&amp;&quot;},&quot;" office:value-type="string" office:string-value="{&quot;word&quot;:&quot;assclown&quot;,&quot;level&quot;:1}," calcext:value-type="string">
            <text:p>{"word":"assclown","level":1},</text:p>
          </table:table-cell>
        </table:table-row>
        <table:table-row table:style-name="ro1">
          <table:table-cell/>
          <table:table-cell office:value-type="string" calcext:value-type="string">
            <text:p>asscowboy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8]&amp;&quot;&quot;&quot;,&quot;&quot;level&quot;&quot;:&quot;&amp;[.C38]&amp;&quot;},&quot;" office:value-type="string" office:string-value="{&quot;word&quot;:&quot;asscowboy&quot;,&quot;level&quot;:1}," calcext:value-type="string">
            <text:p>{"word":"asscowboy","level":1},</text:p>
          </table:table-cell>
        </table:table-row>
        <table:table-row table:style-name="ro1">
          <table:table-cell/>
          <table:table-cell office:value-type="string" calcext:value-type="string">
            <text:p>asse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9]&amp;&quot;&quot;&quot;,&quot;&quot;level&quot;&quot;:&quot;&amp;[.C39]&amp;&quot;},&quot;" office:value-type="string" office:string-value="{&quot;word&quot;:&quot;asses&quot;,&quot;level&quot;:1}," calcext:value-type="string">
            <text:p>{"word":"asses","level":1},</text:p>
          </table:table-cell>
        </table:table-row>
        <table:table-row table:style-name="ro1">
          <table:table-cell/>
          <table:table-cell office:value-type="string" calcext:value-type="string">
            <text:p>assfuck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0]&amp;&quot;&quot;&quot;,&quot;&quot;level&quot;&quot;:&quot;&amp;[.C40]&amp;&quot;},&quot;" office:value-type="string" office:string-value="{&quot;word&quot;:&quot;assfuck&quot;,&quot;level&quot;:1}," calcext:value-type="string">
            <text:p>{"word":"assfuck","level":1},</text:p>
          </table:table-cell>
        </table:table-row>
        <table:table-row table:style-name="ro1">
          <table:table-cell/>
          <table:table-cell office:value-type="string" calcext:value-type="string">
            <text:p>assfuck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1]&amp;&quot;&quot;&quot;,&quot;&quot;level&quot;&quot;:&quot;&amp;[.C41]&amp;&quot;},&quot;" office:value-type="string" office:string-value="{&quot;word&quot;:&quot;assfucker&quot;,&quot;level&quot;:1}," calcext:value-type="string">
            <text:p>{"word":"assfucker","level":1},</text:p>
          </table:table-cell>
        </table:table-row>
        <table:table-row table:style-name="ro1">
          <table:table-cell/>
          <table:table-cell office:value-type="string" calcext:value-type="string">
            <text:p>asshat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2]&amp;&quot;&quot;&quot;,&quot;&quot;level&quot;&quot;:&quot;&amp;[.C42]&amp;&quot;},&quot;" office:value-type="string" office:string-value="{&quot;word&quot;:&quot;asshat&quot;,&quot;level&quot;:1}," calcext:value-type="string">
            <text:p>{"word":"asshat","level":1},</text:p>
          </table:table-cell>
        </table:table-row>
        <table:table-row table:style-name="ro1">
          <table:table-cell/>
          <table:table-cell office:value-type="string" calcext:value-type="string">
            <text:p>asshol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3]&amp;&quot;&quot;&quot;,&quot;&quot;level&quot;&quot;:&quot;&amp;[.C43]&amp;&quot;},&quot;" office:value-type="string" office:string-value="{&quot;word&quot;:&quot;asshole&quot;,&quot;level&quot;:1}," calcext:value-type="string">
            <text:p>{"word":"asshole","level":1},</text:p>
          </table:table-cell>
        </table:table-row>
        <table:table-row table:style-name="ro1">
          <table:table-cell/>
          <table:table-cell office:value-type="string" calcext:value-type="string">
            <text:p>asshole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4]&amp;&quot;&quot;&quot;,&quot;&quot;level&quot;&quot;:&quot;&amp;[.C44]&amp;&quot;},&quot;" office:value-type="string" office:string-value="{&quot;word&quot;:&quot;assholes&quot;,&quot;level&quot;:1}," calcext:value-type="string">
            <text:p>{"word":"assholes","level":1},</text:p>
          </table:table-cell>
        </table:table-row>
        <table:table-row table:style-name="ro1">
          <table:table-cell/>
          <table:table-cell office:value-type="string" calcext:value-type="string">
            <text:p>asshor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5]&amp;&quot;&quot;&quot;,&quot;&quot;level&quot;&quot;:&quot;&amp;[.C45]&amp;&quot;},&quot;" office:value-type="string" office:string-value="{&quot;word&quot;:&quot;asshore&quot;,&quot;level&quot;:1}," calcext:value-type="string">
            <text:p>{"word":"asshore","level":1},</text:p>
          </table:table-cell>
        </table:table-row>
        <table:table-row table:style-name="ro1">
          <table:table-cell/>
          <table:table-cell office:value-type="string" calcext:value-type="string">
            <text:p>assjockey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6]&amp;&quot;&quot;&quot;,&quot;&quot;level&quot;&quot;:&quot;&amp;[.C46]&amp;&quot;},&quot;" office:value-type="string" office:string-value="{&quot;word&quot;:&quot;assjockey&quot;,&quot;level&quot;:1}," calcext:value-type="string">
            <text:p>{"word":"assjockey","level":1},</text:p>
          </table:table-cell>
        </table:table-row>
        <table:table-row table:style-name="ro1">
          <table:table-cell/>
          <table:table-cell office:value-type="string" calcext:value-type="string">
            <text:p>asskis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7]&amp;&quot;&quot;&quot;,&quot;&quot;level&quot;&quot;:&quot;&amp;[.C47]&amp;&quot;},&quot;" office:value-type="string" office:string-value="{&quot;word&quot;:&quot;asskiss&quot;,&quot;level&quot;:1}," calcext:value-type="string">
            <text:p>{"word":"asskiss","level":1},</text:p>
          </table:table-cell>
        </table:table-row>
        <table:table-row table:style-name="ro1">
          <table:table-cell/>
          <table:table-cell office:value-type="string" calcext:value-type="string">
            <text:p>asskiss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8]&amp;&quot;&quot;&quot;,&quot;&quot;level&quot;&quot;:&quot;&amp;[.C48]&amp;&quot;},&quot;" office:value-type="string" office:string-value="{&quot;word&quot;:&quot;asskisser&quot;,&quot;level&quot;:1}," calcext:value-type="string">
            <text:p>{"word":"asskisser","level":1},</text:p>
          </table:table-cell>
        </table:table-row>
        <table:table-row table:style-name="ro1">
          <table:table-cell/>
          <table:table-cell office:value-type="string" calcext:value-type="string">
            <text:p>assklown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9]&amp;&quot;&quot;&quot;,&quot;&quot;level&quot;&quot;:&quot;&amp;[.C49]&amp;&quot;},&quot;" office:value-type="string" office:string-value="{&quot;word&quot;:&quot;assklown&quot;,&quot;level&quot;:1}," calcext:value-type="string">
            <text:p>{"word":"assklown","level":1},</text:p>
          </table:table-cell>
        </table:table-row>
        <table:table-row table:style-name="ro1">
          <table:table-cell/>
          <table:table-cell office:value-type="string" calcext:value-type="string">
            <text:p>asslick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0]&amp;&quot;&quot;&quot;,&quot;&quot;level&quot;&quot;:&quot;&amp;[.C50]&amp;&quot;},&quot;" office:value-type="string" office:string-value="{&quot;word&quot;:&quot;asslick&quot;,&quot;level&quot;:1}," calcext:value-type="string">
            <text:p>{"word":"asslick","level":1},</text:p>
          </table:table-cell>
        </table:table-row>
        <table:table-row table:style-name="ro1">
          <table:table-cell/>
          <table:table-cell office:value-type="string" calcext:value-type="string">
            <text:p>asslick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1]&amp;&quot;&quot;&quot;,&quot;&quot;level&quot;&quot;:&quot;&amp;[.C51]&amp;&quot;},&quot;" office:value-type="string" office:string-value="{&quot;word&quot;:&quot;asslicker&quot;,&quot;level&quot;:1}," calcext:value-type="string">
            <text:p>{"word":"asslicker","level":1},</text:p>
          </table:table-cell>
        </table:table-row>
        <table:table-row table:style-name="ro1">
          <table:table-cell/>
          <table:table-cell office:value-type="string" calcext:value-type="string">
            <text:p>asslov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2]&amp;&quot;&quot;&quot;,&quot;&quot;level&quot;&quot;:&quot;&amp;[.C52]&amp;&quot;},&quot;" office:value-type="string" office:string-value="{&quot;word&quot;:&quot;asslover&quot;,&quot;level&quot;:1}," calcext:value-type="string">
            <text:p>{"word":"asslover","level":1},</text:p>
          </table:table-cell>
        </table:table-row>
        <table:table-row table:style-name="ro1">
          <table:table-cell/>
          <table:table-cell office:value-type="string" calcext:value-type="string">
            <text:p>assman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3]&amp;&quot;&quot;&quot;,&quot;&quot;level&quot;&quot;:&quot;&amp;[.C53]&amp;&quot;},&quot;" office:value-type="string" office:string-value="{&quot;word&quot;:&quot;assman&quot;,&quot;level&quot;:1}," calcext:value-type="string">
            <text:p>{"word":"assman","level":1},</text:p>
          </table:table-cell>
        </table:table-row>
        <table:table-row table:style-name="ro1">
          <table:table-cell/>
          <table:table-cell office:value-type="string" calcext:value-type="string">
            <text:p>assmonkey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4]&amp;&quot;&quot;&quot;,&quot;&quot;level&quot;&quot;:&quot;&amp;[.C54]&amp;&quot;},&quot;" office:value-type="string" office:string-value="{&quot;word&quot;:&quot;assmonkey&quot;,&quot;level&quot;:1}," calcext:value-type="string">
            <text:p>{"word":"assmonkey","level":1},</text:p>
          </table:table-cell>
        </table:table-row>
        <table:table-row table:style-name="ro1">
          <table:table-cell/>
          <table:table-cell office:value-type="string" calcext:value-type="string">
            <text:p>assmunch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5]&amp;&quot;&quot;&quot;,&quot;&quot;level&quot;&quot;:&quot;&amp;[.C55]&amp;&quot;},&quot;" office:value-type="string" office:string-value="{&quot;word&quot;:&quot;assmunch&quot;,&quot;level&quot;:1}," calcext:value-type="string">
            <text:p>{"word":"assmunch","level":1},</text:p>
          </table:table-cell>
        </table:table-row>
        <table:table-row table:style-name="ro1">
          <table:table-cell/>
          <table:table-cell office:value-type="string" calcext:value-type="string">
            <text:p>assmunch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6]&amp;&quot;&quot;&quot;,&quot;&quot;level&quot;&quot;:&quot;&amp;[.C56]&amp;&quot;},&quot;" office:value-type="string" office:string-value="{&quot;word&quot;:&quot;assmuncher&quot;,&quot;level&quot;:1}," calcext:value-type="string">
            <text:p>{"word":"assmuncher","level":1},</text:p>
          </table:table-cell>
        </table:table-row>
        <table:table-row table:style-name="ro1">
          <table:table-cell/>
          <table:table-cell office:value-type="string" calcext:value-type="string">
            <text:p>asspack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7]&amp;&quot;&quot;&quot;,&quot;&quot;level&quot;&quot;:&quot;&amp;[.C57]&amp;&quot;},&quot;" office:value-type="string" office:string-value="{&quot;word&quot;:&quot;asspacker&quot;,&quot;level&quot;:1}," calcext:value-type="string">
            <text:p>{"word":"asspacker","level":1},</text:p>
          </table:table-cell>
        </table:table-row>
        <table:table-row table:style-name="ro1">
          <table:table-cell/>
          <table:table-cell office:value-type="string" calcext:value-type="string">
            <text:p>asspirat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8]&amp;&quot;&quot;&quot;,&quot;&quot;level&quot;&quot;:&quot;&amp;[.C58]&amp;&quot;},&quot;" office:value-type="string" office:string-value="{&quot;word&quot;:&quot;asspirate&quot;,&quot;level&quot;:1}," calcext:value-type="string">
            <text:p>{"word":"asspirate","level":1},</text:p>
          </table:table-cell>
        </table:table-row>
        <table:table-row table:style-name="ro1">
          <table:table-cell/>
          <table:table-cell office:value-type="string" calcext:value-type="string">
            <text:p>asspuppie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9]&amp;&quot;&quot;&quot;,&quot;&quot;level&quot;&quot;:&quot;&amp;[.C59]&amp;&quot;},&quot;" office:value-type="string" office:string-value="{&quot;word&quot;:&quot;asspuppies&quot;,&quot;level&quot;:1}," calcext:value-type="string">
            <text:p>{"word":"asspuppies","level":1},</text:p>
          </table:table-cell>
        </table:table-row>
        <table:table-row table:style-name="ro1">
          <table:table-cell/>
          <table:table-cell office:value-type="string" calcext:value-type="string">
            <text:p>assrang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0]&amp;&quot;&quot;&quot;,&quot;&quot;level&quot;&quot;:&quot;&amp;[.C60]&amp;&quot;},&quot;" office:value-type="string" office:string-value="{&quot;word&quot;:&quot;assranger&quot;,&quot;level&quot;:1}," calcext:value-type="string">
            <text:p>{"word":"assranger","level":1},</text:p>
          </table:table-cell>
        </table:table-row>
        <table:table-row table:style-name="ro1">
          <table:table-cell/>
          <table:table-cell office:value-type="string" calcext:value-type="string">
            <text:p>asswhor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1]&amp;&quot;&quot;&quot;,&quot;&quot;level&quot;&quot;:&quot;&amp;[.C61]&amp;&quot;},&quot;" office:value-type="string" office:string-value="{&quot;word&quot;:&quot;asswhore&quot;,&quot;level&quot;:1}," calcext:value-type="string">
            <text:p>{"word":"asswhore","level":1},</text:p>
          </table:table-cell>
        </table:table-row>
        <table:table-row table:style-name="ro1">
          <table:table-cell/>
          <table:table-cell office:value-type="string" calcext:value-type="string">
            <text:p>asswip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2]&amp;&quot;&quot;&quot;,&quot;&quot;level&quot;&quot;:&quot;&amp;[.C62]&amp;&quot;},&quot;" office:value-type="string" office:string-value="{&quot;word&quot;:&quot;asswipe&quot;,&quot;level&quot;:1}," calcext:value-type="string">
            <text:p>{"word":"asswipe","level":1},</text:p>
          </table:table-cell>
        </table:table-row>
        <table:table-row table:style-name="ro1">
          <table:table-cell/>
          <table:table-cell office:value-type="string" calcext:value-type="string">
            <text:p>athletesfoot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3]&amp;&quot;&quot;&quot;,&quot;&quot;level&quot;&quot;:&quot;&amp;[.C63]&amp;&quot;},&quot;" office:value-type="string" office:string-value="{&quot;word&quot;:&quot;athletesfoot&quot;,&quot;level&quot;:1}," calcext:value-type="string">
            <text:p>{"word":"athletesfoot","level":1},</text:p>
          </table:table-cell>
        </table:table-row>
        <table:table-row table:style-name="ro1">
          <table:table-cell/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4]&amp;&quot;&quot;&quot;,&quot;&quot;level&quot;&quot;:&quot;&amp;[.C64]&amp;&quot;},&quot;" office:value-type="string" office:string-value="{&quot;word&quot;:&quot;attack&quot;,&quot;level&quot;:1}," calcext:value-type="string">
            <text:p>{"word":"attack","level":1},</text:p>
          </table:table-cell>
        </table:table-row>
        <table:table-row table:style-name="ro1">
          <table:table-cell/>
          <table:table-cell office:value-type="string" calcext:value-type="string">
            <text:p>australian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5]&amp;&quot;&quot;&quot;,&quot;&quot;level&quot;&quot;:&quot;&amp;[.C65]&amp;&quot;},&quot;" office:value-type="string" office:string-value="{&quot;word&quot;:&quot;australian&quot;,&quot;level&quot;:1}," calcext:value-type="string">
            <text:p>{"word":"australian","level":1},</text:p>
          </table:table-cell>
        </table:table-row>
        <table:table-row table:style-name="ro1">
          <table:table-cell/>
          <table:table-cell office:value-type="string" calcext:value-type="string">
            <text:p>bab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6]&amp;&quot;&quot;&quot;,&quot;&quot;level&quot;&quot;:&quot;&amp;[.C66]&amp;&quot;},&quot;" office:value-type="string" office:string-value="{&quot;word&quot;:&quot;babe&quot;,&quot;level&quot;:1}," calcext:value-type="string">
            <text:p>{"word":"babe","level":1},</text:p>
          </table:table-cell>
        </table:table-row>
        <table:table-row table:style-name="ro1">
          <table:table-cell/>
          <table:table-cell office:value-type="string" calcext:value-type="string">
            <text:p>babie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7]&amp;&quot;&quot;&quot;,&quot;&quot;level&quot;&quot;:&quot;&amp;[.C67]&amp;&quot;},&quot;" office:value-type="string" office:string-value="{&quot;word&quot;:&quot;babies&quot;,&quot;level&quot;:1}," calcext:value-type="string">
            <text:p>{"word":"babies","level":1},</text:p>
          </table:table-cell>
        </table:table-row>
        <table:table-row table:style-name="ro1">
          <table:table-cell/>
          <table:table-cell office:value-type="string" calcext:value-type="string">
            <text:p>backdoo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8]&amp;&quot;&quot;&quot;,&quot;&quot;level&quot;&quot;:&quot;&amp;[.C68]&amp;&quot;},&quot;" office:value-type="string" office:string-value="{&quot;word&quot;:&quot;backdoor&quot;,&quot;level&quot;:1}," calcext:value-type="string">
            <text:p>{"word":"backdoor","level":1},</text:p>
          </table:table-cell>
        </table:table-row>
        <table:table-row table:style-name="ro1">
          <table:table-cell/>
          <table:table-cell office:value-type="string" calcext:value-type="string">
            <text:p>backdoorman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9]&amp;&quot;&quot;&quot;,&quot;&quot;level&quot;&quot;:&quot;&amp;[.C69]&amp;&quot;},&quot;" office:value-type="string" office:string-value="{&quot;word&quot;:&quot;backdoorman&quot;,&quot;level&quot;:1}," calcext:value-type="string">
            <text:p>{"word":"backdoorman","level":1},</text:p>
          </table:table-cell>
        </table:table-row>
        <table:table-row table:style-name="ro1">
          <table:table-cell/>
          <table:table-cell office:value-type="string" calcext:value-type="string">
            <text:p>backseat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0]&amp;&quot;&quot;&quot;,&quot;&quot;level&quot;&quot;:&quot;&amp;[.C70]&amp;&quot;},&quot;" office:value-type="string" office:string-value="{&quot;word&quot;:&quot;backseat&quot;,&quot;level&quot;:1}," calcext:value-type="string">
            <text:p>{"word":"backseat","level":1},</text:p>
          </table:table-cell>
        </table:table-row>
        <table:table-row table:style-name="ro1">
          <table:table-cell/>
          <table:table-cell office:value-type="string" calcext:value-type="string">
            <text:p>badfuck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1]&amp;&quot;&quot;&quot;,&quot;&quot;level&quot;&quot;:&quot;&amp;[.C71]&amp;&quot;},&quot;" office:value-type="string" office:string-value="{&quot;word&quot;:&quot;badfuck&quot;,&quot;level&quot;:1}," calcext:value-type="string">
            <text:p>{"word":"badfuck","level":1},</text:p>
          </table:table-cell>
        </table:table-row>
        <table:table-row table:style-name="ro1">
          <table:table-cell/>
          <table:table-cell office:value-type="string" calcext:value-type="string">
            <text:p>balllick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2]&amp;&quot;&quot;&quot;,&quot;&quot;level&quot;&quot;:&quot;&amp;[.C72]&amp;&quot;},&quot;" office:value-type="string" office:string-value="{&quot;word&quot;:&quot;balllicker&quot;,&quot;level&quot;:1}," calcext:value-type="string">
            <text:p>{"word":"balllicker","level":1},</text:p>
          </table:table-cell>
        </table:table-row>
        <table:table-row table:style-name="ro1">
          <table:table-cell/>
          <table:table-cell office:value-type="string" calcext:value-type="string">
            <text:p>ball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3]&amp;&quot;&quot;&quot;,&quot;&quot;level&quot;&quot;:&quot;&amp;[.C73]&amp;&quot;},&quot;" office:value-type="string" office:string-value="{&quot;word&quot;:&quot;balls&quot;,&quot;level&quot;:1}," calcext:value-type="string">
            <text:p>{"word":"balls","level":1},</text:p>
          </table:table-cell>
        </table:table-row>
        <table:table-row table:style-name="ro1">
          <table:table-cell/>
          <table:table-cell office:value-type="string" calcext:value-type="string">
            <text:p>ballsack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4]&amp;&quot;&quot;&quot;,&quot;&quot;level&quot;&quot;:&quot;&amp;[.C74]&amp;&quot;},&quot;" office:value-type="string" office:string-value="{&quot;word&quot;:&quot;ballsack&quot;,&quot;level&quot;:1}," calcext:value-type="string">
            <text:p>{"word":"ballsack","level":1},</text:p>
          </table:table-cell>
        </table:table-row>
        <table:table-row table:style-name="ro1">
          <table:table-cell/>
          <table:table-cell office:value-type="string" calcext:value-type="string">
            <text:p>banging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5]&amp;&quot;&quot;&quot;,&quot;&quot;level&quot;&quot;:&quot;&amp;[.C75]&amp;&quot;},&quot;" office:value-type="string" office:string-value="{&quot;word&quot;:&quot;banging&quot;,&quot;level&quot;:1}," calcext:value-type="string">
            <text:p>{"word":"banging","level":1},</text:p>
          </table:table-cell>
        </table:table-row>
        <table:table-row table:style-name="ro1">
          <table:table-cell/>
          <table:table-cell office:value-type="string" calcext:value-type="string">
            <text:p>baptist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6]&amp;&quot;&quot;&quot;,&quot;&quot;level&quot;&quot;:&quot;&amp;[.C76]&amp;&quot;},&quot;" office:value-type="string" office:string-value="{&quot;word&quot;:&quot;baptist&quot;,&quot;level&quot;:1}," calcext:value-type="string">
            <text:p>{"word":"baptist","level":1},</text:p>
          </table:table-cell>
        </table:table-row>
        <table:table-row table:style-name="ro1">
          <table:table-cell/>
          <table:table-cell office:value-type="string" calcext:value-type="string">
            <text:p>barelylegal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7]&amp;&quot;&quot;&quot;,&quot;&quot;level&quot;&quot;:&quot;&amp;[.C77]&amp;&quot;},&quot;" office:value-type="string" office:string-value="{&quot;word&quot;:&quot;barelylegal&quot;,&quot;level&quot;:1}," calcext:value-type="string">
            <text:p>{"word":"barelylegal","level":1},</text:p>
          </table:table-cell>
        </table:table-row>
        <table:table-row table:style-name="ro1">
          <table:table-cell/>
          <table:table-cell office:value-type="string" calcext:value-type="string">
            <text:p>barf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8]&amp;&quot;&quot;&quot;,&quot;&quot;level&quot;&quot;:&quot;&amp;[.C78]&amp;&quot;},&quot;" office:value-type="string" office:string-value="{&quot;word&quot;:&quot;barf&quot;,&quot;level&quot;:1}," calcext:value-type="string">
            <text:p>{"word":"barf","level":1},</text:p>
          </table:table-cell>
        </table:table-row>
        <table:table-row table:style-name="ro1">
          <table:table-cell/>
          <table:table-cell office:value-type="string" calcext:value-type="string">
            <text:p>barfac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9]&amp;&quot;&quot;&quot;,&quot;&quot;level&quot;&quot;:&quot;&amp;[.C79]&amp;&quot;},&quot;" office:value-type="string" office:string-value="{&quot;word&quot;:&quot;barface&quot;,&quot;level&quot;:1}," calcext:value-type="string">
            <text:p>{"word":"barface","level":1},</text:p>
          </table:table-cell>
        </table:table-row>
        <table:table-row table:style-name="ro1">
          <table:table-cell/>
          <table:table-cell office:value-type="string" calcext:value-type="string">
            <text:p>barffac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80]&amp;&quot;&quot;&quot;,&quot;&quot;level&quot;&quot;:&quot;&amp;[.C80]&amp;&quot;},&quot;" office:value-type="string" office:string-value="{&quot;word&quot;:&quot;barfface&quot;,&quot;level&quot;:1}," calcext:value-type="string">
            <text:p>{"word":"barfface","level":1},</text:p>
          </table:table-cell>
        </table:table-row>
        <table:table-row table:style-name="ro1">
          <table:table-cell/>
          <table:table-cell office:value-type="string" calcext:value-type="string">
            <text:p>bast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81]&amp;&quot;&quot;&quot;,&quot;&quot;level&quot;&quot;:&quot;&amp;[.C81]&amp;&quot;},&quot;" office:value-type="string" office:string-value="{&quot;word&quot;:&quot;bast&quot;,&quot;level&quot;:1}," calcext:value-type="string">
            <text:p>{"word":"bast","level":1},</text:p>
          </table:table-cell>
        </table:table-row>
        <table:table-row table:style-name="ro1">
          <table:table-cell/>
          <table:table-cell office:value-type="string" calcext:value-type="string">
            <text:p>bastard 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82]&amp;&quot;&quot;&quot;,&quot;&quot;level&quot;&quot;:&quot;&amp;[.C82]&amp;&quot;},&quot;" office:value-type="string" office:string-value="{&quot;word&quot;:&quot;bastard &quot;,&quot;level&quot;:1}," calcext:value-type="string">
            <text:p>{"word":"bastard ","level":1},</text:p>
          </table:table-cell>
        </table:table-row>
        <table:table-row table:style-name="ro1">
          <table:table-cell/>
          <table:table-cell office:value-type="string" calcext:value-type="string">
            <text:p>bazonga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83]&amp;&quot;&quot;&quot;,&quot;&quot;level&quot;&quot;:&quot;&amp;[.C83]&amp;&quot;},&quot;" office:value-type="string" office:string-value="{&quot;word&quot;:&quot;bazongas&quot;,&quot;level&quot;:1}," calcext:value-type="string">
            <text:p>{"word":"bazongas","level":1},</text:p>
          </table:table-cell>
        </table:table-row>
        <table:table-row table:style-name="ro1">
          <table:table-cell/>
          <table:table-cell office:value-type="string" calcext:value-type="string">
            <text:p>bazoom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84]&amp;&quot;&quot;&quot;,&quot;&quot;level&quot;&quot;:&quot;&amp;[.C84]&amp;&quot;},&quot;" office:value-type="string" office:string-value="{&quot;word&quot;:&quot;bazooms&quot;,&quot;level&quot;:1}," calcext:value-type="string">
            <text:p>{"word":"bazooms","level":1},</text:p>
          </table:table-cell>
        </table:table-row>
        <table:table-row table:style-name="ro1">
          <table:table-cell/>
          <table:table-cell office:value-type="string" calcext:value-type="string">
            <text:p>bean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85]&amp;&quot;&quot;&quot;,&quot;&quot;level&quot;&quot;:&quot;&amp;[.C85]&amp;&quot;},&quot;" office:value-type="string" office:string-value="{&quot;word&quot;:&quot;beaner&quot;,&quot;level&quot;:1}," calcext:value-type="string">
            <text:p>{"word":"beaner","level":1},</text:p>
          </table:table-cell>
        </table:table-row>
        <table:table-row table:style-name="ro1">
          <table:table-cell/>
          <table:table-cell office:value-type="string" calcext:value-type="string">
            <text:p>beast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86]&amp;&quot;&quot;&quot;,&quot;&quot;level&quot;&quot;:&quot;&amp;[.C86]&amp;&quot;},&quot;" office:value-type="string" office:string-value="{&quot;word&quot;:&quot;beast&quot;,&quot;level&quot;:1}," calcext:value-type="string">
            <text:p>{"word":"beast","level":1},</text:p>
          </table:table-cell>
        </table:table-row>
        <table:table-row table:style-name="ro1">
          <table:table-cell/>
          <table:table-cell office:value-type="string" calcext:value-type="string">
            <text:p>beastality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87]&amp;&quot;&quot;&quot;,&quot;&quot;level&quot;&quot;:&quot;&amp;[.C87]&amp;&quot;},&quot;" office:value-type="string" office:string-value="{&quot;word&quot;:&quot;beastality&quot;,&quot;level&quot;:1}," calcext:value-type="string">
            <text:p>{"word":"beastality","level":1},</text:p>
          </table:table-cell>
        </table:table-row>
        <table:table-row table:style-name="ro1">
          <table:table-cell/>
          <table:table-cell office:value-type="string" calcext:value-type="string">
            <text:p>beastial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88]&amp;&quot;&quot;&quot;,&quot;&quot;level&quot;&quot;:&quot;&amp;[.C88]&amp;&quot;},&quot;" office:value-type="string" office:string-value="{&quot;word&quot;:&quot;beastial&quot;,&quot;level&quot;:1}," calcext:value-type="string">
            <text:p>{"word":"beastial","level":1},</text:p>
          </table:table-cell>
        </table:table-row>
        <table:table-row table:style-name="ro1">
          <table:table-cell/>
          <table:table-cell office:value-type="string" calcext:value-type="string">
            <text:p>beastiality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89]&amp;&quot;&quot;&quot;,&quot;&quot;level&quot;&quot;:&quot;&amp;[.C89]&amp;&quot;},&quot;" office:value-type="string" office:string-value="{&quot;word&quot;:&quot;beastiality&quot;,&quot;level&quot;:1}," calcext:value-type="string">
            <text:p>{"word":"beastiality","level":1},</text:p>
          </table:table-cell>
        </table:table-row>
        <table:table-row table:style-name="ro1">
          <table:table-cell/>
          <table:table-cell office:value-type="string" calcext:value-type="string">
            <text:p>beatoff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90]&amp;&quot;&quot;&quot;,&quot;&quot;level&quot;&quot;:&quot;&amp;[.C90]&amp;&quot;},&quot;" office:value-type="string" office:string-value="{&quot;word&quot;:&quot;beatoff&quot;,&quot;level&quot;:1}," calcext:value-type="string">
            <text:p>{"word":"beatoff","level":1},</text:p>
          </table:table-cell>
        </table:table-row>
        <table:table-row table:style-name="ro1">
          <table:table-cell/>
          <table:table-cell office:value-type="string" calcext:value-type="string">
            <text:p>beat-off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91]&amp;&quot;&quot;&quot;,&quot;&quot;level&quot;&quot;:&quot;&amp;[.C91]&amp;&quot;},&quot;" office:value-type="string" office:string-value="{&quot;word&quot;:&quot;beat-off&quot;,&quot;level&quot;:1}," calcext:value-type="string">
            <text:p>{"word":"beat-off","level":1},</text:p>
          </table:table-cell>
        </table:table-row>
        <table:table-row table:style-name="ro1">
          <table:table-cell/>
          <table:table-cell office:value-type="string" calcext:value-type="string">
            <text:p>beatyourmeat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92]&amp;&quot;&quot;&quot;,&quot;&quot;level&quot;&quot;:&quot;&amp;[.C92]&amp;&quot;},&quot;" office:value-type="string" office:string-value="{&quot;word&quot;:&quot;beatyourmeat&quot;,&quot;level&quot;:1}," calcext:value-type="string">
            <text:p>{"word":"beatyourmeat","level":1},</text:p>
          </table:table-cell>
        </table:table-row>
        <table:table-row table:style-name="ro1">
          <table:table-cell/>
          <table:table-cell office:value-type="string" calcext:value-type="string">
            <text:p>beav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93]&amp;&quot;&quot;&quot;,&quot;&quot;level&quot;&quot;:&quot;&amp;[.C93]&amp;&quot;},&quot;" office:value-type="string" office:string-value="{&quot;word&quot;:&quot;beaver&quot;,&quot;level&quot;:1}," calcext:value-type="string">
            <text:p>{"word":"beaver","level":1},</text:p>
          </table:table-cell>
        </table:table-row>
        <table:table-row table:style-name="ro1">
          <table:table-cell/>
          <table:table-cell office:value-type="string" calcext:value-type="string">
            <text:p>bestial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94]&amp;&quot;&quot;&quot;,&quot;&quot;level&quot;&quot;:&quot;&amp;[.C94]&amp;&quot;},&quot;" office:value-type="string" office:string-value="{&quot;word&quot;:&quot;bestial&quot;,&quot;level&quot;:1}," calcext:value-type="string">
            <text:p>{"word":"bestial","level":1},</text:p>
          </table:table-cell>
        </table:table-row>
        <table:table-row table:style-name="ro1">
          <table:table-cell/>
          <table:table-cell office:value-type="string" calcext:value-type="string">
            <text:p>bestiality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95]&amp;&quot;&quot;&quot;,&quot;&quot;level&quot;&quot;:&quot;&amp;[.C95]&amp;&quot;},&quot;" office:value-type="string" office:string-value="{&quot;word&quot;:&quot;bestiality&quot;,&quot;level&quot;:1}," calcext:value-type="string">
            <text:p>{"word":"bestiality","level":1},</text:p>
          </table:table-cell>
        </table:table-row>
        <table:table-row table:style-name="ro1">
          <table:table-cell/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96]&amp;&quot;&quot;&quot;,&quot;&quot;level&quot;&quot;:&quot;&amp;[.C96]&amp;&quot;},&quot;" office:value-type="string" office:string-value="{&quot;word&quot;:&quot;bi&quot;,&quot;level&quot;:1}," calcext:value-type="string">
            <text:p>{"word":"bi","level":1},</text:p>
          </table:table-cell>
        </table:table-row>
        <table:table-row table:style-name="ro1">
          <table:table-cell/>
          <table:table-cell office:value-type="string" calcext:value-type="string">
            <text:p>biatch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97]&amp;&quot;&quot;&quot;,&quot;&quot;level&quot;&quot;:&quot;&amp;[.C97]&amp;&quot;},&quot;" office:value-type="string" office:string-value="{&quot;word&quot;:&quot;biatch&quot;,&quot;level&quot;:1}," calcext:value-type="string">
            <text:p>{"word":"biatch","level":1},</text:p>
          </table:table-cell>
        </table:table-row>
        <table:table-row table:style-name="ro1">
          <table:table-cell/>
          <table:table-cell office:value-type="string" calcext:value-type="string">
            <text:p>bibl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98]&amp;&quot;&quot;&quot;,&quot;&quot;level&quot;&quot;:&quot;&amp;[.C98]&amp;&quot;},&quot;" office:value-type="string" office:string-value="{&quot;word&quot;:&quot;bible&quot;,&quot;level&quot;:1}," calcext:value-type="string">
            <text:p>{"word":"bible","level":1},</text:p>
          </table:table-cell>
        </table:table-row>
        <table:table-row table:style-name="ro1">
          <table:table-cell/>
          <table:table-cell office:value-type="string" calcext:value-type="string">
            <text:p>bicuriou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99]&amp;&quot;&quot;&quot;,&quot;&quot;level&quot;&quot;:&quot;&amp;[.C99]&amp;&quot;},&quot;" office:value-type="string" office:string-value="{&quot;word&quot;:&quot;bicurious&quot;,&quot;level&quot;:1}," calcext:value-type="string">
            <text:p>{"word":"bicurious","level":1},</text:p>
          </table:table-cell>
        </table:table-row>
        <table:table-row table:style-name="ro1">
          <table:table-cell/>
          <table:table-cell office:value-type="string" calcext:value-type="string">
            <text:p>bigas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00]&amp;&quot;&quot;&quot;,&quot;&quot;level&quot;&quot;:&quot;&amp;[.C100]&amp;&quot;},&quot;" office:value-type="string" office:string-value="{&quot;word&quot;:&quot;bigass&quot;,&quot;level&quot;:1}," calcext:value-type="string">
            <text:p>{"word":"bigass","level":1},</text:p>
          </table:table-cell>
        </table:table-row>
        <table:table-row table:style-name="ro1">
          <table:table-cell/>
          <table:table-cell office:value-type="string" calcext:value-type="string">
            <text:p>bigbastard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01]&amp;&quot;&quot;&quot;,&quot;&quot;level&quot;&quot;:&quot;&amp;[.C101]&amp;&quot;},&quot;" office:value-type="string" office:string-value="{&quot;word&quot;:&quot;bigbastard&quot;,&quot;level&quot;:1}," calcext:value-type="string">
            <text:p>{"word":"bigbastard","level":1},</text:p>
          </table:table-cell>
        </table:table-row>
        <table:table-row table:style-name="ro1">
          <table:table-cell/>
          <table:table-cell office:value-type="string" calcext:value-type="string">
            <text:p>bigbutt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02]&amp;&quot;&quot;&quot;,&quot;&quot;level&quot;&quot;:&quot;&amp;[.C102]&amp;&quot;},&quot;" office:value-type="string" office:string-value="{&quot;word&quot;:&quot;bigbutt&quot;,&quot;level&quot;:1}," calcext:value-type="string">
            <text:p>{"word":"bigbutt","level":1},</text:p>
          </table:table-cell>
        </table:table-row>
        <table:table-row table:style-name="ro1">
          <table:table-cell/>
          <table:table-cell office:value-type="string" calcext:value-type="string">
            <text:p>bigg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03]&amp;&quot;&quot;&quot;,&quot;&quot;level&quot;&quot;:&quot;&amp;[.C103]&amp;&quot;},&quot;" office:value-type="string" office:string-value="{&quot;word&quot;:&quot;bigger&quot;,&quot;level&quot;:1}," calcext:value-type="string">
            <text:p>{"word":"bigger","level":1},</text:p>
          </table:table-cell>
        </table:table-row>
        <table:table-row table:style-name="ro1">
          <table:table-cell/>
          <table:table-cell office:value-type="string" calcext:value-type="string">
            <text:p>bisexual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04]&amp;&quot;&quot;&quot;,&quot;&quot;level&quot;&quot;:&quot;&amp;[.C104]&amp;&quot;},&quot;" office:value-type="string" office:string-value="{&quot;word&quot;:&quot;bisexual&quot;,&quot;level&quot;:1}," calcext:value-type="string">
            <text:p>{"word":"bisexual","level":1},</text:p>
          </table:table-cell>
        </table:table-row>
        <table:table-row table:style-name="ro1">
          <table:table-cell/>
          <table:table-cell office:value-type="string" calcext:value-type="string">
            <text:p>bi-sexual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05]&amp;&quot;&quot;&quot;,&quot;&quot;level&quot;&quot;:&quot;&amp;[.C105]&amp;&quot;},&quot;" office:value-type="string" office:string-value="{&quot;word&quot;:&quot;bi-sexual&quot;,&quot;level&quot;:1}," calcext:value-type="string">
            <text:p>{"word":"bi-sexual","level":1},</text:p>
          </table:table-cell>
        </table:table-row>
        <table:table-row table:style-name="ro1">
          <table:table-cell/>
          <table:table-cell office:value-type="string" calcext:value-type="string">
            <text:p>bitch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06]&amp;&quot;&quot;&quot;,&quot;&quot;level&quot;&quot;:&quot;&amp;[.C106]&amp;&quot;},&quot;" office:value-type="string" office:string-value="{&quot;word&quot;:&quot;bitch&quot;,&quot;level&quot;:1}," calcext:value-type="string">
            <text:p>{"word":"bitch","level":1},</text:p>
          </table:table-cell>
        </table:table-row>
        <table:table-row table:style-name="ro1">
          <table:table-cell/>
          <table:table-cell office:value-type="string" calcext:value-type="string">
            <text:p>bitch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07]&amp;&quot;&quot;&quot;,&quot;&quot;level&quot;&quot;:&quot;&amp;[.C107]&amp;&quot;},&quot;" office:value-type="string" office:string-value="{&quot;word&quot;:&quot;bitcher&quot;,&quot;level&quot;:1}," calcext:value-type="string">
            <text:p>{"word":"bitcher","level":1},</text:p>
          </table:table-cell>
        </table:table-row>
        <table:table-row table:style-name="ro1">
          <table:table-cell/>
          <table:table-cell office:value-type="string" calcext:value-type="string">
            <text:p>bitche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08]&amp;&quot;&quot;&quot;,&quot;&quot;level&quot;&quot;:&quot;&amp;[.C108]&amp;&quot;},&quot;" office:value-type="string" office:string-value="{&quot;word&quot;:&quot;bitches&quot;,&quot;level&quot;:1}," calcext:value-type="string">
            <text:p>{"word":"bitches","level":1},</text:p>
          </table:table-cell>
        </table:table-row>
        <table:table-row table:style-name="ro1">
          <table:table-cell/>
          <table:table-cell office:value-type="string" calcext:value-type="string">
            <text:p>bitchez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09]&amp;&quot;&quot;&quot;,&quot;&quot;level&quot;&quot;:&quot;&amp;[.C109]&amp;&quot;},&quot;" office:value-type="string" office:string-value="{&quot;word&quot;:&quot;bitchez&quot;,&quot;level&quot;:1}," calcext:value-type="string">
            <text:p>{"word":"bitchez","level":1},</text:p>
          </table:table-cell>
        </table:table-row>
        <table:table-row table:style-name="ro1">
          <table:table-cell/>
          <table:table-cell office:value-type="string" calcext:value-type="string">
            <text:p>bitchin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10]&amp;&quot;&quot;&quot;,&quot;&quot;level&quot;&quot;:&quot;&amp;[.C110]&amp;&quot;},&quot;" office:value-type="string" office:string-value="{&quot;word&quot;:&quot;bitchin&quot;,&quot;level&quot;:1}," calcext:value-type="string">
            <text:p>{"word":"bitchin","level":1},</text:p>
          </table:table-cell>
        </table:table-row>
        <table:table-row table:style-name="ro1">
          <table:table-cell/>
          <table:table-cell office:value-type="string" calcext:value-type="string">
            <text:p>bitching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11]&amp;&quot;&quot;&quot;,&quot;&quot;level&quot;&quot;:&quot;&amp;[.C111]&amp;&quot;},&quot;" office:value-type="string" office:string-value="{&quot;word&quot;:&quot;bitching&quot;,&quot;level&quot;:1}," calcext:value-type="string">
            <text:p>{"word":"bitching","level":1},</text:p>
          </table:table-cell>
        </table:table-row>
        <table:table-row table:style-name="ro1">
          <table:table-cell/>
          <table:table-cell office:value-type="string" calcext:value-type="string">
            <text:p>bitchslap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12]&amp;&quot;&quot;&quot;,&quot;&quot;level&quot;&quot;:&quot;&amp;[.C112]&amp;&quot;},&quot;" office:value-type="string" office:string-value="{&quot;word&quot;:&quot;bitchslap&quot;,&quot;level&quot;:1}," calcext:value-type="string">
            <text:p>{"word":"bitchslap","level":1},</text:p>
          </table:table-cell>
        </table:table-row>
        <table:table-row table:style-name="ro1">
          <table:table-cell/>
          <table:table-cell office:value-type="string" calcext:value-type="string">
            <text:p>bitchy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13]&amp;&quot;&quot;&quot;,&quot;&quot;level&quot;&quot;:&quot;&amp;[.C113]&amp;&quot;},&quot;" office:value-type="string" office:string-value="{&quot;word&quot;:&quot;bitchy&quot;,&quot;level&quot;:1}," calcext:value-type="string">
            <text:p>{"word":"bitchy","level":1},</text:p>
          </table:table-cell>
        </table:table-row>
        <table:table-row table:style-name="ro1">
          <table:table-cell/>
          <table:table-cell office:value-type="string" calcext:value-type="string">
            <text:p>bitem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14]&amp;&quot;&quot;&quot;,&quot;&quot;level&quot;&quot;:&quot;&amp;[.C114]&amp;&quot;},&quot;" office:value-type="string" office:string-value="{&quot;word&quot;:&quot;biteme&quot;,&quot;level&quot;:1}," calcext:value-type="string">
            <text:p>{"word":"biteme","level":1},</text:p>
          </table:table-cell>
        </table:table-row>
        <table:table-row table:style-name="ro1">
          <table:table-cell/>
          <table:table-cell office:value-type="string" calcext:value-type="string">
            <text:p>black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15]&amp;&quot;&quot;&quot;,&quot;&quot;level&quot;&quot;:&quot;&amp;[.C115]&amp;&quot;},&quot;" office:value-type="string" office:string-value="{&quot;word&quot;:&quot;black&quot;,&quot;level&quot;:1}," calcext:value-type="string">
            <text:p>{"word":"black","level":1},</text:p>
          </table:table-cell>
        </table:table-row>
        <table:table-row table:style-name="ro1">
          <table:table-cell/>
          <table:table-cell office:value-type="string" calcext:value-type="string">
            <text:p>blackman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16]&amp;&quot;&quot;&quot;,&quot;&quot;level&quot;&quot;:&quot;&amp;[.C116]&amp;&quot;},&quot;" office:value-type="string" office:string-value="{&quot;word&quot;:&quot;blackman&quot;,&quot;level&quot;:1}," calcext:value-type="string">
            <text:p>{"word":"blackman","level":1},</text:p>
          </table:table-cell>
        </table:table-row>
        <table:table-row table:style-name="ro1">
          <table:table-cell/>
          <table:table-cell office:value-type="string" calcext:value-type="string">
            <text:p>blackout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17]&amp;&quot;&quot;&quot;,&quot;&quot;level&quot;&quot;:&quot;&amp;[.C117]&amp;&quot;},&quot;" office:value-type="string" office:string-value="{&quot;word&quot;:&quot;blackout&quot;,&quot;level&quot;:1}," calcext:value-type="string">
            <text:p>{"word":"blackout","level":1},</text:p>
          </table:table-cell>
        </table:table-row>
        <table:table-row table:style-name="ro1">
          <table:table-cell/>
          <table:table-cell office:value-type="string" calcext:value-type="string">
            <text:p>black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18]&amp;&quot;&quot;&quot;,&quot;&quot;level&quot;&quot;:&quot;&amp;[.C118]&amp;&quot;},&quot;" office:value-type="string" office:string-value="{&quot;word&quot;:&quot;blacks&quot;,&quot;level&quot;:1}," calcext:value-type="string">
            <text:p>{"word":"blacks","level":1},</text:p>
          </table:table-cell>
        </table:table-row>
        <table:table-row table:style-name="ro1">
          <table:table-cell/>
          <table:table-cell office:value-type="string" calcext:value-type="string">
            <text:p>blind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19]&amp;&quot;&quot;&quot;,&quot;&quot;level&quot;&quot;:&quot;&amp;[.C119]&amp;&quot;},&quot;" office:value-type="string" office:string-value="{&quot;word&quot;:&quot;blind&quot;,&quot;level&quot;:1}," calcext:value-type="string">
            <text:p>{"word":"blind","level":1},</text:p>
          </table:table-cell>
        </table:table-row>
        <table:table-row table:style-name="ro1">
          <table:table-cell/>
          <table:table-cell office:value-type="string" calcext:value-type="string">
            <text:p>blow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20]&amp;&quot;&quot;&quot;,&quot;&quot;level&quot;&quot;:&quot;&amp;[.C120]&amp;&quot;},&quot;" office:value-type="string" office:string-value="{&quot;word&quot;:&quot;blow&quot;,&quot;level&quot;:1}," calcext:value-type="string">
            <text:p>{"word":"blow","level":1},</text:p>
          </table:table-cell>
        </table:table-row>
        <table:table-row table:style-name="ro1">
          <table:table-cell/>
          <table:table-cell office:value-type="string" calcext:value-type="string">
            <text:p>blowjob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21]&amp;&quot;&quot;&quot;,&quot;&quot;level&quot;&quot;:&quot;&amp;[.C121]&amp;&quot;},&quot;" office:value-type="string" office:string-value="{&quot;word&quot;:&quot;blowjob&quot;,&quot;level&quot;:1}," calcext:value-type="string">
            <text:p>{"word":"blowjob","level":1},</text:p>
          </table:table-cell>
        </table:table-row>
        <table:table-row table:style-name="ro1">
          <table:table-cell/>
          <table:table-cell office:value-type="string" calcext:value-type="string">
            <text:p>boang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22]&amp;&quot;&quot;&quot;,&quot;&quot;level&quot;&quot;:&quot;&amp;[.C122]&amp;&quot;},&quot;" office:value-type="string" office:string-value="{&quot;word&quot;:&quot;boang&quot;,&quot;level&quot;:1}," calcext:value-type="string">
            <text:p>{"word":"boang","level":1},</text:p>
          </table:table-cell>
        </table:table-row>
        <table:table-row table:style-name="ro1">
          <table:table-cell/>
          <table:table-cell office:value-type="string" calcext:value-type="string">
            <text:p>bogan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23]&amp;&quot;&quot;&quot;,&quot;&quot;level&quot;&quot;:&quot;&amp;[.C123]&amp;&quot;},&quot;" office:value-type="string" office:string-value="{&quot;word&quot;:&quot;bogan&quot;,&quot;level&quot;:1}," calcext:value-type="string">
            <text:p>{"word":"bogan","level":1},</text:p>
          </table:table-cell>
        </table:table-row>
        <table:table-row table:style-name="ro1">
          <table:table-cell/>
          <table:table-cell office:value-type="string" calcext:value-type="string">
            <text:p>bohunk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24]&amp;&quot;&quot;&quot;,&quot;&quot;level&quot;&quot;:&quot;&amp;[.C124]&amp;&quot;},&quot;" office:value-type="string" office:string-value="{&quot;word&quot;:&quot;bohunk&quot;,&quot;level&quot;:1}," calcext:value-type="string">
            <text:p>{"word":"bohunk","level":1},</text:p>
          </table:table-cell>
        </table:table-row>
        <table:table-row table:style-name="ro1">
          <table:table-cell/>
          <table:table-cell office:value-type="string" calcext:value-type="string">
            <text:p>bollick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25]&amp;&quot;&quot;&quot;,&quot;&quot;level&quot;&quot;:&quot;&amp;[.C125]&amp;&quot;},&quot;" office:value-type="string" office:string-value="{&quot;word&quot;:&quot;bollick&quot;,&quot;level&quot;:1}," calcext:value-type="string">
            <text:p>{"word":"bollick","level":1},</text:p>
          </table:table-cell>
        </table:table-row>
        <table:table-row table:style-name="ro1">
          <table:table-cell/>
          <table:table-cell office:value-type="string" calcext:value-type="string">
            <text:p>bollock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26]&amp;&quot;&quot;&quot;,&quot;&quot;level&quot;&quot;:&quot;&amp;[.C126]&amp;&quot;},&quot;" office:value-type="string" office:string-value="{&quot;word&quot;:&quot;bollock&quot;,&quot;level&quot;:1}," calcext:value-type="string">
            <text:p>{"word":"bollock","level":1},</text:p>
          </table:table-cell>
        </table:table-row>
        <table:table-row table:style-name="ro1">
          <table:table-cell/>
          <table:table-cell office:value-type="string" calcext:value-type="string">
            <text:p>bomb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27]&amp;&quot;&quot;&quot;,&quot;&quot;level&quot;&quot;:&quot;&amp;[.C127]&amp;&quot;},&quot;" office:value-type="string" office:string-value="{&quot;word&quot;:&quot;bomb&quot;,&quot;level&quot;:1}," calcext:value-type="string">
            <text:p>{"word":"bomb","level":1},</text:p>
          </table:table-cell>
        </table:table-row>
        <table:table-row table:style-name="ro1">
          <table:table-cell/>
          <table:table-cell office:value-type="string" calcext:value-type="string">
            <text:p>bomber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28]&amp;&quot;&quot;&quot;,&quot;&quot;level&quot;&quot;:&quot;&amp;[.C128]&amp;&quot;},&quot;" office:value-type="string" office:string-value="{&quot;word&quot;:&quot;bombers&quot;,&quot;level&quot;:1}," calcext:value-type="string">
            <text:p>{"word":"bombers","level":1},</text:p>
          </table:table-cell>
        </table:table-row>
        <table:table-row table:style-name="ro1">
          <table:table-cell/>
          <table:table-cell office:value-type="string" calcext:value-type="string">
            <text:p>bombing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29]&amp;&quot;&quot;&quot;,&quot;&quot;level&quot;&quot;:&quot;&amp;[.C129]&amp;&quot;},&quot;" office:value-type="string" office:string-value="{&quot;word&quot;:&quot;bombing&quot;,&quot;level&quot;:1}," calcext:value-type="string">
            <text:p>{"word":"bombing","level":1},</text:p>
          </table:table-cell>
        </table:table-row>
        <table:table-row table:style-name="ro1">
          <table:table-cell/>
          <table:table-cell office:value-type="string" calcext:value-type="string">
            <text:p>bomb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30]&amp;&quot;&quot;&quot;,&quot;&quot;level&quot;&quot;:&quot;&amp;[.C130]&amp;&quot;},&quot;" office:value-type="string" office:string-value="{&quot;word&quot;:&quot;bombs&quot;,&quot;level&quot;:1}," calcext:value-type="string">
            <text:p>{"word":"bombs","level":1},</text:p>
          </table:table-cell>
        </table:table-row>
        <table:table-row table:style-name="ro1">
          <table:table-cell/>
          <table:table-cell office:value-type="string" calcext:value-type="string">
            <text:p>bomd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31]&amp;&quot;&quot;&quot;,&quot;&quot;level&quot;&quot;:&quot;&amp;[.C131]&amp;&quot;},&quot;" office:value-type="string" office:string-value="{&quot;word&quot;:&quot;bomd&quot;,&quot;level&quot;:1}," calcext:value-type="string">
            <text:p>{"word":"bomd","level":1},</text:p>
          </table:table-cell>
        </table:table-row>
        <table:table-row table:style-name="ro1">
          <table:table-cell/>
          <table:table-cell office:value-type="string" calcext:value-type="string">
            <text:p>bondag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32]&amp;&quot;&quot;&quot;,&quot;&quot;level&quot;&quot;:&quot;&amp;[.C132]&amp;&quot;},&quot;" office:value-type="string" office:string-value="{&quot;word&quot;:&quot;bondage&quot;,&quot;level&quot;:1}," calcext:value-type="string">
            <text:p>{"word":"bondage","level":1},</text:p>
          </table:table-cell>
        </table:table-row>
        <table:table-row table:style-name="ro1">
          <table:table-cell/>
          <table:table-cell office:value-type="string" calcext:value-type="string">
            <text:p>bon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33]&amp;&quot;&quot;&quot;,&quot;&quot;level&quot;&quot;:&quot;&amp;[.C133]&amp;&quot;},&quot;" office:value-type="string" office:string-value="{&quot;word&quot;:&quot;boner&quot;,&quot;level&quot;:1}," calcext:value-type="string">
            <text:p>{"word":"boner","level":1},</text:p>
          </table:table-cell>
        </table:table-row>
        <table:table-row table:style-name="ro1">
          <table:table-cell/>
          <table:table-cell office:value-type="string" calcext:value-type="string">
            <text:p>bong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34]&amp;&quot;&quot;&quot;,&quot;&quot;level&quot;&quot;:&quot;&amp;[.C134]&amp;&quot;},&quot;" office:value-type="string" office:string-value="{&quot;word&quot;:&quot;bong&quot;,&quot;level&quot;:1}," calcext:value-type="string">
            <text:p>{"word":"bong","level":1},</text:p>
          </table:table-cell>
        </table:table-row>
        <table:table-row table:style-name="ro1">
          <table:table-cell/>
          <table:table-cell office:value-type="string" calcext:value-type="string">
            <text:p>boob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35]&amp;&quot;&quot;&quot;,&quot;&quot;level&quot;&quot;:&quot;&amp;[.C135]&amp;&quot;},&quot;" office:value-type="string" office:string-value="{&quot;word&quot;:&quot;boob&quot;,&quot;level&quot;:1}," calcext:value-type="string">
            <text:p>{"word":"boob","level":1},</text:p>
          </table:table-cell>
        </table:table-row>
        <table:table-row table:style-name="ro1">
          <table:table-cell/>
          <table:table-cell office:value-type="string" calcext:value-type="string">
            <text:p>boobie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36]&amp;&quot;&quot;&quot;,&quot;&quot;level&quot;&quot;:&quot;&amp;[.C136]&amp;&quot;},&quot;" office:value-type="string" office:string-value="{&quot;word&quot;:&quot;boobies&quot;,&quot;level&quot;:1}," calcext:value-type="string">
            <text:p>{"word":"boobies","level":1},</text:p>
          </table:table-cell>
        </table:table-row>
        <table:table-row table:style-name="ro1">
          <table:table-cell/>
          <table:table-cell office:value-type="string" calcext:value-type="string">
            <text:p>boob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37]&amp;&quot;&quot;&quot;,&quot;&quot;level&quot;&quot;:&quot;&amp;[.C137]&amp;&quot;},&quot;" office:value-type="string" office:string-value="{&quot;word&quot;:&quot;boobs&quot;,&quot;level&quot;:1}," calcext:value-type="string">
            <text:p>{"word":"boobs","level":1},</text:p>
          </table:table-cell>
        </table:table-row>
        <table:table-row table:style-name="ro1">
          <table:table-cell/>
          <table:table-cell office:value-type="string" calcext:value-type="string">
            <text:p>booby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38]&amp;&quot;&quot;&quot;,&quot;&quot;level&quot;&quot;:&quot;&amp;[.C138]&amp;&quot;},&quot;" office:value-type="string" office:string-value="{&quot;word&quot;:&quot;booby&quot;,&quot;level&quot;:1}," calcext:value-type="string">
            <text:p>{"word":"booby","level":1},</text:p>
          </table:table-cell>
        </table:table-row>
        <table:table-row table:style-name="ro1">
          <table:table-cell/>
          <table:table-cell office:value-type="string" calcext:value-type="string">
            <text:p>boody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39]&amp;&quot;&quot;&quot;,&quot;&quot;level&quot;&quot;:&quot;&amp;[.C139]&amp;&quot;},&quot;" office:value-type="string" office:string-value="{&quot;word&quot;:&quot;boody&quot;,&quot;level&quot;:1}," calcext:value-type="string">
            <text:p>{"word":"boody","level":1},</text:p>
          </table:table-cell>
        </table:table-row>
        <table:table-row table:style-name="ro1">
          <table:table-cell/>
          <table:table-cell office:value-type="string" calcext:value-type="string">
            <text:p>boom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40]&amp;&quot;&quot;&quot;,&quot;&quot;level&quot;&quot;:&quot;&amp;[.C140]&amp;&quot;},&quot;" office:value-type="string" office:string-value="{&quot;word&quot;:&quot;boom&quot;,&quot;level&quot;:1}," calcext:value-type="string">
            <text:p>{"word":"boom","level":1},</text:p>
          </table:table-cell>
        </table:table-row>
        <table:table-row table:style-name="ro1">
          <table:table-cell/>
          <table:table-cell office:value-type="string" calcext:value-type="string">
            <text:p>boong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41]&amp;&quot;&quot;&quot;,&quot;&quot;level&quot;&quot;:&quot;&amp;[.C141]&amp;&quot;},&quot;" office:value-type="string" office:string-value="{&quot;word&quot;:&quot;boong&quot;,&quot;level&quot;:1}," calcext:value-type="string">
            <text:p>{"word":"boong","level":1},</text:p>
          </table:table-cell>
        </table:table-row>
        <table:table-row table:style-name="ro1">
          <table:table-cell/>
          <table:table-cell office:value-type="string" calcext:value-type="string">
            <text:p>boonga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42]&amp;&quot;&quot;&quot;,&quot;&quot;level&quot;&quot;:&quot;&amp;[.C142]&amp;&quot;},&quot;" office:value-type="string" office:string-value="{&quot;word&quot;:&quot;boonga&quot;,&quot;level&quot;:1}," calcext:value-type="string">
            <text:p>{"word":"boonga","level":1},</text:p>
          </table:table-cell>
        </table:table-row>
        <table:table-row table:style-name="ro1">
          <table:table-cell/>
          <table:table-cell office:value-type="string" calcext:value-type="string">
            <text:p>booni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43]&amp;&quot;&quot;&quot;,&quot;&quot;level&quot;&quot;:&quot;&amp;[.C143]&amp;&quot;},&quot;" office:value-type="string" office:string-value="{&quot;word&quot;:&quot;boonie&quot;,&quot;level&quot;:1}," calcext:value-type="string">
            <text:p>{"word":"boonie","level":1},</text:p>
          </table:table-cell>
        </table:table-row>
        <table:table-row table:style-name="ro1">
          <table:table-cell/>
          <table:table-cell office:value-type="string" calcext:value-type="string">
            <text:p>booty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44]&amp;&quot;&quot;&quot;,&quot;&quot;level&quot;&quot;:&quot;&amp;[.C144]&amp;&quot;},&quot;" office:value-type="string" office:string-value="{&quot;word&quot;:&quot;booty&quot;,&quot;level&quot;:1}," calcext:value-type="string">
            <text:p>{"word":"booty","level":1},</text:p>
          </table:table-cell>
        </table:table-row>
        <table:table-row table:style-name="ro1">
          <table:table-cell/>
          <table:table-cell office:value-type="string" calcext:value-type="string">
            <text:p>bootycall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45]&amp;&quot;&quot;&quot;,&quot;&quot;level&quot;&quot;:&quot;&amp;[.C145]&amp;&quot;},&quot;" office:value-type="string" office:string-value="{&quot;word&quot;:&quot;bootycall&quot;,&quot;level&quot;:1}," calcext:value-type="string">
            <text:p>{"word":"bootycall","level":1},</text:p>
          </table:table-cell>
        </table:table-row>
        <table:table-row table:style-name="ro1">
          <table:table-cell/>
          <table:table-cell office:value-type="string" calcext:value-type="string">
            <text:p>bountyba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46]&amp;&quot;&quot;&quot;,&quot;&quot;level&quot;&quot;:&quot;&amp;[.C146]&amp;&quot;},&quot;" office:value-type="string" office:string-value="{&quot;word&quot;:&quot;bountybar&quot;,&quot;level&quot;:1}," calcext:value-type="string">
            <text:p>{"word":"bountybar","level":1},</text:p>
          </table:table-cell>
        </table:table-row>
        <table:table-row table:style-name="ro1">
          <table:table-cell/>
          <table:table-cell office:value-type="string" calcext:value-type="string">
            <text:p>bra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47]&amp;&quot;&quot;&quot;,&quot;&quot;level&quot;&quot;:&quot;&amp;[.C147]&amp;&quot;},&quot;" office:value-type="string" office:string-value="{&quot;word&quot;:&quot;bra&quot;,&quot;level&quot;:1}," calcext:value-type="string">
            <text:p>{"word":"bra","level":1},</text:p>
          </table:table-cell>
        </table:table-row>
        <table:table-row table:style-name="ro1">
          <table:table-cell/>
          <table:table-cell office:value-type="string" calcext:value-type="string">
            <text:p>brea5t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48]&amp;&quot;&quot;&quot;,&quot;&quot;level&quot;&quot;:&quot;&amp;[.C148]&amp;&quot;},&quot;" office:value-type="string" office:string-value="{&quot;word&quot;:&quot;brea5t&quot;,&quot;level&quot;:1}," calcext:value-type="string">
            <text:p>{"word":"brea5t","level":1},</text:p>
          </table:table-cell>
        </table:table-row>
        <table:table-row table:style-name="ro1">
          <table:table-cell/>
          <table:table-cell office:value-type="string" calcext:value-type="string">
            <text:p>breast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49]&amp;&quot;&quot;&quot;,&quot;&quot;level&quot;&quot;:&quot;&amp;[.C149]&amp;&quot;},&quot;" office:value-type="string" office:string-value="{&quot;word&quot;:&quot;breast&quot;,&quot;level&quot;:1}," calcext:value-type="string">
            <text:p>{"word":"breast","level":1},</text:p>
          </table:table-cell>
        </table:table-row>
        <table:table-row table:style-name="ro1">
          <table:table-cell/>
          <table:table-cell office:value-type="string" calcext:value-type="string">
            <text:p>breastjob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50]&amp;&quot;&quot;&quot;,&quot;&quot;level&quot;&quot;:&quot;&amp;[.C150]&amp;&quot;},&quot;" office:value-type="string" office:string-value="{&quot;word&quot;:&quot;breastjob&quot;,&quot;level&quot;:1}," calcext:value-type="string">
            <text:p>{"word":"breastjob","level":1},</text:p>
          </table:table-cell>
        </table:table-row>
        <table:table-row table:style-name="ro1">
          <table:table-cell/>
          <table:table-cell office:value-type="string" calcext:value-type="string">
            <text:p>breastlov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51]&amp;&quot;&quot;&quot;,&quot;&quot;level&quot;&quot;:&quot;&amp;[.C151]&amp;&quot;},&quot;" office:value-type="string" office:string-value="{&quot;word&quot;:&quot;breastlover&quot;,&quot;level&quot;:1}," calcext:value-type="string">
            <text:p>{"word":"breastlover","level":1},</text:p>
          </table:table-cell>
        </table:table-row>
        <table:table-row table:style-name="ro1">
          <table:table-cell/>
          <table:table-cell office:value-type="string" calcext:value-type="string">
            <text:p>breastman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52]&amp;&quot;&quot;&quot;,&quot;&quot;level&quot;&quot;:&quot;&amp;[.C152]&amp;&quot;},&quot;" office:value-type="string" office:string-value="{&quot;word&quot;:&quot;breastman&quot;,&quot;level&quot;:1}," calcext:value-type="string">
            <text:p>{"word":"breastman","level":1},</text:p>
          </table:table-cell>
        </table:table-row>
        <table:table-row table:style-name="ro1">
          <table:table-cell/>
          <table:table-cell office:value-type="string" calcext:value-type="string">
            <text:p>brothel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53]&amp;&quot;&quot;&quot;,&quot;&quot;level&quot;&quot;:&quot;&amp;[.C153]&amp;&quot;},&quot;" office:value-type="string" office:string-value="{&quot;word&quot;:&quot;brothel&quot;,&quot;level&quot;:1}," calcext:value-type="string">
            <text:p>{"word":"brothel","level":1},</text:p>
          </table:table-cell>
        </table:table-row>
        <table:table-row table:style-name="ro1">
          <table:table-cell/>
          <table:table-cell office:value-type="string" calcext:value-type="string">
            <text:p>bugg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54]&amp;&quot;&quot;&quot;,&quot;&quot;level&quot;&quot;:&quot;&amp;[.C154]&amp;&quot;},&quot;" office:value-type="string" office:string-value="{&quot;word&quot;:&quot;bugger&quot;,&quot;level&quot;:1}," calcext:value-type="string">
            <text:p>{"word":"bugger","level":1},</text:p>
          </table:table-cell>
        </table:table-row>
        <table:table-row table:style-name="ro1">
          <table:table-cell/>
          <table:table-cell office:value-type="string" calcext:value-type="string">
            <text:p>buggered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55]&amp;&quot;&quot;&quot;,&quot;&quot;level&quot;&quot;:&quot;&amp;[.C155]&amp;&quot;},&quot;" office:value-type="string" office:string-value="{&quot;word&quot;:&quot;buggered&quot;,&quot;level&quot;:1}," calcext:value-type="string">
            <text:p>{"word":"buggered","level":1},</text:p>
          </table:table-cell>
        </table:table-row>
        <table:table-row table:style-name="ro1">
          <table:table-cell/>
          <table:table-cell office:value-type="string" calcext:value-type="string">
            <text:p>buggery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56]&amp;&quot;&quot;&quot;,&quot;&quot;level&quot;&quot;:&quot;&amp;[.C156]&amp;&quot;},&quot;" office:value-type="string" office:string-value="{&quot;word&quot;:&quot;buggery&quot;,&quot;level&quot;:1}," calcext:value-type="string">
            <text:p>{"word":"buggery","level":1},</text:p>
          </table:table-cell>
        </table:table-row>
        <table:table-row table:style-name="ro1">
          <table:table-cell/>
          <table:table-cell office:value-type="string" calcext:value-type="string">
            <text:p>bullcrap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57]&amp;&quot;&quot;&quot;,&quot;&quot;level&quot;&quot;:&quot;&amp;[.C157]&amp;&quot;},&quot;" office:value-type="string" office:string-value="{&quot;word&quot;:&quot;bullcrap&quot;,&quot;level&quot;:1}," calcext:value-type="string">
            <text:p>{"word":"bullcrap","level":1},</text:p>
          </table:table-cell>
        </table:table-row>
        <table:table-row table:style-name="ro1">
          <table:table-cell/>
          <table:table-cell office:value-type="string" calcext:value-type="string">
            <text:p>bulldik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58]&amp;&quot;&quot;&quot;,&quot;&quot;level&quot;&quot;:&quot;&amp;[.C158]&amp;&quot;},&quot;" office:value-type="string" office:string-value="{&quot;word&quot;:&quot;bulldike&quot;,&quot;level&quot;:1}," calcext:value-type="string">
            <text:p>{"word":"bulldike","level":1},</text:p>
          </table:table-cell>
        </table:table-row>
        <table:table-row table:style-name="ro1">
          <table:table-cell/>
          <table:table-cell office:value-type="string" calcext:value-type="string">
            <text:p>bulldyk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59]&amp;&quot;&quot;&quot;,&quot;&quot;level&quot;&quot;:&quot;&amp;[.C159]&amp;&quot;},&quot;" office:value-type="string" office:string-value="{&quot;word&quot;:&quot;bulldyke&quot;,&quot;level&quot;:1}," calcext:value-type="string">
            <text:p>{"word":"bulldyke","level":1},</text:p>
          </table:table-cell>
        </table:table-row>
        <table:table-row table:style-name="ro1">
          <table:table-cell/>
          <table:table-cell office:value-type="string" calcext:value-type="string">
            <text:p>bullshit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60]&amp;&quot;&quot;&quot;,&quot;&quot;level&quot;&quot;:&quot;&amp;[.C160]&amp;&quot;},&quot;" office:value-type="string" office:string-value="{&quot;word&quot;:&quot;bullshit&quot;,&quot;level&quot;:1}," calcext:value-type="string">
            <text:p>{"word":"bullshit","level":1},</text:p>
          </table:table-cell>
        </table:table-row>
        <table:table-row table:style-name="ro1">
          <table:table-cell/>
          <table:table-cell office:value-type="string" calcext:value-type="string">
            <text:p>bumblefuck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61]&amp;&quot;&quot;&quot;,&quot;&quot;level&quot;&quot;:&quot;&amp;[.C161]&amp;&quot;},&quot;" office:value-type="string" office:string-value="{&quot;word&quot;:&quot;bumblefuck&quot;,&quot;level&quot;:1}," calcext:value-type="string">
            <text:p>{"word":"bumblefuck","level":1},</text:p>
          </table:table-cell>
        </table:table-row>
        <table:table-row table:style-name="ro1">
          <table:table-cell/>
          <table:table-cell office:value-type="string" calcext:value-type="string">
            <text:p>bumfuck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62]&amp;&quot;&quot;&quot;,&quot;&quot;level&quot;&quot;:&quot;&amp;[.C162]&amp;&quot;},&quot;" office:value-type="string" office:string-value="{&quot;word&quot;:&quot;bumfuck&quot;,&quot;level&quot;:1}," calcext:value-type="string">
            <text:p>{"word":"bumfuck","level":1},</text:p>
          </table:table-cell>
        </table:table-row>
        <table:table-row table:style-name="ro1">
          <table:table-cell/>
          <table:table-cell office:value-type="string" calcext:value-type="string">
            <text:p>bunga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63]&amp;&quot;&quot;&quot;,&quot;&quot;level&quot;&quot;:&quot;&amp;[.C163]&amp;&quot;},&quot;" office:value-type="string" office:string-value="{&quot;word&quot;:&quot;bunga&quot;,&quot;level&quot;:1}," calcext:value-type="string">
            <text:p>{"word":"bunga","level":1},</text:p>
          </table:table-cell>
        </table:table-row>
        <table:table-row table:style-name="ro1">
          <table:table-cell/>
          <table:table-cell office:value-type="string" calcext:value-type="string">
            <text:p>bunghol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64]&amp;&quot;&quot;&quot;,&quot;&quot;level&quot;&quot;:&quot;&amp;[.C164]&amp;&quot;},&quot;" office:value-type="string" office:string-value="{&quot;word&quot;:&quot;bunghole&quot;,&quot;level&quot;:1}," calcext:value-type="string">
            <text:p>{"word":"bunghole","level":1},</text:p>
          </table:table-cell>
        </table:table-row>
        <table:table-row table:style-name="ro1">
          <table:table-cell/>
          <table:table-cell office:value-type="string" calcext:value-type="string">
            <text:p>buried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65]&amp;&quot;&quot;&quot;,&quot;&quot;level&quot;&quot;:&quot;&amp;[.C165]&amp;&quot;},&quot;" office:value-type="string" office:string-value="{&quot;word&quot;:&quot;buried&quot;,&quot;level&quot;:1}," calcext:value-type="string">
            <text:p>{"word":"buried","level":1},</text:p>
          </table:table-cell>
        </table:table-row>
        <table:table-row table:style-name="ro1">
          <table:table-cell/>
          <table:table-cell office:value-type="string" calcext:value-type="string">
            <text:p>burn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66]&amp;&quot;&quot;&quot;,&quot;&quot;level&quot;&quot;:&quot;&amp;[.C166]&amp;&quot;},&quot;" office:value-type="string" office:string-value="{&quot;word&quot;:&quot;burn&quot;,&quot;level&quot;:1}," calcext:value-type="string">
            <text:p>{"word":"burn","level":1},</text:p>
          </table:table-cell>
        </table:table-row>
        <table:table-row table:style-name="ro1">
          <table:table-cell/>
          <table:table-cell office:value-type="string" calcext:value-type="string">
            <text:p>butchbabe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67]&amp;&quot;&quot;&quot;,&quot;&quot;level&quot;&quot;:&quot;&amp;[.C167]&amp;&quot;},&quot;" office:value-type="string" office:string-value="{&quot;word&quot;:&quot;butchbabes&quot;,&quot;level&quot;:1}," calcext:value-type="string">
            <text:p>{"word":"butchbabes","level":1},</text:p>
          </table:table-cell>
        </table:table-row>
        <table:table-row table:style-name="ro1">
          <table:table-cell/>
          <table:table-cell office:value-type="string" calcext:value-type="string">
            <text:p>butchdik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68]&amp;&quot;&quot;&quot;,&quot;&quot;level&quot;&quot;:&quot;&amp;[.C168]&amp;&quot;},&quot;" office:value-type="string" office:string-value="{&quot;word&quot;:&quot;butchdike&quot;,&quot;level&quot;:1}," calcext:value-type="string">
            <text:p>{"word":"butchdike","level":1},</text:p>
          </table:table-cell>
        </table:table-row>
        <table:table-row table:style-name="ro1">
          <table:table-cell/>
          <table:table-cell office:value-type="string" calcext:value-type="string">
            <text:p>butchdyk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69]&amp;&quot;&quot;&quot;,&quot;&quot;level&quot;&quot;:&quot;&amp;[.C169]&amp;&quot;},&quot;" office:value-type="string" office:string-value="{&quot;word&quot;:&quot;butchdyke&quot;,&quot;level&quot;:1}," calcext:value-type="string">
            <text:p>{"word":"butchdyke","level":1},</text:p>
          </table:table-cell>
        </table:table-row>
        <table:table-row table:style-name="ro1">
          <table:table-cell/>
          <table:table-cell office:value-type="string" calcext:value-type="string">
            <text:p>butt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70]&amp;&quot;&quot;&quot;,&quot;&quot;level&quot;&quot;:&quot;&amp;[.C170]&amp;&quot;},&quot;" office:value-type="string" office:string-value="{&quot;word&quot;:&quot;butt&quot;,&quot;level&quot;:1}," calcext:value-type="string">
            <text:p>{"word":"butt","level":1},</text:p>
          </table:table-cell>
        </table:table-row>
        <table:table-row table:style-name="ro1">
          <table:table-cell/>
          <table:table-cell office:value-type="string" calcext:value-type="string">
            <text:p>buttbang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71]&amp;&quot;&quot;&quot;,&quot;&quot;level&quot;&quot;:&quot;&amp;[.C171]&amp;&quot;},&quot;" office:value-type="string" office:string-value="{&quot;word&quot;:&quot;buttbang&quot;,&quot;level&quot;:1}," calcext:value-type="string">
            <text:p>{"word":"buttbang","level":1},</text:p>
          </table:table-cell>
        </table:table-row>
        <table:table-row table:style-name="ro1">
          <table:table-cell/>
          <table:table-cell office:value-type="string" calcext:value-type="string">
            <text:p>butt-bang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72]&amp;&quot;&quot;&quot;,&quot;&quot;level&quot;&quot;:&quot;&amp;[.C172]&amp;&quot;},&quot;" office:value-type="string" office:string-value="{&quot;word&quot;:&quot;butt-bang&quot;,&quot;level&quot;:1}," calcext:value-type="string">
            <text:p>{"word":"butt-bang","level":1},</text:p>
          </table:table-cell>
        </table:table-row>
        <table:table-row table:style-name="ro1">
          <table:table-cell/>
          <table:table-cell office:value-type="string" calcext:value-type="string">
            <text:p>buttfac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73]&amp;&quot;&quot;&quot;,&quot;&quot;level&quot;&quot;:&quot;&amp;[.C173]&amp;&quot;},&quot;" office:value-type="string" office:string-value="{&quot;word&quot;:&quot;buttface&quot;,&quot;level&quot;:1}," calcext:value-type="string">
            <text:p>{"word":"buttface","level":1},</text:p>
          </table:table-cell>
        </table:table-row>
        <table:table-row table:style-name="ro1">
          <table:table-cell/>
          <table:table-cell office:value-type="string" calcext:value-type="string">
            <text:p>buttfuck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74]&amp;&quot;&quot;&quot;,&quot;&quot;level&quot;&quot;:&quot;&amp;[.C174]&amp;&quot;},&quot;" office:value-type="string" office:string-value="{&quot;word&quot;:&quot;buttfuck&quot;,&quot;level&quot;:1}," calcext:value-type="string">
            <text:p>{"word":"buttfuck","level":1},</text:p>
          </table:table-cell>
        </table:table-row>
        <table:table-row table:style-name="ro1">
          <table:table-cell/>
          <table:table-cell office:value-type="string" calcext:value-type="string">
            <text:p>butt-fuck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75]&amp;&quot;&quot;&quot;,&quot;&quot;level&quot;&quot;:&quot;&amp;[.C175]&amp;&quot;},&quot;" office:value-type="string" office:string-value="{&quot;word&quot;:&quot;butt-fuck&quot;,&quot;level&quot;:1}," calcext:value-type="string">
            <text:p>{"word":"butt-fuck","level":1},</text:p>
          </table:table-cell>
        </table:table-row>
        <table:table-row table:style-name="ro1">
          <table:table-cell/>
          <table:table-cell office:value-type="string" calcext:value-type="string">
            <text:p>buttfuck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76]&amp;&quot;&quot;&quot;,&quot;&quot;level&quot;&quot;:&quot;&amp;[.C176]&amp;&quot;},&quot;" office:value-type="string" office:string-value="{&quot;word&quot;:&quot;buttfucker&quot;,&quot;level&quot;:1}," calcext:value-type="string">
            <text:p>{"word":"buttfucker","level":1},</text:p>
          </table:table-cell>
        </table:table-row>
        <table:table-row table:style-name="ro1">
          <table:table-cell/>
          <table:table-cell office:value-type="string" calcext:value-type="string">
            <text:p>butt-fuck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77]&amp;&quot;&quot;&quot;,&quot;&quot;level&quot;&quot;:&quot;&amp;[.C177]&amp;&quot;},&quot;" office:value-type="string" office:string-value="{&quot;word&quot;:&quot;butt-fucker&quot;,&quot;level&quot;:1}," calcext:value-type="string">
            <text:p>{"word":"butt-fucker","level":1},</text:p>
          </table:table-cell>
        </table:table-row>
        <table:table-row table:style-name="ro1">
          <table:table-cell/>
          <table:table-cell office:value-type="string" calcext:value-type="string">
            <text:p>buttfucker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78]&amp;&quot;&quot;&quot;,&quot;&quot;level&quot;&quot;:&quot;&amp;[.C178]&amp;&quot;},&quot;" office:value-type="string" office:string-value="{&quot;word&quot;:&quot;buttfuckers&quot;,&quot;level&quot;:1}," calcext:value-type="string">
            <text:p>{"word":"buttfuckers","level":1},</text:p>
          </table:table-cell>
        </table:table-row>
        <table:table-row table:style-name="ro1">
          <table:table-cell/>
          <table:table-cell office:value-type="string" calcext:value-type="string">
            <text:p>butt-fucker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79]&amp;&quot;&quot;&quot;,&quot;&quot;level&quot;&quot;:&quot;&amp;[.C179]&amp;&quot;},&quot;" office:value-type="string" office:string-value="{&quot;word&quot;:&quot;butt-fuckers&quot;,&quot;level&quot;:1}," calcext:value-type="string">
            <text:p>{"word":"butt-fuckers","level":1},</text:p>
          </table:table-cell>
        </table:table-row>
        <table:table-row table:style-name="ro1">
          <table:table-cell/>
          <table:table-cell office:value-type="string" calcext:value-type="string">
            <text:p>butthead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80]&amp;&quot;&quot;&quot;,&quot;&quot;level&quot;&quot;:&quot;&amp;[.C180]&amp;&quot;},&quot;" office:value-type="string" office:string-value="{&quot;word&quot;:&quot;butthead&quot;,&quot;level&quot;:1}," calcext:value-type="string">
            <text:p>{"word":"butthead","level":1},</text:p>
          </table:table-cell>
        </table:table-row>
        <table:table-row table:style-name="ro1">
          <table:table-cell/>
          <table:table-cell office:value-type="string" calcext:value-type="string">
            <text:p>buttman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81]&amp;&quot;&quot;&quot;,&quot;&quot;level&quot;&quot;:&quot;&amp;[.C181]&amp;&quot;},&quot;" office:value-type="string" office:string-value="{&quot;word&quot;:&quot;buttman&quot;,&quot;level&quot;:1}," calcext:value-type="string">
            <text:p>{"word":"buttman","level":1},</text:p>
          </table:table-cell>
        </table:table-row>
        <table:table-row table:style-name="ro1">
          <table:table-cell/>
          <table:table-cell office:value-type="string" calcext:value-type="string">
            <text:p>buttmunch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82]&amp;&quot;&quot;&quot;,&quot;&quot;level&quot;&quot;:&quot;&amp;[.C182]&amp;&quot;},&quot;" office:value-type="string" office:string-value="{&quot;word&quot;:&quot;buttmunch&quot;,&quot;level&quot;:1}," calcext:value-type="string">
            <text:p>{"word":"buttmunch","level":1},</text:p>
          </table:table-cell>
        </table:table-row>
        <table:table-row table:style-name="ro1">
          <table:table-cell/>
          <table:table-cell office:value-type="string" calcext:value-type="string">
            <text:p>buttmunch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83]&amp;&quot;&quot;&quot;,&quot;&quot;level&quot;&quot;:&quot;&amp;[.C183]&amp;&quot;},&quot;" office:value-type="string" office:string-value="{&quot;word&quot;:&quot;buttmuncher&quot;,&quot;level&quot;:1}," calcext:value-type="string">
            <text:p>{"word":"buttmuncher","level":1},</text:p>
          </table:table-cell>
        </table:table-row>
        <table:table-row table:style-name="ro1">
          <table:table-cell/>
          <table:table-cell office:value-type="string" calcext:value-type="string">
            <text:p>buttpirat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84]&amp;&quot;&quot;&quot;,&quot;&quot;level&quot;&quot;:&quot;&amp;[.C184]&amp;&quot;},&quot;" office:value-type="string" office:string-value="{&quot;word&quot;:&quot;buttpirate&quot;,&quot;level&quot;:1}," calcext:value-type="string">
            <text:p>{"word":"buttpirate","level":1},</text:p>
          </table:table-cell>
        </table:table-row>
        <table:table-row table:style-name="ro1">
          <table:table-cell/>
          <table:table-cell office:value-type="string" calcext:value-type="string">
            <text:p>buttplug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85]&amp;&quot;&quot;&quot;,&quot;&quot;level&quot;&quot;:&quot;&amp;[.C185]&amp;&quot;},&quot;" office:value-type="string" office:string-value="{&quot;word&quot;:&quot;buttplug&quot;,&quot;level&quot;:1}," calcext:value-type="string">
            <text:p>{"word":"buttplug","level":1},</text:p>
          </table:table-cell>
        </table:table-row>
        <table:table-row table:style-name="ro1">
          <table:table-cell/>
          <table:table-cell office:value-type="string" calcext:value-type="string">
            <text:p>buttstain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86]&amp;&quot;&quot;&quot;,&quot;&quot;level&quot;&quot;:&quot;&amp;[.C186]&amp;&quot;},&quot;" office:value-type="string" office:string-value="{&quot;word&quot;:&quot;buttstain&quot;,&quot;level&quot;:1}," calcext:value-type="string">
            <text:p>{"word":"buttstain","level":1},</text:p>
          </table:table-cell>
        </table:table-row>
        <table:table-row table:style-name="ro1">
          <table:table-cell/>
          <table:table-cell office:value-type="string" calcext:value-type="string">
            <text:p>byatch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87]&amp;&quot;&quot;&quot;,&quot;&quot;level&quot;&quot;:&quot;&amp;[.C187]&amp;&quot;},&quot;" office:value-type="string" office:string-value="{&quot;word&quot;:&quot;byatch&quot;,&quot;level&quot;:1}," calcext:value-type="string">
            <text:p>{"word":"byatch","level":1},</text:p>
          </table:table-cell>
        </table:table-row>
        <table:table-row table:style-name="ro1">
          <table:table-cell/>
          <table:table-cell office:value-type="string" calcext:value-type="string">
            <text:p>cack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88]&amp;&quot;&quot;&quot;,&quot;&quot;level&quot;&quot;:&quot;&amp;[.C188]&amp;&quot;},&quot;" office:value-type="string" office:string-value="{&quot;word&quot;:&quot;cacker&quot;,&quot;level&quot;:1}," calcext:value-type="string">
            <text:p>{"word":"cacker","level":1},</text:p>
          </table:table-cell>
        </table:table-row>
        <table:table-row table:style-name="ro1">
          <table:table-cell/>
          <table:table-cell office:value-type="string" calcext:value-type="string">
            <text:p>cameljockey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89]&amp;&quot;&quot;&quot;,&quot;&quot;level&quot;&quot;:&quot;&amp;[.C189]&amp;&quot;},&quot;" office:value-type="string" office:string-value="{&quot;word&quot;:&quot;cameljockey&quot;,&quot;level&quot;:1}," calcext:value-type="string">
            <text:p>{"word":"cameljockey","level":1},</text:p>
          </table:table-cell>
        </table:table-row>
        <table:table-row table:style-name="ro1">
          <table:table-cell/>
          <table:table-cell office:value-type="string" calcext:value-type="string">
            <text:p>camelto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90]&amp;&quot;&quot;&quot;,&quot;&quot;level&quot;&quot;:&quot;&amp;[.C190]&amp;&quot;},&quot;" office:value-type="string" office:string-value="{&quot;word&quot;:&quot;cameltoe&quot;,&quot;level&quot;:1}," calcext:value-type="string">
            <text:p>{"word":"cameltoe","level":1},</text:p>
          </table:table-cell>
        </table:table-row>
        <table:table-row table:style-name="ro1">
          <table:table-cell/>
          <table:table-cell office:value-type="string" calcext:value-type="string">
            <text:p>canadian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91]&amp;&quot;&quot;&quot;,&quot;&quot;level&quot;&quot;:&quot;&amp;[.C191]&amp;&quot;},&quot;" office:value-type="string" office:string-value="{&quot;word&quot;:&quot;canadian&quot;,&quot;level&quot;:1}," calcext:value-type="string">
            <text:p>{"word":"canadian","level":1},</text:p>
          </table:table-cell>
        </table:table-row>
        <table:table-row table:style-name="ro1">
          <table:table-cell/>
          <table:table-cell office:value-type="string" calcext:value-type="string">
            <text:p>canc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92]&amp;&quot;&quot;&quot;,&quot;&quot;level&quot;&quot;:&quot;&amp;[.C192]&amp;&quot;},&quot;" office:value-type="string" office:string-value="{&quot;word&quot;:&quot;cancer&quot;,&quot;level&quot;:1}," calcext:value-type="string">
            <text:p>{"word":"cancer","level":1},</text:p>
          </table:table-cell>
        </table:table-row>
        <table:table-row table:style-name="ro1">
          <table:table-cell/>
          <table:table-cell office:value-type="string" calcext:value-type="string">
            <text:p>carpetmunch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93]&amp;&quot;&quot;&quot;,&quot;&quot;level&quot;&quot;:&quot;&amp;[.C193]&amp;&quot;},&quot;" office:value-type="string" office:string-value="{&quot;word&quot;:&quot;carpetmuncher&quot;,&quot;level&quot;:1}," calcext:value-type="string">
            <text:p>{"word":"carpetmuncher","level":1},</text:p>
          </table:table-cell>
        </table:table-row>
        <table:table-row table:style-name="ro1">
          <table:table-cell/>
          <table:table-cell office:value-type="string" calcext:value-type="string">
            <text:p>carruth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94]&amp;&quot;&quot;&quot;,&quot;&quot;level&quot;&quot;:&quot;&amp;[.C194]&amp;&quot;},&quot;" office:value-type="string" office:string-value="{&quot;word&quot;:&quot;carruth&quot;,&quot;level&quot;:1}," calcext:value-type="string">
            <text:p>{"word":"carruth","level":1},</text:p>
          </table:table-cell>
        </table:table-row>
        <table:table-row table:style-name="ro1">
          <table:table-cell/>
          <table:table-cell office:value-type="string" calcext:value-type="string">
            <text:p>catholic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95]&amp;&quot;&quot;&quot;,&quot;&quot;level&quot;&quot;:&quot;&amp;[.C195]&amp;&quot;},&quot;" office:value-type="string" office:string-value="{&quot;word&quot;:&quot;catholic&quot;,&quot;level&quot;:1}," calcext:value-type="string">
            <text:p>{"word":"catholic","level":1},</text:p>
          </table:table-cell>
        </table:table-row>
        <table:table-row table:style-name="ro1">
          <table:table-cell/>
          <table:table-cell office:value-type="string" calcext:value-type="string">
            <text:p>catholic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96]&amp;&quot;&quot;&quot;,&quot;&quot;level&quot;&quot;:&quot;&amp;[.C196]&amp;&quot;},&quot;" office:value-type="string" office:string-value="{&quot;word&quot;:&quot;catholics&quot;,&quot;level&quot;:1}," calcext:value-type="string">
            <text:p>{"word":"catholics","level":1},</text:p>
          </table:table-cell>
        </table:table-row>
        <table:table-row table:style-name="ro1">
          <table:table-cell/>
          <table:table-cell office:value-type="string" calcext:value-type="string">
            <text:p>cemetery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97]&amp;&quot;&quot;&quot;,&quot;&quot;level&quot;&quot;:&quot;&amp;[.C197]&amp;&quot;},&quot;" office:value-type="string" office:string-value="{&quot;word&quot;:&quot;cemetery&quot;,&quot;level&quot;:1}," calcext:value-type="string">
            <text:p>{"word":"cemetery","level":1},</text:p>
          </table:table-cell>
        </table:table-row>
        <table:table-row table:style-name="ro1">
          <table:table-cell/>
          <table:table-cell office:value-type="string" calcext:value-type="string">
            <text:p>chav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98]&amp;&quot;&quot;&quot;,&quot;&quot;level&quot;&quot;:&quot;&amp;[.C198]&amp;&quot;},&quot;" office:value-type="string" office:string-value="{&quot;word&quot;:&quot;chav&quot;,&quot;level&quot;:1}," calcext:value-type="string">
            <text:p>{"word":"chav","level":1},</text:p>
          </table:table-cell>
        </table:table-row>
        <table:table-row table:style-name="ro1">
          <table:table-cell/>
          <table:table-cell office:value-type="string" calcext:value-type="string">
            <text:p>cherrypopp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199]&amp;&quot;&quot;&quot;,&quot;&quot;level&quot;&quot;:&quot;&amp;[.C199]&amp;&quot;},&quot;" office:value-type="string" office:string-value="{&quot;word&quot;:&quot;cherrypopper&quot;,&quot;level&quot;:1}," calcext:value-type="string">
            <text:p>{"word":"cherrypopper","level":1},</text:p>
          </table:table-cell>
        </table:table-row>
        <table:table-row table:style-name="ro1">
          <table:table-cell/>
          <table:table-cell office:value-type="string" calcext:value-type="string">
            <text:p>chickslick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00]&amp;&quot;&quot;&quot;,&quot;&quot;level&quot;&quot;:&quot;&amp;[.C200]&amp;&quot;},&quot;" office:value-type="string" office:string-value="{&quot;word&quot;:&quot;chickslick&quot;,&quot;level&quot;:1}," calcext:value-type="string">
            <text:p>{"word":"chickslick","level":1},</text:p>
          </table:table-cell>
        </table:table-row>
        <table:table-row table:style-name="ro1">
          <table:table-cell/>
          <table:table-cell office:value-type="string" calcext:value-type="string">
            <text:p>children'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01]&amp;&quot;&quot;&quot;,&quot;&quot;level&quot;&quot;:&quot;&amp;[.C201]&amp;&quot;},&quot;" office:value-type="string" office:string-value="{&quot;word&quot;:&quot;children's&quot;,&quot;level&quot;:1}," calcext:value-type="string">
            <text:p>{"word":"children's","level":1},</text:p>
          </table:table-cell>
        </table:table-row>
        <table:table-row table:style-name="ro1">
          <table:table-cell/>
          <table:table-cell office:value-type="string" calcext:value-type="string">
            <text:p>chin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02]&amp;&quot;&quot;&quot;,&quot;&quot;level&quot;&quot;:&quot;&amp;[.C202]&amp;&quot;},&quot;" office:value-type="string" office:string-value="{&quot;word&quot;:&quot;chin&quot;,&quot;level&quot;:1}," calcext:value-type="string">
            <text:p>{"word":"chin","level":1},</text:p>
          </table:table-cell>
        </table:table-row>
        <table:table-row table:style-name="ro1">
          <table:table-cell/>
          <table:table-cell office:value-type="string" calcext:value-type="string">
            <text:p>chinaman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03]&amp;&quot;&quot;&quot;,&quot;&quot;level&quot;&quot;:&quot;&amp;[.C203]&amp;&quot;},&quot;" office:value-type="string" office:string-value="{&quot;word&quot;:&quot;chinaman&quot;,&quot;level&quot;:1}," calcext:value-type="string">
            <text:p>{"word":"chinaman","level":1},</text:p>
          </table:table-cell>
        </table:table-row>
        <table:table-row table:style-name="ro1">
          <table:table-cell/>
          <table:table-cell office:value-type="string" calcext:value-type="string">
            <text:p>chinamen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04]&amp;&quot;&quot;&quot;,&quot;&quot;level&quot;&quot;:&quot;&amp;[.C204]&amp;&quot;},&quot;" office:value-type="string" office:string-value="{&quot;word&quot;:&quot;chinamen&quot;,&quot;level&quot;:1}," calcext:value-type="string">
            <text:p>{"word":"chinamen","level":1},</text:p>
          </table:table-cell>
        </table:table-row>
        <table:table-row table:style-name="ro1">
          <table:table-cell/>
          <table:table-cell office:value-type="string" calcext:value-type="string">
            <text:p>chines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05]&amp;&quot;&quot;&quot;,&quot;&quot;level&quot;&quot;:&quot;&amp;[.C205]&amp;&quot;},&quot;" office:value-type="string" office:string-value="{&quot;word&quot;:&quot;chinese&quot;,&quot;level&quot;:1}," calcext:value-type="string">
            <text:p>{"word":"chinese","level":1},</text:p>
          </table:table-cell>
        </table:table-row>
        <table:table-row table:style-name="ro1">
          <table:table-cell/>
          <table:table-cell office:value-type="string" calcext:value-type="string">
            <text:p>chink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06]&amp;&quot;&quot;&quot;,&quot;&quot;level&quot;&quot;:&quot;&amp;[.C206]&amp;&quot;},&quot;" office:value-type="string" office:string-value="{&quot;word&quot;:&quot;chink&quot;,&quot;level&quot;:1}," calcext:value-type="string">
            <text:p>{"word":"chink","level":1},</text:p>
          </table:table-cell>
        </table:table-row>
        <table:table-row table:style-name="ro1">
          <table:table-cell/>
          <table:table-cell office:value-type="string" calcext:value-type="string">
            <text:p>chinky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07]&amp;&quot;&quot;&quot;,&quot;&quot;level&quot;&quot;:&quot;&amp;[.C207]&amp;&quot;},&quot;" office:value-type="string" office:string-value="{&quot;word&quot;:&quot;chinky&quot;,&quot;level&quot;:1}," calcext:value-type="string">
            <text:p>{"word":"chinky","level":1},</text:p>
          </table:table-cell>
        </table:table-row>
        <table:table-row table:style-name="ro1">
          <table:table-cell/>
          <table:table-cell office:value-type="string" calcext:value-type="string">
            <text:p>choad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08]&amp;&quot;&quot;&quot;,&quot;&quot;level&quot;&quot;:&quot;&amp;[.C208]&amp;&quot;},&quot;" office:value-type="string" office:string-value="{&quot;word&quot;:&quot;choad&quot;,&quot;level&quot;:1}," calcext:value-type="string">
            <text:p>{"word":"choad","level":1},</text:p>
          </table:table-cell>
        </table:table-row>
        <table:table-row table:style-name="ro1">
          <table:table-cell/>
          <table:table-cell office:value-type="string" calcext:value-type="string">
            <text:p>chod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09]&amp;&quot;&quot;&quot;,&quot;&quot;level&quot;&quot;:&quot;&amp;[.C209]&amp;&quot;},&quot;" office:value-type="string" office:string-value="{&quot;word&quot;:&quot;chode&quot;,&quot;level&quot;:1}," calcext:value-type="string">
            <text:p>{"word":"chode","level":1},</text:p>
          </table:table-cell>
        </table:table-row>
        <table:table-row table:style-name="ro1">
          <table:table-cell/>
          <table:table-cell office:value-type="string" calcext:value-type="string">
            <text:p>christ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10]&amp;&quot;&quot;&quot;,&quot;&quot;level&quot;&quot;:&quot;&amp;[.C210]&amp;&quot;},&quot;" office:value-type="string" office:string-value="{&quot;word&quot;:&quot;christ&quot;,&quot;level&quot;:1}," calcext:value-type="string">
            <text:p>{"word":"christ","level":1},</text:p>
          </table:table-cell>
        </table:table-row>
        <table:table-row table:style-name="ro1">
          <table:table-cell/>
          <table:table-cell office:value-type="string" calcext:value-type="string">
            <text:p>christian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11]&amp;&quot;&quot;&quot;,&quot;&quot;level&quot;&quot;:&quot;&amp;[.C211]&amp;&quot;},&quot;" office:value-type="string" office:string-value="{&quot;word&quot;:&quot;christian&quot;,&quot;level&quot;:1}," calcext:value-type="string">
            <text:p>{"word":"christian","level":1},</text:p>
          </table:table-cell>
        </table:table-row>
        <table:table-row table:style-name="ro1">
          <table:table-cell/>
          <table:table-cell office:value-type="string" calcext:value-type="string">
            <text:p>church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12]&amp;&quot;&quot;&quot;,&quot;&quot;level&quot;&quot;:&quot;&amp;[.C212]&amp;&quot;},&quot;" office:value-type="string" office:string-value="{&quot;word&quot;:&quot;church&quot;,&quot;level&quot;:1}," calcext:value-type="string">
            <text:p>{"word":"church","level":1},</text:p>
          </table:table-cell>
        </table:table-row>
        <table:table-row table:style-name="ro1">
          <table:table-cell/>
          <table:table-cell office:value-type="string" calcext:value-type="string">
            <text:p>cigarett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13]&amp;&quot;&quot;&quot;,&quot;&quot;level&quot;&quot;:&quot;&amp;[.C213]&amp;&quot;},&quot;" office:value-type="string" office:string-value="{&quot;word&quot;:&quot;cigarette&quot;,&quot;level&quot;:1}," calcext:value-type="string">
            <text:p>{"word":"cigarette","level":1},</text:p>
          </table:table-cell>
        </table:table-row>
        <table:table-row table:style-name="ro1">
          <table:table-cell/>
          <table:table-cell office:value-type="string" calcext:value-type="string">
            <text:p>cig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14]&amp;&quot;&quot;&quot;,&quot;&quot;level&quot;&quot;:&quot;&amp;[.C214]&amp;&quot;},&quot;" office:value-type="string" office:string-value="{&quot;word&quot;:&quot;cigs&quot;,&quot;level&quot;:1}," calcext:value-type="string">
            <text:p>{"word":"cigs","level":1},</text:p>
          </table:table-cell>
        </table:table-row>
        <table:table-row table:style-name="ro1">
          <table:table-cell/>
          <table:table-cell office:value-type="string" calcext:value-type="string">
            <text:p>clamdigg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15]&amp;&quot;&quot;&quot;,&quot;&quot;level&quot;&quot;:&quot;&amp;[.C215]&amp;&quot;},&quot;" office:value-type="string" office:string-value="{&quot;word&quot;:&quot;clamdigger&quot;,&quot;level&quot;:1}," calcext:value-type="string">
            <text:p>{"word":"clamdigger","level":1},</text:p>
          </table:table-cell>
        </table:table-row>
        <table:table-row table:style-name="ro1">
          <table:table-cell/>
          <table:table-cell office:value-type="string" calcext:value-type="string">
            <text:p>clamdiv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16]&amp;&quot;&quot;&quot;,&quot;&quot;level&quot;&quot;:&quot;&amp;[.C216]&amp;&quot;},&quot;" office:value-type="string" office:string-value="{&quot;word&quot;:&quot;clamdiver&quot;,&quot;level&quot;:1}," calcext:value-type="string">
            <text:p>{"word":"clamdiver","level":1},</text:p>
          </table:table-cell>
        </table:table-row>
        <table:table-row table:style-name="ro1">
          <table:table-cell/>
          <table:table-cell office:value-type="string" calcext:value-type="string">
            <text:p>clit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17]&amp;&quot;&quot;&quot;,&quot;&quot;level&quot;&quot;:&quot;&amp;[.C217]&amp;&quot;},&quot;" office:value-type="string" office:string-value="{&quot;word&quot;:&quot;clit&quot;,&quot;level&quot;:1}," calcext:value-type="string">
            <text:p>{"word":"clit","level":1},</text:p>
          </table:table-cell>
        </table:table-row>
        <table:table-row table:style-name="ro1">
          <table:table-cell/>
          <table:table-cell office:value-type="string" calcext:value-type="string">
            <text:p>clitori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18]&amp;&quot;&quot;&quot;,&quot;&quot;level&quot;&quot;:&quot;&amp;[.C218]&amp;&quot;},&quot;" office:value-type="string" office:string-value="{&quot;word&quot;:&quot;clitoris&quot;,&quot;level&quot;:1}," calcext:value-type="string">
            <text:p>{"word":"clitoris","level":1},</text:p>
          </table:table-cell>
        </table:table-row>
        <table:table-row table:style-name="ro1">
          <table:table-cell/>
          <table:table-cell office:value-type="string" calcext:value-type="string">
            <text:p>clogwog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19]&amp;&quot;&quot;&quot;,&quot;&quot;level&quot;&quot;:&quot;&amp;[.C219]&amp;&quot;},&quot;" office:value-type="string" office:string-value="{&quot;word&quot;:&quot;clogwog&quot;,&quot;level&quot;:1}," calcext:value-type="string">
            <text:p>{"word":"clogwog","level":1},</text:p>
          </table:table-cell>
        </table:table-row>
        <table:table-row table:style-name="ro1">
          <table:table-cell/>
          <table:table-cell office:value-type="string" calcext:value-type="string">
            <text:p>cocain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20]&amp;&quot;&quot;&quot;,&quot;&quot;level&quot;&quot;:&quot;&amp;[.C220]&amp;&quot;},&quot;" office:value-type="string" office:string-value="{&quot;word&quot;:&quot;cocaine&quot;,&quot;level&quot;:1}," calcext:value-type="string">
            <text:p>{"word":"cocaine","level":1},</text:p>
          </table:table-cell>
        </table:table-row>
        <table:table-row table:style-name="ro1">
          <table:table-cell/>
          <table:table-cell office:value-type="string" calcext:value-type="string">
            <text:p>cock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21]&amp;&quot;&quot;&quot;,&quot;&quot;level&quot;&quot;:&quot;&amp;[.C221]&amp;&quot;},&quot;" office:value-type="string" office:string-value="{&quot;word&quot;:&quot;cock&quot;,&quot;level&quot;:1}," calcext:value-type="string">
            <text:p>{"word":"cock","level":1},</text:p>
          </table:table-cell>
        </table:table-row>
        <table:table-row table:style-name="ro1">
          <table:table-cell/>
          <table:table-cell office:value-type="string" calcext:value-type="string">
            <text:p>cockblock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22]&amp;&quot;&quot;&quot;,&quot;&quot;level&quot;&quot;:&quot;&amp;[.C222]&amp;&quot;},&quot;" office:value-type="string" office:string-value="{&quot;word&quot;:&quot;cockblock&quot;,&quot;level&quot;:1}," calcext:value-type="string">
            <text:p>{"word":"cockblock","level":1},</text:p>
          </table:table-cell>
        </table:table-row>
        <table:table-row table:style-name="ro1">
          <table:table-cell/>
          <table:table-cell office:value-type="string" calcext:value-type="string">
            <text:p>cockblock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23]&amp;&quot;&quot;&quot;,&quot;&quot;level&quot;&quot;:&quot;&amp;[.C223]&amp;&quot;},&quot;" office:value-type="string" office:string-value="{&quot;word&quot;:&quot;cockblocker&quot;,&quot;level&quot;:1}," calcext:value-type="string">
            <text:p>{"word":"cockblocker","level":1},</text:p>
          </table:table-cell>
        </table:table-row>
        <table:table-row table:style-name="ro1">
          <table:table-cell/>
          <table:table-cell office:value-type="string" calcext:value-type="string">
            <text:p>cockcowboy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24]&amp;&quot;&quot;&quot;,&quot;&quot;level&quot;&quot;:&quot;&amp;[.C224]&amp;&quot;},&quot;" office:value-type="string" office:string-value="{&quot;word&quot;:&quot;cockcowboy&quot;,&quot;level&quot;:1}," calcext:value-type="string">
            <text:p>{"word":"cockcowboy","level":1},</text:p>
          </table:table-cell>
        </table:table-row>
        <table:table-row table:style-name="ro1">
          <table:table-cell/>
          <table:table-cell office:value-type="string" calcext:value-type="string">
            <text:p>cockfight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25]&amp;&quot;&quot;&quot;,&quot;&quot;level&quot;&quot;:&quot;&amp;[.C225]&amp;&quot;},&quot;" office:value-type="string" office:string-value="{&quot;word&quot;:&quot;cockfight&quot;,&quot;level&quot;:1}," calcext:value-type="string">
            <text:p>{"word":"cockfight","level":1},</text:p>
          </table:table-cell>
        </table:table-row>
        <table:table-row table:style-name="ro1">
          <table:table-cell/>
          <table:table-cell office:value-type="string" calcext:value-type="string">
            <text:p>cockhead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26]&amp;&quot;&quot;&quot;,&quot;&quot;level&quot;&quot;:&quot;&amp;[.C226]&amp;&quot;},&quot;" office:value-type="string" office:string-value="{&quot;word&quot;:&quot;cockhead&quot;,&quot;level&quot;:1}," calcext:value-type="string">
            <text:p>{"word":"cockhead","level":1},</text:p>
          </table:table-cell>
        </table:table-row>
        <table:table-row table:style-name="ro1">
          <table:table-cell/>
          <table:table-cell office:value-type="string" calcext:value-type="string">
            <text:p>cockknob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27]&amp;&quot;&quot;&quot;,&quot;&quot;level&quot;&quot;:&quot;&amp;[.C227]&amp;&quot;},&quot;" office:value-type="string" office:string-value="{&quot;word&quot;:&quot;cockknob&quot;,&quot;level&quot;:1}," calcext:value-type="string">
            <text:p>{"word":"cockknob","level":1},</text:p>
          </table:table-cell>
        </table:table-row>
        <table:table-row table:style-name="ro1">
          <table:table-cell/>
          <table:table-cell office:value-type="string" calcext:value-type="string">
            <text:p>cocklick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28]&amp;&quot;&quot;&quot;,&quot;&quot;level&quot;&quot;:&quot;&amp;[.C228]&amp;&quot;},&quot;" office:value-type="string" office:string-value="{&quot;word&quot;:&quot;cocklicker&quot;,&quot;level&quot;:1}," calcext:value-type="string">
            <text:p>{"word":"cocklicker","level":1},</text:p>
          </table:table-cell>
        </table:table-row>
        <table:table-row table:style-name="ro1">
          <table:table-cell/>
          <table:table-cell office:value-type="string" calcext:value-type="string">
            <text:p>cocklov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29]&amp;&quot;&quot;&quot;,&quot;&quot;level&quot;&quot;:&quot;&amp;[.C229]&amp;&quot;},&quot;" office:value-type="string" office:string-value="{&quot;word&quot;:&quot;cocklover&quot;,&quot;level&quot;:1}," calcext:value-type="string">
            <text:p>{"word":"cocklover","level":1},</text:p>
          </table:table-cell>
        </table:table-row>
        <table:table-row table:style-name="ro1">
          <table:table-cell/>
          <table:table-cell office:value-type="string" calcext:value-type="string">
            <text:p>cocknob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30]&amp;&quot;&quot;&quot;,&quot;&quot;level&quot;&quot;:&quot;&amp;[.C230]&amp;&quot;},&quot;" office:value-type="string" office:string-value="{&quot;word&quot;:&quot;cocknob&quot;,&quot;level&quot;:1}," calcext:value-type="string">
            <text:p>{"word":"cocknob","level":1},</text:p>
          </table:table-cell>
        </table:table-row>
        <table:table-row table:style-name="ro1">
          <table:table-cell/>
          <table:table-cell office:value-type="string" calcext:value-type="string">
            <text:p>cockqueen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31]&amp;&quot;&quot;&quot;,&quot;&quot;level&quot;&quot;:&quot;&amp;[.C231]&amp;&quot;},&quot;" office:value-type="string" office:string-value="{&quot;word&quot;:&quot;cockqueen&quot;,&quot;level&quot;:1}," calcext:value-type="string">
            <text:p>{"word":"cockqueen","level":1},</text:p>
          </table:table-cell>
        </table:table-row>
        <table:table-row table:style-name="ro1">
          <table:table-cell/>
          <table:table-cell office:value-type="string" calcext:value-type="string">
            <text:p>cockrid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32]&amp;&quot;&quot;&quot;,&quot;&quot;level&quot;&quot;:&quot;&amp;[.C232]&amp;&quot;},&quot;" office:value-type="string" office:string-value="{&quot;word&quot;:&quot;cockrider&quot;,&quot;level&quot;:1}," calcext:value-type="string">
            <text:p>{"word":"cockrider","level":1},</text:p>
          </table:table-cell>
        </table:table-row>
        <table:table-row table:style-name="ro1">
          <table:table-cell/>
          <table:table-cell office:value-type="string" calcext:value-type="string">
            <text:p>cocksman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33]&amp;&quot;&quot;&quot;,&quot;&quot;level&quot;&quot;:&quot;&amp;[.C233]&amp;&quot;},&quot;" office:value-type="string" office:string-value="{&quot;word&quot;:&quot;cocksman&quot;,&quot;level&quot;:1}," calcext:value-type="string">
            <text:p>{"word":"cocksman","level":1},</text:p>
          </table:table-cell>
        </table:table-row>
        <table:table-row table:style-name="ro1">
          <table:table-cell/>
          <table:table-cell office:value-type="string" calcext:value-type="string">
            <text:p>cocksmith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34]&amp;&quot;&quot;&quot;,&quot;&quot;level&quot;&quot;:&quot;&amp;[.C234]&amp;&quot;},&quot;" office:value-type="string" office:string-value="{&quot;word&quot;:&quot;cocksmith&quot;,&quot;level&quot;:1}," calcext:value-type="string">
            <text:p>{"word":"cocksmith","level":1},</text:p>
          </table:table-cell>
        </table:table-row>
        <table:table-row table:style-name="ro1">
          <table:table-cell/>
          <table:table-cell office:value-type="string" calcext:value-type="string">
            <text:p>cocksmok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35]&amp;&quot;&quot;&quot;,&quot;&quot;level&quot;&quot;:&quot;&amp;[.C235]&amp;&quot;},&quot;" office:value-type="string" office:string-value="{&quot;word&quot;:&quot;cocksmoker&quot;,&quot;level&quot;:1}," calcext:value-type="string">
            <text:p>{"word":"cocksmoker","level":1},</text:p>
          </table:table-cell>
        </table:table-row>
        <table:table-row table:style-name="ro1">
          <table:table-cell/>
          <table:table-cell office:value-type="string" calcext:value-type="string">
            <text:p>cocksuc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36]&amp;&quot;&quot;&quot;,&quot;&quot;level&quot;&quot;:&quot;&amp;[.C236]&amp;&quot;},&quot;" office:value-type="string" office:string-value="{&quot;word&quot;:&quot;cocksucer&quot;,&quot;level&quot;:1}," calcext:value-type="string">
            <text:p>{"word":"cocksucer","level":1},</text:p>
          </table:table-cell>
        </table:table-row>
        <table:table-row table:style-name="ro1">
          <table:table-cell/>
          <table:table-cell office:value-type="string" calcext:value-type="string">
            <text:p>cocksuck 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37]&amp;&quot;&quot;&quot;,&quot;&quot;level&quot;&quot;:&quot;&amp;[.C237]&amp;&quot;},&quot;" office:value-type="string" office:string-value="{&quot;word&quot;:&quot;cocksuck &quot;,&quot;level&quot;:1}," calcext:value-type="string">
            <text:p>{"word":"cocksuck ","level":1},</text:p>
          </table:table-cell>
        </table:table-row>
        <table:table-row table:style-name="ro1">
          <table:table-cell/>
          <table:table-cell office:value-type="string" calcext:value-type="string">
            <text:p>cocksucked 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38]&amp;&quot;&quot;&quot;,&quot;&quot;level&quot;&quot;:&quot;&amp;[.C238]&amp;&quot;},&quot;" office:value-type="string" office:string-value="{&quot;word&quot;:&quot;cocksucked &quot;,&quot;level&quot;:1}," calcext:value-type="string">
            <text:p>{"word":"cocksucked ","level":1},</text:p>
          </table:table-cell>
        </table:table-row>
        <table:table-row table:style-name="ro1">
          <table:table-cell/>
          <table:table-cell office:value-type="string" calcext:value-type="string">
            <text:p>cocksuck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39]&amp;&quot;&quot;&quot;,&quot;&quot;level&quot;&quot;:&quot;&amp;[.C239]&amp;&quot;},&quot;" office:value-type="string" office:string-value="{&quot;word&quot;:&quot;cocksucker&quot;,&quot;level&quot;:1}," calcext:value-type="string">
            <text:p>{"word":"cocksucker","level":1},</text:p>
          </table:table-cell>
        </table:table-row>
        <table:table-row table:style-name="ro1">
          <table:table-cell/>
          <table:table-cell office:value-type="string" calcext:value-type="string">
            <text:p>cocksucking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40]&amp;&quot;&quot;&quot;,&quot;&quot;level&quot;&quot;:&quot;&amp;[.C240]&amp;&quot;},&quot;" office:value-type="string" office:string-value="{&quot;word&quot;:&quot;cocksucking&quot;,&quot;level&quot;:1}," calcext:value-type="string">
            <text:p>{"word":"cocksucking","level":1},</text:p>
          </table:table-cell>
        </table:table-row>
        <table:table-row table:style-name="ro1">
          <table:table-cell/>
          <table:table-cell office:value-type="string" calcext:value-type="string">
            <text:p>cocktail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41]&amp;&quot;&quot;&quot;,&quot;&quot;level&quot;&quot;:&quot;&amp;[.C241]&amp;&quot;},&quot;" office:value-type="string" office:string-value="{&quot;word&quot;:&quot;cocktail&quot;,&quot;level&quot;:1}," calcext:value-type="string">
            <text:p>{"word":"cocktail","level":1},</text:p>
          </table:table-cell>
        </table:table-row>
        <table:table-row table:style-name="ro1">
          <table:table-cell/>
          <table:table-cell office:value-type="string" calcext:value-type="string">
            <text:p>cockteas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42]&amp;&quot;&quot;&quot;,&quot;&quot;level&quot;&quot;:&quot;&amp;[.C242]&amp;&quot;},&quot;" office:value-type="string" office:string-value="{&quot;word&quot;:&quot;cocktease&quot;,&quot;level&quot;:1}," calcext:value-type="string">
            <text:p>{"word":"cocktease","level":1},</text:p>
          </table:table-cell>
        </table:table-row>
        <table:table-row table:style-name="ro1">
          <table:table-cell/>
          <table:table-cell office:value-type="string" calcext:value-type="string">
            <text:p>cocky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43]&amp;&quot;&quot;&quot;,&quot;&quot;level&quot;&quot;:&quot;&amp;[.C243]&amp;&quot;},&quot;" office:value-type="string" office:string-value="{&quot;word&quot;:&quot;cocky&quot;,&quot;level&quot;:1}," calcext:value-type="string">
            <text:p>{"word":"cocky","level":1},</text:p>
          </table:table-cell>
        </table:table-row>
        <table:table-row table:style-name="ro1">
          <table:table-cell/>
          <table:table-cell office:value-type="string" calcext:value-type="string">
            <text:p>cohe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44]&amp;&quot;&quot;&quot;,&quot;&quot;level&quot;&quot;:&quot;&amp;[.C244]&amp;&quot;},&quot;" office:value-type="string" office:string-value="{&quot;word&quot;:&quot;cohee&quot;,&quot;level&quot;:1}," calcext:value-type="string">
            <text:p>{"word":"cohee","level":1},</text:p>
          </table:table-cell>
        </table:table-row>
        <table:table-row table:style-name="ro1">
          <table:table-cell/>
          <table:table-cell office:value-type="string" calcext:value-type="string">
            <text:p>coitu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45]&amp;&quot;&quot;&quot;,&quot;&quot;level&quot;&quot;:&quot;&amp;[.C245]&amp;&quot;},&quot;" office:value-type="string" office:string-value="{&quot;word&quot;:&quot;coitus&quot;,&quot;level&quot;:1}," calcext:value-type="string">
            <text:p>{"word":"coitus","level":1},</text:p>
          </table:table-cell>
        </table:table-row>
        <table:table-row table:style-name="ro1">
          <table:table-cell/>
          <table:table-cell office:value-type="string" calcext:value-type="string">
            <text:p>colo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46]&amp;&quot;&quot;&quot;,&quot;&quot;level&quot;&quot;:&quot;&amp;[.C246]&amp;&quot;},&quot;" office:value-type="string" office:string-value="{&quot;word&quot;:&quot;color&quot;,&quot;level&quot;:1}," calcext:value-type="string">
            <text:p>{"word":"color","level":1},</text:p>
          </table:table-cell>
        </table:table-row>
        <table:table-row table:style-name="ro1">
          <table:table-cell/>
          <table:table-cell office:value-type="string" calcext:value-type="string">
            <text:p>colored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47]&amp;&quot;&quot;&quot;,&quot;&quot;level&quot;&quot;:&quot;&amp;[.C247]&amp;&quot;},&quot;" office:value-type="string" office:string-value="{&quot;word&quot;:&quot;colored&quot;,&quot;level&quot;:1}," calcext:value-type="string">
            <text:p>{"word":"colored","level":1},</text:p>
          </table:table-cell>
        </table:table-row>
        <table:table-row table:style-name="ro1">
          <table:table-cell/>
          <table:table-cell office:value-type="string" calcext:value-type="string">
            <text:p>coloured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48]&amp;&quot;&quot;&quot;,&quot;&quot;level&quot;&quot;:&quot;&amp;[.C248]&amp;&quot;},&quot;" office:value-type="string" office:string-value="{&quot;word&quot;:&quot;coloured&quot;,&quot;level&quot;:1}," calcext:value-type="string">
            <text:p>{"word":"coloured","level":1},</text:p>
          </table:table-cell>
        </table:table-row>
        <table:table-row table:style-name="ro1">
          <table:table-cell/>
          <table:table-cell office:value-type="string" calcext:value-type="string">
            <text:p>commi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49]&amp;&quot;&quot;&quot;,&quot;&quot;level&quot;&quot;:&quot;&amp;[.C249]&amp;&quot;},&quot;" office:value-type="string" office:string-value="{&quot;word&quot;:&quot;commie&quot;,&quot;level&quot;:1}," calcext:value-type="string">
            <text:p>{"word":"commie","level":1},</text:p>
          </table:table-cell>
        </table:table-row>
        <table:table-row table:style-name="ro1">
          <table:table-cell/>
          <table:table-cell office:value-type="string" calcext:value-type="string">
            <text:p>communist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50]&amp;&quot;&quot;&quot;,&quot;&quot;level&quot;&quot;:&quot;&amp;[.C250]&amp;&quot;},&quot;" office:value-type="string" office:string-value="{&quot;word&quot;:&quot;communist&quot;,&quot;level&quot;:1}," calcext:value-type="string">
            <text:p>{"word":"communist","level":1},</text:p>
          </table:table-cell>
        </table:table-row>
        <table:table-row table:style-name="ro1">
          <table:table-cell/>
          <table:table-cell office:value-type="string" calcext:value-type="string">
            <text:p>condom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51]&amp;&quot;&quot;&quot;,&quot;&quot;level&quot;&quot;:&quot;&amp;[.C251]&amp;&quot;},&quot;" office:value-type="string" office:string-value="{&quot;word&quot;:&quot;condom&quot;,&quot;level&quot;:1}," calcext:value-type="string">
            <text:p>{"word":"condom","level":1},</text:p>
          </table:table-cell>
        </table:table-row>
        <table:table-row table:style-name="ro1">
          <table:table-cell/>
          <table:table-cell office:value-type="string" calcext:value-type="string">
            <text:p>conservativ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52]&amp;&quot;&quot;&quot;,&quot;&quot;level&quot;&quot;:&quot;&amp;[.C252]&amp;&quot;},&quot;" office:value-type="string" office:string-value="{&quot;word&quot;:&quot;conservative&quot;,&quot;level&quot;:1}," calcext:value-type="string">
            <text:p>{"word":"conservative","level":1},</text:p>
          </table:table-cell>
        </table:table-row>
        <table:table-row table:style-name="ro1">
          <table:table-cell/>
          <table:table-cell office:value-type="string" calcext:value-type="string">
            <text:p>conspiracy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53]&amp;&quot;&quot;&quot;,&quot;&quot;level&quot;&quot;:&quot;&amp;[.C253]&amp;&quot;},&quot;" office:value-type="string" office:string-value="{&quot;word&quot;:&quot;conspiracy&quot;,&quot;level&quot;:1}," calcext:value-type="string">
            <text:p>{"word":"conspiracy","level":1},</text:p>
          </table:table-cell>
        </table:table-row>
        <table:table-row table:style-name="ro1">
          <table:table-cell/>
          <table:table-cell office:value-type="string" calcext:value-type="string">
            <text:p>cooli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54]&amp;&quot;&quot;&quot;,&quot;&quot;level&quot;&quot;:&quot;&amp;[.C254]&amp;&quot;},&quot;" office:value-type="string" office:string-value="{&quot;word&quot;:&quot;coolie&quot;,&quot;level&quot;:1}," calcext:value-type="string">
            <text:p>{"word":"coolie","level":1},</text:p>
          </table:table-cell>
        </table:table-row>
        <table:table-row table:style-name="ro1">
          <table:table-cell/>
          <table:table-cell office:value-type="string" calcext:value-type="string">
            <text:p>cooly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55]&amp;&quot;&quot;&quot;,&quot;&quot;level&quot;&quot;:&quot;&amp;[.C255]&amp;&quot;},&quot;" office:value-type="string" office:string-value="{&quot;word&quot;:&quot;cooly&quot;,&quot;level&quot;:1}," calcext:value-type="string">
            <text:p>{"word":"cooly","level":1},</text:p>
          </table:table-cell>
        </table:table-row>
        <table:table-row table:style-name="ro1">
          <table:table-cell/>
          <table:table-cell office:value-type="string" calcext:value-type="string">
            <text:p>coon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56]&amp;&quot;&quot;&quot;,&quot;&quot;level&quot;&quot;:&quot;&amp;[.C256]&amp;&quot;},&quot;" office:value-type="string" office:string-value="{&quot;word&quot;:&quot;coon&quot;,&quot;level&quot;:1}," calcext:value-type="string">
            <text:p>{"word":"coon","level":1},</text:p>
          </table:table-cell>
        </table:table-row>
        <table:table-row table:style-name="ro1">
          <table:table-cell/>
          <table:table-cell office:value-type="string" calcext:value-type="string">
            <text:p>coondog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57]&amp;&quot;&quot;&quot;,&quot;&quot;level&quot;&quot;:&quot;&amp;[.C257]&amp;&quot;},&quot;" office:value-type="string" office:string-value="{&quot;word&quot;:&quot;coondog&quot;,&quot;level&quot;:1}," calcext:value-type="string">
            <text:p>{"word":"coondog","level":1},</text:p>
          </table:table-cell>
        </table:table-row>
        <table:table-row table:style-name="ro1">
          <table:table-cell/>
          <table:table-cell office:value-type="string" calcext:value-type="string">
            <text:p>copulat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58]&amp;&quot;&quot;&quot;,&quot;&quot;level&quot;&quot;:&quot;&amp;[.C258]&amp;&quot;},&quot;" office:value-type="string" office:string-value="{&quot;word&quot;:&quot;copulate&quot;,&quot;level&quot;:1}," calcext:value-type="string">
            <text:p>{"word":"copulate","level":1},</text:p>
          </table:table-cell>
        </table:table-row>
        <table:table-row table:style-name="ro1">
          <table:table-cell/>
          <table:table-cell office:value-type="string" calcext:value-type="string">
            <text:p>cornhol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59]&amp;&quot;&quot;&quot;,&quot;&quot;level&quot;&quot;:&quot;&amp;[.C259]&amp;&quot;},&quot;" office:value-type="string" office:string-value="{&quot;word&quot;:&quot;cornhole&quot;,&quot;level&quot;:1}," calcext:value-type="string">
            <text:p>{"word":"cornhole","level":1},</text:p>
          </table:table-cell>
        </table:table-row>
        <table:table-row table:style-name="ro1">
          <table:table-cell/>
          <table:table-cell office:value-type="string" calcext:value-type="string">
            <text:p>corruption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60]&amp;&quot;&quot;&quot;,&quot;&quot;level&quot;&quot;:&quot;&amp;[.C260]&amp;&quot;},&quot;" office:value-type="string" office:string-value="{&quot;word&quot;:&quot;corruption&quot;,&quot;level&quot;:1}," calcext:value-type="string">
            <text:p>{"word":"corruption","level":1},</text:p>
          </table:table-cell>
        </table:table-row>
        <table:table-row table:style-name="ro1">
          <table:table-cell/>
          <table:table-cell office:value-type="string" calcext:value-type="string">
            <text:p>cra5h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61]&amp;&quot;&quot;&quot;,&quot;&quot;level&quot;&quot;:&quot;&amp;[.C261]&amp;&quot;},&quot;" office:value-type="string" office:string-value="{&quot;word&quot;:&quot;cra5h&quot;,&quot;level&quot;:1}," calcext:value-type="string">
            <text:p>{"word":"cra5h","level":1},</text:p>
          </table:table-cell>
        </table:table-row>
        <table:table-row table:style-name="ro1">
          <table:table-cell/>
          <table:table-cell office:value-type="string" calcext:value-type="string">
            <text:p>crab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62]&amp;&quot;&quot;&quot;,&quot;&quot;level&quot;&quot;:&quot;&amp;[.C262]&amp;&quot;},&quot;" office:value-type="string" office:string-value="{&quot;word&quot;:&quot;crabs&quot;,&quot;level&quot;:1}," calcext:value-type="string">
            <text:p>{"word":"crabs","level":1},</text:p>
          </table:table-cell>
        </table:table-row>
        <table:table-row table:style-name="ro1">
          <table:table-cell/>
          <table:table-cell office:value-type="string" calcext:value-type="string">
            <text:p>crack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63]&amp;&quot;&quot;&quot;,&quot;&quot;level&quot;&quot;:&quot;&amp;[.C263]&amp;&quot;},&quot;" office:value-type="string" office:string-value="{&quot;word&quot;:&quot;crack&quot;,&quot;level&quot;:1}," calcext:value-type="string">
            <text:p>{"word":"crack","level":1},</text:p>
          </table:table-cell>
        </table:table-row>
        <table:table-row table:style-name="ro1">
          <table:table-cell/>
          <table:table-cell office:value-type="string" calcext:value-type="string">
            <text:p>crackpip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64]&amp;&quot;&quot;&quot;,&quot;&quot;level&quot;&quot;:&quot;&amp;[.C264]&amp;&quot;},&quot;" office:value-type="string" office:string-value="{&quot;word&quot;:&quot;crackpipe&quot;,&quot;level&quot;:1}," calcext:value-type="string">
            <text:p>{"word":"crackpipe","level":1},</text:p>
          </table:table-cell>
        </table:table-row>
        <table:table-row table:style-name="ro1">
          <table:table-cell/>
          <table:table-cell office:value-type="string" calcext:value-type="string">
            <text:p>crackwhor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65]&amp;&quot;&quot;&quot;,&quot;&quot;level&quot;&quot;:&quot;&amp;[.C265]&amp;&quot;},&quot;" office:value-type="string" office:string-value="{&quot;word&quot;:&quot;crackwhore&quot;,&quot;level&quot;:1}," calcext:value-type="string">
            <text:p>{"word":"crackwhore","level":1},</text:p>
          </table:table-cell>
        </table:table-row>
        <table:table-row table:style-name="ro1">
          <table:table-cell/>
          <table:table-cell office:value-type="string" calcext:value-type="string">
            <text:p>crack-whor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66]&amp;&quot;&quot;&quot;,&quot;&quot;level&quot;&quot;:&quot;&amp;[.C266]&amp;&quot;},&quot;" office:value-type="string" office:string-value="{&quot;word&quot;:&quot;crack-whore&quot;,&quot;level&quot;:1}," calcext:value-type="string">
            <text:p>{"word":"crack-whore","level":1},</text:p>
          </table:table-cell>
        </table:table-row>
        <table:table-row table:style-name="ro1">
          <table:table-cell/>
          <table:table-cell office:value-type="string" calcext:value-type="string">
            <text:p>crap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67]&amp;&quot;&quot;&quot;,&quot;&quot;level&quot;&quot;:&quot;&amp;[.C267]&amp;&quot;},&quot;" office:value-type="string" office:string-value="{&quot;word&quot;:&quot;crap&quot;,&quot;level&quot;:1}," calcext:value-type="string">
            <text:p>{"word":"crap","level":1},</text:p>
          </table:table-cell>
        </table:table-row>
        <table:table-row table:style-name="ro1">
          <table:table-cell/>
          <table:table-cell office:value-type="string" calcext:value-type="string">
            <text:p>crapola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68]&amp;&quot;&quot;&quot;,&quot;&quot;level&quot;&quot;:&quot;&amp;[.C268]&amp;&quot;},&quot;" office:value-type="string" office:string-value="{&quot;word&quot;:&quot;crapola&quot;,&quot;level&quot;:1}," calcext:value-type="string">
            <text:p>{"word":"crapola","level":1},</text:p>
          </table:table-cell>
        </table:table-row>
        <table:table-row table:style-name="ro1">
          <table:table-cell/>
          <table:table-cell office:value-type="string" calcext:value-type="string">
            <text:p>crapp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69]&amp;&quot;&quot;&quot;,&quot;&quot;level&quot;&quot;:&quot;&amp;[.C269]&amp;&quot;},&quot;" office:value-type="string" office:string-value="{&quot;word&quot;:&quot;crapper&quot;,&quot;level&quot;:1}," calcext:value-type="string">
            <text:p>{"word":"crapper","level":1},</text:p>
          </table:table-cell>
        </table:table-row>
        <table:table-row table:style-name="ro1">
          <table:table-cell/>
          <table:table-cell office:value-type="string" calcext:value-type="string">
            <text:p>crappy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70]&amp;&quot;&quot;&quot;,&quot;&quot;level&quot;&quot;:&quot;&amp;[.C270]&amp;&quot;},&quot;" office:value-type="string" office:string-value="{&quot;word&quot;:&quot;crappy&quot;,&quot;level&quot;:1}," calcext:value-type="string">
            <text:p>{"word":"crappy","level":1},</text:p>
          </table:table-cell>
        </table:table-row>
        <table:table-row table:style-name="ro1">
          <table:table-cell/>
          <table:table-cell office:value-type="string" calcext:value-type="string">
            <text:p>crash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71]&amp;&quot;&quot;&quot;,&quot;&quot;level&quot;&quot;:&quot;&amp;[.C271]&amp;&quot;},&quot;" office:value-type="string" office:string-value="{&quot;word&quot;:&quot;crash&quot;,&quot;level&quot;:1}," calcext:value-type="string">
            <text:p>{"word":"crash","level":1},</text:p>
          </table:table-cell>
        </table:table-row>
        <table:table-row table:style-name="ro1">
          <table:table-cell/>
          <table:table-cell office:value-type="string" calcext:value-type="string">
            <text:p>creamy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72]&amp;&quot;&quot;&quot;,&quot;&quot;level&quot;&quot;:&quot;&amp;[.C272]&amp;&quot;},&quot;" office:value-type="string" office:string-value="{&quot;word&quot;:&quot;creamy&quot;,&quot;level&quot;:1}," calcext:value-type="string">
            <text:p>{"word":"creamy","level":1},</text:p>
          </table:table-cell>
        </table:table-row>
        <table:table-row table:style-name="ro1">
          <table:table-cell/>
          <table:table-cell office:value-type="string" calcext:value-type="string">
            <text:p>crim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73]&amp;&quot;&quot;&quot;,&quot;&quot;level&quot;&quot;:&quot;&amp;[.C273]&amp;&quot;},&quot;" office:value-type="string" office:string-value="{&quot;word&quot;:&quot;crime&quot;,&quot;level&quot;:1}," calcext:value-type="string">
            <text:p>{"word":"crime","level":1},</text:p>
          </table:table-cell>
        </table:table-row>
        <table:table-row table:style-name="ro1">
          <table:table-cell/>
          <table:table-cell office:value-type="string" calcext:value-type="string">
            <text:p>crime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74]&amp;&quot;&quot;&quot;,&quot;&quot;level&quot;&quot;:&quot;&amp;[.C274]&amp;&quot;},&quot;" office:value-type="string" office:string-value="{&quot;word&quot;:&quot;crimes&quot;,&quot;level&quot;:1}," calcext:value-type="string">
            <text:p>{"word":"crimes","level":1},</text:p>
          </table:table-cell>
        </table:table-row>
        <table:table-row table:style-name="ro1">
          <table:table-cell/>
          <table:table-cell office:value-type="string" calcext:value-type="string">
            <text:p>criminal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75]&amp;&quot;&quot;&quot;,&quot;&quot;level&quot;&quot;:&quot;&amp;[.C275]&amp;&quot;},&quot;" office:value-type="string" office:string-value="{&quot;word&quot;:&quot;criminal&quot;,&quot;level&quot;:1}," calcext:value-type="string">
            <text:p>{"word":"criminal","level":1},</text:p>
          </table:table-cell>
        </table:table-row>
        <table:table-row table:style-name="ro1">
          <table:table-cell/>
          <table:table-cell office:value-type="string" calcext:value-type="string">
            <text:p>criminal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76]&amp;&quot;&quot;&quot;,&quot;&quot;level&quot;&quot;:&quot;&amp;[.C276]&amp;&quot;},&quot;" office:value-type="string" office:string-value="{&quot;word&quot;:&quot;criminals&quot;,&quot;level&quot;:1}," calcext:value-type="string">
            <text:p>{"word":"criminals","level":1},</text:p>
          </table:table-cell>
        </table:table-row>
        <table:table-row table:style-name="ro1">
          <table:table-cell/>
          <table:table-cell office:value-type="string" calcext:value-type="string">
            <text:p>crotch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77]&amp;&quot;&quot;&quot;,&quot;&quot;level&quot;&quot;:&quot;&amp;[.C277]&amp;&quot;},&quot;" office:value-type="string" office:string-value="{&quot;word&quot;:&quot;crotch&quot;,&quot;level&quot;:1}," calcext:value-type="string">
            <text:p>{"word":"crotch","level":1},</text:p>
          </table:table-cell>
        </table:table-row>
        <table:table-row table:style-name="ro1">
          <table:table-cell/>
          <table:table-cell office:value-type="string" calcext:value-type="string">
            <text:p>crotchjockey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78]&amp;&quot;&quot;&quot;,&quot;&quot;level&quot;&quot;:&quot;&amp;[.C278]&amp;&quot;},&quot;" office:value-type="string" office:string-value="{&quot;word&quot;:&quot;crotchjockey&quot;,&quot;level&quot;:1}," calcext:value-type="string">
            <text:p>{"word":"crotchjockey","level":1},</text:p>
          </table:table-cell>
        </table:table-row>
        <table:table-row table:style-name="ro1">
          <table:table-cell/>
          <table:table-cell office:value-type="string" calcext:value-type="string">
            <text:p>crotchmonkey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79]&amp;&quot;&quot;&quot;,&quot;&quot;level&quot;&quot;:&quot;&amp;[.C279]&amp;&quot;},&quot;" office:value-type="string" office:string-value="{&quot;word&quot;:&quot;crotchmonkey&quot;,&quot;level&quot;:1}," calcext:value-type="string">
            <text:p>{"word":"crotchmonkey","level":1},</text:p>
          </table:table-cell>
        </table:table-row>
        <table:table-row table:style-name="ro1">
          <table:table-cell/>
          <table:table-cell office:value-type="string" calcext:value-type="string">
            <text:p>crotchrot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80]&amp;&quot;&quot;&quot;,&quot;&quot;level&quot;&quot;:&quot;&amp;[.C280]&amp;&quot;},&quot;" office:value-type="string" office:string-value="{&quot;word&quot;:&quot;crotchrot&quot;,&quot;level&quot;:1}," calcext:value-type="string">
            <text:p>{"word":"crotchrot","level":1},</text:p>
          </table:table-cell>
        </table:table-row>
        <table:table-row table:style-name="ro1">
          <table:table-cell/>
          <table:table-cell office:value-type="string" calcext:value-type="string">
            <text:p>cum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81]&amp;&quot;&quot;&quot;,&quot;&quot;level&quot;&quot;:&quot;&amp;[.C281]&amp;&quot;},&quot;" office:value-type="string" office:string-value="{&quot;word&quot;:&quot;cum&quot;,&quot;level&quot;:1}," calcext:value-type="string">
            <text:p>{"word":"cum","level":1},</text:p>
          </table:table-cell>
        </table:table-row>
        <table:table-row table:style-name="ro1">
          <table:table-cell/>
          <table:table-cell office:value-type="string" calcext:value-type="string">
            <text:p>cumbubbl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82]&amp;&quot;&quot;&quot;,&quot;&quot;level&quot;&quot;:&quot;&amp;[.C282]&amp;&quot;},&quot;" office:value-type="string" office:string-value="{&quot;word&quot;:&quot;cumbubble&quot;,&quot;level&quot;:1}," calcext:value-type="string">
            <text:p>{"word":"cumbubble","level":1},</text:p>
          </table:table-cell>
        </table:table-row>
        <table:table-row table:style-name="ro1">
          <table:table-cell/>
          <table:table-cell office:value-type="string" calcext:value-type="string">
            <text:p>cumfest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83]&amp;&quot;&quot;&quot;,&quot;&quot;level&quot;&quot;:&quot;&amp;[.C283]&amp;&quot;},&quot;" office:value-type="string" office:string-value="{&quot;word&quot;:&quot;cumfest&quot;,&quot;level&quot;:1}," calcext:value-type="string">
            <text:p>{"word":"cumfest","level":1},</text:p>
          </table:table-cell>
        </table:table-row>
        <table:table-row table:style-name="ro1">
          <table:table-cell/>
          <table:table-cell office:value-type="string" calcext:value-type="string">
            <text:p>cumjockey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84]&amp;&quot;&quot;&quot;,&quot;&quot;level&quot;&quot;:&quot;&amp;[.C284]&amp;&quot;},&quot;" office:value-type="string" office:string-value="{&quot;word&quot;:&quot;cumjockey&quot;,&quot;level&quot;:1}," calcext:value-type="string">
            <text:p>{"word":"cumjockey","level":1},</text:p>
          </table:table-cell>
        </table:table-row>
        <table:table-row table:style-name="ro1">
          <table:table-cell/>
          <table:table-cell office:value-type="string" calcext:value-type="string">
            <text:p>cumm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85]&amp;&quot;&quot;&quot;,&quot;&quot;level&quot;&quot;:&quot;&amp;[.C285]&amp;&quot;},&quot;" office:value-type="string" office:string-value="{&quot;word&quot;:&quot;cumm&quot;,&quot;level&quot;:1}," calcext:value-type="string">
            <text:p>{"word":"cumm","level":1},</text:p>
          </table:table-cell>
        </table:table-row>
        <table:table-row table:style-name="ro1">
          <table:table-cell/>
          <table:table-cell office:value-type="string" calcext:value-type="string">
            <text:p>cumm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86]&amp;&quot;&quot;&quot;,&quot;&quot;level&quot;&quot;:&quot;&amp;[.C286]&amp;&quot;},&quot;" office:value-type="string" office:string-value="{&quot;word&quot;:&quot;cummer&quot;,&quot;level&quot;:1}," calcext:value-type="string">
            <text:p>{"word":"cummer","level":1},</text:p>
          </table:table-cell>
        </table:table-row>
        <table:table-row table:style-name="ro1">
          <table:table-cell/>
          <table:table-cell office:value-type="string" calcext:value-type="string">
            <text:p>cumming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87]&amp;&quot;&quot;&quot;,&quot;&quot;level&quot;&quot;:&quot;&amp;[.C287]&amp;&quot;},&quot;" office:value-type="string" office:string-value="{&quot;word&quot;:&quot;cumming&quot;,&quot;level&quot;:1}," calcext:value-type="string">
            <text:p>{"word":"cumming","level":1},</text:p>
          </table:table-cell>
        </table:table-row>
        <table:table-row table:style-name="ro1">
          <table:table-cell/>
          <table:table-cell office:value-type="string" calcext:value-type="string">
            <text:p>cumquat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88]&amp;&quot;&quot;&quot;,&quot;&quot;level&quot;&quot;:&quot;&amp;[.C288]&amp;&quot;},&quot;" office:value-type="string" office:string-value="{&quot;word&quot;:&quot;cumquat&quot;,&quot;level&quot;:1}," calcext:value-type="string">
            <text:p>{"word":"cumquat","level":1},</text:p>
          </table:table-cell>
        </table:table-row>
        <table:table-row table:style-name="ro1">
          <table:table-cell/>
          <table:table-cell office:value-type="string" calcext:value-type="string">
            <text:p>cumqueen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89]&amp;&quot;&quot;&quot;,&quot;&quot;level&quot;&quot;:&quot;&amp;[.C289]&amp;&quot;},&quot;" office:value-type="string" office:string-value="{&quot;word&quot;:&quot;cumqueen&quot;,&quot;level&quot;:1}," calcext:value-type="string">
            <text:p>{"word":"cumqueen","level":1},</text:p>
          </table:table-cell>
        </table:table-row>
        <table:table-row table:style-name="ro1">
          <table:table-cell/>
          <table:table-cell office:value-type="string" calcext:value-type="string">
            <text:p>cumshot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90]&amp;&quot;&quot;&quot;,&quot;&quot;level&quot;&quot;:&quot;&amp;[.C290]&amp;&quot;},&quot;" office:value-type="string" office:string-value="{&quot;word&quot;:&quot;cumshot&quot;,&quot;level&quot;:1}," calcext:value-type="string">
            <text:p>{"word":"cumshot","level":1},</text:p>
          </table:table-cell>
        </table:table-row>
        <table:table-row table:style-name="ro1">
          <table:table-cell/>
          <table:table-cell office:value-type="string" calcext:value-type="string">
            <text:p>cunilingu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91]&amp;&quot;&quot;&quot;,&quot;&quot;level&quot;&quot;:&quot;&amp;[.C291]&amp;&quot;},&quot;" office:value-type="string" office:string-value="{&quot;word&quot;:&quot;cunilingus&quot;,&quot;level&quot;:1}," calcext:value-type="string">
            <text:p>{"word":"cunilingus","level":1},</text:p>
          </table:table-cell>
        </table:table-row>
        <table:table-row table:style-name="ro1">
          <table:table-cell/>
          <table:table-cell office:value-type="string" calcext:value-type="string">
            <text:p>cunillingu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92]&amp;&quot;&quot;&quot;,&quot;&quot;level&quot;&quot;:&quot;&amp;[.C292]&amp;&quot;},&quot;" office:value-type="string" office:string-value="{&quot;word&quot;:&quot;cunillingus&quot;,&quot;level&quot;:1}," calcext:value-type="string">
            <text:p>{"word":"cunillingus","level":1},</text:p>
          </table:table-cell>
        </table:table-row>
        <table:table-row table:style-name="ro1">
          <table:table-cell/>
          <table:table-cell office:value-type="string" calcext:value-type="string">
            <text:p>cunn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93]&amp;&quot;&quot;&quot;,&quot;&quot;level&quot;&quot;:&quot;&amp;[.C293]&amp;&quot;},&quot;" office:value-type="string" office:string-value="{&quot;word&quot;:&quot;cunn&quot;,&quot;level&quot;:1}," calcext:value-type="string">
            <text:p>{"word":"cunn","level":1},</text:p>
          </table:table-cell>
        </table:table-row>
        <table:table-row table:style-name="ro1">
          <table:table-cell/>
          <table:table-cell office:value-type="string" calcext:value-type="string">
            <text:p>cunnilingu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94]&amp;&quot;&quot;&quot;,&quot;&quot;level&quot;&quot;:&quot;&amp;[.C294]&amp;&quot;},&quot;" office:value-type="string" office:string-value="{&quot;word&quot;:&quot;cunnilingus&quot;,&quot;level&quot;:1}," calcext:value-type="string">
            <text:p>{"word":"cunnilingus","level":1},</text:p>
          </table:table-cell>
        </table:table-row>
        <table:table-row table:style-name="ro1">
          <table:table-cell/>
          <table:table-cell office:value-type="string" calcext:value-type="string">
            <text:p>cunntt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95]&amp;&quot;&quot;&quot;,&quot;&quot;level&quot;&quot;:&quot;&amp;[.C295]&amp;&quot;},&quot;" office:value-type="string" office:string-value="{&quot;word&quot;:&quot;cunntt&quot;,&quot;level&quot;:1}," calcext:value-type="string">
            <text:p>{"word":"cunntt","level":1},</text:p>
          </table:table-cell>
        </table:table-row>
        <table:table-row table:style-name="ro1">
          <table:table-cell/>
          <table:table-cell office:value-type="string" calcext:value-type="string">
            <text:p>cunt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96]&amp;&quot;&quot;&quot;,&quot;&quot;level&quot;&quot;:&quot;&amp;[.C296]&amp;&quot;},&quot;" office:value-type="string" office:string-value="{&quot;word&quot;:&quot;cunt&quot;,&quot;level&quot;:1}," calcext:value-type="string">
            <text:p>{"word":"cunt","level":1},</text:p>
          </table:table-cell>
        </table:table-row>
        <table:table-row table:style-name="ro1">
          <table:table-cell/>
          <table:table-cell office:value-type="string" calcext:value-type="string">
            <text:p>cunteyed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97]&amp;&quot;&quot;&quot;,&quot;&quot;level&quot;&quot;:&quot;&amp;[.C297]&amp;&quot;},&quot;" office:value-type="string" office:string-value="{&quot;word&quot;:&quot;cunteyed&quot;,&quot;level&quot;:1}," calcext:value-type="string">
            <text:p>{"word":"cunteyed","level":1},</text:p>
          </table:table-cell>
        </table:table-row>
        <table:table-row table:style-name="ro1">
          <table:table-cell/>
          <table:table-cell office:value-type="string" calcext:value-type="string">
            <text:p>cuntfuck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98]&amp;&quot;&quot;&quot;,&quot;&quot;level&quot;&quot;:&quot;&amp;[.C298]&amp;&quot;},&quot;" office:value-type="string" office:string-value="{&quot;word&quot;:&quot;cuntfuck&quot;,&quot;level&quot;:1}," calcext:value-type="string">
            <text:p>{"word":"cuntfuck","level":1},</text:p>
          </table:table-cell>
        </table:table-row>
        <table:table-row table:style-name="ro1">
          <table:table-cell/>
          <table:table-cell office:value-type="string" calcext:value-type="string">
            <text:p>cuntfuck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299]&amp;&quot;&quot;&quot;,&quot;&quot;level&quot;&quot;:&quot;&amp;[.C299]&amp;&quot;},&quot;" office:value-type="string" office:string-value="{&quot;word&quot;:&quot;cuntfucker&quot;,&quot;level&quot;:1}," calcext:value-type="string">
            <text:p>{"word":"cuntfucker","level":1},</text:p>
          </table:table-cell>
        </table:table-row>
        <table:table-row table:style-name="ro1">
          <table:table-cell/>
          <table:table-cell office:value-type="string" calcext:value-type="string">
            <text:p>cuntlick 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00]&amp;&quot;&quot;&quot;,&quot;&quot;level&quot;&quot;:&quot;&amp;[.C300]&amp;&quot;},&quot;" office:value-type="string" office:string-value="{&quot;word&quot;:&quot;cuntlick &quot;,&quot;level&quot;:1}," calcext:value-type="string">
            <text:p>{"word":"cuntlick ","level":1},</text:p>
          </table:table-cell>
        </table:table-row>
        <table:table-row table:style-name="ro1">
          <table:table-cell/>
          <table:table-cell office:value-type="string" calcext:value-type="string">
            <text:p>cuntlicker 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01]&amp;&quot;&quot;&quot;,&quot;&quot;level&quot;&quot;:&quot;&amp;[.C301]&amp;&quot;},&quot;" office:value-type="string" office:string-value="{&quot;word&quot;:&quot;cuntlicker &quot;,&quot;level&quot;:1}," calcext:value-type="string">
            <text:p>{"word":"cuntlicker ","level":1},</text:p>
          </table:table-cell>
        </table:table-row>
        <table:table-row table:style-name="ro1">
          <table:table-cell/>
          <table:table-cell office:value-type="string" calcext:value-type="string">
            <text:p>cuntlicking 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02]&amp;&quot;&quot;&quot;,&quot;&quot;level&quot;&quot;:&quot;&amp;[.C302]&amp;&quot;},&quot;" office:value-type="string" office:string-value="{&quot;word&quot;:&quot;cuntlicking &quot;,&quot;level&quot;:1}," calcext:value-type="string">
            <text:p>{"word":"cuntlicking ","level":1},</text:p>
          </table:table-cell>
        </table:table-row>
        <table:table-row table:style-name="ro1">
          <table:table-cell/>
          <table:table-cell office:value-type="string" calcext:value-type="string">
            <text:p>cuntsuck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03]&amp;&quot;&quot;&quot;,&quot;&quot;level&quot;&quot;:&quot;&amp;[.C303]&amp;&quot;},&quot;" office:value-type="string" office:string-value="{&quot;word&quot;:&quot;cuntsucker&quot;,&quot;level&quot;:1}," calcext:value-type="string">
            <text:p>{"word":"cuntsucker","level":1},</text:p>
          </table:table-cell>
        </table:table-row>
        <table:table-row table:style-name="ro1">
          <table:table-cell/>
          <table:table-cell office:value-type="string" calcext:value-type="string">
            <text:p>cybersex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04]&amp;&quot;&quot;&quot;,&quot;&quot;level&quot;&quot;:&quot;&amp;[.C304]&amp;&quot;},&quot;" office:value-type="string" office:string-value="{&quot;word&quot;:&quot;cybersex&quot;,&quot;level&quot;:1}," calcext:value-type="string">
            <text:p>{"word":"cybersex","level":1},</text:p>
          </table:table-cell>
        </table:table-row>
        <table:table-row table:style-name="ro1">
          <table:table-cell/>
          <table:table-cell office:value-type="string" calcext:value-type="string">
            <text:p>cyberslim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05]&amp;&quot;&quot;&quot;,&quot;&quot;level&quot;&quot;:&quot;&amp;[.C305]&amp;&quot;},&quot;" office:value-type="string" office:string-value="{&quot;word&quot;:&quot;cyberslimer&quot;,&quot;level&quot;:1}," calcext:value-type="string">
            <text:p>{"word":"cyberslimer","level":1},</text:p>
          </table:table-cell>
        </table:table-row>
        <table:table-row table:style-name="ro1">
          <table:table-cell/>
          <table:table-cell office:value-type="string" calcext:value-type="string">
            <text:p>dago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06]&amp;&quot;&quot;&quot;,&quot;&quot;level&quot;&quot;:&quot;&amp;[.C306]&amp;&quot;},&quot;" office:value-type="string" office:string-value="{&quot;word&quot;:&quot;dago&quot;,&quot;level&quot;:1}," calcext:value-type="string">
            <text:p>{"word":"dago","level":1},</text:p>
          </table:table-cell>
        </table:table-row>
        <table:table-row table:style-name="ro1">
          <table:table-cell/>
          <table:table-cell office:value-type="string" calcext:value-type="string">
            <text:p>dahm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07]&amp;&quot;&quot;&quot;,&quot;&quot;level&quot;&quot;:&quot;&amp;[.C307]&amp;&quot;},&quot;" office:value-type="string" office:string-value="{&quot;word&quot;:&quot;dahmer&quot;,&quot;level&quot;:1}," calcext:value-type="string">
            <text:p>{"word":"dahmer","level":1},</text:p>
          </table:table-cell>
        </table:table-row>
        <table:table-row table:style-name="ro1">
          <table:table-cell/>
          <table:table-cell office:value-type="string" calcext:value-type="string">
            <text:p>dammit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08]&amp;&quot;&quot;&quot;,&quot;&quot;level&quot;&quot;:&quot;&amp;[.C308]&amp;&quot;},&quot;" office:value-type="string" office:string-value="{&quot;word&quot;:&quot;dammit&quot;,&quot;level&quot;:1}," calcext:value-type="string">
            <text:p>{"word":"dammit","level":1},</text:p>
          </table:table-cell>
        </table:table-row>
        <table:table-row table:style-name="ro1">
          <table:table-cell/>
          <table:table-cell office:value-type="string" calcext:value-type="string">
            <text:p>damn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09]&amp;&quot;&quot;&quot;,&quot;&quot;level&quot;&quot;:&quot;&amp;[.C309]&amp;&quot;},&quot;" office:value-type="string" office:string-value="{&quot;word&quot;:&quot;damn&quot;,&quot;level&quot;:1}," calcext:value-type="string">
            <text:p>{"word":"damn","level":1},</text:p>
          </table:table-cell>
        </table:table-row>
        <table:table-row table:style-name="ro1">
          <table:table-cell/>
          <table:table-cell office:value-type="string" calcext:value-type="string">
            <text:p>damnation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10]&amp;&quot;&quot;&quot;,&quot;&quot;level&quot;&quot;:&quot;&amp;[.C310]&amp;&quot;},&quot;" office:value-type="string" office:string-value="{&quot;word&quot;:&quot;damnation&quot;,&quot;level&quot;:1}," calcext:value-type="string">
            <text:p>{"word":"damnation","level":1},</text:p>
          </table:table-cell>
        </table:table-row>
        <table:table-row table:style-name="ro1">
          <table:table-cell/>
          <table:table-cell office:value-type="string" calcext:value-type="string">
            <text:p>damnit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11]&amp;&quot;&quot;&quot;,&quot;&quot;level&quot;&quot;:&quot;&amp;[.C311]&amp;&quot;},&quot;" office:value-type="string" office:string-value="{&quot;word&quot;:&quot;damnit&quot;,&quot;level&quot;:1}," calcext:value-type="string">
            <text:p>{"word":"damnit","level":1},</text:p>
          </table:table-cell>
        </table:table-row>
        <table:table-row table:style-name="ro1">
          <table:table-cell/>
          <table:table-cell office:value-type="string" calcext:value-type="string">
            <text:p>darki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12]&amp;&quot;&quot;&quot;,&quot;&quot;level&quot;&quot;:&quot;&amp;[.C312]&amp;&quot;},&quot;" office:value-type="string" office:string-value="{&quot;word&quot;:&quot;darkie&quot;,&quot;level&quot;:1}," calcext:value-type="string">
            <text:p>{"word":"darkie","level":1},</text:p>
          </table:table-cell>
        </table:table-row>
        <table:table-row table:style-name="ro1">
          <table:table-cell/>
          <table:table-cell office:value-type="string" calcext:value-type="string">
            <text:p>darky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13]&amp;&quot;&quot;&quot;,&quot;&quot;level&quot;&quot;:&quot;&amp;[.C313]&amp;&quot;},&quot;" office:value-type="string" office:string-value="{&quot;word&quot;:&quot;darky&quot;,&quot;level&quot;:1}," calcext:value-type="string">
            <text:p>{"word":"darky","level":1},</text:p>
          </table:table-cell>
        </table:table-row>
        <table:table-row table:style-name="ro1">
          <table:table-cell/>
          <table:table-cell office:value-type="string" calcext:value-type="string">
            <text:p>datnigga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14]&amp;&quot;&quot;&quot;,&quot;&quot;level&quot;&quot;:&quot;&amp;[.C314]&amp;&quot;},&quot;" office:value-type="string" office:string-value="{&quot;word&quot;:&quot;datnigga&quot;,&quot;level&quot;:1}," calcext:value-type="string">
            <text:p>{"word":"datnigga","level":1},</text:p>
          </table:table-cell>
        </table:table-row>
        <table:table-row table:style-name="ro1">
          <table:table-cell/>
          <table:table-cell office:value-type="string" calcext:value-type="string">
            <text:p>dead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15]&amp;&quot;&quot;&quot;,&quot;&quot;level&quot;&quot;:&quot;&amp;[.C315]&amp;&quot;},&quot;" office:value-type="string" office:string-value="{&quot;word&quot;:&quot;dead&quot;,&quot;level&quot;:1}," calcext:value-type="string">
            <text:p>{"word":"dead","level":1},</text:p>
          </table:table-cell>
        </table:table-row>
        <table:table-row table:style-name="ro1">
          <table:table-cell/>
          <table:table-cell office:value-type="string" calcext:value-type="string">
            <text:p>deapthroat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16]&amp;&quot;&quot;&quot;,&quot;&quot;level&quot;&quot;:&quot;&amp;[.C316]&amp;&quot;},&quot;" office:value-type="string" office:string-value="{&quot;word&quot;:&quot;deapthroat&quot;,&quot;level&quot;:1}," calcext:value-type="string">
            <text:p>{"word":"deapthroat","level":1},</text:p>
          </table:table-cell>
        </table:table-row>
        <table:table-row table:style-name="ro1">
          <table:table-cell/>
          <table:table-cell office:value-type="string" calcext:value-type="string">
            <text:p>death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17]&amp;&quot;&quot;&quot;,&quot;&quot;level&quot;&quot;:&quot;&amp;[.C317]&amp;&quot;},&quot;" office:value-type="string" office:string-value="{&quot;word&quot;:&quot;death&quot;,&quot;level&quot;:1}," calcext:value-type="string">
            <text:p>{"word":"death","level":1},</text:p>
          </table:table-cell>
        </table:table-row>
        <table:table-row table:style-name="ro1">
          <table:table-cell/>
          <table:table-cell office:value-type="string" calcext:value-type="string">
            <text:p>deepthroat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18]&amp;&quot;&quot;&quot;,&quot;&quot;level&quot;&quot;:&quot;&amp;[.C318]&amp;&quot;},&quot;" office:value-type="string" office:string-value="{&quot;word&quot;:&quot;deepthroat&quot;,&quot;level&quot;:1}," calcext:value-type="string">
            <text:p>{"word":"deepthroat","level":1},</text:p>
          </table:table-cell>
        </table:table-row>
        <table:table-row table:style-name="ro1">
          <table:table-cell/>
          <table:table-cell office:value-type="string" calcext:value-type="string">
            <text:p>defecat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19]&amp;&quot;&quot;&quot;,&quot;&quot;level&quot;&quot;:&quot;&amp;[.C319]&amp;&quot;},&quot;" office:value-type="string" office:string-value="{&quot;word&quot;:&quot;defecate&quot;,&quot;level&quot;:1}," calcext:value-type="string">
            <text:p>{"word":"defecate","level":1},</text:p>
          </table:table-cell>
        </table:table-row>
        <table:table-row table:style-name="ro1">
          <table:table-cell/>
          <table:table-cell office:value-type="string" calcext:value-type="string">
            <text:p>dego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20]&amp;&quot;&quot;&quot;,&quot;&quot;level&quot;&quot;:&quot;&amp;[.C320]&amp;&quot;},&quot;" office:value-type="string" office:string-value="{&quot;word&quot;:&quot;dego&quot;,&quot;level&quot;:1}," calcext:value-type="string">
            <text:p>{"word":"dego","level":1},</text:p>
          </table:table-cell>
        </table:table-row>
        <table:table-row table:style-name="ro1">
          <table:table-cell/>
          <table:table-cell office:value-type="string" calcext:value-type="string">
            <text:p>demon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21]&amp;&quot;&quot;&quot;,&quot;&quot;level&quot;&quot;:&quot;&amp;[.C321]&amp;&quot;},&quot;" office:value-type="string" office:string-value="{&quot;word&quot;:&quot;demon&quot;,&quot;level&quot;:1}," calcext:value-type="string">
            <text:p>{"word":"demon","level":1},</text:p>
          </table:table-cell>
        </table:table-row>
        <table:table-row table:style-name="ro1">
          <table:table-cell/>
          <table:table-cell office:value-type="string" calcext:value-type="string">
            <text:p>deposit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22]&amp;&quot;&quot;&quot;,&quot;&quot;level&quot;&quot;:&quot;&amp;[.C322]&amp;&quot;},&quot;" office:value-type="string" office:string-value="{&quot;word&quot;:&quot;deposit&quot;,&quot;level&quot;:1}," calcext:value-type="string">
            <text:p>{"word":"deposit","level":1},</text:p>
          </table:table-cell>
        </table:table-row>
        <table:table-row table:style-name="ro1">
          <table:table-cell/>
          <table:table-cell office:value-type="string" calcext:value-type="string">
            <text:p>desir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23]&amp;&quot;&quot;&quot;,&quot;&quot;level&quot;&quot;:&quot;&amp;[.C323]&amp;&quot;},&quot;" office:value-type="string" office:string-value="{&quot;word&quot;:&quot;desire&quot;,&quot;level&quot;:1}," calcext:value-type="string">
            <text:p>{"word":"desire","level":1},</text:p>
          </table:table-cell>
        </table:table-row>
        <table:table-row table:style-name="ro1">
          <table:table-cell/>
          <table:table-cell office:value-type="string" calcext:value-type="string">
            <text:p>destroy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24]&amp;&quot;&quot;&quot;,&quot;&quot;level&quot;&quot;:&quot;&amp;[.C324]&amp;&quot;},&quot;" office:value-type="string" office:string-value="{&quot;word&quot;:&quot;destroy&quot;,&quot;level&quot;:1}," calcext:value-type="string">
            <text:p>{"word":"destroy","level":1},</text:p>
          </table:table-cell>
        </table:table-row>
        <table:table-row table:style-name="ro1">
          <table:table-cell/>
          <table:table-cell office:value-type="string" calcext:value-type="string">
            <text:p>deth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25]&amp;&quot;&quot;&quot;,&quot;&quot;level&quot;&quot;:&quot;&amp;[.C325]&amp;&quot;},&quot;" office:value-type="string" office:string-value="{&quot;word&quot;:&quot;deth&quot;,&quot;level&quot;:1}," calcext:value-type="string">
            <text:p>{"word":"deth","level":1},</text:p>
          </table:table-cell>
        </table:table-row>
        <table:table-row table:style-name="ro1">
          <table:table-cell/>
          <table:table-cell office:value-type="string" calcext:value-type="string">
            <text:p>devil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26]&amp;&quot;&quot;&quot;,&quot;&quot;level&quot;&quot;:&quot;&amp;[.C326]&amp;&quot;},&quot;" office:value-type="string" office:string-value="{&quot;word&quot;:&quot;devil&quot;,&quot;level&quot;:1}," calcext:value-type="string">
            <text:p>{"word":"devil","level":1},</text:p>
          </table:table-cell>
        </table:table-row>
        <table:table-row table:style-name="ro1">
          <table:table-cell/>
          <table:table-cell office:value-type="string" calcext:value-type="string">
            <text:p>devilworshipp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27]&amp;&quot;&quot;&quot;,&quot;&quot;level&quot;&quot;:&quot;&amp;[.C327]&amp;&quot;},&quot;" office:value-type="string" office:string-value="{&quot;word&quot;:&quot;devilworshipper&quot;,&quot;level&quot;:1}," calcext:value-type="string">
            <text:p>{"word":"devilworshipper","level":1},</text:p>
          </table:table-cell>
        </table:table-row>
        <table:table-row table:style-name="ro1">
          <table:table-cell/>
          <table:table-cell office:value-type="string" calcext:value-type="string">
            <text:p>dick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28]&amp;&quot;&quot;&quot;,&quot;&quot;level&quot;&quot;:&quot;&amp;[.C328]&amp;&quot;},&quot;" office:value-type="string" office:string-value="{&quot;word&quot;:&quot;dick&quot;,&quot;level&quot;:1}," calcext:value-type="string">
            <text:p>{"word":"dick","level":1},</text:p>
          </table:table-cell>
        </table:table-row>
        <table:table-row table:style-name="ro1">
          <table:table-cell/>
          <table:table-cell office:value-type="string" calcext:value-type="string">
            <text:p>dickbrain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29]&amp;&quot;&quot;&quot;,&quot;&quot;level&quot;&quot;:&quot;&amp;[.C329]&amp;&quot;},&quot;" office:value-type="string" office:string-value="{&quot;word&quot;:&quot;dickbrain&quot;,&quot;level&quot;:1}," calcext:value-type="string">
            <text:p>{"word":"dickbrain","level":1},</text:p>
          </table:table-cell>
        </table:table-row>
        <table:table-row table:style-name="ro1">
          <table:table-cell/>
          <table:table-cell office:value-type="string" calcext:value-type="string">
            <text:p>dickforbrain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30]&amp;&quot;&quot;&quot;,&quot;&quot;level&quot;&quot;:&quot;&amp;[.C330]&amp;&quot;},&quot;" office:value-type="string" office:string-value="{&quot;word&quot;:&quot;dickforbrains&quot;,&quot;level&quot;:1}," calcext:value-type="string">
            <text:p>{"word":"dickforbrains","level":1},</text:p>
          </table:table-cell>
        </table:table-row>
        <table:table-row table:style-name="ro1">
          <table:table-cell/>
          <table:table-cell office:value-type="string" calcext:value-type="string">
            <text:p>dickhead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31]&amp;&quot;&quot;&quot;,&quot;&quot;level&quot;&quot;:&quot;&amp;[.C331]&amp;&quot;},&quot;" office:value-type="string" office:string-value="{&quot;word&quot;:&quot;dickhead&quot;,&quot;level&quot;:1}," calcext:value-type="string">
            <text:p>{"word":"dickhead","level":1},</text:p>
          </table:table-cell>
        </table:table-row>
        <table:table-row table:style-name="ro1">
          <table:table-cell/>
          <table:table-cell office:value-type="string" calcext:value-type="string">
            <text:p>dickles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32]&amp;&quot;&quot;&quot;,&quot;&quot;level&quot;&quot;:&quot;&amp;[.C332]&amp;&quot;},&quot;" office:value-type="string" office:string-value="{&quot;word&quot;:&quot;dickless&quot;,&quot;level&quot;:1}," calcext:value-type="string">
            <text:p>{"word":"dickless","level":1},</text:p>
          </table:table-cell>
        </table:table-row>
        <table:table-row table:style-name="ro1">
          <table:table-cell/>
          <table:table-cell office:value-type="string" calcext:value-type="string">
            <text:p>dicklick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33]&amp;&quot;&quot;&quot;,&quot;&quot;level&quot;&quot;:&quot;&amp;[.C333]&amp;&quot;},&quot;" office:value-type="string" office:string-value="{&quot;word&quot;:&quot;dicklick&quot;,&quot;level&quot;:1}," calcext:value-type="string">
            <text:p>{"word":"dicklick","level":1},</text:p>
          </table:table-cell>
        </table:table-row>
        <table:table-row table:style-name="ro1">
          <table:table-cell/>
          <table:table-cell office:value-type="string" calcext:value-type="string">
            <text:p>dicklick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34]&amp;&quot;&quot;&quot;,&quot;&quot;level&quot;&quot;:&quot;&amp;[.C334]&amp;&quot;},&quot;" office:value-type="string" office:string-value="{&quot;word&quot;:&quot;dicklicker&quot;,&quot;level&quot;:1}," calcext:value-type="string">
            <text:p>{"word":"dicklicker","level":1},</text:p>
          </table:table-cell>
        </table:table-row>
        <table:table-row table:style-name="ro1">
          <table:table-cell/>
          <table:table-cell office:value-type="string" calcext:value-type="string">
            <text:p>dickman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35]&amp;&quot;&quot;&quot;,&quot;&quot;level&quot;&quot;:&quot;&amp;[.C335]&amp;&quot;},&quot;" office:value-type="string" office:string-value="{&quot;word&quot;:&quot;dickman&quot;,&quot;level&quot;:1}," calcext:value-type="string">
            <text:p>{"word":"dickman","level":1},</text:p>
          </table:table-cell>
        </table:table-row>
        <table:table-row table:style-name="ro1">
          <table:table-cell/>
          <table:table-cell office:value-type="string" calcext:value-type="string">
            <text:p>dickwad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36]&amp;&quot;&quot;&quot;,&quot;&quot;level&quot;&quot;:&quot;&amp;[.C336]&amp;&quot;},&quot;" office:value-type="string" office:string-value="{&quot;word&quot;:&quot;dickwad&quot;,&quot;level&quot;:1}," calcext:value-type="string">
            <text:p>{"word":"dickwad","level":1},</text:p>
          </table:table-cell>
        </table:table-row>
        <table:table-row table:style-name="ro1">
          <table:table-cell/>
          <table:table-cell office:value-type="string" calcext:value-type="string">
            <text:p>dickweed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37]&amp;&quot;&quot;&quot;,&quot;&quot;level&quot;&quot;:&quot;&amp;[.C337]&amp;&quot;},&quot;" office:value-type="string" office:string-value="{&quot;word&quot;:&quot;dickweed&quot;,&quot;level&quot;:1}," calcext:value-type="string">
            <text:p>{"word":"dickweed","level":1},</text:p>
          </table:table-cell>
        </table:table-row>
        <table:table-row table:style-name="ro1">
          <table:table-cell/>
          <table:table-cell office:value-type="string" calcext:value-type="string">
            <text:p>diddl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38]&amp;&quot;&quot;&quot;,&quot;&quot;level&quot;&quot;:&quot;&amp;[.C338]&amp;&quot;},&quot;" office:value-type="string" office:string-value="{&quot;word&quot;:&quot;diddle&quot;,&quot;level&quot;:1}," calcext:value-type="string">
            <text:p>{"word":"diddle","level":1},</text:p>
          </table:table-cell>
        </table:table-row>
        <table:table-row table:style-name="ro1">
          <table:table-cell/>
          <table:table-cell office:value-type="string" calcext:value-type="string">
            <text:p>di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39]&amp;&quot;&quot;&quot;,&quot;&quot;level&quot;&quot;:&quot;&amp;[.C339]&amp;&quot;},&quot;" office:value-type="string" office:string-value="{&quot;word&quot;:&quot;die&quot;,&quot;level&quot;:1}," calcext:value-type="string">
            <text:p>{"word":"die","level":1},</text:p>
          </table:table-cell>
        </table:table-row>
        <table:table-row table:style-name="ro1">
          <table:table-cell/>
          <table:table-cell office:value-type="string" calcext:value-type="string">
            <text:p>died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40]&amp;&quot;&quot;&quot;,&quot;&quot;level&quot;&quot;:&quot;&amp;[.C340]&amp;&quot;},&quot;" office:value-type="string" office:string-value="{&quot;word&quot;:&quot;died&quot;,&quot;level&quot;:1}," calcext:value-type="string">
            <text:p>{"word":"died","level":1},</text:p>
          </table:table-cell>
        </table:table-row>
        <table:table-row table:style-name="ro1">
          <table:table-cell/>
          <table:table-cell office:value-type="string" calcext:value-type="string">
            <text:p>die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41]&amp;&quot;&quot;&quot;,&quot;&quot;level&quot;&quot;:&quot;&amp;[.C341]&amp;&quot;},&quot;" office:value-type="string" office:string-value="{&quot;word&quot;:&quot;dies&quot;,&quot;level&quot;:1}," calcext:value-type="string">
            <text:p>{"word":"dies","level":1},</text:p>
          </table:table-cell>
        </table:table-row>
        <table:table-row table:style-name="ro1">
          <table:table-cell/>
          <table:table-cell office:value-type="string" calcext:value-type="string">
            <text:p>dik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42]&amp;&quot;&quot;&quot;,&quot;&quot;level&quot;&quot;:&quot;&amp;[.C342]&amp;&quot;},&quot;" office:value-type="string" office:string-value="{&quot;word&quot;:&quot;dike&quot;,&quot;level&quot;:1}," calcext:value-type="string">
            <text:p>{"word":"dike","level":1},</text:p>
          </table:table-cell>
        </table:table-row>
        <table:table-row table:style-name="ro1">
          <table:table-cell/>
          <table:table-cell office:value-type="string" calcext:value-type="string">
            <text:p>dildo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43]&amp;&quot;&quot;&quot;,&quot;&quot;level&quot;&quot;:&quot;&amp;[.C343]&amp;&quot;},&quot;" office:value-type="string" office:string-value="{&quot;word&quot;:&quot;dildo&quot;,&quot;level&quot;:1}," calcext:value-type="string">
            <text:p>{"word":"dildo","level":1},</text:p>
          </table:table-cell>
        </table:table-row>
        <table:table-row table:style-name="ro1">
          <table:table-cell/>
          <table:table-cell office:value-type="string" calcext:value-type="string">
            <text:p>dingleberry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44]&amp;&quot;&quot;&quot;,&quot;&quot;level&quot;&quot;:&quot;&amp;[.C344]&amp;&quot;},&quot;" office:value-type="string" office:string-value="{&quot;word&quot;:&quot;dingleberry&quot;,&quot;level&quot;:1}," calcext:value-type="string">
            <text:p>{"word":"dingleberry","level":1},</text:p>
          </table:table-cell>
        </table:table-row>
        <table:table-row table:style-name="ro1">
          <table:table-cell/>
          <table:table-cell office:value-type="string" calcext:value-type="string">
            <text:p>dink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45]&amp;&quot;&quot;&quot;,&quot;&quot;level&quot;&quot;:&quot;&amp;[.C345]&amp;&quot;},&quot;" office:value-type="string" office:string-value="{&quot;word&quot;:&quot;dink&quot;,&quot;level&quot;:1}," calcext:value-type="string">
            <text:p>{"word":"dink","level":1},</text:p>
          </table:table-cell>
        </table:table-row>
        <table:table-row table:style-name="ro1">
          <table:table-cell/>
          <table:table-cell office:value-type="string" calcext:value-type="string">
            <text:p>dipshit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46]&amp;&quot;&quot;&quot;,&quot;&quot;level&quot;&quot;:&quot;&amp;[.C346]&amp;&quot;},&quot;" office:value-type="string" office:string-value="{&quot;word&quot;:&quot;dipshit&quot;,&quot;level&quot;:1}," calcext:value-type="string">
            <text:p>{"word":"dipshit","level":1},</text:p>
          </table:table-cell>
        </table:table-row>
        <table:table-row table:style-name="ro1">
          <table:table-cell/>
          <table:table-cell office:value-type="string" calcext:value-type="string">
            <text:p>dipstick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47]&amp;&quot;&quot;&quot;,&quot;&quot;level&quot;&quot;:&quot;&amp;[.C347]&amp;&quot;},&quot;" office:value-type="string" office:string-value="{&quot;word&quot;:&quot;dipstick&quot;,&quot;level&quot;:1}," calcext:value-type="string">
            <text:p>{"word":"dipstick","level":1},</text:p>
          </table:table-cell>
        </table:table-row>
        <table:table-row table:style-name="ro1">
          <table:table-cell/>
          <table:table-cell office:value-type="string" calcext:value-type="string">
            <text:p>dirty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48]&amp;&quot;&quot;&quot;,&quot;&quot;level&quot;&quot;:&quot;&amp;[.C348]&amp;&quot;},&quot;" office:value-type="string" office:string-value="{&quot;word&quot;:&quot;dirty&quot;,&quot;level&quot;:1}," calcext:value-type="string">
            <text:p>{"word":"dirty","level":1},</text:p>
          </table:table-cell>
        </table:table-row>
        <table:table-row table:style-name="ro1">
          <table:table-cell/>
          <table:table-cell office:value-type="string" calcext:value-type="string">
            <text:p>diseas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49]&amp;&quot;&quot;&quot;,&quot;&quot;level&quot;&quot;:&quot;&amp;[.C349]&amp;&quot;},&quot;" office:value-type="string" office:string-value="{&quot;word&quot;:&quot;disease&quot;,&quot;level&quot;:1}," calcext:value-type="string">
            <text:p>{"word":"disease","level":1},</text:p>
          </table:table-cell>
        </table:table-row>
        <table:table-row table:style-name="ro1">
          <table:table-cell/>
          <table:table-cell office:value-type="string" calcext:value-type="string">
            <text:p>disease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50]&amp;&quot;&quot;&quot;,&quot;&quot;level&quot;&quot;:&quot;&amp;[.C350]&amp;&quot;},&quot;" office:value-type="string" office:string-value="{&quot;word&quot;:&quot;diseases&quot;,&quot;level&quot;:1}," calcext:value-type="string">
            <text:p>{"word":"diseases","level":1},</text:p>
          </table:table-cell>
        </table:table-row>
        <table:table-row table:style-name="ro1">
          <table:table-cell/>
          <table:table-cell office:value-type="string" calcext:value-type="string">
            <text:p>disturbed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51]&amp;&quot;&quot;&quot;,&quot;&quot;level&quot;&quot;:&quot;&amp;[.C351]&amp;&quot;},&quot;" office:value-type="string" office:string-value="{&quot;word&quot;:&quot;disturbed&quot;,&quot;level&quot;:1}," calcext:value-type="string">
            <text:p>{"word":"disturbed","level":1},</text:p>
          </table:table-cell>
        </table:table-row>
        <table:table-row table:style-name="ro1">
          <table:table-cell/>
          <table:table-cell office:value-type="string" calcext:value-type="string">
            <text:p>div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52]&amp;&quot;&quot;&quot;,&quot;&quot;level&quot;&quot;:&quot;&amp;[.C352]&amp;&quot;},&quot;" office:value-type="string" office:string-value="{&quot;word&quot;:&quot;dive&quot;,&quot;level&quot;:1}," calcext:value-type="string">
            <text:p>{"word":"dive","level":1},</text:p>
          </table:table-cell>
        </table:table-row>
        <table:table-row table:style-name="ro1">
          <table:table-cell/>
          <table:table-cell office:value-type="string" calcext:value-type="string">
            <text:p>dix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53]&amp;&quot;&quot;&quot;,&quot;&quot;level&quot;&quot;:&quot;&amp;[.C353]&amp;&quot;},&quot;" office:value-type="string" office:string-value="{&quot;word&quot;:&quot;dix&quot;,&quot;level&quot;:1}," calcext:value-type="string">
            <text:p>{"word":"dix","level":1},</text:p>
          </table:table-cell>
        </table:table-row>
        <table:table-row table:style-name="ro1">
          <table:table-cell/>
          <table:table-cell office:value-type="string" calcext:value-type="string">
            <text:p>dixiedik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54]&amp;&quot;&quot;&quot;,&quot;&quot;level&quot;&quot;:&quot;&amp;[.C354]&amp;&quot;},&quot;" office:value-type="string" office:string-value="{&quot;word&quot;:&quot;dixiedike&quot;,&quot;level&quot;:1}," calcext:value-type="string">
            <text:p>{"word":"dixiedike","level":1},</text:p>
          </table:table-cell>
        </table:table-row>
        <table:table-row table:style-name="ro1">
          <table:table-cell/>
          <table:table-cell office:value-type="string" calcext:value-type="string">
            <text:p>dixiedyk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55]&amp;&quot;&quot;&quot;,&quot;&quot;level&quot;&quot;:&quot;&amp;[.C355]&amp;&quot;},&quot;" office:value-type="string" office:string-value="{&quot;word&quot;:&quot;dixiedyke&quot;,&quot;level&quot;:1}," calcext:value-type="string">
            <text:p>{"word":"dixiedyke","level":1},</text:p>
          </table:table-cell>
        </table:table-row>
        <table:table-row table:style-name="ro1">
          <table:table-cell/>
          <table:table-cell office:value-type="string" calcext:value-type="string">
            <text:p>doggiestyl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56]&amp;&quot;&quot;&quot;,&quot;&quot;level&quot;&quot;:&quot;&amp;[.C356]&amp;&quot;},&quot;" office:value-type="string" office:string-value="{&quot;word&quot;:&quot;doggiestyle&quot;,&quot;level&quot;:1}," calcext:value-type="string">
            <text:p>{"word":"doggiestyle","level":1},</text:p>
          </table:table-cell>
        </table:table-row>
        <table:table-row table:style-name="ro1">
          <table:table-cell/>
          <table:table-cell office:value-type="string" calcext:value-type="string">
            <text:p>doggystyl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57]&amp;&quot;&quot;&quot;,&quot;&quot;level&quot;&quot;:&quot;&amp;[.C357]&amp;&quot;},&quot;" office:value-type="string" office:string-value="{&quot;word&quot;:&quot;doggystyle&quot;,&quot;level&quot;:1}," calcext:value-type="string">
            <text:p>{"word":"doggystyle","level":1},</text:p>
          </table:table-cell>
        </table:table-row>
        <table:table-row table:style-name="ro1">
          <table:table-cell/>
          <table:table-cell office:value-type="string" calcext:value-type="string">
            <text:p>dong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58]&amp;&quot;&quot;&quot;,&quot;&quot;level&quot;&quot;:&quot;&amp;[.C358]&amp;&quot;},&quot;" office:value-type="string" office:string-value="{&quot;word&quot;:&quot;dong&quot;,&quot;level&quot;:1}," calcext:value-type="string">
            <text:p>{"word":"dong","level":1},</text:p>
          </table:table-cell>
        </table:table-row>
        <table:table-row table:style-name="ro1">
          <table:table-cell/>
          <table:table-cell office:value-type="string" calcext:value-type="string">
            <text:p>doodoo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59]&amp;&quot;&quot;&quot;,&quot;&quot;level&quot;&quot;:&quot;&amp;[.C359]&amp;&quot;},&quot;" office:value-type="string" office:string-value="{&quot;word&quot;:&quot;doodoo&quot;,&quot;level&quot;:1}," calcext:value-type="string">
            <text:p>{"word":"doodoo","level":1},</text:p>
          </table:table-cell>
        </table:table-row>
        <table:table-row table:style-name="ro1">
          <table:table-cell/>
          <table:table-cell office:value-type="string" calcext:value-type="string">
            <text:p>doo-doo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60]&amp;&quot;&quot;&quot;,&quot;&quot;level&quot;&quot;:&quot;&amp;[.C360]&amp;&quot;},&quot;" office:value-type="string" office:string-value="{&quot;word&quot;:&quot;doo-doo&quot;,&quot;level&quot;:1}," calcext:value-type="string">
            <text:p>{"word":"doo-doo","level":1},</text:p>
          </table:table-cell>
        </table:table-row>
        <table:table-row table:style-name="ro1">
          <table:table-cell/>
          <table:table-cell office:value-type="string" calcext:value-type="string">
            <text:p>doom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61]&amp;&quot;&quot;&quot;,&quot;&quot;level&quot;&quot;:&quot;&amp;[.C361]&amp;&quot;},&quot;" office:value-type="string" office:string-value="{&quot;word&quot;:&quot;doom&quot;,&quot;level&quot;:1}," calcext:value-type="string">
            <text:p>{"word":"doom","level":1},</text:p>
          </table:table-cell>
        </table:table-row>
        <table:table-row table:style-name="ro1">
          <table:table-cell/>
          <table:table-cell office:value-type="string" calcext:value-type="string">
            <text:p>dop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62]&amp;&quot;&quot;&quot;,&quot;&quot;level&quot;&quot;:&quot;&amp;[.C362]&amp;&quot;},&quot;" office:value-type="string" office:string-value="{&quot;word&quot;:&quot;dope&quot;,&quot;level&quot;:1}," calcext:value-type="string">
            <text:p>{"word":"dope","level":1},</text:p>
          </table:table-cell>
        </table:table-row>
        <table:table-row table:style-name="ro1">
          <table:table-cell/>
          <table:table-cell office:value-type="string" calcext:value-type="string">
            <text:p>dragqueen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63]&amp;&quot;&quot;&quot;,&quot;&quot;level&quot;&quot;:&quot;&amp;[.C363]&amp;&quot;},&quot;" office:value-type="string" office:string-value="{&quot;word&quot;:&quot;dragqueen&quot;,&quot;level&quot;:1}," calcext:value-type="string">
            <text:p>{"word":"dragqueen","level":1},</text:p>
          </table:table-cell>
        </table:table-row>
        <table:table-row table:style-name="ro1">
          <table:table-cell/>
          <table:table-cell office:value-type="string" calcext:value-type="string">
            <text:p>dragqween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64]&amp;&quot;&quot;&quot;,&quot;&quot;level&quot;&quot;:&quot;&amp;[.C364]&amp;&quot;},&quot;" office:value-type="string" office:string-value="{&quot;word&quot;:&quot;dragqween&quot;,&quot;level&quot;:1}," calcext:value-type="string">
            <text:p>{"word":"dragqween","level":1},</text:p>
          </table:table-cell>
        </table:table-row>
        <table:table-row table:style-name="ro1">
          <table:table-cell/>
          <table:table-cell office:value-type="string" calcext:value-type="string">
            <text:p>dripdick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65]&amp;&quot;&quot;&quot;,&quot;&quot;level&quot;&quot;:&quot;&amp;[.C365]&amp;&quot;},&quot;" office:value-type="string" office:string-value="{&quot;word&quot;:&quot;dripdick&quot;,&quot;level&quot;:1}," calcext:value-type="string">
            <text:p>{"word":"dripdick","level":1},</text:p>
          </table:table-cell>
        </table:table-row>
        <table:table-row table:style-name="ro1">
          <table:table-cell/>
          <table:table-cell office:value-type="string" calcext:value-type="string">
            <text:p>drug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66]&amp;&quot;&quot;&quot;,&quot;&quot;level&quot;&quot;:&quot;&amp;[.C366]&amp;&quot;},&quot;" office:value-type="string" office:string-value="{&quot;word&quot;:&quot;drug&quot;,&quot;level&quot;:1}," calcext:value-type="string">
            <text:p>{"word":"drug","level":1},</text:p>
          </table:table-cell>
        </table:table-row>
        <table:table-row table:style-name="ro1">
          <table:table-cell/>
          <table:table-cell office:value-type="string" calcext:value-type="string">
            <text:p>drunk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67]&amp;&quot;&quot;&quot;,&quot;&quot;level&quot;&quot;:&quot;&amp;[.C367]&amp;&quot;},&quot;" office:value-type="string" office:string-value="{&quot;word&quot;:&quot;drunk&quot;,&quot;level&quot;:1}," calcext:value-type="string">
            <text:p>{"word":"drunk","level":1},</text:p>
          </table:table-cell>
        </table:table-row>
        <table:table-row table:style-name="ro1">
          <table:table-cell/>
          <table:table-cell office:value-type="string" calcext:value-type="string">
            <text:p>drunken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68]&amp;&quot;&quot;&quot;,&quot;&quot;level&quot;&quot;:&quot;&amp;[.C368]&amp;&quot;},&quot;" office:value-type="string" office:string-value="{&quot;word&quot;:&quot;drunken&quot;,&quot;level&quot;:1}," calcext:value-type="string">
            <text:p>{"word":"drunken","level":1},</text:p>
          </table:table-cell>
        </table:table-row>
        <table:table-row table:style-name="ro1">
          <table:table-cell/>
          <table:table-cell office:value-type="string" calcext:value-type="string">
            <text:p>dumb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69]&amp;&quot;&quot;&quot;,&quot;&quot;level&quot;&quot;:&quot;&amp;[.C369]&amp;&quot;},&quot;" office:value-type="string" office:string-value="{&quot;word&quot;:&quot;dumb&quot;,&quot;level&quot;:1}," calcext:value-type="string">
            <text:p>{"word":"dumb","level":1},</text:p>
          </table:table-cell>
        </table:table-row>
        <table:table-row table:style-name="ro1">
          <table:table-cell/>
          <table:table-cell office:value-type="string" calcext:value-type="string">
            <text:p>dumbas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70]&amp;&quot;&quot;&quot;,&quot;&quot;level&quot;&quot;:&quot;&amp;[.C370]&amp;&quot;},&quot;" office:value-type="string" office:string-value="{&quot;word&quot;:&quot;dumbass&quot;,&quot;level&quot;:1}," calcext:value-type="string">
            <text:p>{"word":"dumbass","level":1},</text:p>
          </table:table-cell>
        </table:table-row>
        <table:table-row table:style-name="ro1">
          <table:table-cell/>
          <table:table-cell office:value-type="string" calcext:value-type="string">
            <text:p>dumbbitch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71]&amp;&quot;&quot;&quot;,&quot;&quot;level&quot;&quot;:&quot;&amp;[.C371]&amp;&quot;},&quot;" office:value-type="string" office:string-value="{&quot;word&quot;:&quot;dumbbitch&quot;,&quot;level&quot;:1}," calcext:value-type="string">
            <text:p>{"word":"dumbbitch","level":1},</text:p>
          </table:table-cell>
        </table:table-row>
        <table:table-row table:style-name="ro1">
          <table:table-cell/>
          <table:table-cell office:value-type="string" calcext:value-type="string">
            <text:p>dumbfuck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72]&amp;&quot;&quot;&quot;,&quot;&quot;level&quot;&quot;:&quot;&amp;[.C372]&amp;&quot;},&quot;" office:value-type="string" office:string-value="{&quot;word&quot;:&quot;dumbfuck&quot;,&quot;level&quot;:1}," calcext:value-type="string">
            <text:p>{"word":"dumbfuck","level":1},</text:p>
          </table:table-cell>
        </table:table-row>
        <table:table-row table:style-name="ro1">
          <table:table-cell/>
          <table:table-cell office:value-type="string" calcext:value-type="string">
            <text:p>dyefly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73]&amp;&quot;&quot;&quot;,&quot;&quot;level&quot;&quot;:&quot;&amp;[.C373]&amp;&quot;},&quot;" office:value-type="string" office:string-value="{&quot;word&quot;:&quot;dyefly&quot;,&quot;level&quot;:1}," calcext:value-type="string">
            <text:p>{"word":"dyefly","level":1},</text:p>
          </table:table-cell>
        </table:table-row>
        <table:table-row table:style-name="ro1">
          <table:table-cell/>
          <table:table-cell office:value-type="string" calcext:value-type="string">
            <text:p>dyk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74]&amp;&quot;&quot;&quot;,&quot;&quot;level&quot;&quot;:&quot;&amp;[.C374]&amp;&quot;},&quot;" office:value-type="string" office:string-value="{&quot;word&quot;:&quot;dyke&quot;,&quot;level&quot;:1}," calcext:value-type="string">
            <text:p>{"word":"dyke","level":1},</text:p>
          </table:table-cell>
        </table:table-row>
        <table:table-row table:style-name="ro1">
          <table:table-cell/>
          <table:table-cell office:value-type="string" calcext:value-type="string">
            <text:p>easyslut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75]&amp;&quot;&quot;&quot;,&quot;&quot;level&quot;&quot;:&quot;&amp;[.C375]&amp;&quot;},&quot;" office:value-type="string" office:string-value="{&quot;word&quot;:&quot;easyslut&quot;,&quot;level&quot;:1}," calcext:value-type="string">
            <text:p>{"word":"easyslut","level":1},</text:p>
          </table:table-cell>
        </table:table-row>
        <table:table-row table:style-name="ro1">
          <table:table-cell/>
          <table:table-cell office:value-type="string" calcext:value-type="string">
            <text:p>eatball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76]&amp;&quot;&quot;&quot;,&quot;&quot;level&quot;&quot;:&quot;&amp;[.C376]&amp;&quot;},&quot;" office:value-type="string" office:string-value="{&quot;word&quot;:&quot;eatballs&quot;,&quot;level&quot;:1}," calcext:value-type="string">
            <text:p>{"word":"eatballs","level":1},</text:p>
          </table:table-cell>
        </table:table-row>
        <table:table-row table:style-name="ro1">
          <table:table-cell/>
          <table:table-cell office:value-type="string" calcext:value-type="string">
            <text:p>eatm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77]&amp;&quot;&quot;&quot;,&quot;&quot;level&quot;&quot;:&quot;&amp;[.C377]&amp;&quot;},&quot;" office:value-type="string" office:string-value="{&quot;word&quot;:&quot;eatme&quot;,&quot;level&quot;:1}," calcext:value-type="string">
            <text:p>{"word":"eatme","level":1},</text:p>
          </table:table-cell>
        </table:table-row>
        <table:table-row table:style-name="ro1">
          <table:table-cell/>
          <table:table-cell office:value-type="string" calcext:value-type="string">
            <text:p>eatpussy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78]&amp;&quot;&quot;&quot;,&quot;&quot;level&quot;&quot;:&quot;&amp;[.C378]&amp;&quot;},&quot;" office:value-type="string" office:string-value="{&quot;word&quot;:&quot;eatpussy&quot;,&quot;level&quot;:1}," calcext:value-type="string">
            <text:p>{"word":"eatpussy","level":1},</text:p>
          </table:table-cell>
        </table:table-row>
        <table:table-row table:style-name="ro1">
          <table:table-cell/>
          <table:table-cell office:value-type="string" calcext:value-type="string">
            <text:p>ecstacy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79]&amp;&quot;&quot;&quot;,&quot;&quot;level&quot;&quot;:&quot;&amp;[.C379]&amp;&quot;},&quot;" office:value-type="string" office:string-value="{&quot;word&quot;:&quot;ecstacy&quot;,&quot;level&quot;:1}," calcext:value-type="string">
            <text:p>{"word":"ecstacy","level":1},</text:p>
          </table:table-cell>
        </table:table-row>
        <table:table-row table:style-name="ro1">
          <table:table-cell/>
          <table:table-cell office:value-type="string" calcext:value-type="string">
            <text:p>ejaculat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80]&amp;&quot;&quot;&quot;,&quot;&quot;level&quot;&quot;:&quot;&amp;[.C380]&amp;&quot;},&quot;" office:value-type="string" office:string-value="{&quot;word&quot;:&quot;ejaculate&quot;,&quot;level&quot;:1}," calcext:value-type="string">
            <text:p>{"word":"ejaculate","level":1},</text:p>
          </table:table-cell>
        </table:table-row>
        <table:table-row table:style-name="ro1">
          <table:table-cell/>
          <table:table-cell office:value-type="string" calcext:value-type="string">
            <text:p>ejaculated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81]&amp;&quot;&quot;&quot;,&quot;&quot;level&quot;&quot;:&quot;&amp;[.C381]&amp;&quot;},&quot;" office:value-type="string" office:string-value="{&quot;word&quot;:&quot;ejaculated&quot;,&quot;level&quot;:1}," calcext:value-type="string">
            <text:p>{"word":"ejaculated","level":1},</text:p>
          </table:table-cell>
        </table:table-row>
        <table:table-row table:style-name="ro1">
          <table:table-cell/>
          <table:table-cell office:value-type="string" calcext:value-type="string">
            <text:p>ejaculating 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82]&amp;&quot;&quot;&quot;,&quot;&quot;level&quot;&quot;:&quot;&amp;[.C382]&amp;&quot;},&quot;" office:value-type="string" office:string-value="{&quot;word&quot;:&quot;ejaculating &quot;,&quot;level&quot;:1}," calcext:value-type="string">
            <text:p>{"word":"ejaculating ","level":1},</text:p>
          </table:table-cell>
        </table:table-row>
        <table:table-row table:style-name="ro1">
          <table:table-cell/>
          <table:table-cell office:value-type="string" calcext:value-type="string">
            <text:p>ejaculation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83]&amp;&quot;&quot;&quot;,&quot;&quot;level&quot;&quot;:&quot;&amp;[.C383]&amp;&quot;},&quot;" office:value-type="string" office:string-value="{&quot;word&quot;:&quot;ejaculation&quot;,&quot;level&quot;:1}," calcext:value-type="string">
            <text:p>{"word":"ejaculation","level":1},</text:p>
          </table:table-cell>
        </table:table-row>
        <table:table-row table:style-name="ro1">
          <table:table-cell/>
          <table:table-cell office:value-type="string" calcext:value-type="string">
            <text:p>enema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84]&amp;&quot;&quot;&quot;,&quot;&quot;level&quot;&quot;:&quot;&amp;[.C384]&amp;&quot;},&quot;" office:value-type="string" office:string-value="{&quot;word&quot;:&quot;enema&quot;,&quot;level&quot;:1}," calcext:value-type="string">
            <text:p>{"word":"enema","level":1},</text:p>
          </table:table-cell>
        </table:table-row>
        <table:table-row table:style-name="ro1">
          <table:table-cell/>
          <table:table-cell office:value-type="string" calcext:value-type="string">
            <text:p>enemy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85]&amp;&quot;&quot;&quot;,&quot;&quot;level&quot;&quot;:&quot;&amp;[.C385]&amp;&quot;},&quot;" office:value-type="string" office:string-value="{&quot;word&quot;:&quot;enemy&quot;,&quot;level&quot;:1}," calcext:value-type="string">
            <text:p>{"word":"enemy","level":1},</text:p>
          </table:table-cell>
        </table:table-row>
        <table:table-row table:style-name="ro1">
          <table:table-cell/>
          <table:table-cell office:value-type="string" calcext:value-type="string">
            <text:p>erect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86]&amp;&quot;&quot;&quot;,&quot;&quot;level&quot;&quot;:&quot;&amp;[.C386]&amp;&quot;},&quot;" office:value-type="string" office:string-value="{&quot;word&quot;:&quot;erect&quot;,&quot;level&quot;:1}," calcext:value-type="string">
            <text:p>{"word":"erect","level":1},</text:p>
          </table:table-cell>
        </table:table-row>
        <table:table-row table:style-name="ro1">
          <table:table-cell/>
          <table:table-cell office:value-type="string" calcext:value-type="string">
            <text:p>erection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87]&amp;&quot;&quot;&quot;,&quot;&quot;level&quot;&quot;:&quot;&amp;[.C387]&amp;&quot;},&quot;" office:value-type="string" office:string-value="{&quot;word&quot;:&quot;erection&quot;,&quot;level&quot;:1}," calcext:value-type="string">
            <text:p>{"word":"erection","level":1},</text:p>
          </table:table-cell>
        </table:table-row>
        <table:table-row table:style-name="ro1">
          <table:table-cell/>
          <table:table-cell office:value-type="string" calcext:value-type="string">
            <text:p>ero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88]&amp;&quot;&quot;&quot;,&quot;&quot;level&quot;&quot;:&quot;&amp;[.C388]&amp;&quot;},&quot;" office:value-type="string" office:string-value="{&quot;word&quot;:&quot;ero&quot;,&quot;level&quot;:1}," calcext:value-type="string">
            <text:p>{"word":"ero","level":1},</text:p>
          </table:table-cell>
        </table:table-row>
        <table:table-row table:style-name="ro1">
          <table:table-cell/>
          <table:table-cell office:value-type="string" calcext:value-type="string">
            <text:p>escort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89]&amp;&quot;&quot;&quot;,&quot;&quot;level&quot;&quot;:&quot;&amp;[.C389]&amp;&quot;},&quot;" office:value-type="string" office:string-value="{&quot;word&quot;:&quot;escort&quot;,&quot;level&quot;:1}," calcext:value-type="string">
            <text:p>{"word":"escort","level":1},</text:p>
          </table:table-cell>
        </table:table-row>
        <table:table-row table:style-name="ro1">
          <table:table-cell/>
          <table:table-cell office:value-type="string" calcext:value-type="string">
            <text:p>ethiopian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90]&amp;&quot;&quot;&quot;,&quot;&quot;level&quot;&quot;:&quot;&amp;[.C390]&amp;&quot;},&quot;" office:value-type="string" office:string-value="{&quot;word&quot;:&quot;ethiopian&quot;,&quot;level&quot;:1}," calcext:value-type="string">
            <text:p>{"word":"ethiopian","level":1},</text:p>
          </table:table-cell>
        </table:table-row>
        <table:table-row table:style-name="ro1">
          <table:table-cell/>
          <table:table-cell office:value-type="string" calcext:value-type="string">
            <text:p>ethnic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91]&amp;&quot;&quot;&quot;,&quot;&quot;level&quot;&quot;:&quot;&amp;[.C391]&amp;&quot;},&quot;" office:value-type="string" office:string-value="{&quot;word&quot;:&quot;ethnic&quot;,&quot;level&quot;:1}," calcext:value-type="string">
            <text:p>{"word":"ethnic","level":1},</text:p>
          </table:table-cell>
        </table:table-row>
        <table:table-row table:style-name="ro1">
          <table:table-cell/>
          <table:table-cell office:value-type="string" calcext:value-type="string">
            <text:p>european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92]&amp;&quot;&quot;&quot;,&quot;&quot;level&quot;&quot;:&quot;&amp;[.C392]&amp;&quot;},&quot;" office:value-type="string" office:string-value="{&quot;word&quot;:&quot;european&quot;,&quot;level&quot;:1}," calcext:value-type="string">
            <text:p>{"word":"european","level":1},</text:p>
          </table:table-cell>
        </table:table-row>
        <table:table-row table:style-name="ro1">
          <table:table-cell/>
          <table:table-cell office:value-type="string" calcext:value-type="string">
            <text:p>evl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93]&amp;&quot;&quot;&quot;,&quot;&quot;level&quot;&quot;:&quot;&amp;[.C393]&amp;&quot;},&quot;" office:value-type="string" office:string-value="{&quot;word&quot;:&quot;evl&quot;,&quot;level&quot;:1}," calcext:value-type="string">
            <text:p>{"word":"evl","level":1},</text:p>
          </table:table-cell>
        </table:table-row>
        <table:table-row table:style-name="ro1">
          <table:table-cell/>
          <table:table-cell office:value-type="string" calcext:value-type="string">
            <text:p>excrement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94]&amp;&quot;&quot;&quot;,&quot;&quot;level&quot;&quot;:&quot;&amp;[.C394]&amp;&quot;},&quot;" office:value-type="string" office:string-value="{&quot;word&quot;:&quot;excrement&quot;,&quot;level&quot;:1}," calcext:value-type="string">
            <text:p>{"word":"excrement","level":1},</text:p>
          </table:table-cell>
        </table:table-row>
        <table:table-row table:style-name="ro1">
          <table:table-cell/>
          <table:table-cell office:value-type="string" calcext:value-type="string">
            <text:p>execut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95]&amp;&quot;&quot;&quot;,&quot;&quot;level&quot;&quot;:&quot;&amp;[.C395]&amp;&quot;},&quot;" office:value-type="string" office:string-value="{&quot;word&quot;:&quot;execute&quot;,&quot;level&quot;:1}," calcext:value-type="string">
            <text:p>{"word":"execute","level":1},</text:p>
          </table:table-cell>
        </table:table-row>
        <table:table-row table:style-name="ro1">
          <table:table-cell/>
          <table:table-cell office:value-type="string" calcext:value-type="string">
            <text:p>executed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96]&amp;&quot;&quot;&quot;,&quot;&quot;level&quot;&quot;:&quot;&amp;[.C396]&amp;&quot;},&quot;" office:value-type="string" office:string-value="{&quot;word&quot;:&quot;executed&quot;,&quot;level&quot;:1}," calcext:value-type="string">
            <text:p>{"word":"executed","level":1},</text:p>
          </table:table-cell>
        </table:table-row>
        <table:table-row table:style-name="ro1">
          <table:table-cell/>
          <table:table-cell office:value-type="string" calcext:value-type="string">
            <text:p>execution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97]&amp;&quot;&quot;&quot;,&quot;&quot;level&quot;&quot;:&quot;&amp;[.C397]&amp;&quot;},&quot;" office:value-type="string" office:string-value="{&quot;word&quot;:&quot;execution&quot;,&quot;level&quot;:1}," calcext:value-type="string">
            <text:p>{"word":"execution","level":1},</text:p>
          </table:table-cell>
        </table:table-row>
        <table:table-row table:style-name="ro1">
          <table:table-cell/>
          <table:table-cell office:value-type="string" calcext:value-type="string">
            <text:p>execution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98]&amp;&quot;&quot;&quot;,&quot;&quot;level&quot;&quot;:&quot;&amp;[.C398]&amp;&quot;},&quot;" office:value-type="string" office:string-value="{&quot;word&quot;:&quot;executioner&quot;,&quot;level&quot;:1}," calcext:value-type="string">
            <text:p>{"word":"executioner","level":1},</text:p>
          </table:table-cell>
        </table:table-row>
        <table:table-row table:style-name="ro1">
          <table:table-cell/>
          <table:table-cell office:value-type="string" calcext:value-type="string">
            <text:p>explosion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399]&amp;&quot;&quot;&quot;,&quot;&quot;level&quot;&quot;:&quot;&amp;[.C399]&amp;&quot;},&quot;" office:value-type="string" office:string-value="{&quot;word&quot;:&quot;explosion&quot;,&quot;level&quot;:1}," calcext:value-type="string">
            <text:p>{"word":"explosion","level":1},</text:p>
          </table:table-cell>
        </table:table-row>
        <table:table-row table:style-name="ro1">
          <table:table-cell/>
          <table:table-cell office:value-type="string" calcext:value-type="string">
            <text:p>facefuck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00]&amp;&quot;&quot;&quot;,&quot;&quot;level&quot;&quot;:&quot;&amp;[.C400]&amp;&quot;},&quot;" office:value-type="string" office:string-value="{&quot;word&quot;:&quot;facefucker&quot;,&quot;level&quot;:1}," calcext:value-type="string">
            <text:p>{"word":"facefucker","level":1},</text:p>
          </table:table-cell>
        </table:table-row>
        <table:table-row table:style-name="ro1">
          <table:table-cell/>
          <table:table-cell office:value-type="string" calcext:value-type="string">
            <text:p>faece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01]&amp;&quot;&quot;&quot;,&quot;&quot;level&quot;&quot;:&quot;&amp;[.C401]&amp;&quot;},&quot;" office:value-type="string" office:string-value="{&quot;word&quot;:&quot;faeces&quot;,&quot;level&quot;:1}," calcext:value-type="string">
            <text:p>{"word":"faeces","level":1},</text:p>
          </table:table-cell>
        </table:table-row>
        <table:table-row table:style-name="ro1">
          <table:table-cell/>
          <table:table-cell office:value-type="string" calcext:value-type="string">
            <text:p>fag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02]&amp;&quot;&quot;&quot;,&quot;&quot;level&quot;&quot;:&quot;&amp;[.C402]&amp;&quot;},&quot;" office:value-type="string" office:string-value="{&quot;word&quot;:&quot;fag&quot;,&quot;level&quot;:1}," calcext:value-type="string">
            <text:p>{"word":"fag","level":1},</text:p>
          </table:table-cell>
        </table:table-row>
        <table:table-row table:style-name="ro1">
          <table:table-cell/>
          <table:table-cell office:value-type="string" calcext:value-type="string">
            <text:p>fagging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03]&amp;&quot;&quot;&quot;,&quot;&quot;level&quot;&quot;:&quot;&amp;[.C403]&amp;&quot;},&quot;" office:value-type="string" office:string-value="{&quot;word&quot;:&quot;fagging&quot;,&quot;level&quot;:1}," calcext:value-type="string">
            <text:p>{"word":"fagging","level":1},</text:p>
          </table:table-cell>
        </table:table-row>
        <table:table-row table:style-name="ro1">
          <table:table-cell/>
          <table:table-cell office:value-type="string" calcext:value-type="string">
            <text:p>faggot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04]&amp;&quot;&quot;&quot;,&quot;&quot;level&quot;&quot;:&quot;&amp;[.C404]&amp;&quot;},&quot;" office:value-type="string" office:string-value="{&quot;word&quot;:&quot;faggot&quot;,&quot;level&quot;:1}," calcext:value-type="string">
            <text:p>{"word":"faggot","level":1},</text:p>
          </table:table-cell>
        </table:table-row>
        <table:table-row table:style-name="ro1">
          <table:table-cell/>
          <table:table-cell office:value-type="string" calcext:value-type="string">
            <text:p>fagot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05]&amp;&quot;&quot;&quot;,&quot;&quot;level&quot;&quot;:&quot;&amp;[.C405]&amp;&quot;},&quot;" office:value-type="string" office:string-value="{&quot;word&quot;:&quot;fagot&quot;,&quot;level&quot;:1}," calcext:value-type="string">
            <text:p>{"word":"fagot","level":1},</text:p>
          </table:table-cell>
        </table:table-row>
        <table:table-row table:style-name="ro1">
          <table:table-cell/>
          <table:table-cell office:value-type="string" calcext:value-type="string">
            <text:p>failed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06]&amp;&quot;&quot;&quot;,&quot;&quot;level&quot;&quot;:&quot;&amp;[.C406]&amp;&quot;},&quot;" office:value-type="string" office:string-value="{&quot;word&quot;:&quot;failed&quot;,&quot;level&quot;:1}," calcext:value-type="string">
            <text:p>{"word":"failed","level":1},</text:p>
          </table:table-cell>
        </table:table-row>
        <table:table-row table:style-name="ro1">
          <table:table-cell/>
          <table:table-cell office:value-type="string" calcext:value-type="string">
            <text:p>failur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07]&amp;&quot;&quot;&quot;,&quot;&quot;level&quot;&quot;:&quot;&amp;[.C407]&amp;&quot;},&quot;" office:value-type="string" office:string-value="{&quot;word&quot;:&quot;failure&quot;,&quot;level&quot;:1}," calcext:value-type="string">
            <text:p>{"word":"failure","level":1},</text:p>
          </table:table-cell>
        </table:table-row>
        <table:table-row table:style-name="ro1">
          <table:table-cell/>
          <table:table-cell office:value-type="string" calcext:value-type="string">
            <text:p>fairie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08]&amp;&quot;&quot;&quot;,&quot;&quot;level&quot;&quot;:&quot;&amp;[.C408]&amp;&quot;},&quot;" office:value-type="string" office:string-value="{&quot;word&quot;:&quot;fairies&quot;,&quot;level&quot;:1}," calcext:value-type="string">
            <text:p>{"word":"fairies","level":1},</text:p>
          </table:table-cell>
        </table:table-row>
        <table:table-row table:style-name="ro1">
          <table:table-cell/>
          <table:table-cell office:value-type="string" calcext:value-type="string">
            <text:p>fairy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09]&amp;&quot;&quot;&quot;,&quot;&quot;level&quot;&quot;:&quot;&amp;[.C409]&amp;&quot;},&quot;" office:value-type="string" office:string-value="{&quot;word&quot;:&quot;fairy&quot;,&quot;level&quot;:1}," calcext:value-type="string">
            <text:p>{"word":"fairy","level":1},</text:p>
          </table:table-cell>
        </table:table-row>
        <table:table-row table:style-name="ro1">
          <table:table-cell/>
          <table:table-cell office:value-type="string" calcext:value-type="string">
            <text:p>faith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10]&amp;&quot;&quot;&quot;,&quot;&quot;level&quot;&quot;:&quot;&amp;[.C410]&amp;&quot;},&quot;" office:value-type="string" office:string-value="{&quot;word&quot;:&quot;faith&quot;,&quot;level&quot;:1}," calcext:value-type="string">
            <text:p>{"word":"faith","level":1},</text:p>
          </table:table-cell>
        </table:table-row>
        <table:table-row table:style-name="ro1">
          <table:table-cell/>
          <table:table-cell office:value-type="string" calcext:value-type="string">
            <text:p>fannyfuck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11]&amp;&quot;&quot;&quot;,&quot;&quot;level&quot;&quot;:&quot;&amp;[.C411]&amp;&quot;},&quot;" office:value-type="string" office:string-value="{&quot;word&quot;:&quot;fannyfucker&quot;,&quot;level&quot;:1}," calcext:value-type="string">
            <text:p>{"word":"fannyfucker","level":1},</text:p>
          </table:table-cell>
        </table:table-row>
        <table:table-row table:style-name="ro1">
          <table:table-cell/>
          <table:table-cell office:value-type="string" calcext:value-type="string">
            <text:p>fart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12]&amp;&quot;&quot;&quot;,&quot;&quot;level&quot;&quot;:&quot;&amp;[.C412]&amp;&quot;},&quot;" office:value-type="string" office:string-value="{&quot;word&quot;:&quot;fart&quot;,&quot;level&quot;:1}," calcext:value-type="string">
            <text:p>{"word":"fart","level":1},</text:p>
          </table:table-cell>
        </table:table-row>
        <table:table-row table:style-name="ro1">
          <table:table-cell/>
          <table:table-cell office:value-type="string" calcext:value-type="string">
            <text:p>farted 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13]&amp;&quot;&quot;&quot;,&quot;&quot;level&quot;&quot;:&quot;&amp;[.C413]&amp;&quot;},&quot;" office:value-type="string" office:string-value="{&quot;word&quot;:&quot;farted &quot;,&quot;level&quot;:1}," calcext:value-type="string">
            <text:p>{"word":"farted ","level":1},</text:p>
          </table:table-cell>
        </table:table-row>
        <table:table-row table:style-name="ro1">
          <table:table-cell/>
          <table:table-cell office:value-type="string" calcext:value-type="string">
            <text:p>farting 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14]&amp;&quot;&quot;&quot;,&quot;&quot;level&quot;&quot;:&quot;&amp;[.C414]&amp;&quot;},&quot;" office:value-type="string" office:string-value="{&quot;word&quot;:&quot;farting &quot;,&quot;level&quot;:1}," calcext:value-type="string">
            <text:p>{"word":"farting ","level":1},</text:p>
          </table:table-cell>
        </table:table-row>
        <table:table-row table:style-name="ro1">
          <table:table-cell/>
          <table:table-cell office:value-type="string" calcext:value-type="string">
            <text:p>farty 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15]&amp;&quot;&quot;&quot;,&quot;&quot;level&quot;&quot;:&quot;&amp;[.C415]&amp;&quot;},&quot;" office:value-type="string" office:string-value="{&quot;word&quot;:&quot;farty &quot;,&quot;level&quot;:1}," calcext:value-type="string">
            <text:p>{"word":"farty ","level":1},</text:p>
          </table:table-cell>
        </table:table-row>
        <table:table-row table:style-name="ro1">
          <table:table-cell/>
          <table:table-cell office:value-type="string" calcext:value-type="string">
            <text:p>fastfuck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16]&amp;&quot;&quot;&quot;,&quot;&quot;level&quot;&quot;:&quot;&amp;[.C416]&amp;&quot;},&quot;" office:value-type="string" office:string-value="{&quot;word&quot;:&quot;fastfuck&quot;,&quot;level&quot;:1}," calcext:value-type="string">
            <text:p>{"word":"fastfuck","level":1},</text:p>
          </table:table-cell>
        </table:table-row>
        <table:table-row table:style-name="ro1">
          <table:table-cell/>
          <table:table-cell office:value-type="string" calcext:value-type="string">
            <text:p>fat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17]&amp;&quot;&quot;&quot;,&quot;&quot;level&quot;&quot;:&quot;&amp;[.C417]&amp;&quot;},&quot;" office:value-type="string" office:string-value="{&quot;word&quot;:&quot;fat&quot;,&quot;level&quot;:1}," calcext:value-type="string">
            <text:p>{"word":"fat","level":1},</text:p>
          </table:table-cell>
        </table:table-row>
        <table:table-row table:style-name="ro1">
          <table:table-cell/>
          <table:table-cell office:value-type="string" calcext:value-type="string">
            <text:p>fatah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18]&amp;&quot;&quot;&quot;,&quot;&quot;level&quot;&quot;:&quot;&amp;[.C418]&amp;&quot;},&quot;" office:value-type="string" office:string-value="{&quot;word&quot;:&quot;fatah&quot;,&quot;level&quot;:1}," calcext:value-type="string">
            <text:p>{"word":"fatah","level":1},</text:p>
          </table:table-cell>
        </table:table-row>
        <table:table-row table:style-name="ro1">
          <table:table-cell/>
          <table:table-cell office:value-type="string" calcext:value-type="string">
            <text:p>fatas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19]&amp;&quot;&quot;&quot;,&quot;&quot;level&quot;&quot;:&quot;&amp;[.C419]&amp;&quot;},&quot;" office:value-type="string" office:string-value="{&quot;word&quot;:&quot;fatass&quot;,&quot;level&quot;:1}," calcext:value-type="string">
            <text:p>{"word":"fatass","level":1},</text:p>
          </table:table-cell>
        </table:table-row>
        <table:table-row table:style-name="ro1">
          <table:table-cell/>
          <table:table-cell office:value-type="string" calcext:value-type="string">
            <text:p>fatfuck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20]&amp;&quot;&quot;&quot;,&quot;&quot;level&quot;&quot;:&quot;&amp;[.C420]&amp;&quot;},&quot;" office:value-type="string" office:string-value="{&quot;word&quot;:&quot;fatfuck&quot;,&quot;level&quot;:1}," calcext:value-type="string">
            <text:p>{"word":"fatfuck","level":1},</text:p>
          </table:table-cell>
        </table:table-row>
        <table:table-row table:style-name="ro1">
          <table:table-cell/>
          <table:table-cell office:value-type="string" calcext:value-type="string">
            <text:p>fatfuck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21]&amp;&quot;&quot;&quot;,&quot;&quot;level&quot;&quot;:&quot;&amp;[.C421]&amp;&quot;},&quot;" office:value-type="string" office:string-value="{&quot;word&quot;:&quot;fatfucker&quot;,&quot;level&quot;:1}," calcext:value-type="string">
            <text:p>{"word":"fatfucker","level":1},</text:p>
          </table:table-cell>
        </table:table-row>
        <table:table-row table:style-name="ro1">
          <table:table-cell/>
          <table:table-cell office:value-type="string" calcext:value-type="string">
            <text:p>fatso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22]&amp;&quot;&quot;&quot;,&quot;&quot;level&quot;&quot;:&quot;&amp;[.C422]&amp;&quot;},&quot;" office:value-type="string" office:string-value="{&quot;word&quot;:&quot;fatso&quot;,&quot;level&quot;:1}," calcext:value-type="string">
            <text:p>{"word":"fatso","level":1},</text:p>
          </table:table-cell>
        </table:table-row>
        <table:table-row table:style-name="ro1">
          <table:table-cell/>
          <table:table-cell office:value-type="string" calcext:value-type="string">
            <text:p>fckcum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23]&amp;&quot;&quot;&quot;,&quot;&quot;level&quot;&quot;:&quot;&amp;[.C423]&amp;&quot;},&quot;" office:value-type="string" office:string-value="{&quot;word&quot;:&quot;fckcum&quot;,&quot;level&quot;:1}," calcext:value-type="string">
            <text:p>{"word":"fckcum","level":1},</text:p>
          </table:table-cell>
        </table:table-row>
        <table:table-row table:style-name="ro1">
          <table:table-cell/>
          <table:table-cell office:value-type="string" calcext:value-type="string">
            <text:p>fea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24]&amp;&quot;&quot;&quot;,&quot;&quot;level&quot;&quot;:&quot;&amp;[.C424]&amp;&quot;},&quot;" office:value-type="string" office:string-value="{&quot;word&quot;:&quot;fear&quot;,&quot;level&quot;:1}," calcext:value-type="string">
            <text:p>{"word":"fear","level":1},</text:p>
          </table:table-cell>
        </table:table-row>
        <table:table-row table:style-name="ro1">
          <table:table-cell/>
          <table:table-cell office:value-type="string" calcext:value-type="string">
            <text:p>fece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25]&amp;&quot;&quot;&quot;,&quot;&quot;level&quot;&quot;:&quot;&amp;[.C425]&amp;&quot;},&quot;" office:value-type="string" office:string-value="{&quot;word&quot;:&quot;feces&quot;,&quot;level&quot;:1}," calcext:value-type="string">
            <text:p>{"word":"feces","level":1},</text:p>
          </table:table-cell>
        </table:table-row>
        <table:table-row table:style-name="ro1">
          <table:table-cell/>
          <table:table-cell office:value-type="string" calcext:value-type="string">
            <text:p>felatio 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26]&amp;&quot;&quot;&quot;,&quot;&quot;level&quot;&quot;:&quot;&amp;[.C426]&amp;&quot;},&quot;" office:value-type="string" office:string-value="{&quot;word&quot;:&quot;felatio &quot;,&quot;level&quot;:1}," calcext:value-type="string">
            <text:p>{"word":"felatio ","level":1},</text:p>
          </table:table-cell>
        </table:table-row>
        <table:table-row table:style-name="ro1">
          <table:table-cell/>
          <table:table-cell office:value-type="string" calcext:value-type="string">
            <text:p>felch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27]&amp;&quot;&quot;&quot;,&quot;&quot;level&quot;&quot;:&quot;&amp;[.C427]&amp;&quot;},&quot;" office:value-type="string" office:string-value="{&quot;word&quot;:&quot;felch&quot;,&quot;level&quot;:1}," calcext:value-type="string">
            <text:p>{"word":"felch","level":1},</text:p>
          </table:table-cell>
        </table:table-row>
        <table:table-row table:style-name="ro1">
          <table:table-cell/>
          <table:table-cell office:value-type="string" calcext:value-type="string">
            <text:p>felch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28]&amp;&quot;&quot;&quot;,&quot;&quot;level&quot;&quot;:&quot;&amp;[.C428]&amp;&quot;},&quot;" office:value-type="string" office:string-value="{&quot;word&quot;:&quot;felcher&quot;,&quot;level&quot;:1}," calcext:value-type="string">
            <text:p>{"word":"felcher","level":1},</text:p>
          </table:table-cell>
        </table:table-row>
        <table:table-row table:style-name="ro1">
          <table:table-cell/>
          <table:table-cell office:value-type="string" calcext:value-type="string">
            <text:p>felching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29]&amp;&quot;&quot;&quot;,&quot;&quot;level&quot;&quot;:&quot;&amp;[.C429]&amp;&quot;},&quot;" office:value-type="string" office:string-value="{&quot;word&quot;:&quot;felching&quot;,&quot;level&quot;:1}," calcext:value-type="string">
            <text:p>{"word":"felching","level":1},</text:p>
          </table:table-cell>
        </table:table-row>
        <table:table-row table:style-name="ro1">
          <table:table-cell/>
          <table:table-cell office:value-type="string" calcext:value-type="string">
            <text:p>fellatio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30]&amp;&quot;&quot;&quot;,&quot;&quot;level&quot;&quot;:&quot;&amp;[.C430]&amp;&quot;},&quot;" office:value-type="string" office:string-value="{&quot;word&quot;:&quot;fellatio&quot;,&quot;level&quot;:1}," calcext:value-type="string">
            <text:p>{"word":"fellatio","level":1},</text:p>
          </table:table-cell>
        </table:table-row>
        <table:table-row table:style-name="ro1">
          <table:table-cell/>
          <table:table-cell office:value-type="string" calcext:value-type="string">
            <text:p>feltch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31]&amp;&quot;&quot;&quot;,&quot;&quot;level&quot;&quot;:&quot;&amp;[.C431]&amp;&quot;},&quot;" office:value-type="string" office:string-value="{&quot;word&quot;:&quot;feltch&quot;,&quot;level&quot;:1}," calcext:value-type="string">
            <text:p>{"word":"feltch","level":1},</text:p>
          </table:table-cell>
        </table:table-row>
        <table:table-row table:style-name="ro1">
          <table:table-cell/>
          <table:table-cell office:value-type="string" calcext:value-type="string">
            <text:p>feltch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32]&amp;&quot;&quot;&quot;,&quot;&quot;level&quot;&quot;:&quot;&amp;[.C432]&amp;&quot;},&quot;" office:value-type="string" office:string-value="{&quot;word&quot;:&quot;feltcher&quot;,&quot;level&quot;:1}," calcext:value-type="string">
            <text:p>{"word":"feltcher","level":1},</text:p>
          </table:table-cell>
        </table:table-row>
        <table:table-row table:style-name="ro1">
          <table:table-cell/>
          <table:table-cell office:value-type="string" calcext:value-type="string">
            <text:p>feltching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33]&amp;&quot;&quot;&quot;,&quot;&quot;level&quot;&quot;:&quot;&amp;[.C433]&amp;&quot;},&quot;" office:value-type="string" office:string-value="{&quot;word&quot;:&quot;feltching&quot;,&quot;level&quot;:1}," calcext:value-type="string">
            <text:p>{"word":"feltching","level":1},</text:p>
          </table:table-cell>
        </table:table-row>
        <table:table-row table:style-name="ro1">
          <table:table-cell/>
          <table:table-cell office:value-type="string" calcext:value-type="string">
            <text:p>fetish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34]&amp;&quot;&quot;&quot;,&quot;&quot;level&quot;&quot;:&quot;&amp;[.C434]&amp;&quot;},&quot;" office:value-type="string" office:string-value="{&quot;word&quot;:&quot;fetish&quot;,&quot;level&quot;:1}," calcext:value-type="string">
            <text:p>{"word":"fetish","level":1},</text:p>
          </table:table-cell>
        </table:table-row>
        <table:table-row table:style-name="ro1">
          <table:table-cell/>
          <table:table-cell office:value-type="string" calcext:value-type="string">
            <text:p>fight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35]&amp;&quot;&quot;&quot;,&quot;&quot;level&quot;&quot;:&quot;&amp;[.C435]&amp;&quot;},&quot;" office:value-type="string" office:string-value="{&quot;word&quot;:&quot;fight&quot;,&quot;level&quot;:1}," calcext:value-type="string">
            <text:p>{"word":"fight","level":1},</text:p>
          </table:table-cell>
        </table:table-row>
        <table:table-row table:style-name="ro1">
          <table:table-cell/>
          <table:table-cell office:value-type="string" calcext:value-type="string">
            <text:p>filipina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36]&amp;&quot;&quot;&quot;,&quot;&quot;level&quot;&quot;:&quot;&amp;[.C436]&amp;&quot;},&quot;" office:value-type="string" office:string-value="{&quot;word&quot;:&quot;filipina&quot;,&quot;level&quot;:1}," calcext:value-type="string">
            <text:p>{"word":"filipina","level":1},</text:p>
          </table:table-cell>
        </table:table-row>
        <table:table-row table:style-name="ro1">
          <table:table-cell/>
          <table:table-cell office:value-type="string" calcext:value-type="string">
            <text:p>filipino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37]&amp;&quot;&quot;&quot;,&quot;&quot;level&quot;&quot;:&quot;&amp;[.C437]&amp;&quot;},&quot;" office:value-type="string" office:string-value="{&quot;word&quot;:&quot;filipino&quot;,&quot;level&quot;:1}," calcext:value-type="string">
            <text:p>{"word":"filipino","level":1},</text:p>
          </table:table-cell>
        </table:table-row>
        <table:table-row table:style-name="ro1">
          <table:table-cell/>
          <table:table-cell office:value-type="string" calcext:value-type="string">
            <text:p>fingerfood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38]&amp;&quot;&quot;&quot;,&quot;&quot;level&quot;&quot;:&quot;&amp;[.C438]&amp;&quot;},&quot;" office:value-type="string" office:string-value="{&quot;word&quot;:&quot;fingerfood&quot;,&quot;level&quot;:1}," calcext:value-type="string">
            <text:p>{"word":"fingerfood","level":1},</text:p>
          </table:table-cell>
        </table:table-row>
        <table:table-row table:style-name="ro1">
          <table:table-cell/>
          <table:table-cell office:value-type="string" calcext:value-type="string">
            <text:p>fingerfuck 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39]&amp;&quot;&quot;&quot;,&quot;&quot;level&quot;&quot;:&quot;&amp;[.C439]&amp;&quot;},&quot;" office:value-type="string" office:string-value="{&quot;word&quot;:&quot;fingerfuck &quot;,&quot;level&quot;:1}," calcext:value-type="string">
            <text:p>{"word":"fingerfuck ","level":1},</text:p>
          </table:table-cell>
        </table:table-row>
        <table:table-row table:style-name="ro1">
          <table:table-cell/>
          <table:table-cell office:value-type="string" calcext:value-type="string">
            <text:p>fingerfucked 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40]&amp;&quot;&quot;&quot;,&quot;&quot;level&quot;&quot;:&quot;&amp;[.C440]&amp;&quot;},&quot;" office:value-type="string" office:string-value="{&quot;word&quot;:&quot;fingerfucked &quot;,&quot;level&quot;:1}," calcext:value-type="string">
            <text:p>{"word":"fingerfucked ","level":1},</text:p>
          </table:table-cell>
        </table:table-row>
        <table:table-row table:style-name="ro1">
          <table:table-cell/>
          <table:table-cell office:value-type="string" calcext:value-type="string">
            <text:p>fingerfucker 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41]&amp;&quot;&quot;&quot;,&quot;&quot;level&quot;&quot;:&quot;&amp;[.C441]&amp;&quot;},&quot;" office:value-type="string" office:string-value="{&quot;word&quot;:&quot;fingerfucker &quot;,&quot;level&quot;:1}," calcext:value-type="string">
            <text:p>{"word":"fingerfucker ","level":1},</text:p>
          </table:table-cell>
        </table:table-row>
        <table:table-row table:style-name="ro1">
          <table:table-cell/>
          <table:table-cell office:value-type="string" calcext:value-type="string">
            <text:p>fingerfucker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42]&amp;&quot;&quot;&quot;,&quot;&quot;level&quot;&quot;:&quot;&amp;[.C442]&amp;&quot;},&quot;" office:value-type="string" office:string-value="{&quot;word&quot;:&quot;fingerfuckers&quot;,&quot;level&quot;:1}," calcext:value-type="string">
            <text:p>{"word":"fingerfuckers","level":1},</text:p>
          </table:table-cell>
        </table:table-row>
        <table:table-row table:style-name="ro1">
          <table:table-cell/>
          <table:table-cell office:value-type="string" calcext:value-type="string">
            <text:p>fingerfucking 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43]&amp;&quot;&quot;&quot;,&quot;&quot;level&quot;&quot;:&quot;&amp;[.C443]&amp;&quot;},&quot;" office:value-type="string" office:string-value="{&quot;word&quot;:&quot;fingerfucking &quot;,&quot;level&quot;:1}," calcext:value-type="string">
            <text:p>{"word":"fingerfucking ","level":1},</text:p>
          </table:table-cell>
        </table:table-row>
        <table:table-row table:style-name="ro1">
          <table:table-cell/>
          <table:table-cell office:value-type="string" calcext:value-type="string">
            <text:p>fir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44]&amp;&quot;&quot;&quot;,&quot;&quot;level&quot;&quot;:&quot;&amp;[.C444]&amp;&quot;},&quot;" office:value-type="string" office:string-value="{&quot;word&quot;:&quot;fire&quot;,&quot;level&quot;:1}," calcext:value-type="string">
            <text:p>{"word":"fire","level":1},</text:p>
          </table:table-cell>
        </table:table-row>
        <table:table-row table:style-name="ro1">
          <table:table-cell/>
          <table:table-cell office:value-type="string" calcext:value-type="string">
            <text:p>firing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45]&amp;&quot;&quot;&quot;,&quot;&quot;level&quot;&quot;:&quot;&amp;[.C445]&amp;&quot;},&quot;" office:value-type="string" office:string-value="{&quot;word&quot;:&quot;firing&quot;,&quot;level&quot;:1}," calcext:value-type="string">
            <text:p>{"word":"firing","level":1},</text:p>
          </table:table-cell>
        </table:table-row>
        <table:table-row table:style-name="ro1">
          <table:table-cell/>
          <table:table-cell office:value-type="string" calcext:value-type="string">
            <text:p>fist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46]&amp;&quot;&quot;&quot;,&quot;&quot;level&quot;&quot;:&quot;&amp;[.C446]&amp;&quot;},&quot;" office:value-type="string" office:string-value="{&quot;word&quot;:&quot;fister&quot;,&quot;level&quot;:1}," calcext:value-type="string">
            <text:p>{"word":"fister","level":1},</text:p>
          </table:table-cell>
        </table:table-row>
        <table:table-row table:style-name="ro1">
          <table:table-cell/>
          <table:table-cell office:value-type="string" calcext:value-type="string">
            <text:p>fistfuck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47]&amp;&quot;&quot;&quot;,&quot;&quot;level&quot;&quot;:&quot;&amp;[.C447]&amp;&quot;},&quot;" office:value-type="string" office:string-value="{&quot;word&quot;:&quot;fistfuck&quot;,&quot;level&quot;:1}," calcext:value-type="string">
            <text:p>{"word":"fistfuck","level":1},</text:p>
          </table:table-cell>
        </table:table-row>
        <table:table-row table:style-name="ro1">
          <table:table-cell/>
          <table:table-cell office:value-type="string" calcext:value-type="string">
            <text:p>fistfucked 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48]&amp;&quot;&quot;&quot;,&quot;&quot;level&quot;&quot;:&quot;&amp;[.C448]&amp;&quot;},&quot;" office:value-type="string" office:string-value="{&quot;word&quot;:&quot;fistfucked &quot;,&quot;level&quot;:1}," calcext:value-type="string">
            <text:p>{"word":"fistfucked ","level":1},</text:p>
          </table:table-cell>
        </table:table-row>
        <table:table-row table:style-name="ro1">
          <table:table-cell/>
          <table:table-cell office:value-type="string" calcext:value-type="string">
            <text:p>fistfucker 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49]&amp;&quot;&quot;&quot;,&quot;&quot;level&quot;&quot;:&quot;&amp;[.C449]&amp;&quot;},&quot;" office:value-type="string" office:string-value="{&quot;word&quot;:&quot;fistfucker &quot;,&quot;level&quot;:1}," calcext:value-type="string">
            <text:p>{"word":"fistfucker ","level":1},</text:p>
          </table:table-cell>
        </table:table-row>
        <table:table-row table:style-name="ro1">
          <table:table-cell/>
          <table:table-cell office:value-type="string" calcext:value-type="string">
            <text:p>fistfucking 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50]&amp;&quot;&quot;&quot;,&quot;&quot;level&quot;&quot;:&quot;&amp;[.C450]&amp;&quot;},&quot;" office:value-type="string" office:string-value="{&quot;word&quot;:&quot;fistfucking &quot;,&quot;level&quot;:1}," calcext:value-type="string">
            <text:p>{"word":"fistfucking ","level":1},</text:p>
          </table:table-cell>
        </table:table-row>
        <table:table-row table:style-name="ro1">
          <table:table-cell/>
          <table:table-cell office:value-type="string" calcext:value-type="string">
            <text:p>fisting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51]&amp;&quot;&quot;&quot;,&quot;&quot;level&quot;&quot;:&quot;&amp;[.C451]&amp;&quot;},&quot;" office:value-type="string" office:string-value="{&quot;word&quot;:&quot;fisting&quot;,&quot;level&quot;:1}," calcext:value-type="string">
            <text:p>{"word":"fisting","level":1},</text:p>
          </table:table-cell>
        </table:table-row>
        <table:table-row table:style-name="ro1">
          <table:table-cell/>
          <table:table-cell office:value-type="string" calcext:value-type="string">
            <text:p>flang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52]&amp;&quot;&quot;&quot;,&quot;&quot;level&quot;&quot;:&quot;&amp;[.C452]&amp;&quot;},&quot;" office:value-type="string" office:string-value="{&quot;word&quot;:&quot;flange&quot;,&quot;level&quot;:1}," calcext:value-type="string">
            <text:p>{"word":"flange","level":1},</text:p>
          </table:table-cell>
        </table:table-row>
        <table:table-row table:style-name="ro1">
          <table:table-cell/>
          <table:table-cell office:value-type="string" calcext:value-type="string">
            <text:p>flash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53]&amp;&quot;&quot;&quot;,&quot;&quot;level&quot;&quot;:&quot;&amp;[.C453]&amp;&quot;},&quot;" office:value-type="string" office:string-value="{&quot;word&quot;:&quot;flasher&quot;,&quot;level&quot;:1}," calcext:value-type="string">
            <text:p>{"word":"flasher","level":1},</text:p>
          </table:table-cell>
        </table:table-row>
        <table:table-row table:style-name="ro1">
          <table:table-cell/>
          <table:table-cell office:value-type="string" calcext:value-type="string">
            <text:p>flatulenc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54]&amp;&quot;&quot;&quot;,&quot;&quot;level&quot;&quot;:&quot;&amp;[.C454]&amp;&quot;},&quot;" office:value-type="string" office:string-value="{&quot;word&quot;:&quot;flatulence&quot;,&quot;level&quot;:1}," calcext:value-type="string">
            <text:p>{"word":"flatulence","level":1},</text:p>
          </table:table-cell>
        </table:table-row>
        <table:table-row table:style-name="ro1">
          <table:table-cell/>
          <table:table-cell office:value-type="string" calcext:value-type="string">
            <text:p>floo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55]&amp;&quot;&quot;&quot;,&quot;&quot;level&quot;&quot;:&quot;&amp;[.C455]&amp;&quot;},&quot;" office:value-type="string" office:string-value="{&quot;word&quot;:&quot;floo&quot;,&quot;level&quot;:1}," calcext:value-type="string">
            <text:p>{"word":"floo","level":1},</text:p>
          </table:table-cell>
        </table:table-row>
        <table:table-row table:style-name="ro1">
          <table:table-cell/>
          <table:table-cell office:value-type="string" calcext:value-type="string">
            <text:p>flydi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56]&amp;&quot;&quot;&quot;,&quot;&quot;level&quot;&quot;:&quot;&amp;[.C456]&amp;&quot;},&quot;" office:value-type="string" office:string-value="{&quot;word&quot;:&quot;flydie&quot;,&quot;level&quot;:1}," calcext:value-type="string">
            <text:p>{"word":"flydie","level":1},</text:p>
          </table:table-cell>
        </table:table-row>
        <table:table-row table:style-name="ro1">
          <table:table-cell/>
          <table:table-cell office:value-type="string" calcext:value-type="string">
            <text:p>flydy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57]&amp;&quot;&quot;&quot;,&quot;&quot;level&quot;&quot;:&quot;&amp;[.C457]&amp;&quot;},&quot;" office:value-type="string" office:string-value="{&quot;word&quot;:&quot;flydye&quot;,&quot;level&quot;:1}," calcext:value-type="string">
            <text:p>{"word":"flydye","level":1},</text:p>
          </table:table-cell>
        </table:table-row>
        <table:table-row table:style-name="ro1">
          <table:table-cell/>
          <table:table-cell office:value-type="string" calcext:value-type="string">
            <text:p>fok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58]&amp;&quot;&quot;&quot;,&quot;&quot;level&quot;&quot;:&quot;&amp;[.C458]&amp;&quot;},&quot;" office:value-type="string" office:string-value="{&quot;word&quot;:&quot;fok&quot;,&quot;level&quot;:1}," calcext:value-type="string">
            <text:p>{"word":"fok","level":1},</text:p>
          </table:table-cell>
        </table:table-row>
        <table:table-row table:style-name="ro1">
          <table:table-cell/>
          <table:table-cell office:value-type="string" calcext:value-type="string">
            <text:p>fondl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59]&amp;&quot;&quot;&quot;,&quot;&quot;level&quot;&quot;:&quot;&amp;[.C459]&amp;&quot;},&quot;" office:value-type="string" office:string-value="{&quot;word&quot;:&quot;fondle&quot;,&quot;level&quot;:1}," calcext:value-type="string">
            <text:p>{"word":"fondle","level":1},</text:p>
          </table:table-cell>
        </table:table-row>
        <table:table-row table:style-name="ro1">
          <table:table-cell/>
          <table:table-cell office:value-type="string" calcext:value-type="string">
            <text:p>footaction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60]&amp;&quot;&quot;&quot;,&quot;&quot;level&quot;&quot;:&quot;&amp;[.C460]&amp;&quot;},&quot;" office:value-type="string" office:string-value="{&quot;word&quot;:&quot;footaction&quot;,&quot;level&quot;:1}," calcext:value-type="string">
            <text:p>{"word":"footaction","level":1},</text:p>
          </table:table-cell>
        </table:table-row>
        <table:table-row table:style-name="ro1">
          <table:table-cell/>
          <table:table-cell office:value-type="string" calcext:value-type="string">
            <text:p>footfuck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61]&amp;&quot;&quot;&quot;,&quot;&quot;level&quot;&quot;:&quot;&amp;[.C461]&amp;&quot;},&quot;" office:value-type="string" office:string-value="{&quot;word&quot;:&quot;footfuck&quot;,&quot;level&quot;:1}," calcext:value-type="string">
            <text:p>{"word":"footfuck","level":1},</text:p>
          </table:table-cell>
        </table:table-row>
        <table:table-row table:style-name="ro1">
          <table:table-cell/>
          <table:table-cell office:value-type="string" calcext:value-type="string">
            <text:p>footfuck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62]&amp;&quot;&quot;&quot;,&quot;&quot;level&quot;&quot;:&quot;&amp;[.C462]&amp;&quot;},&quot;" office:value-type="string" office:string-value="{&quot;word&quot;:&quot;footfucker&quot;,&quot;level&quot;:1}," calcext:value-type="string">
            <text:p>{"word":"footfucker","level":1},</text:p>
          </table:table-cell>
        </table:table-row>
        <table:table-row table:style-name="ro1">
          <table:table-cell/>
          <table:table-cell office:value-type="string" calcext:value-type="string">
            <text:p>footlick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63]&amp;&quot;&quot;&quot;,&quot;&quot;level&quot;&quot;:&quot;&amp;[.C463]&amp;&quot;},&quot;" office:value-type="string" office:string-value="{&quot;word&quot;:&quot;footlicker&quot;,&quot;level&quot;:1}," calcext:value-type="string">
            <text:p>{"word":"footlicker","level":1},</text:p>
          </table:table-cell>
        </table:table-row>
        <table:table-row table:style-name="ro1">
          <table:table-cell/>
          <table:table-cell office:value-type="string" calcext:value-type="string">
            <text:p>footsta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64]&amp;&quot;&quot;&quot;,&quot;&quot;level&quot;&quot;:&quot;&amp;[.C464]&amp;&quot;},&quot;" office:value-type="string" office:string-value="{&quot;word&quot;:&quot;footstar&quot;,&quot;level&quot;:1}," calcext:value-type="string">
            <text:p>{"word":"footstar","level":1},</text:p>
          </table:table-cell>
        </table:table-row>
        <table:table-row table:style-name="ro1">
          <table:table-cell/>
          <table:table-cell office:value-type="string" calcext:value-type="string">
            <text:p>for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65]&amp;&quot;&quot;&quot;,&quot;&quot;level&quot;&quot;:&quot;&amp;[.C465]&amp;&quot;},&quot;" office:value-type="string" office:string-value="{&quot;word&quot;:&quot;fore&quot;,&quot;level&quot;:1}," calcext:value-type="string">
            <text:p>{"word":"fore","level":1},</text:p>
          </table:table-cell>
        </table:table-row>
        <table:table-row table:style-name="ro1">
          <table:table-cell/>
          <table:table-cell office:value-type="string" calcext:value-type="string">
            <text:p>foreskin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66]&amp;&quot;&quot;&quot;,&quot;&quot;level&quot;&quot;:&quot;&amp;[.C466]&amp;&quot;},&quot;" office:value-type="string" office:string-value="{&quot;word&quot;:&quot;foreskin&quot;,&quot;level&quot;:1}," calcext:value-type="string">
            <text:p>{"word":"foreskin","level":1},</text:p>
          </table:table-cell>
        </table:table-row>
        <table:table-row table:style-name="ro1">
          <table:table-cell/>
          <table:table-cell office:value-type="string" calcext:value-type="string">
            <text:p>forni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67]&amp;&quot;&quot;&quot;,&quot;&quot;level&quot;&quot;:&quot;&amp;[.C467]&amp;&quot;},&quot;" office:value-type="string" office:string-value="{&quot;word&quot;:&quot;forni&quot;,&quot;level&quot;:1}," calcext:value-type="string">
            <text:p>{"word":"forni","level":1},</text:p>
          </table:table-cell>
        </table:table-row>
        <table:table-row table:style-name="ro1">
          <table:table-cell/>
          <table:table-cell office:value-type="string" calcext:value-type="string">
            <text:p>fornicat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68]&amp;&quot;&quot;&quot;,&quot;&quot;level&quot;&quot;:&quot;&amp;[.C468]&amp;&quot;},&quot;" office:value-type="string" office:string-value="{&quot;word&quot;:&quot;fornicate&quot;,&quot;level&quot;:1}," calcext:value-type="string">
            <text:p>{"word":"fornicate","level":1},</text:p>
          </table:table-cell>
        </table:table-row>
        <table:table-row table:style-name="ro1">
          <table:table-cell/>
          <table:table-cell office:value-type="string" calcext:value-type="string">
            <text:p>foursom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69]&amp;&quot;&quot;&quot;,&quot;&quot;level&quot;&quot;:&quot;&amp;[.C469]&amp;&quot;},&quot;" office:value-type="string" office:string-value="{&quot;word&quot;:&quot;foursome&quot;,&quot;level&quot;:1}," calcext:value-type="string">
            <text:p>{"word":"foursome","level":1},</text:p>
          </table:table-cell>
        </table:table-row>
        <table:table-row table:style-name="ro1">
          <table:table-cell/>
          <table:table-cell office:value-type="string" calcext:value-type="string">
            <text:p>fourtwenty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70]&amp;&quot;&quot;&quot;,&quot;&quot;level&quot;&quot;:&quot;&amp;[.C470]&amp;&quot;},&quot;" office:value-type="string" office:string-value="{&quot;word&quot;:&quot;fourtwenty&quot;,&quot;level&quot;:1}," calcext:value-type="string">
            <text:p>{"word":"fourtwenty","level":1},</text:p>
          </table:table-cell>
        </table:table-row>
        <table:table-row table:style-name="ro1">
          <table:table-cell/>
          <table:table-cell office:value-type="string" calcext:value-type="string">
            <text:p>fraud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71]&amp;&quot;&quot;&quot;,&quot;&quot;level&quot;&quot;:&quot;&amp;[.C471]&amp;&quot;},&quot;" office:value-type="string" office:string-value="{&quot;word&quot;:&quot;fraud&quot;,&quot;level&quot;:1}," calcext:value-type="string">
            <text:p>{"word":"fraud","level":1},</text:p>
          </table:table-cell>
        </table:table-row>
        <table:table-row table:style-name="ro1">
          <table:table-cell/>
          <table:table-cell office:value-type="string" calcext:value-type="string">
            <text:p>freakfuck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72]&amp;&quot;&quot;&quot;,&quot;&quot;level&quot;&quot;:&quot;&amp;[.C472]&amp;&quot;},&quot;" office:value-type="string" office:string-value="{&quot;word&quot;:&quot;freakfuck&quot;,&quot;level&quot;:1}," calcext:value-type="string">
            <text:p>{"word":"freakfuck","level":1},</text:p>
          </table:table-cell>
        </table:table-row>
        <table:table-row table:style-name="ro1">
          <table:table-cell/>
          <table:table-cell office:value-type="string" calcext:value-type="string">
            <text:p>freakyfuck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73]&amp;&quot;&quot;&quot;,&quot;&quot;level&quot;&quot;:&quot;&amp;[.C473]&amp;&quot;},&quot;" office:value-type="string" office:string-value="{&quot;word&quot;:&quot;freakyfucker&quot;,&quot;level&quot;:1}," calcext:value-type="string">
            <text:p>{"word":"freakyfucker","level":1},</text:p>
          </table:table-cell>
        </table:table-row>
        <table:table-row table:style-name="ro1">
          <table:table-cell/>
          <table:table-cell office:value-type="string" calcext:value-type="string">
            <text:p>freefuck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74]&amp;&quot;&quot;&quot;,&quot;&quot;level&quot;&quot;:&quot;&amp;[.C474]&amp;&quot;},&quot;" office:value-type="string" office:string-value="{&quot;word&quot;:&quot;freefuck&quot;,&quot;level&quot;:1}," calcext:value-type="string">
            <text:p>{"word":"freefuck","level":1},</text:p>
          </table:table-cell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75]&amp;&quot;&quot;&quot;,&quot;&quot;level&quot;&quot;:&quot;&amp;[.C475]&amp;&quot;},&quot;" office:value-type="string" office:string-value="{&quot;word&quot;:&quot;fu&quot;,&quot;level&quot;:1}," calcext:value-type="string">
            <text:p>{"word":"fu","level":1},</text:p>
          </table:table-cell>
        </table:table-row>
        <table:table-row table:style-name="ro1">
          <table:table-cell/>
          <table:table-cell office:value-type="string" calcext:value-type="string">
            <text:p>fuba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76]&amp;&quot;&quot;&quot;,&quot;&quot;level&quot;&quot;:&quot;&amp;[.C476]&amp;&quot;},&quot;" office:value-type="string" office:string-value="{&quot;word&quot;:&quot;fubar&quot;,&quot;level&quot;:1}," calcext:value-type="string">
            <text:p>{"word":"fubar","level":1},</text:p>
          </table:table-cell>
        </table:table-row>
        <table:table-row table:style-name="ro1">
          <table:table-cell/>
          <table:table-cell office:value-type="string" calcext:value-type="string">
            <text:p>fuc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77]&amp;&quot;&quot;&quot;,&quot;&quot;level&quot;&quot;:&quot;&amp;[.C477]&amp;&quot;},&quot;" office:value-type="string" office:string-value="{&quot;word&quot;:&quot;fuc&quot;,&quot;level&quot;:1}," calcext:value-type="string">
            <text:p>{"word":"fuc","level":1},</text:p>
          </table:table-cell>
        </table:table-row>
        <table:table-row table:style-name="ro1">
          <table:table-cell/>
          <table:table-cell office:value-type="string" calcext:value-type="string">
            <text:p>fucck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78]&amp;&quot;&quot;&quot;,&quot;&quot;level&quot;&quot;:&quot;&amp;[.C478]&amp;&quot;},&quot;" office:value-type="string" office:string-value="{&quot;word&quot;:&quot;fucck&quot;,&quot;level&quot;:1}," calcext:value-type="string">
            <text:p>{"word":"fucck","level":1},</text:p>
          </table:table-cell>
        </table:table-row>
        <table:table-row table:style-name="ro1">
          <table:table-cell/>
          <table:table-cell office:value-type="string" calcext:value-type="string">
            <text:p>fuck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79]&amp;&quot;&quot;&quot;,&quot;&quot;level&quot;&quot;:&quot;&amp;[.C479]&amp;&quot;},&quot;" office:value-type="string" office:string-value="{&quot;word&quot;:&quot;fuck&quot;,&quot;level&quot;:1}," calcext:value-type="string">
            <text:p>{"word":"fuck","level":1},</text:p>
          </table:table-cell>
        </table:table-row>
        <table:table-row table:style-name="ro1">
          <table:table-cell/>
          <table:table-cell office:value-type="string" calcext:value-type="string">
            <text:p>fucka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80]&amp;&quot;&quot;&quot;,&quot;&quot;level&quot;&quot;:&quot;&amp;[.C480]&amp;&quot;},&quot;" office:value-type="string" office:string-value="{&quot;word&quot;:&quot;fucka&quot;,&quot;level&quot;:1}," calcext:value-type="string">
            <text:p>{"word":"fucka","level":1},</text:p>
          </table:table-cell>
        </table:table-row>
        <table:table-row table:style-name="ro1">
          <table:table-cell/>
          <table:table-cell office:value-type="string" calcext:value-type="string">
            <text:p>fuckabl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81]&amp;&quot;&quot;&quot;,&quot;&quot;level&quot;&quot;:&quot;&amp;[.C481]&amp;&quot;},&quot;" office:value-type="string" office:string-value="{&quot;word&quot;:&quot;fuckable&quot;,&quot;level&quot;:1}," calcext:value-type="string">
            <text:p>{"word":"fuckable","level":1},</text:p>
          </table:table-cell>
        </table:table-row>
        <table:table-row table:style-name="ro1">
          <table:table-cell/>
          <table:table-cell office:value-type="string" calcext:value-type="string">
            <text:p>fuckbag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82]&amp;&quot;&quot;&quot;,&quot;&quot;level&quot;&quot;:&quot;&amp;[.C482]&amp;&quot;},&quot;" office:value-type="string" office:string-value="{&quot;word&quot;:&quot;fuckbag&quot;,&quot;level&quot;:1}," calcext:value-type="string">
            <text:p>{"word":"fuckbag","level":1},</text:p>
          </table:table-cell>
        </table:table-row>
        <table:table-row table:style-name="ro1">
          <table:table-cell/>
          <table:table-cell office:value-type="string" calcext:value-type="string">
            <text:p>fuckbuddy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83]&amp;&quot;&quot;&quot;,&quot;&quot;level&quot;&quot;:&quot;&amp;[.C483]&amp;&quot;},&quot;" office:value-type="string" office:string-value="{&quot;word&quot;:&quot;fuckbuddy&quot;,&quot;level&quot;:1}," calcext:value-type="string">
            <text:p>{"word":"fuckbuddy","level":1},</text:p>
          </table:table-cell>
        </table:table-row>
        <table:table-row table:style-name="ro1">
          <table:table-cell/>
          <table:table-cell office:value-type="string" calcext:value-type="string">
            <text:p>fucked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84]&amp;&quot;&quot;&quot;,&quot;&quot;level&quot;&quot;:&quot;&amp;[.C484]&amp;&quot;},&quot;" office:value-type="string" office:string-value="{&quot;word&quot;:&quot;fucked&quot;,&quot;level&quot;:1}," calcext:value-type="string">
            <text:p>{"word":"fucked","level":1},</text:p>
          </table:table-cell>
        </table:table-row>
        <table:table-row table:style-name="ro1">
          <table:table-cell/>
          <table:table-cell office:value-type="string" calcext:value-type="string">
            <text:p>fuckedup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85]&amp;&quot;&quot;&quot;,&quot;&quot;level&quot;&quot;:&quot;&amp;[.C485]&amp;&quot;},&quot;" office:value-type="string" office:string-value="{&quot;word&quot;:&quot;fuckedup&quot;,&quot;level&quot;:1}," calcext:value-type="string">
            <text:p>{"word":"fuckedup","level":1},</text:p>
          </table:table-cell>
        </table:table-row>
        <table:table-row table:style-name="ro1">
          <table:table-cell/>
          <table:table-cell office:value-type="string" calcext:value-type="string">
            <text:p>fuck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86]&amp;&quot;&quot;&quot;,&quot;&quot;level&quot;&quot;:&quot;&amp;[.C486]&amp;&quot;},&quot;" office:value-type="string" office:string-value="{&quot;word&quot;:&quot;fucker&quot;,&quot;level&quot;:1}," calcext:value-type="string">
            <text:p>{"word":"fucker","level":1},</text:p>
          </table:table-cell>
        </table:table-row>
        <table:table-row table:style-name="ro1">
          <table:table-cell/>
          <table:table-cell office:value-type="string" calcext:value-type="string">
            <text:p>fucker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87]&amp;&quot;&quot;&quot;,&quot;&quot;level&quot;&quot;:&quot;&amp;[.C487]&amp;&quot;},&quot;" office:value-type="string" office:string-value="{&quot;word&quot;:&quot;fuckers&quot;,&quot;level&quot;:1}," calcext:value-type="string">
            <text:p>{"word":"fuckers","level":1},</text:p>
          </table:table-cell>
        </table:table-row>
        <table:table-row table:style-name="ro1">
          <table:table-cell/>
          <table:table-cell office:value-type="string" calcext:value-type="string">
            <text:p>fuckfac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88]&amp;&quot;&quot;&quot;,&quot;&quot;level&quot;&quot;:&quot;&amp;[.C488]&amp;&quot;},&quot;" office:value-type="string" office:string-value="{&quot;word&quot;:&quot;fuckface&quot;,&quot;level&quot;:1}," calcext:value-type="string">
            <text:p>{"word":"fuckface","level":1},</text:p>
          </table:table-cell>
        </table:table-row>
        <table:table-row table:style-name="ro1">
          <table:table-cell/>
          <table:table-cell office:value-type="string" calcext:value-type="string">
            <text:p>fuckfest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89]&amp;&quot;&quot;&quot;,&quot;&quot;level&quot;&quot;:&quot;&amp;[.C489]&amp;&quot;},&quot;" office:value-type="string" office:string-value="{&quot;word&quot;:&quot;fuckfest&quot;,&quot;level&quot;:1}," calcext:value-type="string">
            <text:p>{"word":"fuckfest","level":1},</text:p>
          </table:table-cell>
        </table:table-row>
        <table:table-row table:style-name="ro1">
          <table:table-cell/>
          <table:table-cell office:value-type="string" calcext:value-type="string">
            <text:p>fuckfreak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90]&amp;&quot;&quot;&quot;,&quot;&quot;level&quot;&quot;:&quot;&amp;[.C490]&amp;&quot;},&quot;" office:value-type="string" office:string-value="{&quot;word&quot;:&quot;fuckfreak&quot;,&quot;level&quot;:1}," calcext:value-type="string">
            <text:p>{"word":"fuckfreak","level":1},</text:p>
          </table:table-cell>
        </table:table-row>
        <table:table-row table:style-name="ro1">
          <table:table-cell/>
          <table:table-cell office:value-type="string" calcext:value-type="string">
            <text:p>fuckfriend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91]&amp;&quot;&quot;&quot;,&quot;&quot;level&quot;&quot;:&quot;&amp;[.C491]&amp;&quot;},&quot;" office:value-type="string" office:string-value="{&quot;word&quot;:&quot;fuckfriend&quot;,&quot;level&quot;:1}," calcext:value-type="string">
            <text:p>{"word":"fuckfriend","level":1},</text:p>
          </table:table-cell>
        </table:table-row>
        <table:table-row table:style-name="ro1">
          <table:table-cell/>
          <table:table-cell office:value-type="string" calcext:value-type="string">
            <text:p>fuckhead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92]&amp;&quot;&quot;&quot;,&quot;&quot;level&quot;&quot;:&quot;&amp;[.C492]&amp;&quot;},&quot;" office:value-type="string" office:string-value="{&quot;word&quot;:&quot;fuckhead&quot;,&quot;level&quot;:1}," calcext:value-type="string">
            <text:p>{"word":"fuckhead","level":1},</text:p>
          </table:table-cell>
        </table:table-row>
        <table:table-row table:style-name="ro1">
          <table:table-cell/>
          <table:table-cell office:value-type="string" calcext:value-type="string">
            <text:p>fuckh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93]&amp;&quot;&quot;&quot;,&quot;&quot;level&quot;&quot;:&quot;&amp;[.C493]&amp;&quot;},&quot;" office:value-type="string" office:string-value="{&quot;word&quot;:&quot;fuckher&quot;,&quot;level&quot;:1}," calcext:value-type="string">
            <text:p>{"word":"fuckher","level":1},</text:p>
          </table:table-cell>
        </table:table-row>
        <table:table-row table:style-name="ro1">
          <table:table-cell/>
          <table:table-cell office:value-type="string" calcext:value-type="string">
            <text:p>fuckin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94]&amp;&quot;&quot;&quot;,&quot;&quot;level&quot;&quot;:&quot;&amp;[.C494]&amp;&quot;},&quot;" office:value-type="string" office:string-value="{&quot;word&quot;:&quot;fuckin&quot;,&quot;level&quot;:1}," calcext:value-type="string">
            <text:p>{"word":"fuckin","level":1},</text:p>
          </table:table-cell>
        </table:table-row>
        <table:table-row table:style-name="ro1">
          <table:table-cell/>
          <table:table-cell office:value-type="string" calcext:value-type="string">
            <text:p>fuckina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95]&amp;&quot;&quot;&quot;,&quot;&quot;level&quot;&quot;:&quot;&amp;[.C495]&amp;&quot;},&quot;" office:value-type="string" office:string-value="{&quot;word&quot;:&quot;fuckina&quot;,&quot;level&quot;:1}," calcext:value-type="string">
            <text:p>{"word":"fuckina","level":1},</text:p>
          </table:table-cell>
        </table:table-row>
        <table:table-row table:style-name="ro1">
          <table:table-cell/>
          <table:table-cell office:value-type="string" calcext:value-type="string">
            <text:p>fucking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96]&amp;&quot;&quot;&quot;,&quot;&quot;level&quot;&quot;:&quot;&amp;[.C496]&amp;&quot;},&quot;" office:value-type="string" office:string-value="{&quot;word&quot;:&quot;fucking&quot;,&quot;level&quot;:1}," calcext:value-type="string">
            <text:p>{"word":"fucking","level":1},</text:p>
          </table:table-cell>
        </table:table-row>
        <table:table-row table:style-name="ro1">
          <table:table-cell/>
          <table:table-cell office:value-type="string" calcext:value-type="string">
            <text:p>fuckingbitch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97]&amp;&quot;&quot;&quot;,&quot;&quot;level&quot;&quot;:&quot;&amp;[.C497]&amp;&quot;},&quot;" office:value-type="string" office:string-value="{&quot;word&quot;:&quot;fuckingbitch&quot;,&quot;level&quot;:1}," calcext:value-type="string">
            <text:p>{"word":"fuckingbitch","level":1},</text:p>
          </table:table-cell>
        </table:table-row>
        <table:table-row table:style-name="ro1">
          <table:table-cell/>
          <table:table-cell office:value-type="string" calcext:value-type="string">
            <text:p>fuckinnut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98]&amp;&quot;&quot;&quot;,&quot;&quot;level&quot;&quot;:&quot;&amp;[.C498]&amp;&quot;},&quot;" office:value-type="string" office:string-value="{&quot;word&quot;:&quot;fuckinnuts&quot;,&quot;level&quot;:1}," calcext:value-type="string">
            <text:p>{"word":"fuckinnuts","level":1},</text:p>
          </table:table-cell>
        </table:table-row>
        <table:table-row table:style-name="ro1">
          <table:table-cell/>
          <table:table-cell office:value-type="string" calcext:value-type="string">
            <text:p>fuckinright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499]&amp;&quot;&quot;&quot;,&quot;&quot;level&quot;&quot;:&quot;&amp;[.C499]&amp;&quot;},&quot;" office:value-type="string" office:string-value="{&quot;word&quot;:&quot;fuckinright&quot;,&quot;level&quot;:1}," calcext:value-type="string">
            <text:p>{"word":"fuckinright","level":1},</text:p>
          </table:table-cell>
        </table:table-row>
        <table:table-row table:style-name="ro1">
          <table:table-cell/>
          <table:table-cell office:value-type="string" calcext:value-type="string">
            <text:p>fuckit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00]&amp;&quot;&quot;&quot;,&quot;&quot;level&quot;&quot;:&quot;&amp;[.C500]&amp;&quot;},&quot;" office:value-type="string" office:string-value="{&quot;word&quot;:&quot;fuckit&quot;,&quot;level&quot;:1}," calcext:value-type="string">
            <text:p>{"word":"fuckit","level":1},</text:p>
          </table:table-cell>
        </table:table-row>
        <table:table-row table:style-name="ro1">
          <table:table-cell/>
          <table:table-cell office:value-type="string" calcext:value-type="string">
            <text:p>fuckknob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01]&amp;&quot;&quot;&quot;,&quot;&quot;level&quot;&quot;:&quot;&amp;[.C501]&amp;&quot;},&quot;" office:value-type="string" office:string-value="{&quot;word&quot;:&quot;fuckknob&quot;,&quot;level&quot;:1}," calcext:value-type="string">
            <text:p>{"word":"fuckknob","level":1},</text:p>
          </table:table-cell>
        </table:table-row>
        <table:table-row table:style-name="ro1">
          <table:table-cell/>
          <table:table-cell office:value-type="string" calcext:value-type="string">
            <text:p>fuckme 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02]&amp;&quot;&quot;&quot;,&quot;&quot;level&quot;&quot;:&quot;&amp;[.C502]&amp;&quot;},&quot;" office:value-type="string" office:string-value="{&quot;word&quot;:&quot;fuckme &quot;,&quot;level&quot;:1}," calcext:value-type="string">
            <text:p>{"word":"fuckme ","level":1},</text:p>
          </table:table-cell>
        </table:table-row>
        <table:table-row table:style-name="ro1">
          <table:table-cell/>
          <table:table-cell office:value-type="string" calcext:value-type="string">
            <text:p>fuckmehard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03]&amp;&quot;&quot;&quot;,&quot;&quot;level&quot;&quot;:&quot;&amp;[.C503]&amp;&quot;},&quot;" office:value-type="string" office:string-value="{&quot;word&quot;:&quot;fuckmehard&quot;,&quot;level&quot;:1}," calcext:value-type="string">
            <text:p>{"word":"fuckmehard","level":1},</text:p>
          </table:table-cell>
        </table:table-row>
        <table:table-row table:style-name="ro1">
          <table:table-cell/>
          <table:table-cell office:value-type="string" calcext:value-type="string">
            <text:p>fuckmonkey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04]&amp;&quot;&quot;&quot;,&quot;&quot;level&quot;&quot;:&quot;&amp;[.C504]&amp;&quot;},&quot;" office:value-type="string" office:string-value="{&quot;word&quot;:&quot;fuckmonkey&quot;,&quot;level&quot;:1}," calcext:value-type="string">
            <text:p>{"word":"fuckmonkey","level":1},</text:p>
          </table:table-cell>
        </table:table-row>
        <table:table-row table:style-name="ro1">
          <table:table-cell/>
          <table:table-cell office:value-type="string" calcext:value-type="string">
            <text:p>fuckoff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05]&amp;&quot;&quot;&quot;,&quot;&quot;level&quot;&quot;:&quot;&amp;[.C505]&amp;&quot;},&quot;" office:value-type="string" office:string-value="{&quot;word&quot;:&quot;fuckoff&quot;,&quot;level&quot;:1}," calcext:value-type="string">
            <text:p>{"word":"fuckoff","level":1},</text:p>
          </table:table-cell>
        </table:table-row>
        <table:table-row table:style-name="ro1">
          <table:table-cell/>
          <table:table-cell office:value-type="string" calcext:value-type="string">
            <text:p>fuckpig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06]&amp;&quot;&quot;&quot;,&quot;&quot;level&quot;&quot;:&quot;&amp;[.C506]&amp;&quot;},&quot;" office:value-type="string" office:string-value="{&quot;word&quot;:&quot;fuckpig&quot;,&quot;level&quot;:1}," calcext:value-type="string">
            <text:p>{"word":"fuckpig","level":1},</text:p>
          </table:table-cell>
        </table:table-row>
        <table:table-row table:style-name="ro1">
          <table:table-cell/>
          <table:table-cell office:value-type="string" calcext:value-type="string">
            <text:p>fuck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07]&amp;&quot;&quot;&quot;,&quot;&quot;level&quot;&quot;:&quot;&amp;[.C507]&amp;&quot;},&quot;" office:value-type="string" office:string-value="{&quot;word&quot;:&quot;fucks&quot;,&quot;level&quot;:1}," calcext:value-type="string">
            <text:p>{"word":"fucks","level":1},</text:p>
          </table:table-cell>
        </table:table-row>
        <table:table-row table:style-name="ro1">
          <table:table-cell/>
          <table:table-cell office:value-type="string" calcext:value-type="string">
            <text:p>fucktard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08]&amp;&quot;&quot;&quot;,&quot;&quot;level&quot;&quot;:&quot;&amp;[.C508]&amp;&quot;},&quot;" office:value-type="string" office:string-value="{&quot;word&quot;:&quot;fucktard&quot;,&quot;level&quot;:1}," calcext:value-type="string">
            <text:p>{"word":"fucktard","level":1},</text:p>
          </table:table-cell>
        </table:table-row>
        <table:table-row table:style-name="ro1">
          <table:table-cell/>
          <table:table-cell office:value-type="string" calcext:value-type="string">
            <text:p>fuckwhor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09]&amp;&quot;&quot;&quot;,&quot;&quot;level&quot;&quot;:&quot;&amp;[.C509]&amp;&quot;},&quot;" office:value-type="string" office:string-value="{&quot;word&quot;:&quot;fuckwhore&quot;,&quot;level&quot;:1}," calcext:value-type="string">
            <text:p>{"word":"fuckwhore","level":1},</text:p>
          </table:table-cell>
        </table:table-row>
        <table:table-row table:style-name="ro1">
          <table:table-cell/>
          <table:table-cell office:value-type="string" calcext:value-type="string">
            <text:p>fuckyou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10]&amp;&quot;&quot;&quot;,&quot;&quot;level&quot;&quot;:&quot;&amp;[.C510]&amp;&quot;},&quot;" office:value-type="string" office:string-value="{&quot;word&quot;:&quot;fuckyou&quot;,&quot;level&quot;:1}," calcext:value-type="string">
            <text:p>{"word":"fuckyou","level":1},</text:p>
          </table:table-cell>
        </table:table-row>
        <table:table-row table:style-name="ro1">
          <table:table-cell/>
          <table:table-cell office:value-type="string" calcext:value-type="string">
            <text:p>fudgepack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11]&amp;&quot;&quot;&quot;,&quot;&quot;level&quot;&quot;:&quot;&amp;[.C511]&amp;&quot;},&quot;" office:value-type="string" office:string-value="{&quot;word&quot;:&quot;fudgepacker&quot;,&quot;level&quot;:1}," calcext:value-type="string">
            <text:p>{"word":"fudgepacker","level":1},</text:p>
          </table:table-cell>
        </table:table-row>
        <table:table-row table:style-name="ro1">
          <table:table-cell/>
          <table:table-cell office:value-type="string" calcext:value-type="string">
            <text:p>fugly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12]&amp;&quot;&quot;&quot;,&quot;&quot;level&quot;&quot;:&quot;&amp;[.C512]&amp;&quot;},&quot;" office:value-type="string" office:string-value="{&quot;word&quot;:&quot;fugly&quot;,&quot;level&quot;:1}," calcext:value-type="string">
            <text:p>{"word":"fugly","level":1},</text:p>
          </table:table-cell>
        </table:table-row>
        <table:table-row table:style-name="ro1">
          <table:table-cell/>
          <table:table-cell office:value-type="string" calcext:value-type="string">
            <text:p>fuk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13]&amp;&quot;&quot;&quot;,&quot;&quot;level&quot;&quot;:&quot;&amp;[.C513]&amp;&quot;},&quot;" office:value-type="string" office:string-value="{&quot;word&quot;:&quot;fuk&quot;,&quot;level&quot;:1}," calcext:value-type="string">
            <text:p>{"word":"fuk","level":1},</text:p>
          </table:table-cell>
        </table:table-row>
        <table:table-row table:style-name="ro1">
          <table:table-cell/>
          <table:table-cell office:value-type="string" calcext:value-type="string">
            <text:p>fuk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14]&amp;&quot;&quot;&quot;,&quot;&quot;level&quot;&quot;:&quot;&amp;[.C514]&amp;&quot;},&quot;" office:value-type="string" office:string-value="{&quot;word&quot;:&quot;fuks&quot;,&quot;level&quot;:1}," calcext:value-type="string">
            <text:p>{"word":"fuks","level":1},</text:p>
          </table:table-cell>
        </table:table-row>
        <table:table-row table:style-name="ro1">
          <table:table-cell/>
          <table:table-cell office:value-type="string" calcext:value-type="string">
            <text:p>funeral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15]&amp;&quot;&quot;&quot;,&quot;&quot;level&quot;&quot;:&quot;&amp;[.C515]&amp;&quot;},&quot;" office:value-type="string" office:string-value="{&quot;word&quot;:&quot;funeral&quot;,&quot;level&quot;:1}," calcext:value-type="string">
            <text:p>{"word":"funeral","level":1},</text:p>
          </table:table-cell>
        </table:table-row>
        <table:table-row table:style-name="ro1">
          <table:table-cell/>
          <table:table-cell office:value-type="string" calcext:value-type="string">
            <text:p>funfuck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16]&amp;&quot;&quot;&quot;,&quot;&quot;level&quot;&quot;:&quot;&amp;[.C516]&amp;&quot;},&quot;" office:value-type="string" office:string-value="{&quot;word&quot;:&quot;funfuck&quot;,&quot;level&quot;:1}," calcext:value-type="string">
            <text:p>{"word":"funfuck","level":1},</text:p>
          </table:table-cell>
        </table:table-row>
        <table:table-row table:style-name="ro1">
          <table:table-cell/>
          <table:table-cell office:value-type="string" calcext:value-type="string">
            <text:p>fungu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17]&amp;&quot;&quot;&quot;,&quot;&quot;level&quot;&quot;:&quot;&amp;[.C517]&amp;&quot;},&quot;" office:value-type="string" office:string-value="{&quot;word&quot;:&quot;fungus&quot;,&quot;level&quot;:1}," calcext:value-type="string">
            <text:p>{"word":"fungus","level":1},</text:p>
          </table:table-cell>
        </table:table-row>
        <table:table-row table:style-name="ro1">
          <table:table-cell/>
          <table:table-cell office:value-type="string" calcext:value-type="string">
            <text:p>fuuck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18]&amp;&quot;&quot;&quot;,&quot;&quot;level&quot;&quot;:&quot;&amp;[.C518]&amp;&quot;},&quot;" office:value-type="string" office:string-value="{&quot;word&quot;:&quot;fuuck&quot;,&quot;level&quot;:1}," calcext:value-type="string">
            <text:p>{"word":"fuuck","level":1},</text:p>
          </table:table-cell>
        </table:table-row>
        <table:table-row table:style-name="ro1">
          <table:table-cell/>
          <table:table-cell office:value-type="string" calcext:value-type="string">
            <text:p>gangbang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19]&amp;&quot;&quot;&quot;,&quot;&quot;level&quot;&quot;:&quot;&amp;[.C519]&amp;&quot;},&quot;" office:value-type="string" office:string-value="{&quot;word&quot;:&quot;gangbang&quot;,&quot;level&quot;:1}," calcext:value-type="string">
            <text:p>{"word":"gangbang","level":1},</text:p>
          </table:table-cell>
        </table:table-row>
        <table:table-row table:style-name="ro1">
          <table:table-cell/>
          <table:table-cell office:value-type="string" calcext:value-type="string">
            <text:p>gangbanged 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20]&amp;&quot;&quot;&quot;,&quot;&quot;level&quot;&quot;:&quot;&amp;[.C520]&amp;&quot;},&quot;" office:value-type="string" office:string-value="{&quot;word&quot;:&quot;gangbanged &quot;,&quot;level&quot;:1}," calcext:value-type="string">
            <text:p>{"word":"gangbanged ","level":1},</text:p>
          </table:table-cell>
        </table:table-row>
        <table:table-row table:style-name="ro1">
          <table:table-cell/>
          <table:table-cell office:value-type="string" calcext:value-type="string">
            <text:p>gangbang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21]&amp;&quot;&quot;&quot;,&quot;&quot;level&quot;&quot;:&quot;&amp;[.C521]&amp;&quot;},&quot;" office:value-type="string" office:string-value="{&quot;word&quot;:&quot;gangbanger&quot;,&quot;level&quot;:1}," calcext:value-type="string">
            <text:p>{"word":"gangbanger","level":1},</text:p>
          </table:table-cell>
        </table:table-row>
        <table:table-row table:style-name="ro1">
          <table:table-cell/>
          <table:table-cell office:value-type="string" calcext:value-type="string">
            <text:p>gangsta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22]&amp;&quot;&quot;&quot;,&quot;&quot;level&quot;&quot;:&quot;&amp;[.C522]&amp;&quot;},&quot;" office:value-type="string" office:string-value="{&quot;word&quot;:&quot;gangsta&quot;,&quot;level&quot;:1}," calcext:value-type="string">
            <text:p>{"word":"gangsta","level":1},</text:p>
          </table:table-cell>
        </table:table-row>
        <table:table-row table:style-name="ro1">
          <table:table-cell/>
          <table:table-cell office:value-type="string" calcext:value-type="string">
            <text:p>gatorbait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23]&amp;&quot;&quot;&quot;,&quot;&quot;level&quot;&quot;:&quot;&amp;[.C523]&amp;&quot;},&quot;" office:value-type="string" office:string-value="{&quot;word&quot;:&quot;gatorbait&quot;,&quot;level&quot;:1}," calcext:value-type="string">
            <text:p>{"word":"gatorbait","level":1},</text:p>
          </table:table-cell>
        </table:table-row>
        <table:table-row table:style-name="ro1">
          <table:table-cell/>
          <table:table-cell office:value-type="string" calcext:value-type="string">
            <text:p>gay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24]&amp;&quot;&quot;&quot;,&quot;&quot;level&quot;&quot;:&quot;&amp;[.C524]&amp;&quot;},&quot;" office:value-type="string" office:string-value="{&quot;word&quot;:&quot;gay&quot;,&quot;level&quot;:1}," calcext:value-type="string">
            <text:p>{"word":"gay","level":1},</text:p>
          </table:table-cell>
        </table:table-row>
        <table:table-row table:style-name="ro1">
          <table:table-cell/>
          <table:table-cell office:value-type="string" calcext:value-type="string">
            <text:p>gaymuthafuckinwhor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25]&amp;&quot;&quot;&quot;,&quot;&quot;level&quot;&quot;:&quot;&amp;[.C525]&amp;&quot;},&quot;" office:value-type="string" office:string-value="{&quot;word&quot;:&quot;gaymuthafuckinwhore&quot;,&quot;level&quot;:1}," calcext:value-type="string">
            <text:p>{"word":"gaymuthafuckinwhore","level":1},</text:p>
          </table:table-cell>
        </table:table-row>
        <table:table-row table:style-name="ro1">
          <table:table-cell/>
          <table:table-cell office:value-type="string" calcext:value-type="string">
            <text:p>gaysex 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26]&amp;&quot;&quot;&quot;,&quot;&quot;level&quot;&quot;:&quot;&amp;[.C526]&amp;&quot;},&quot;" office:value-type="string" office:string-value="{&quot;word&quot;:&quot;gaysex &quot;,&quot;level&quot;:1}," calcext:value-type="string">
            <text:p>{"word":"gaysex ","level":1},</text:p>
          </table:table-cell>
        </table:table-row>
        <table:table-row table:style-name="ro1">
          <table:table-cell/>
          <table:table-cell office:value-type="string" calcext:value-type="string">
            <text:p>geez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27]&amp;&quot;&quot;&quot;,&quot;&quot;level&quot;&quot;:&quot;&amp;[.C527]&amp;&quot;},&quot;" office:value-type="string" office:string-value="{&quot;word&quot;:&quot;geez&quot;,&quot;level&quot;:1}," calcext:value-type="string">
            <text:p>{"word":"geez","level":1},</text:p>
          </table:table-cell>
        </table:table-row>
        <table:table-row table:style-name="ro1">
          <table:table-cell/>
          <table:table-cell office:value-type="string" calcext:value-type="string">
            <text:p>geez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28]&amp;&quot;&quot;&quot;,&quot;&quot;level&quot;&quot;:&quot;&amp;[.C528]&amp;&quot;},&quot;" office:value-type="string" office:string-value="{&quot;word&quot;:&quot;geezer&quot;,&quot;level&quot;:1}," calcext:value-type="string">
            <text:p>{"word":"geezer","level":1},</text:p>
          </table:table-cell>
        </table:table-row>
        <table:table-row table:style-name="ro1">
          <table:table-cell/>
          <table:table-cell office:value-type="string" calcext:value-type="string">
            <text:p>geni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29]&amp;&quot;&quot;&quot;,&quot;&quot;level&quot;&quot;:&quot;&amp;[.C529]&amp;&quot;},&quot;" office:value-type="string" office:string-value="{&quot;word&quot;:&quot;geni&quot;,&quot;level&quot;:1}," calcext:value-type="string">
            <text:p>{"word":"geni","level":1},</text:p>
          </table:table-cell>
        </table:table-row>
        <table:table-row table:style-name="ro1">
          <table:table-cell/>
          <table:table-cell office:value-type="string" calcext:value-type="string">
            <text:p>genital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30]&amp;&quot;&quot;&quot;,&quot;&quot;level&quot;&quot;:&quot;&amp;[.C530]&amp;&quot;},&quot;" office:value-type="string" office:string-value="{&quot;word&quot;:&quot;genital&quot;,&quot;level&quot;:1}," calcext:value-type="string">
            <text:p>{"word":"genital","level":1},</text:p>
          </table:table-cell>
        </table:table-row>
        <table:table-row table:style-name="ro1">
          <table:table-cell/>
          <table:table-cell office:value-type="string" calcext:value-type="string">
            <text:p>german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31]&amp;&quot;&quot;&quot;,&quot;&quot;level&quot;&quot;:&quot;&amp;[.C531]&amp;&quot;},&quot;" office:value-type="string" office:string-value="{&quot;word&quot;:&quot;german&quot;,&quot;level&quot;:1}," calcext:value-type="string">
            <text:p>{"word":"german","level":1},</text:p>
          </table:table-cell>
        </table:table-row>
        <table:table-row table:style-name="ro1">
          <table:table-cell/>
          <table:table-cell office:value-type="string" calcext:value-type="string">
            <text:p>getiton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32]&amp;&quot;&quot;&quot;,&quot;&quot;level&quot;&quot;:&quot;&amp;[.C532]&amp;&quot;},&quot;" office:value-type="string" office:string-value="{&quot;word&quot;:&quot;getiton&quot;,&quot;level&quot;:1}," calcext:value-type="string">
            <text:p>{"word":"getiton","level":1},</text:p>
          </table:table-cell>
        </table:table-row>
        <table:table-row table:style-name="ro1">
          <table:table-cell/>
          <table:table-cell office:value-type="string" calcext:value-type="string">
            <text:p>gin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33]&amp;&quot;&quot;&quot;,&quot;&quot;level&quot;&quot;:&quot;&amp;[.C533]&amp;&quot;},&quot;" office:value-type="string" office:string-value="{&quot;word&quot;:&quot;gin&quot;,&quot;level&quot;:1}," calcext:value-type="string">
            <text:p>{"word":"gin","level":1},</text:p>
          </table:table-cell>
        </table:table-row>
        <table:table-row table:style-name="ro1">
          <table:table-cell/>
          <table:table-cell office:value-type="string" calcext:value-type="string">
            <text:p>ginzo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34]&amp;&quot;&quot;&quot;,&quot;&quot;level&quot;&quot;:&quot;&amp;[.C534]&amp;&quot;},&quot;" office:value-type="string" office:string-value="{&quot;word&quot;:&quot;ginzo&quot;,&quot;level&quot;:1}," calcext:value-type="string">
            <text:p>{"word":"ginzo","level":1},</text:p>
          </table:table-cell>
        </table:table-row>
        <table:table-row table:style-name="ro1">
          <table:table-cell/>
          <table:table-cell office:value-type="string" calcext:value-type="string">
            <text:p>gipp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35]&amp;&quot;&quot;&quot;,&quot;&quot;level&quot;&quot;:&quot;&amp;[.C535]&amp;&quot;},&quot;" office:value-type="string" office:string-value="{&quot;word&quot;:&quot;gipp&quot;,&quot;level&quot;:1}," calcext:value-type="string">
            <text:p>{"word":"gipp","level":1},</text:p>
          </table:table-cell>
        </table:table-row>
        <table:table-row table:style-name="ro1">
          <table:table-cell/>
          <table:table-cell office:value-type="string" calcext:value-type="string">
            <text:p>girl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36]&amp;&quot;&quot;&quot;,&quot;&quot;level&quot;&quot;:&quot;&amp;[.C536]&amp;&quot;},&quot;" office:value-type="string" office:string-value="{&quot;word&quot;:&quot;girls&quot;,&quot;level&quot;:1}," calcext:value-type="string">
            <text:p>{"word":"girls","level":1},</text:p>
          </table:table-cell>
        </table:table-row>
        <table:table-row table:style-name="ro1">
          <table:table-cell/>
          <table:table-cell office:value-type="string" calcext:value-type="string">
            <text:p>givehead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37]&amp;&quot;&quot;&quot;,&quot;&quot;level&quot;&quot;:&quot;&amp;[.C537]&amp;&quot;},&quot;" office:value-type="string" office:string-value="{&quot;word&quot;:&quot;givehead&quot;,&quot;level&quot;:1}," calcext:value-type="string">
            <text:p>{"word":"givehead","level":1},</text:p>
          </table:table-cell>
        </table:table-row>
        <table:table-row table:style-name="ro1">
          <table:table-cell/>
          <table:table-cell office:value-type="string" calcext:value-type="string">
            <text:p>glazeddonut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38]&amp;&quot;&quot;&quot;,&quot;&quot;level&quot;&quot;:&quot;&amp;[.C538]&amp;&quot;},&quot;" office:value-type="string" office:string-value="{&quot;word&quot;:&quot;glazeddonut&quot;,&quot;level&quot;:1}," calcext:value-type="string">
            <text:p>{"word":"glazeddonut","level":1},</text:p>
          </table:table-cell>
        </table:table-row>
        <table:table-row table:style-name="ro1">
          <table:table-cell/>
          <table:table-cell office:value-type="string" calcext:value-type="string">
            <text:p>gob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39]&amp;&quot;&quot;&quot;,&quot;&quot;level&quot;&quot;:&quot;&amp;[.C539]&amp;&quot;},&quot;" office:value-type="string" office:string-value="{&quot;word&quot;:&quot;gob&quot;,&quot;level&quot;:1}," calcext:value-type="string">
            <text:p>{"word":"gob","level":1},</text:p>
          </table:table-cell>
        </table:table-row>
        <table:table-row table:style-name="ro1">
          <table:table-cell/>
          <table:table-cell office:value-type="string" calcext:value-type="string">
            <text:p>god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40]&amp;&quot;&quot;&quot;,&quot;&quot;level&quot;&quot;:&quot;&amp;[.C540]&amp;&quot;},&quot;" office:value-type="string" office:string-value="{&quot;word&quot;:&quot;god&quot;,&quot;level&quot;:1}," calcext:value-type="string">
            <text:p>{"word":"god","level":1},</text:p>
          </table:table-cell>
        </table:table-row>
        <table:table-row table:style-name="ro1">
          <table:table-cell/>
          <table:table-cell office:value-type="string" calcext:value-type="string">
            <text:p>godammit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41]&amp;&quot;&quot;&quot;,&quot;&quot;level&quot;&quot;:&quot;&amp;[.C541]&amp;&quot;},&quot;" office:value-type="string" office:string-value="{&quot;word&quot;:&quot;godammit&quot;,&quot;level&quot;:1}," calcext:value-type="string">
            <text:p>{"word":"godammit","level":1},</text:p>
          </table:table-cell>
        </table:table-row>
        <table:table-row table:style-name="ro1">
          <table:table-cell/>
          <table:table-cell office:value-type="string" calcext:value-type="string">
            <text:p>goddamit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42]&amp;&quot;&quot;&quot;,&quot;&quot;level&quot;&quot;:&quot;&amp;[.C542]&amp;&quot;},&quot;" office:value-type="string" office:string-value="{&quot;word&quot;:&quot;goddamit&quot;,&quot;level&quot;:1}," calcext:value-type="string">
            <text:p>{"word":"goddamit","level":1},</text:p>
          </table:table-cell>
        </table:table-row>
        <table:table-row table:style-name="ro1">
          <table:table-cell/>
          <table:table-cell office:value-type="string" calcext:value-type="string">
            <text:p>goddammit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43]&amp;&quot;&quot;&quot;,&quot;&quot;level&quot;&quot;:&quot;&amp;[.C543]&amp;&quot;},&quot;" office:value-type="string" office:string-value="{&quot;word&quot;:&quot;goddammit&quot;,&quot;level&quot;:1}," calcext:value-type="string">
            <text:p>{"word":"goddammit","level":1},</text:p>
          </table:table-cell>
        </table:table-row>
        <table:table-row table:style-name="ro1">
          <table:table-cell/>
          <table:table-cell office:value-type="string" calcext:value-type="string">
            <text:p>goddamn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44]&amp;&quot;&quot;&quot;,&quot;&quot;level&quot;&quot;:&quot;&amp;[.C544]&amp;&quot;},&quot;" office:value-type="string" office:string-value="{&quot;word&quot;:&quot;goddamn&quot;,&quot;level&quot;:1}," calcext:value-type="string">
            <text:p>{"word":"goddamn","level":1},</text:p>
          </table:table-cell>
        </table:table-row>
        <table:table-row table:style-name="ro1">
          <table:table-cell/>
          <table:table-cell office:value-type="string" calcext:value-type="string">
            <text:p>goddamned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45]&amp;&quot;&quot;&quot;,&quot;&quot;level&quot;&quot;:&quot;&amp;[.C545]&amp;&quot;},&quot;" office:value-type="string" office:string-value="{&quot;word&quot;:&quot;goddamned&quot;,&quot;level&quot;:1}," calcext:value-type="string">
            <text:p>{"word":"goddamned","level":1},</text:p>
          </table:table-cell>
        </table:table-row>
        <table:table-row table:style-name="ro1">
          <table:table-cell/>
          <table:table-cell office:value-type="string" calcext:value-type="string">
            <text:p>goddamne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46]&amp;&quot;&quot;&quot;,&quot;&quot;level&quot;&quot;:&quot;&amp;[.C546]&amp;&quot;},&quot;" office:value-type="string" office:string-value="{&quot;word&quot;:&quot;goddamnes&quot;,&quot;level&quot;:1}," calcext:value-type="string">
            <text:p>{"word":"goddamnes","level":1},</text:p>
          </table:table-cell>
        </table:table-row>
        <table:table-row table:style-name="ro1">
          <table:table-cell/>
          <table:table-cell office:value-type="string" calcext:value-type="string">
            <text:p>goddamnit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47]&amp;&quot;&quot;&quot;,&quot;&quot;level&quot;&quot;:&quot;&amp;[.C547]&amp;&quot;},&quot;" office:value-type="string" office:string-value="{&quot;word&quot;:&quot;goddamnit&quot;,&quot;level&quot;:1}," calcext:value-type="string">
            <text:p>{"word":"goddamnit","level":1},</text:p>
          </table:table-cell>
        </table:table-row>
        <table:table-row table:style-name="ro1">
          <table:table-cell/>
          <table:table-cell office:value-type="string" calcext:value-type="string">
            <text:p>goddamnmuthafuck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48]&amp;&quot;&quot;&quot;,&quot;&quot;level&quot;&quot;:&quot;&amp;[.C548]&amp;&quot;},&quot;" office:value-type="string" office:string-value="{&quot;word&quot;:&quot;goddamnmuthafucker&quot;,&quot;level&quot;:1}," calcext:value-type="string">
            <text:p>{"word":"goddamnmuthafucker","level":1},</text:p>
          </table:table-cell>
        </table:table-row>
        <table:table-row table:style-name="ro1">
          <table:table-cell/>
          <table:table-cell office:value-type="string" calcext:value-type="string">
            <text:p>goldenshow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49]&amp;&quot;&quot;&quot;,&quot;&quot;level&quot;&quot;:&quot;&amp;[.C549]&amp;&quot;},&quot;" office:value-type="string" office:string-value="{&quot;word&quot;:&quot;goldenshower&quot;,&quot;level&quot;:1}," calcext:value-type="string">
            <text:p>{"word":"goldenshower","level":1},</text:p>
          </table:table-cell>
        </table:table-row>
        <table:table-row table:style-name="ro1">
          <table:table-cell/>
          <table:table-cell office:value-type="string" calcext:value-type="string">
            <text:p>gonorrehea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50]&amp;&quot;&quot;&quot;,&quot;&quot;level&quot;&quot;:&quot;&amp;[.C550]&amp;&quot;},&quot;" office:value-type="string" office:string-value="{&quot;word&quot;:&quot;gonorrehea&quot;,&quot;level&quot;:1}," calcext:value-type="string">
            <text:p>{"word":"gonorrehea","level":1},</text:p>
          </table:table-cell>
        </table:table-row>
        <table:table-row table:style-name="ro1">
          <table:table-cell/>
          <table:table-cell office:value-type="string" calcext:value-type="string">
            <text:p>gonzaga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51]&amp;&quot;&quot;&quot;,&quot;&quot;level&quot;&quot;:&quot;&amp;[.C551]&amp;&quot;},&quot;" office:value-type="string" office:string-value="{&quot;word&quot;:&quot;gonzagas&quot;,&quot;level&quot;:1}," calcext:value-type="string">
            <text:p>{"word":"gonzagas","level":1},</text:p>
          </table:table-cell>
        </table:table-row>
        <table:table-row table:style-name="ro1">
          <table:table-cell/>
          <table:table-cell office:value-type="string" calcext:value-type="string">
            <text:p>gook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52]&amp;&quot;&quot;&quot;,&quot;&quot;level&quot;&quot;:&quot;&amp;[.C552]&amp;&quot;},&quot;" office:value-type="string" office:string-value="{&quot;word&quot;:&quot;gook&quot;,&quot;level&quot;:1}," calcext:value-type="string">
            <text:p>{"word":"gook","level":1},</text:p>
          </table:table-cell>
        </table:table-row>
        <table:table-row table:style-name="ro1">
          <table:table-cell/>
          <table:table-cell office:value-type="string" calcext:value-type="string">
            <text:p>gotohell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53]&amp;&quot;&quot;&quot;,&quot;&quot;level&quot;&quot;:&quot;&amp;[.C553]&amp;&quot;},&quot;" office:value-type="string" office:string-value="{&quot;word&quot;:&quot;gotohell&quot;,&quot;level&quot;:1}," calcext:value-type="string">
            <text:p>{"word":"gotohell","level":1},</text:p>
          </table:table-cell>
        </table:table-row>
        <table:table-row table:style-name="ro1">
          <table:table-cell/>
          <table:table-cell office:value-type="string" calcext:value-type="string">
            <text:p>goy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54]&amp;&quot;&quot;&quot;,&quot;&quot;level&quot;&quot;:&quot;&amp;[.C554]&amp;&quot;},&quot;" office:value-type="string" office:string-value="{&quot;word&quot;:&quot;goy&quot;,&quot;level&quot;:1}," calcext:value-type="string">
            <text:p>{"word":"goy","level":1},</text:p>
          </table:table-cell>
        </table:table-row>
        <table:table-row table:style-name="ro1">
          <table:table-cell/>
          <table:table-cell office:value-type="string" calcext:value-type="string">
            <text:p>goyim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55]&amp;&quot;&quot;&quot;,&quot;&quot;level&quot;&quot;:&quot;&amp;[.C555]&amp;&quot;},&quot;" office:value-type="string" office:string-value="{&quot;word&quot;:&quot;goyim&quot;,&quot;level&quot;:1}," calcext:value-type="string">
            <text:p>{"word":"goyim","level":1},</text:p>
          </table:table-cell>
        </table:table-row>
        <table:table-row table:style-name="ro1">
          <table:table-cell/>
          <table:table-cell office:value-type="string" calcext:value-type="string">
            <text:p>greaseball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56]&amp;&quot;&quot;&quot;,&quot;&quot;level&quot;&quot;:&quot;&amp;[.C556]&amp;&quot;},&quot;" office:value-type="string" office:string-value="{&quot;word&quot;:&quot;greaseball&quot;,&quot;level&quot;:1}," calcext:value-type="string">
            <text:p>{"word":"greaseball","level":1},</text:p>
          </table:table-cell>
        </table:table-row>
        <table:table-row table:style-name="ro1">
          <table:table-cell/>
          <table:table-cell office:value-type="string" calcext:value-type="string">
            <text:p>gringo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57]&amp;&quot;&quot;&quot;,&quot;&quot;level&quot;&quot;:&quot;&amp;[.C557]&amp;&quot;},&quot;" office:value-type="string" office:string-value="{&quot;word&quot;:&quot;gringo&quot;,&quot;level&quot;:1}," calcext:value-type="string">
            <text:p>{"word":"gringo","level":1},</text:p>
          </table:table-cell>
        </table:table-row>
        <table:table-row table:style-name="ro1">
          <table:table-cell/>
          <table:table-cell office:value-type="string" calcext:value-type="string">
            <text:p>gro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58]&amp;&quot;&quot;&quot;,&quot;&quot;level&quot;&quot;:&quot;&amp;[.C558]&amp;&quot;},&quot;" office:value-type="string" office:string-value="{&quot;word&quot;:&quot;groe&quot;,&quot;level&quot;:1}," calcext:value-type="string">
            <text:p>{"word":"groe","level":1},</text:p>
          </table:table-cell>
        </table:table-row>
        <table:table-row table:style-name="ro1">
          <table:table-cell/>
          <table:table-cell office:value-type="string" calcext:value-type="string">
            <text:p>gros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59]&amp;&quot;&quot;&quot;,&quot;&quot;level&quot;&quot;:&quot;&amp;[.C559]&amp;&quot;},&quot;" office:value-type="string" office:string-value="{&quot;word&quot;:&quot;gross&quot;,&quot;level&quot;:1}," calcext:value-type="string">
            <text:p>{"word":"gross","level":1},</text:p>
          </table:table-cell>
        </table:table-row>
        <table:table-row table:style-name="ro1">
          <table:table-cell/>
          <table:table-cell office:value-type="string" calcext:value-type="string">
            <text:p>grostulation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60]&amp;&quot;&quot;&quot;,&quot;&quot;level&quot;&quot;:&quot;&amp;[.C560]&amp;&quot;},&quot;" office:value-type="string" office:string-value="{&quot;word&quot;:&quot;grostulation&quot;,&quot;level&quot;:1}," calcext:value-type="string">
            <text:p>{"word":"grostulation","level":1},</text:p>
          </table:table-cell>
        </table:table-row>
        <table:table-row table:style-name="ro1">
          <table:table-cell/>
          <table:table-cell office:value-type="string" calcext:value-type="string">
            <text:p>gubba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61]&amp;&quot;&quot;&quot;,&quot;&quot;level&quot;&quot;:&quot;&amp;[.C561]&amp;&quot;},&quot;" office:value-type="string" office:string-value="{&quot;word&quot;:&quot;gubba&quot;,&quot;level&quot;:1}," calcext:value-type="string">
            <text:p>{"word":"gubba","level":1},</text:p>
          </table:table-cell>
        </table:table-row>
        <table:table-row table:style-name="ro1">
          <table:table-cell/>
          <table:table-cell office:value-type="string" calcext:value-type="string">
            <text:p>gumm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62]&amp;&quot;&quot;&quot;,&quot;&quot;level&quot;&quot;:&quot;&amp;[.C562]&amp;&quot;},&quot;" office:value-type="string" office:string-value="{&quot;word&quot;:&quot;gummer&quot;,&quot;level&quot;:1}," calcext:value-type="string">
            <text:p>{"word":"gummer","level":1},</text:p>
          </table:table-cell>
        </table:table-row>
        <table:table-row table:style-name="ro1">
          <table:table-cell/>
          <table:table-cell office:value-type="string" calcext:value-type="string">
            <text:p>gun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63]&amp;&quot;&quot;&quot;,&quot;&quot;level&quot;&quot;:&quot;&amp;[.C563]&amp;&quot;},&quot;" office:value-type="string" office:string-value="{&quot;word&quot;:&quot;gun&quot;,&quot;level&quot;:1}," calcext:value-type="string">
            <text:p>{"word":"gun","level":1},</text:p>
          </table:table-cell>
        </table:table-row>
        <table:table-row table:style-name="ro1">
          <table:table-cell/>
          <table:table-cell office:value-type="string" calcext:value-type="string">
            <text:p>gyp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64]&amp;&quot;&quot;&quot;,&quot;&quot;level&quot;&quot;:&quot;&amp;[.C564]&amp;&quot;},&quot;" office:value-type="string" office:string-value="{&quot;word&quot;:&quot;gyp&quot;,&quot;level&quot;:1}," calcext:value-type="string">
            <text:p>{"word":"gyp","level":1},</text:p>
          </table:table-cell>
        </table:table-row>
        <table:table-row table:style-name="ro1">
          <table:table-cell/>
          <table:table-cell office:value-type="string" calcext:value-type="string">
            <text:p>gypo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65]&amp;&quot;&quot;&quot;,&quot;&quot;level&quot;&quot;:&quot;&amp;[.C565]&amp;&quot;},&quot;" office:value-type="string" office:string-value="{&quot;word&quot;:&quot;gypo&quot;,&quot;level&quot;:1}," calcext:value-type="string">
            <text:p>{"word":"gypo","level":1},</text:p>
          </table:table-cell>
        </table:table-row>
        <table:table-row table:style-name="ro1">
          <table:table-cell/>
          <table:table-cell office:value-type="string" calcext:value-type="string">
            <text:p>gypp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66]&amp;&quot;&quot;&quot;,&quot;&quot;level&quot;&quot;:&quot;&amp;[.C566]&amp;&quot;},&quot;" office:value-type="string" office:string-value="{&quot;word&quot;:&quot;gypp&quot;,&quot;level&quot;:1}," calcext:value-type="string">
            <text:p>{"word":"gypp","level":1},</text:p>
          </table:table-cell>
        </table:table-row>
        <table:table-row table:style-name="ro1">
          <table:table-cell/>
          <table:table-cell office:value-type="string" calcext:value-type="string">
            <text:p>gyppi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67]&amp;&quot;&quot;&quot;,&quot;&quot;level&quot;&quot;:&quot;&amp;[.C567]&amp;&quot;},&quot;" office:value-type="string" office:string-value="{&quot;word&quot;:&quot;gyppie&quot;,&quot;level&quot;:1}," calcext:value-type="string">
            <text:p>{"word":"gyppie","level":1},</text:p>
          </table:table-cell>
        </table:table-row>
        <table:table-row table:style-name="ro1">
          <table:table-cell/>
          <table:table-cell office:value-type="string" calcext:value-type="string">
            <text:p>gyppo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68]&amp;&quot;&quot;&quot;,&quot;&quot;level&quot;&quot;:&quot;&amp;[.C568]&amp;&quot;},&quot;" office:value-type="string" office:string-value="{&quot;word&quot;:&quot;gyppo&quot;,&quot;level&quot;:1}," calcext:value-type="string">
            <text:p>{"word":"gyppo","level":1},</text:p>
          </table:table-cell>
        </table:table-row>
        <table:table-row table:style-name="ro1">
          <table:table-cell/>
          <table:table-cell office:value-type="string" calcext:value-type="string">
            <text:p>gyppy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69]&amp;&quot;&quot;&quot;,&quot;&quot;level&quot;&quot;:&quot;&amp;[.C569]&amp;&quot;},&quot;" office:value-type="string" office:string-value="{&quot;word&quot;:&quot;gyppy&quot;,&quot;level&quot;:1}," calcext:value-type="string">
            <text:p>{"word":"gyppy","level":1},</text:p>
          </table:table-cell>
        </table:table-row>
        <table:table-row table:style-name="ro1">
          <table:table-cell/>
          <table:table-cell office:value-type="string" calcext:value-type="string">
            <text:p>hama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70]&amp;&quot;&quot;&quot;,&quot;&quot;level&quot;&quot;:&quot;&amp;[.C570]&amp;&quot;},&quot;" office:value-type="string" office:string-value="{&quot;word&quot;:&quot;hamas&quot;,&quot;level&quot;:1}," calcext:value-type="string">
            <text:p>{"word":"hamas","level":1},</text:p>
          </table:table-cell>
        </table:table-row>
        <table:table-row table:style-name="ro1">
          <table:table-cell/>
          <table:table-cell office:value-type="string" calcext:value-type="string">
            <text:p>handjob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71]&amp;&quot;&quot;&quot;,&quot;&quot;level&quot;&quot;:&quot;&amp;[.C571]&amp;&quot;},&quot;" office:value-type="string" office:string-value="{&quot;word&quot;:&quot;handjob&quot;,&quot;level&quot;:1}," calcext:value-type="string">
            <text:p>{"word":"handjob","level":1},</text:p>
          </table:table-cell>
        </table:table-row>
        <table:table-row table:style-name="ro1">
          <table:table-cell/>
          <table:table-cell office:value-type="string" calcext:value-type="string">
            <text:p>hapa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72]&amp;&quot;&quot;&quot;,&quot;&quot;level&quot;&quot;:&quot;&amp;[.C572]&amp;&quot;},&quot;" office:value-type="string" office:string-value="{&quot;word&quot;:&quot;hapa&quot;,&quot;level&quot;:1}," calcext:value-type="string">
            <text:p>{"word":"hapa","level":1},</text:p>
          </table:table-cell>
        </table:table-row>
        <table:table-row table:style-name="ro1">
          <table:table-cell/>
          <table:table-cell office:value-type="string" calcext:value-type="string">
            <text:p>hard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73]&amp;&quot;&quot;&quot;,&quot;&quot;level&quot;&quot;:&quot;&amp;[.C573]&amp;&quot;},&quot;" office:value-type="string" office:string-value="{&quot;word&quot;:&quot;harder&quot;,&quot;level&quot;:1}," calcext:value-type="string">
            <text:p>{"word":"harder","level":1},</text:p>
          </table:table-cell>
        </table:table-row>
        <table:table-row table:style-name="ro1">
          <table:table-cell/>
          <table:table-cell office:value-type="string" calcext:value-type="string">
            <text:p>hardon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74]&amp;&quot;&quot;&quot;,&quot;&quot;level&quot;&quot;:&quot;&amp;[.C574]&amp;&quot;},&quot;" office:value-type="string" office:string-value="{&quot;word&quot;:&quot;hardon&quot;,&quot;level&quot;:1}," calcext:value-type="string">
            <text:p>{"word":"hardon","level":1},</text:p>
          </table:table-cell>
        </table:table-row>
        <table:table-row table:style-name="ro1">
          <table:table-cell/>
          <table:table-cell office:value-type="string" calcext:value-type="string">
            <text:p>harem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75]&amp;&quot;&quot;&quot;,&quot;&quot;level&quot;&quot;:&quot;&amp;[.C575]&amp;&quot;},&quot;" office:value-type="string" office:string-value="{&quot;word&quot;:&quot;harem&quot;,&quot;level&quot;:1}," calcext:value-type="string">
            <text:p>{"word":"harem","level":1},</text:p>
          </table:table-cell>
        </table:table-row>
        <table:table-row table:style-name="ro1">
          <table:table-cell/>
          <table:table-cell office:value-type="string" calcext:value-type="string">
            <text:p>headfuck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76]&amp;&quot;&quot;&quot;,&quot;&quot;level&quot;&quot;:&quot;&amp;[.C576]&amp;&quot;},&quot;" office:value-type="string" office:string-value="{&quot;word&quot;:&quot;headfuck&quot;,&quot;level&quot;:1}," calcext:value-type="string">
            <text:p>{"word":"headfuck","level":1},</text:p>
          </table:table-cell>
        </table:table-row>
        <table:table-row table:style-name="ro1">
          <table:table-cell/>
          <table:table-cell office:value-type="string" calcext:value-type="string">
            <text:p>headlight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77]&amp;&quot;&quot;&quot;,&quot;&quot;level&quot;&quot;:&quot;&amp;[.C577]&amp;&quot;},&quot;" office:value-type="string" office:string-value="{&quot;word&quot;:&quot;headlights&quot;,&quot;level&quot;:1}," calcext:value-type="string">
            <text:p>{"word":"headlights","level":1},</text:p>
          </table:table-cell>
        </table:table-row>
        <table:table-row table:style-name="ro1">
          <table:table-cell/>
          <table:table-cell office:value-type="string" calcext:value-type="string">
            <text:p>heb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78]&amp;&quot;&quot;&quot;,&quot;&quot;level&quot;&quot;:&quot;&amp;[.C578]&amp;&quot;},&quot;" office:value-type="string" office:string-value="{&quot;word&quot;:&quot;hebe&quot;,&quot;level&quot;:1}," calcext:value-type="string">
            <text:p>{"word":"hebe","level":1},</text:p>
          </table:table-cell>
        </table:table-row>
        <table:table-row table:style-name="ro1">
          <table:table-cell/>
          <table:table-cell office:value-type="string" calcext:value-type="string">
            <text:p>heeb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79]&amp;&quot;&quot;&quot;,&quot;&quot;level&quot;&quot;:&quot;&amp;[.C579]&amp;&quot;},&quot;" office:value-type="string" office:string-value="{&quot;word&quot;:&quot;heeb&quot;,&quot;level&quot;:1}," calcext:value-type="string">
            <text:p>{"word":"heeb","level":1},</text:p>
          </table:table-cell>
        </table:table-row>
        <table:table-row table:style-name="ro1">
          <table:table-cell/>
          <table:table-cell office:value-type="string" calcext:value-type="string">
            <text:p>hell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80]&amp;&quot;&quot;&quot;,&quot;&quot;level&quot;&quot;:&quot;&amp;[.C580]&amp;&quot;},&quot;" office:value-type="string" office:string-value="{&quot;word&quot;:&quot;hell&quot;,&quot;level&quot;:1}," calcext:value-type="string">
            <text:p>{"word":"hell","level":1},</text:p>
          </table:table-cell>
        </table:table-row>
        <table:table-row table:style-name="ro1">
          <table:table-cell/>
          <table:table-cell office:value-type="string" calcext:value-type="string">
            <text:p>henhous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81]&amp;&quot;&quot;&quot;,&quot;&quot;level&quot;&quot;:&quot;&amp;[.C581]&amp;&quot;},&quot;" office:value-type="string" office:string-value="{&quot;word&quot;:&quot;henhouse&quot;,&quot;level&quot;:1}," calcext:value-type="string">
            <text:p>{"word":"henhouse","level":1},</text:p>
          </table:table-cell>
        </table:table-row>
        <table:table-row table:style-name="ro1">
          <table:table-cell/>
          <table:table-cell office:value-type="string" calcext:value-type="string">
            <text:p>heroin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82]&amp;&quot;&quot;&quot;,&quot;&quot;level&quot;&quot;:&quot;&amp;[.C582]&amp;&quot;},&quot;" office:value-type="string" office:string-value="{&quot;word&quot;:&quot;heroin&quot;,&quot;level&quot;:1}," calcext:value-type="string">
            <text:p>{"word":"heroin","level":1},</text:p>
          </table:table-cell>
        </table:table-row>
        <table:table-row table:style-name="ro1">
          <table:table-cell/>
          <table:table-cell office:value-type="string" calcext:value-type="string">
            <text:p>herpe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83]&amp;&quot;&quot;&quot;,&quot;&quot;level&quot;&quot;:&quot;&amp;[.C583]&amp;&quot;},&quot;" office:value-type="string" office:string-value="{&quot;word&quot;:&quot;herpes&quot;,&quot;level&quot;:1}," calcext:value-type="string">
            <text:p>{"word":"herpes","level":1},</text:p>
          </table:table-cell>
        </table:table-row>
        <table:table-row table:style-name="ro1">
          <table:table-cell/>
          <table:table-cell office:value-type="string" calcext:value-type="string">
            <text:p>heterosexual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84]&amp;&quot;&quot;&quot;,&quot;&quot;level&quot;&quot;:&quot;&amp;[.C584]&amp;&quot;},&quot;" office:value-type="string" office:string-value="{&quot;word&quot;:&quot;heterosexual&quot;,&quot;level&quot;:1}," calcext:value-type="string">
            <text:p>{"word":"heterosexual","level":1},</text:p>
          </table:table-cell>
        </table:table-row>
        <table:table-row table:style-name="ro1">
          <table:table-cell/>
          <table:table-cell office:value-type="string" calcext:value-type="string">
            <text:p>hijack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85]&amp;&quot;&quot;&quot;,&quot;&quot;level&quot;&quot;:&quot;&amp;[.C585]&amp;&quot;},&quot;" office:value-type="string" office:string-value="{&quot;word&quot;:&quot;hijack&quot;,&quot;level&quot;:1}," calcext:value-type="string">
            <text:p>{"word":"hijack","level":1},</text:p>
          </table:table-cell>
        </table:table-row>
        <table:table-row table:style-name="ro1">
          <table:table-cell/>
          <table:table-cell office:value-type="string" calcext:value-type="string">
            <text:p>hijack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86]&amp;&quot;&quot;&quot;,&quot;&quot;level&quot;&quot;:&quot;&amp;[.C586]&amp;&quot;},&quot;" office:value-type="string" office:string-value="{&quot;word&quot;:&quot;hijacker&quot;,&quot;level&quot;:1}," calcext:value-type="string">
            <text:p>{"word":"hijacker","level":1},</text:p>
          </table:table-cell>
        </table:table-row>
        <table:table-row table:style-name="ro1">
          <table:table-cell/>
          <table:table-cell office:value-type="string" calcext:value-type="string">
            <text:p>hijacking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87]&amp;&quot;&quot;&quot;,&quot;&quot;level&quot;&quot;:&quot;&amp;[.C587]&amp;&quot;},&quot;" office:value-type="string" office:string-value="{&quot;word&quot;:&quot;hijacking&quot;,&quot;level&quot;:1}," calcext:value-type="string">
            <text:p>{"word":"hijacking","level":1},</text:p>
          </table:table-cell>
        </table:table-row>
        <table:table-row table:style-name="ro1">
          <table:table-cell/>
          <table:table-cell office:value-type="string" calcext:value-type="string">
            <text:p>hillbillie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88]&amp;&quot;&quot;&quot;,&quot;&quot;level&quot;&quot;:&quot;&amp;[.C588]&amp;&quot;},&quot;" office:value-type="string" office:string-value="{&quot;word&quot;:&quot;hillbillies&quot;,&quot;level&quot;:1}," calcext:value-type="string">
            <text:p>{"word":"hillbillies","level":1},</text:p>
          </table:table-cell>
        </table:table-row>
        <table:table-row table:style-name="ro1">
          <table:table-cell/>
          <table:table-cell office:value-type="string" calcext:value-type="string">
            <text:p>hindoo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89]&amp;&quot;&quot;&quot;,&quot;&quot;level&quot;&quot;:&quot;&amp;[.C589]&amp;&quot;},&quot;" office:value-type="string" office:string-value="{&quot;word&quot;:&quot;hindoo&quot;,&quot;level&quot;:1}," calcext:value-type="string">
            <text:p>{"word":"hindoo","level":1},</text:p>
          </table:table-cell>
        </table:table-row>
        <table:table-row table:style-name="ro1">
          <table:table-cell/>
          <table:table-cell office:value-type="string" calcext:value-type="string">
            <text:p>hiscock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90]&amp;&quot;&quot;&quot;,&quot;&quot;level&quot;&quot;:&quot;&amp;[.C590]&amp;&quot;},&quot;" office:value-type="string" office:string-value="{&quot;word&quot;:&quot;hiscock&quot;,&quot;level&quot;:1}," calcext:value-type="string">
            <text:p>{"word":"hiscock","level":1},</text:p>
          </table:table-cell>
        </table:table-row>
        <table:table-row table:style-name="ro1">
          <table:table-cell/>
          <table:table-cell office:value-type="string" calcext:value-type="string">
            <text:p>hitl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91]&amp;&quot;&quot;&quot;,&quot;&quot;level&quot;&quot;:&quot;&amp;[.C591]&amp;&quot;},&quot;" office:value-type="string" office:string-value="{&quot;word&quot;:&quot;hitler&quot;,&quot;level&quot;:1}," calcext:value-type="string">
            <text:p>{"word":"hitler","level":1},</text:p>
          </table:table-cell>
        </table:table-row>
        <table:table-row table:style-name="ro1">
          <table:table-cell/>
          <table:table-cell office:value-type="string" calcext:value-type="string">
            <text:p>hitlerism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92]&amp;&quot;&quot;&quot;,&quot;&quot;level&quot;&quot;:&quot;&amp;[.C592]&amp;&quot;},&quot;" office:value-type="string" office:string-value="{&quot;word&quot;:&quot;hitlerism&quot;,&quot;level&quot;:1}," calcext:value-type="string">
            <text:p>{"word":"hitlerism","level":1},</text:p>
          </table:table-cell>
        </table:table-row>
        <table:table-row table:style-name="ro1">
          <table:table-cell/>
          <table:table-cell office:value-type="string" calcext:value-type="string">
            <text:p>hitlerist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93]&amp;&quot;&quot;&quot;,&quot;&quot;level&quot;&quot;:&quot;&amp;[.C593]&amp;&quot;},&quot;" office:value-type="string" office:string-value="{&quot;word&quot;:&quot;hitlerist&quot;,&quot;level&quot;:1}," calcext:value-type="string">
            <text:p>{"word":"hitlerist","level":1},</text:p>
          </table:table-cell>
        </table:table-row>
        <table:table-row table:style-name="ro1">
          <table:table-cell/>
          <table:table-cell office:value-type="string" calcext:value-type="string">
            <text:p>hiv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94]&amp;&quot;&quot;&quot;,&quot;&quot;level&quot;&quot;:&quot;&amp;[.C594]&amp;&quot;},&quot;" office:value-type="string" office:string-value="{&quot;word&quot;:&quot;hiv&quot;,&quot;level&quot;:1}," calcext:value-type="string">
            <text:p>{"word":"hiv","level":1},</text:p>
          </table:table-cell>
        </table:table-row>
        <table:table-row table:style-name="ro1">
          <table:table-cell/>
          <table:table-cell office:value-type="string" calcext:value-type="string">
            <text:p>ho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95]&amp;&quot;&quot;&quot;,&quot;&quot;level&quot;&quot;:&quot;&amp;[.C595]&amp;&quot;},&quot;" office:value-type="string" office:string-value="{&quot;word&quot;:&quot;ho&quot;,&quot;level&quot;:1}," calcext:value-type="string">
            <text:p>{"word":"ho","level":1},</text:p>
          </table:table-cell>
        </table:table-row>
        <table:table-row table:style-name="ro1">
          <table:table-cell/>
          <table:table-cell office:value-type="string" calcext:value-type="string">
            <text:p>hobo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96]&amp;&quot;&quot;&quot;,&quot;&quot;level&quot;&quot;:&quot;&amp;[.C596]&amp;&quot;},&quot;" office:value-type="string" office:string-value="{&quot;word&quot;:&quot;hobo&quot;,&quot;level&quot;:1}," calcext:value-type="string">
            <text:p>{"word":"hobo","level":1},</text:p>
          </table:table-cell>
        </table:table-row>
        <table:table-row table:style-name="ro1">
          <table:table-cell/>
          <table:table-cell office:value-type="string" calcext:value-type="string">
            <text:p>hodgi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97]&amp;&quot;&quot;&quot;,&quot;&quot;level&quot;&quot;:&quot;&amp;[.C597]&amp;&quot;},&quot;" office:value-type="string" office:string-value="{&quot;word&quot;:&quot;hodgie&quot;,&quot;level&quot;:1}," calcext:value-type="string">
            <text:p>{"word":"hodgie","level":1},</text:p>
          </table:table-cell>
        </table:table-row>
        <table:table-row table:style-name="ro1">
          <table:table-cell/>
          <table:table-cell office:value-type="string" calcext:value-type="string">
            <text:p>hoe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98]&amp;&quot;&quot;&quot;,&quot;&quot;level&quot;&quot;:&quot;&amp;[.C598]&amp;&quot;},&quot;" office:value-type="string" office:string-value="{&quot;word&quot;:&quot;hoes&quot;,&quot;level&quot;:1}," calcext:value-type="string">
            <text:p>{"word":"hoes","level":1},</text:p>
          </table:table-cell>
        </table:table-row>
        <table:table-row table:style-name="ro1">
          <table:table-cell/>
          <table:table-cell office:value-type="string" calcext:value-type="string">
            <text:p>hol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599]&amp;&quot;&quot;&quot;,&quot;&quot;level&quot;&quot;:&quot;&amp;[.C599]&amp;&quot;},&quot;" office:value-type="string" office:string-value="{&quot;word&quot;:&quot;hole&quot;,&quot;level&quot;:1}," calcext:value-type="string">
            <text:p>{"word":"hole","level":1},</text:p>
          </table:table-cell>
        </table:table-row>
        <table:table-row table:style-name="ro1">
          <table:table-cell/>
          <table:table-cell office:value-type="string" calcext:value-type="string">
            <text:p>holestuff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00]&amp;&quot;&quot;&quot;,&quot;&quot;level&quot;&quot;:&quot;&amp;[.C600]&amp;&quot;},&quot;" office:value-type="string" office:string-value="{&quot;word&quot;:&quot;holestuffer&quot;,&quot;level&quot;:1}," calcext:value-type="string">
            <text:p>{"word":"holestuffer","level":1},</text:p>
          </table:table-cell>
        </table:table-row>
        <table:table-row table:style-name="ro1">
          <table:table-cell/>
          <table:table-cell office:value-type="string" calcext:value-type="string">
            <text:p>homicid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01]&amp;&quot;&quot;&quot;,&quot;&quot;level&quot;&quot;:&quot;&amp;[.C601]&amp;&quot;},&quot;" office:value-type="string" office:string-value="{&quot;word&quot;:&quot;homicide&quot;,&quot;level&quot;:1}," calcext:value-type="string">
            <text:p>{"word":"homicide","level":1},</text:p>
          </table:table-cell>
        </table:table-row>
        <table:table-row table:style-name="ro1">
          <table:table-cell/>
          <table:table-cell office:value-type="string" calcext:value-type="string">
            <text:p>homo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02]&amp;&quot;&quot;&quot;,&quot;&quot;level&quot;&quot;:&quot;&amp;[.C602]&amp;&quot;},&quot;" office:value-type="string" office:string-value="{&quot;word&quot;:&quot;homo&quot;,&quot;level&quot;:1}," calcext:value-type="string">
            <text:p>{"word":"homo","level":1},</text:p>
          </table:table-cell>
        </table:table-row>
        <table:table-row table:style-name="ro1">
          <table:table-cell/>
          <table:table-cell office:value-type="string" calcext:value-type="string">
            <text:p>homobanger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03]&amp;&quot;&quot;&quot;,&quot;&quot;level&quot;&quot;:&quot;&amp;[.C603]&amp;&quot;},&quot;" office:value-type="string" office:string-value="{&quot;word&quot;:&quot;homobangers&quot;,&quot;level&quot;:1}," calcext:value-type="string">
            <text:p>{"word":"homobangers","level":1},</text:p>
          </table:table-cell>
        </table:table-row>
        <table:table-row table:style-name="ro1">
          <table:table-cell/>
          <table:table-cell office:value-type="string" calcext:value-type="string">
            <text:p>homosexual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04]&amp;&quot;&quot;&quot;,&quot;&quot;level&quot;&quot;:&quot;&amp;[.C604]&amp;&quot;},&quot;" office:value-type="string" office:string-value="{&quot;word&quot;:&quot;homosexual&quot;,&quot;level&quot;:1}," calcext:value-type="string">
            <text:p>{"word":"homosexual","level":1},</text:p>
          </table:table-cell>
        </table:table-row>
        <table:table-row table:style-name="ro1">
          <table:table-cell/>
          <table:table-cell office:value-type="string" calcext:value-type="string">
            <text:p>hong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05]&amp;&quot;&quot;&quot;,&quot;&quot;level&quot;&quot;:&quot;&amp;[.C605]&amp;&quot;},&quot;" office:value-type="string" office:string-value="{&quot;word&quot;:&quot;honger&quot;,&quot;level&quot;:1}," calcext:value-type="string">
            <text:p>{"word":"honger","level":1},</text:p>
          </table:table-cell>
        </table:table-row>
        <table:table-row table:style-name="ro1">
          <table:table-cell/>
          <table:table-cell office:value-type="string" calcext:value-type="string">
            <text:p>honk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06]&amp;&quot;&quot;&quot;,&quot;&quot;level&quot;&quot;:&quot;&amp;[.C606]&amp;&quot;},&quot;" office:value-type="string" office:string-value="{&quot;word&quot;:&quot;honk&quot;,&quot;level&quot;:1}," calcext:value-type="string">
            <text:p>{"word":"honk","level":1},</text:p>
          </table:table-cell>
        </table:table-row>
        <table:table-row table:style-name="ro1">
          <table:table-cell/>
          <table:table-cell office:value-type="string" calcext:value-type="string">
            <text:p>honker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07]&amp;&quot;&quot;&quot;,&quot;&quot;level&quot;&quot;:&quot;&amp;[.C607]&amp;&quot;},&quot;" office:value-type="string" office:string-value="{&quot;word&quot;:&quot;honkers&quot;,&quot;level&quot;:1}," calcext:value-type="string">
            <text:p>{"word":"honkers","level":1},</text:p>
          </table:table-cell>
        </table:table-row>
        <table:table-row table:style-name="ro1">
          <table:table-cell/>
          <table:table-cell office:value-type="string" calcext:value-type="string">
            <text:p>honkey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08]&amp;&quot;&quot;&quot;,&quot;&quot;level&quot;&quot;:&quot;&amp;[.C608]&amp;&quot;},&quot;" office:value-type="string" office:string-value="{&quot;word&quot;:&quot;honkey&quot;,&quot;level&quot;:1}," calcext:value-type="string">
            <text:p>{"word":"honkey","level":1},</text:p>
          </table:table-cell>
        </table:table-row>
        <table:table-row table:style-name="ro1">
          <table:table-cell/>
          <table:table-cell office:value-type="string" calcext:value-type="string">
            <text:p>honky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09]&amp;&quot;&quot;&quot;,&quot;&quot;level&quot;&quot;:&quot;&amp;[.C609]&amp;&quot;},&quot;" office:value-type="string" office:string-value="{&quot;word&quot;:&quot;honky&quot;,&quot;level&quot;:1}," calcext:value-type="string">
            <text:p>{"word":"honky","level":1},</text:p>
          </table:table-cell>
        </table:table-row>
        <table:table-row table:style-name="ro1">
          <table:table-cell/>
          <table:table-cell office:value-type="string" calcext:value-type="string">
            <text:p>hook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10]&amp;&quot;&quot;&quot;,&quot;&quot;level&quot;&quot;:&quot;&amp;[.C610]&amp;&quot;},&quot;" office:value-type="string" office:string-value="{&quot;word&quot;:&quot;hook&quot;,&quot;level&quot;:1}," calcext:value-type="string">
            <text:p>{"word":"hook","level":1},</text:p>
          </table:table-cell>
        </table:table-row>
        <table:table-row table:style-name="ro1">
          <table:table-cell/>
          <table:table-cell office:value-type="string" calcext:value-type="string">
            <text:p>hook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11]&amp;&quot;&quot;&quot;,&quot;&quot;level&quot;&quot;:&quot;&amp;[.C611]&amp;&quot;},&quot;" office:value-type="string" office:string-value="{&quot;word&quot;:&quot;hooker&quot;,&quot;level&quot;:1}," calcext:value-type="string">
            <text:p>{"word":"hooker","level":1},</text:p>
          </table:table-cell>
        </table:table-row>
        <table:table-row table:style-name="ro1">
          <table:table-cell/>
          <table:table-cell office:value-type="string" calcext:value-type="string">
            <text:p>hooker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12]&amp;&quot;&quot;&quot;,&quot;&quot;level&quot;&quot;:&quot;&amp;[.C612]&amp;&quot;},&quot;" office:value-type="string" office:string-value="{&quot;word&quot;:&quot;hookers&quot;,&quot;level&quot;:1}," calcext:value-type="string">
            <text:p>{"word":"hookers","level":1},</text:p>
          </table:table-cell>
        </table:table-row>
        <table:table-row table:style-name="ro1">
          <table:table-cell/>
          <table:table-cell office:value-type="string" calcext:value-type="string">
            <text:p>hooter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13]&amp;&quot;&quot;&quot;,&quot;&quot;level&quot;&quot;:&quot;&amp;[.C613]&amp;&quot;},&quot;" office:value-type="string" office:string-value="{&quot;word&quot;:&quot;hooters&quot;,&quot;level&quot;:1}," calcext:value-type="string">
            <text:p>{"word":"hooters","level":1},</text:p>
          </table:table-cell>
        </table:table-row>
        <table:table-row table:style-name="ro1">
          <table:table-cell/>
          <table:table-cell office:value-type="string" calcext:value-type="string">
            <text:p>hor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14]&amp;&quot;&quot;&quot;,&quot;&quot;level&quot;&quot;:&quot;&amp;[.C614]&amp;&quot;},&quot;" office:value-type="string" office:string-value="{&quot;word&quot;:&quot;hore&quot;,&quot;level&quot;:1}," calcext:value-type="string">
            <text:p>{"word":"hore","level":1},</text:p>
          </table:table-cell>
        </table:table-row>
        <table:table-row table:style-name="ro1">
          <table:table-cell/>
          <table:table-cell office:value-type="string" calcext:value-type="string">
            <text:p>hork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15]&amp;&quot;&quot;&quot;,&quot;&quot;level&quot;&quot;:&quot;&amp;[.C615]&amp;&quot;},&quot;" office:value-type="string" office:string-value="{&quot;word&quot;:&quot;hork&quot;,&quot;level&quot;:1}," calcext:value-type="string">
            <text:p>{"word":"hork","level":1},</text:p>
          </table:table-cell>
        </table:table-row>
        <table:table-row table:style-name="ro1">
          <table:table-cell/>
          <table:table-cell office:value-type="string" calcext:value-type="string">
            <text:p>horn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16]&amp;&quot;&quot;&quot;,&quot;&quot;level&quot;&quot;:&quot;&amp;[.C616]&amp;&quot;},&quot;" office:value-type="string" office:string-value="{&quot;word&quot;:&quot;horn&quot;,&quot;level&quot;:1}," calcext:value-type="string">
            <text:p>{"word":"horn","level":1},</text:p>
          </table:table-cell>
        </table:table-row>
        <table:table-row table:style-name="ro1">
          <table:table-cell/>
          <table:table-cell office:value-type="string" calcext:value-type="string">
            <text:p>horney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17]&amp;&quot;&quot;&quot;,&quot;&quot;level&quot;&quot;:&quot;&amp;[.C617]&amp;&quot;},&quot;" office:value-type="string" office:string-value="{&quot;word&quot;:&quot;horney&quot;,&quot;level&quot;:1}," calcext:value-type="string">
            <text:p>{"word":"horney","level":1},</text:p>
          </table:table-cell>
        </table:table-row>
        <table:table-row table:style-name="ro1">
          <table:table-cell/>
          <table:table-cell office:value-type="string" calcext:value-type="string">
            <text:p>horniest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18]&amp;&quot;&quot;&quot;,&quot;&quot;level&quot;&quot;:&quot;&amp;[.C618]&amp;&quot;},&quot;" office:value-type="string" office:string-value="{&quot;word&quot;:&quot;horniest&quot;,&quot;level&quot;:1}," calcext:value-type="string">
            <text:p>{"word":"horniest","level":1},</text:p>
          </table:table-cell>
        </table:table-row>
        <table:table-row table:style-name="ro1">
          <table:table-cell/>
          <table:table-cell office:value-type="string" calcext:value-type="string">
            <text:p>horny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19]&amp;&quot;&quot;&quot;,&quot;&quot;level&quot;&quot;:&quot;&amp;[.C619]&amp;&quot;},&quot;" office:value-type="string" office:string-value="{&quot;word&quot;:&quot;horny&quot;,&quot;level&quot;:1}," calcext:value-type="string">
            <text:p>{"word":"horny","level":1},</text:p>
          </table:table-cell>
        </table:table-row>
        <table:table-row table:style-name="ro1">
          <table:table-cell/>
          <table:table-cell office:value-type="string" calcext:value-type="string">
            <text:p>horseshit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20]&amp;&quot;&quot;&quot;,&quot;&quot;level&quot;&quot;:&quot;&amp;[.C620]&amp;&quot;},&quot;" office:value-type="string" office:string-value="{&quot;word&quot;:&quot;horseshit&quot;,&quot;level&quot;:1}," calcext:value-type="string">
            <text:p>{"word":"horseshit","level":1},</text:p>
          </table:table-cell>
        </table:table-row>
        <table:table-row table:style-name="ro1">
          <table:table-cell/>
          <table:table-cell office:value-type="string" calcext:value-type="string">
            <text:p>hosejob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21]&amp;&quot;&quot;&quot;,&quot;&quot;level&quot;&quot;:&quot;&amp;[.C621]&amp;&quot;},&quot;" office:value-type="string" office:string-value="{&quot;word&quot;:&quot;hosejob&quot;,&quot;level&quot;:1}," calcext:value-type="string">
            <text:p>{"word":"hosejob","level":1},</text:p>
          </table:table-cell>
        </table:table-row>
        <table:table-row table:style-name="ro1">
          <table:table-cell/>
          <table:table-cell office:value-type="string" calcext:value-type="string">
            <text:p>hos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22]&amp;&quot;&quot;&quot;,&quot;&quot;level&quot;&quot;:&quot;&amp;[.C622]&amp;&quot;},&quot;" office:value-type="string" office:string-value="{&quot;word&quot;:&quot;hoser&quot;,&quot;level&quot;:1}," calcext:value-type="string">
            <text:p>{"word":"hoser","level":1},</text:p>
          </table:table-cell>
        </table:table-row>
        <table:table-row table:style-name="ro1">
          <table:table-cell/>
          <table:table-cell office:value-type="string" calcext:value-type="string">
            <text:p>hostag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23]&amp;&quot;&quot;&quot;,&quot;&quot;level&quot;&quot;:&quot;&amp;[.C623]&amp;&quot;},&quot;" office:value-type="string" office:string-value="{&quot;word&quot;:&quot;hostage&quot;,&quot;level&quot;:1}," calcext:value-type="string">
            <text:p>{"word":"hostage","level":1},</text:p>
          </table:table-cell>
        </table:table-row>
        <table:table-row table:style-name="ro1">
          <table:table-cell/>
          <table:table-cell office:value-type="string" calcext:value-type="string">
            <text:p>hotdamn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24]&amp;&quot;&quot;&quot;,&quot;&quot;level&quot;&quot;:&quot;&amp;[.C624]&amp;&quot;},&quot;" office:value-type="string" office:string-value="{&quot;word&quot;:&quot;hotdamn&quot;,&quot;level&quot;:1}," calcext:value-type="string">
            <text:p>{"word":"hotdamn","level":1},</text:p>
          </table:table-cell>
        </table:table-row>
        <table:table-row table:style-name="ro1">
          <table:table-cell/>
          <table:table-cell office:value-type="string" calcext:value-type="string">
            <text:p>hotpussy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25]&amp;&quot;&quot;&quot;,&quot;&quot;level&quot;&quot;:&quot;&amp;[.C625]&amp;&quot;},&quot;" office:value-type="string" office:string-value="{&quot;word&quot;:&quot;hotpussy&quot;,&quot;level&quot;:1}," calcext:value-type="string">
            <text:p>{"word":"hotpussy","level":1},</text:p>
          </table:table-cell>
        </table:table-row>
        <table:table-row table:style-name="ro1">
          <table:table-cell/>
          <table:table-cell office:value-type="string" calcext:value-type="string">
            <text:p>hottotrot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26]&amp;&quot;&quot;&quot;,&quot;&quot;level&quot;&quot;:&quot;&amp;[.C626]&amp;&quot;},&quot;" office:value-type="string" office:string-value="{&quot;word&quot;:&quot;hottotrot&quot;,&quot;level&quot;:1}," calcext:value-type="string">
            <text:p>{"word":"hottotrot","level":1},</text:p>
          </table:table-cell>
        </table:table-row>
        <table:table-row table:style-name="ro1">
          <table:table-cell/>
          <table:table-cell office:value-type="string" calcext:value-type="string">
            <text:p>humm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27]&amp;&quot;&quot;&quot;,&quot;&quot;level&quot;&quot;:&quot;&amp;[.C627]&amp;&quot;},&quot;" office:value-type="string" office:string-value="{&quot;word&quot;:&quot;hummer&quot;,&quot;level&quot;:1}," calcext:value-type="string">
            <text:p>{"word":"hummer","level":1},</text:p>
          </table:table-cell>
        </table:table-row>
        <table:table-row table:style-name="ro1">
          <table:table-cell/>
          <table:table-cell office:value-type="string" calcext:value-type="string">
            <text:p>husky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28]&amp;&quot;&quot;&quot;,&quot;&quot;level&quot;&quot;:&quot;&amp;[.C628]&amp;&quot;},&quot;" office:value-type="string" office:string-value="{&quot;word&quot;:&quot;husky&quot;,&quot;level&quot;:1}," calcext:value-type="string">
            <text:p>{"word":"husky","level":1},</text:p>
          </table:table-cell>
        </table:table-row>
        <table:table-row table:style-name="ro1">
          <table:table-cell/>
          <table:table-cell office:value-type="string" calcext:value-type="string">
            <text:p>hussy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29]&amp;&quot;&quot;&quot;,&quot;&quot;level&quot;&quot;:&quot;&amp;[.C629]&amp;&quot;},&quot;" office:value-type="string" office:string-value="{&quot;word&quot;:&quot;hussy&quot;,&quot;level&quot;:1}," calcext:value-type="string">
            <text:p>{"word":"hussy","level":1},</text:p>
          </table:table-cell>
        </table:table-row>
        <table:table-row table:style-name="ro1">
          <table:table-cell/>
          <table:table-cell office:value-type="string" calcext:value-type="string">
            <text:p>hustl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30]&amp;&quot;&quot;&quot;,&quot;&quot;level&quot;&quot;:&quot;&amp;[.C630]&amp;&quot;},&quot;" office:value-type="string" office:string-value="{&quot;word&quot;:&quot;hustler&quot;,&quot;level&quot;:1}," calcext:value-type="string">
            <text:p>{"word":"hustler","level":1},</text:p>
          </table:table-cell>
        </table:table-row>
        <table:table-row table:style-name="ro1">
          <table:table-cell/>
          <table:table-cell office:value-type="string" calcext:value-type="string">
            <text:p>hymen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31]&amp;&quot;&quot;&quot;,&quot;&quot;level&quot;&quot;:&quot;&amp;[.C631]&amp;&quot;},&quot;" office:value-type="string" office:string-value="{&quot;word&quot;:&quot;hymen&quot;,&quot;level&quot;:1}," calcext:value-type="string">
            <text:p>{"word":"hymen","level":1},</text:p>
          </table:table-cell>
        </table:table-row>
        <table:table-row table:style-name="ro1">
          <table:table-cell/>
          <table:table-cell office:value-type="string" calcext:value-type="string">
            <text:p>hymi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32]&amp;&quot;&quot;&quot;,&quot;&quot;level&quot;&quot;:&quot;&amp;[.C632]&amp;&quot;},&quot;" office:value-type="string" office:string-value="{&quot;word&quot;:&quot;hymie&quot;,&quot;level&quot;:1}," calcext:value-type="string">
            <text:p>{"word":"hymie","level":1},</text:p>
          </table:table-cell>
        </table:table-row>
        <table:table-row table:style-name="ro1">
          <table:table-cell/>
          <table:table-cell office:value-type="string" calcext:value-type="string">
            <text:p>iblowu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33]&amp;&quot;&quot;&quot;,&quot;&quot;level&quot;&quot;:&quot;&amp;[.C633]&amp;&quot;},&quot;" office:value-type="string" office:string-value="{&quot;word&quot;:&quot;iblowu&quot;,&quot;level&quot;:1}," calcext:value-type="string">
            <text:p>{"word":"iblowu","level":1},</text:p>
          </table:table-cell>
        </table:table-row>
        <table:table-row table:style-name="ro1">
          <table:table-cell/>
          <table:table-cell office:value-type="string" calcext:value-type="string">
            <text:p>idiot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34]&amp;&quot;&quot;&quot;,&quot;&quot;level&quot;&quot;:&quot;&amp;[.C634]&amp;&quot;},&quot;" office:value-type="string" office:string-value="{&quot;word&quot;:&quot;idiot&quot;,&quot;level&quot;:1}," calcext:value-type="string">
            <text:p>{"word":"idiot","level":1},</text:p>
          </table:table-cell>
        </table:table-row>
        <table:table-row table:style-name="ro1">
          <table:table-cell/>
          <table:table-cell office:value-type="string" calcext:value-type="string">
            <text:p>ikey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35]&amp;&quot;&quot;&quot;,&quot;&quot;level&quot;&quot;:&quot;&amp;[.C635]&amp;&quot;},&quot;" office:value-type="string" office:string-value="{&quot;word&quot;:&quot;ikey&quot;,&quot;level&quot;:1}," calcext:value-type="string">
            <text:p>{"word":"ikey","level":1},</text:p>
          </table:table-cell>
        </table:table-row>
        <table:table-row table:style-name="ro1">
          <table:table-cell/>
          <table:table-cell office:value-type="string" calcext:value-type="string">
            <text:p>illegal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36]&amp;&quot;&quot;&quot;,&quot;&quot;level&quot;&quot;:&quot;&amp;[.C636]&amp;&quot;},&quot;" office:value-type="string" office:string-value="{&quot;word&quot;:&quot;illegal&quot;,&quot;level&quot;:1}," calcext:value-type="string">
            <text:p>{"word":"illegal","level":1},</text:p>
          </table:table-cell>
        </table:table-row>
        <table:table-row table:style-name="ro1">
          <table:table-cell/>
          <table:table-cell office:value-type="string" calcext:value-type="string">
            <text:p>incest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37]&amp;&quot;&quot;&quot;,&quot;&quot;level&quot;&quot;:&quot;&amp;[.C637]&amp;&quot;},&quot;" office:value-type="string" office:string-value="{&quot;word&quot;:&quot;incest&quot;,&quot;level&quot;:1}," calcext:value-type="string">
            <text:p>{"word":"incest","level":1},</text:p>
          </table:table-cell>
        </table:table-row>
        <table:table-row table:style-name="ro1">
          <table:table-cell/>
          <table:table-cell office:value-type="string" calcext:value-type="string">
            <text:p>insest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38]&amp;&quot;&quot;&quot;,&quot;&quot;level&quot;&quot;:&quot;&amp;[.C638]&amp;&quot;},&quot;" office:value-type="string" office:string-value="{&quot;word&quot;:&quot;insest&quot;,&quot;level&quot;:1}," calcext:value-type="string">
            <text:p>{"word":"insest","level":1},</text:p>
          </table:table-cell>
        </table:table-row>
        <table:table-row table:style-name="ro1">
          <table:table-cell/>
          <table:table-cell office:value-type="string" calcext:value-type="string">
            <text:p>intercours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39]&amp;&quot;&quot;&quot;,&quot;&quot;level&quot;&quot;:&quot;&amp;[.C639]&amp;&quot;},&quot;" office:value-type="string" office:string-value="{&quot;word&quot;:&quot;intercourse&quot;,&quot;level&quot;:1}," calcext:value-type="string">
            <text:p>{"word":"intercourse","level":1},</text:p>
          </table:table-cell>
        </table:table-row>
        <table:table-row table:style-name="ro1">
          <table:table-cell/>
          <table:table-cell office:value-type="string" calcext:value-type="string">
            <text:p>interracial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40]&amp;&quot;&quot;&quot;,&quot;&quot;level&quot;&quot;:&quot;&amp;[.C640]&amp;&quot;},&quot;" office:value-type="string" office:string-value="{&quot;word&quot;:&quot;interracial&quot;,&quot;level&quot;:1}," calcext:value-type="string">
            <text:p>{"word":"interracial","level":1},</text:p>
          </table:table-cell>
        </table:table-row>
        <table:table-row table:style-name="ro1">
          <table:table-cell/>
          <table:table-cell office:value-type="string" calcext:value-type="string">
            <text:p>intheas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41]&amp;&quot;&quot;&quot;,&quot;&quot;level&quot;&quot;:&quot;&amp;[.C641]&amp;&quot;},&quot;" office:value-type="string" office:string-value="{&quot;word&quot;:&quot;intheass&quot;,&quot;level&quot;:1}," calcext:value-type="string">
            <text:p>{"word":"intheass","level":1},</text:p>
          </table:table-cell>
        </table:table-row>
        <table:table-row table:style-name="ro1">
          <table:table-cell/>
          <table:table-cell office:value-type="string" calcext:value-type="string">
            <text:p>inthebuff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42]&amp;&quot;&quot;&quot;,&quot;&quot;level&quot;&quot;:&quot;&amp;[.C642]&amp;&quot;},&quot;" office:value-type="string" office:string-value="{&quot;word&quot;:&quot;inthebuff&quot;,&quot;level&quot;:1}," calcext:value-type="string">
            <text:p>{"word":"inthebuff","level":1},</text:p>
          </table:table-cell>
        </table:table-row>
        <table:table-row table:style-name="ro1">
          <table:table-cell/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43]&amp;&quot;&quot;&quot;,&quot;&quot;level&quot;&quot;:&quot;&amp;[.C643]&amp;&quot;},&quot;" office:value-type="string" office:string-value="{&quot;word&quot;:&quot;israel&quot;,&quot;level&quot;:1}," calcext:value-type="string">
            <text:p>{"word":"israel","level":1},</text:p>
          </table:table-cell>
        </table:table-row>
        <table:table-row table:style-name="ro1">
          <table:table-cell/>
          <table:table-cell office:value-type="string" calcext:value-type="string">
            <text:p>israeli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44]&amp;&quot;&quot;&quot;,&quot;&quot;level&quot;&quot;:&quot;&amp;[.C644]&amp;&quot;},&quot;" office:value-type="string" office:string-value="{&quot;word&quot;:&quot;israeli&quot;,&quot;level&quot;:1}," calcext:value-type="string">
            <text:p>{"word":"israeli","level":1},</text:p>
          </table:table-cell>
        </table:table-row>
        <table:table-row table:style-name="ro1">
          <table:table-cell/>
          <table:table-cell office:value-type="string" calcext:value-type="string">
            <text:p>israel'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45]&amp;&quot;&quot;&quot;,&quot;&quot;level&quot;&quot;:&quot;&amp;[.C645]&amp;&quot;},&quot;" office:value-type="string" office:string-value="{&quot;word&quot;:&quot;israel's&quot;,&quot;level&quot;:1}," calcext:value-type="string">
            <text:p>{"word":"israel's","level":1},</text:p>
          </table:table-cell>
        </table:table-row>
        <table:table-row table:style-name="ro1">
          <table:table-cell/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46]&amp;&quot;&quot;&quot;,&quot;&quot;level&quot;&quot;:&quot;&amp;[.C646]&amp;&quot;},&quot;" office:value-type="string" office:string-value="{&quot;word&quot;:&quot;italiano&quot;,&quot;level&quot;:1}," calcext:value-type="string">
            <text:p>{"word":"italiano","level":1},</text:p>
          </table:table-cell>
        </table:table-row>
        <table:table-row table:style-name="ro1">
          <table:table-cell/>
          <table:table-cell office:value-type="string" calcext:value-type="string">
            <text:p>itch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47]&amp;&quot;&quot;&quot;,&quot;&quot;level&quot;&quot;:&quot;&amp;[.C647]&amp;&quot;},&quot;" office:value-type="string" office:string-value="{&quot;word&quot;:&quot;itch&quot;,&quot;level&quot;:1}," calcext:value-type="string">
            <text:p>{"word":"itch","level":1},</text:p>
          </table:table-cell>
        </table:table-row>
        <table:table-row table:style-name="ro1">
          <table:table-cell/>
          <table:table-cell office:value-type="string" calcext:value-type="string">
            <text:p>jackas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48]&amp;&quot;&quot;&quot;,&quot;&quot;level&quot;&quot;:&quot;&amp;[.C648]&amp;&quot;},&quot;" office:value-type="string" office:string-value="{&quot;word&quot;:&quot;jackass&quot;,&quot;level&quot;:1}," calcext:value-type="string">
            <text:p>{"word":"jackass","level":1},</text:p>
          </table:table-cell>
        </table:table-row>
        <table:table-row table:style-name="ro1">
          <table:table-cell/>
          <table:table-cell office:value-type="string" calcext:value-type="string">
            <text:p>jackoff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49]&amp;&quot;&quot;&quot;,&quot;&quot;level&quot;&quot;:&quot;&amp;[.C649]&amp;&quot;},&quot;" office:value-type="string" office:string-value="{&quot;word&quot;:&quot;jackoff&quot;,&quot;level&quot;:1}," calcext:value-type="string">
            <text:p>{"word":"jackoff","level":1},</text:p>
          </table:table-cell>
        </table:table-row>
        <table:table-row table:style-name="ro1">
          <table:table-cell/>
          <table:table-cell office:value-type="string" calcext:value-type="string">
            <text:p>jackshit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50]&amp;&quot;&quot;&quot;,&quot;&quot;level&quot;&quot;:&quot;&amp;[.C650]&amp;&quot;},&quot;" office:value-type="string" office:string-value="{&quot;word&quot;:&quot;jackshit&quot;,&quot;level&quot;:1}," calcext:value-type="string">
            <text:p>{"word":"jackshit","level":1},</text:p>
          </table:table-cell>
        </table:table-row>
        <table:table-row table:style-name="ro1">
          <table:table-cell/>
          <table:table-cell office:value-type="string" calcext:value-type="string">
            <text:p>jacktheripp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51]&amp;&quot;&quot;&quot;,&quot;&quot;level&quot;&quot;:&quot;&amp;[.C651]&amp;&quot;},&quot;" office:value-type="string" office:string-value="{&quot;word&quot;:&quot;jacktheripper&quot;,&quot;level&quot;:1}," calcext:value-type="string">
            <text:p>{"word":"jacktheripper","level":1},</text:p>
          </table:table-cell>
        </table:table-row>
        <table:table-row table:style-name="ro1">
          <table:table-cell/>
          <table:table-cell office:value-type="string" calcext:value-type="string">
            <text:p>jad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52]&amp;&quot;&quot;&quot;,&quot;&quot;level&quot;&quot;:&quot;&amp;[.C652]&amp;&quot;},&quot;" office:value-type="string" office:string-value="{&quot;word&quot;:&quot;jade&quot;,&quot;level&quot;:1}," calcext:value-type="string">
            <text:p>{"word":"jade","level":1},</text:p>
          </table:table-cell>
        </table:table-row>
        <table:table-row table:style-name="ro1">
          <table:table-cell/>
          <table:table-cell office:value-type="string" calcext:value-type="string">
            <text:p>jap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53]&amp;&quot;&quot;&quot;,&quot;&quot;level&quot;&quot;:&quot;&amp;[.C653]&amp;&quot;},&quot;" office:value-type="string" office:string-value="{&quot;word&quot;:&quot;jap&quot;,&quot;level&quot;:1}," calcext:value-type="string">
            <text:p>{"word":"jap","level":1},</text:p>
          </table:table-cell>
        </table:table-row>
        <table:table-row table:style-name="ro1">
          <table:table-cell/>
          <table:table-cell office:value-type="string" calcext:value-type="string">
            <text:p>japanes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54]&amp;&quot;&quot;&quot;,&quot;&quot;level&quot;&quot;:&quot;&amp;[.C654]&amp;&quot;},&quot;" office:value-type="string" office:string-value="{&quot;word&quot;:&quot;japanese&quot;,&quot;level&quot;:1}," calcext:value-type="string">
            <text:p>{"word":"japanese","level":1},</text:p>
          </table:table-cell>
        </table:table-row>
        <table:table-row table:style-name="ro1">
          <table:table-cell/>
          <table:table-cell office:value-type="string" calcext:value-type="string">
            <text:p>japcrap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55]&amp;&quot;&quot;&quot;,&quot;&quot;level&quot;&quot;:&quot;&amp;[.C655]&amp;&quot;},&quot;" office:value-type="string" office:string-value="{&quot;word&quot;:&quot;japcrap&quot;,&quot;level&quot;:1}," calcext:value-type="string">
            <text:p>{"word":"japcrap","level":1},</text:p>
          </table:table-cell>
        </table:table-row>
        <table:table-row table:style-name="ro1">
          <table:table-cell/>
          <table:table-cell office:value-type="string" calcext:value-type="string">
            <text:p>jebu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56]&amp;&quot;&quot;&quot;,&quot;&quot;level&quot;&quot;:&quot;&amp;[.C656]&amp;&quot;},&quot;" office:value-type="string" office:string-value="{&quot;word&quot;:&quot;jebus&quot;,&quot;level&quot;:1}," calcext:value-type="string">
            <text:p>{"word":"jebus","level":1},</text:p>
          </table:table-cell>
        </table:table-row>
        <table:table-row table:style-name="ro1">
          <table:table-cell/>
          <table:table-cell office:value-type="string" calcext:value-type="string">
            <text:p>jeez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57]&amp;&quot;&quot;&quot;,&quot;&quot;level&quot;&quot;:&quot;&amp;[.C657]&amp;&quot;},&quot;" office:value-type="string" office:string-value="{&quot;word&quot;:&quot;jeez&quot;,&quot;level&quot;:1}," calcext:value-type="string">
            <text:p>{"word":"jeez","level":1},</text:p>
          </table:table-cell>
        </table:table-row>
        <table:table-row table:style-name="ro1">
          <table:table-cell/>
          <table:table-cell office:value-type="string" calcext:value-type="string">
            <text:p>jerkoff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58]&amp;&quot;&quot;&quot;,&quot;&quot;level&quot;&quot;:&quot;&amp;[.C658]&amp;&quot;},&quot;" office:value-type="string" office:string-value="{&quot;word&quot;:&quot;jerkoff&quot;,&quot;level&quot;:1}," calcext:value-type="string">
            <text:p>{"word":"jerkoff","level":1},</text:p>
          </table:table-cell>
        </table:table-row>
        <table:table-row table:style-name="ro1">
          <table:table-cell/>
          <table:table-cell office:value-type="string" calcext:value-type="string">
            <text:p>jesu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59]&amp;&quot;&quot;&quot;,&quot;&quot;level&quot;&quot;:&quot;&amp;[.C659]&amp;&quot;},&quot;" office:value-type="string" office:string-value="{&quot;word&quot;:&quot;jesus&quot;,&quot;level&quot;:1}," calcext:value-type="string">
            <text:p>{"word":"jesus","level":1},</text:p>
          </table:table-cell>
        </table:table-row>
        <table:table-row table:style-name="ro1">
          <table:table-cell/>
          <table:table-cell office:value-type="string" calcext:value-type="string">
            <text:p>jesuschrist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60]&amp;&quot;&quot;&quot;,&quot;&quot;level&quot;&quot;:&quot;&amp;[.C660]&amp;&quot;},&quot;" office:value-type="string" office:string-value="{&quot;word&quot;:&quot;jesuschrist&quot;,&quot;level&quot;:1}," calcext:value-type="string">
            <text:p>{"word":"jesuschrist","level":1},</text:p>
          </table:table-cell>
        </table:table-row>
        <table:table-row table:style-name="ro1">
          <table:table-cell/>
          <table:table-cell office:value-type="string" calcext:value-type="string">
            <text:p>jew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61]&amp;&quot;&quot;&quot;,&quot;&quot;level&quot;&quot;:&quot;&amp;[.C661]&amp;&quot;},&quot;" office:value-type="string" office:string-value="{&quot;word&quot;:&quot;jew&quot;,&quot;level&quot;:1}," calcext:value-type="string">
            <text:p>{"word":"jew","level":1},</text:p>
          </table:table-cell>
        </table:table-row>
        <table:table-row table:style-name="ro1">
          <table:table-cell/>
          <table:table-cell office:value-type="string" calcext:value-type="string">
            <text:p>jewish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62]&amp;&quot;&quot;&quot;,&quot;&quot;level&quot;&quot;:&quot;&amp;[.C662]&amp;&quot;},&quot;" office:value-type="string" office:string-value="{&quot;word&quot;:&quot;jewish&quot;,&quot;level&quot;:1}," calcext:value-type="string">
            <text:p>{"word":"jewish","level":1},</text:p>
          </table:table-cell>
        </table:table-row>
        <table:table-row table:style-name="ro1">
          <table:table-cell/>
          <table:table-cell office:value-type="string" calcext:value-type="string">
            <text:p>jiga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63]&amp;&quot;&quot;&quot;,&quot;&quot;level&quot;&quot;:&quot;&amp;[.C663]&amp;&quot;},&quot;" office:value-type="string" office:string-value="{&quot;word&quot;:&quot;jiga&quot;,&quot;level&quot;:1}," calcext:value-type="string">
            <text:p>{"word":"jiga","level":1},</text:p>
          </table:table-cell>
        </table:table-row>
        <table:table-row table:style-name="ro1">
          <table:table-cell/>
          <table:table-cell office:value-type="string" calcext:value-type="string">
            <text:p>jigaboo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64]&amp;&quot;&quot;&quot;,&quot;&quot;level&quot;&quot;:&quot;&amp;[.C664]&amp;&quot;},&quot;" office:value-type="string" office:string-value="{&quot;word&quot;:&quot;jigaboo&quot;,&quot;level&quot;:1}," calcext:value-type="string">
            <text:p>{"word":"jigaboo","level":1},</text:p>
          </table:table-cell>
        </table:table-row>
        <table:table-row table:style-name="ro1">
          <table:table-cell/>
          <table:table-cell office:value-type="string" calcext:value-type="string">
            <text:p>jigg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65]&amp;&quot;&quot;&quot;,&quot;&quot;level&quot;&quot;:&quot;&amp;[.C665]&amp;&quot;},&quot;" office:value-type="string" office:string-value="{&quot;word&quot;:&quot;jigg&quot;,&quot;level&quot;:1}," calcext:value-type="string">
            <text:p>{"word":"jigg","level":1},</text:p>
          </table:table-cell>
        </table:table-row>
        <table:table-row table:style-name="ro1">
          <table:table-cell/>
          <table:table-cell office:value-type="string" calcext:value-type="string">
            <text:p>jigga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66]&amp;&quot;&quot;&quot;,&quot;&quot;level&quot;&quot;:&quot;&amp;[.C666]&amp;&quot;},&quot;" office:value-type="string" office:string-value="{&quot;word&quot;:&quot;jigga&quot;,&quot;level&quot;:1}," calcext:value-type="string">
            <text:p>{"word":"jigga","level":1},</text:p>
          </table:table-cell>
        </table:table-row>
        <table:table-row table:style-name="ro1">
          <table:table-cell/>
          <table:table-cell office:value-type="string" calcext:value-type="string">
            <text:p>jiggabo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67]&amp;&quot;&quot;&quot;,&quot;&quot;level&quot;&quot;:&quot;&amp;[.C667]&amp;&quot;},&quot;" office:value-type="string" office:string-value="{&quot;word&quot;:&quot;jiggabo&quot;,&quot;level&quot;:1}," calcext:value-type="string">
            <text:p>{"word":"jiggabo","level":1},</text:p>
          </table:table-cell>
        </table:table-row>
        <table:table-row table:style-name="ro1">
          <table:table-cell/>
          <table:table-cell office:value-type="string" calcext:value-type="string">
            <text:p>jigger 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68]&amp;&quot;&quot;&quot;,&quot;&quot;level&quot;&quot;:&quot;&amp;[.C668]&amp;&quot;},&quot;" office:value-type="string" office:string-value="{&quot;word&quot;:&quot;jigger &quot;,&quot;level&quot;:1}," calcext:value-type="string">
            <text:p>{"word":"jigger ","level":1},</text:p>
          </table:table-cell>
        </table:table-row>
        <table:table-row table:style-name="ro1">
          <table:table-cell/>
          <table:table-cell office:value-type="string" calcext:value-type="string">
            <text:p>jiggy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69]&amp;&quot;&quot;&quot;,&quot;&quot;level&quot;&quot;:&quot;&amp;[.C669]&amp;&quot;},&quot;" office:value-type="string" office:string-value="{&quot;word&quot;:&quot;jiggy&quot;,&quot;level&quot;:1}," calcext:value-type="string">
            <text:p>{"word":"jiggy","level":1},</text:p>
          </table:table-cell>
        </table:table-row>
        <table:table-row table:style-name="ro1">
          <table:table-cell/>
          <table:table-cell office:value-type="string" calcext:value-type="string">
            <text:p>jihad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70]&amp;&quot;&quot;&quot;,&quot;&quot;level&quot;&quot;:&quot;&amp;[.C670]&amp;&quot;},&quot;" office:value-type="string" office:string-value="{&quot;word&quot;:&quot;jihad&quot;,&quot;level&quot;:1}," calcext:value-type="string">
            <text:p>{"word":"jihad","level":1},</text:p>
          </table:table-cell>
        </table:table-row>
        <table:table-row table:style-name="ro1">
          <table:table-cell/>
          <table:table-cell office:value-type="string" calcext:value-type="string">
            <text:p>jijjiboo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71]&amp;&quot;&quot;&quot;,&quot;&quot;level&quot;&quot;:&quot;&amp;[.C671]&amp;&quot;},&quot;" office:value-type="string" office:string-value="{&quot;word&quot;:&quot;jijjiboo&quot;,&quot;level&quot;:1}," calcext:value-type="string">
            <text:p>{"word":"jijjiboo","level":1},</text:p>
          </table:table-cell>
        </table:table-row>
        <table:table-row table:style-name="ro1">
          <table:table-cell/>
          <table:table-cell office:value-type="string" calcext:value-type="string">
            <text:p>jimfish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72]&amp;&quot;&quot;&quot;,&quot;&quot;level&quot;&quot;:&quot;&amp;[.C672]&amp;&quot;},&quot;" office:value-type="string" office:string-value="{&quot;word&quot;:&quot;jimfish&quot;,&quot;level&quot;:1}," calcext:value-type="string">
            <text:p>{"word":"jimfish","level":1},</text:p>
          </table:table-cell>
        </table:table-row>
        <table:table-row table:style-name="ro1">
          <table:table-cell/>
          <table:table-cell office:value-type="string" calcext:value-type="string">
            <text:p>jism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73]&amp;&quot;&quot;&quot;,&quot;&quot;level&quot;&quot;:&quot;&amp;[.C673]&amp;&quot;},&quot;" office:value-type="string" office:string-value="{&quot;word&quot;:&quot;jism&quot;,&quot;level&quot;:1}," calcext:value-type="string">
            <text:p>{"word":"jism","level":1},</text:p>
          </table:table-cell>
        </table:table-row>
        <table:table-row table:style-name="ro1">
          <table:table-cell/>
          <table:table-cell office:value-type="string" calcext:value-type="string">
            <text:p>jiz 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74]&amp;&quot;&quot;&quot;,&quot;&quot;level&quot;&quot;:&quot;&amp;[.C674]&amp;&quot;},&quot;" office:value-type="string" office:string-value="{&quot;word&quot;:&quot;jiz &quot;,&quot;level&quot;:1}," calcext:value-type="string">
            <text:p>{"word":"jiz ","level":1},</text:p>
          </table:table-cell>
        </table:table-row>
        <table:table-row table:style-name="ro1">
          <table:table-cell/>
          <table:table-cell office:value-type="string" calcext:value-type="string">
            <text:p>jizim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75]&amp;&quot;&quot;&quot;,&quot;&quot;level&quot;&quot;:&quot;&amp;[.C675]&amp;&quot;},&quot;" office:value-type="string" office:string-value="{&quot;word&quot;:&quot;jizim&quot;,&quot;level&quot;:1}," calcext:value-type="string">
            <text:p>{"word":"jizim","level":1},</text:p>
          </table:table-cell>
        </table:table-row>
        <table:table-row table:style-name="ro1">
          <table:table-cell/>
          <table:table-cell office:value-type="string" calcext:value-type="string">
            <text:p>jizjuic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76]&amp;&quot;&quot;&quot;,&quot;&quot;level&quot;&quot;:&quot;&amp;[.C676]&amp;&quot;},&quot;" office:value-type="string" office:string-value="{&quot;word&quot;:&quot;jizjuice&quot;,&quot;level&quot;:1}," calcext:value-type="string">
            <text:p>{"word":"jizjuice","level":1},</text:p>
          </table:table-cell>
        </table:table-row>
        <table:table-row table:style-name="ro1">
          <table:table-cell/>
          <table:table-cell office:value-type="string" calcext:value-type="string">
            <text:p>jizm 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77]&amp;&quot;&quot;&quot;,&quot;&quot;level&quot;&quot;:&quot;&amp;[.C677]&amp;&quot;},&quot;" office:value-type="string" office:string-value="{&quot;word&quot;:&quot;jizm &quot;,&quot;level&quot;:1}," calcext:value-type="string">
            <text:p>{"word":"jizm ","level":1},</text:p>
          </table:table-cell>
        </table:table-row>
        <table:table-row table:style-name="ro1">
          <table:table-cell/>
          <table:table-cell office:value-type="string" calcext:value-type="string">
            <text:p>jizz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78]&amp;&quot;&quot;&quot;,&quot;&quot;level&quot;&quot;:&quot;&amp;[.C678]&amp;&quot;},&quot;" office:value-type="string" office:string-value="{&quot;word&quot;:&quot;jizz&quot;,&quot;level&quot;:1}," calcext:value-type="string">
            <text:p>{"word":"jizz","level":1},</text:p>
          </table:table-cell>
        </table:table-row>
        <table:table-row table:style-name="ro1">
          <table:table-cell/>
          <table:table-cell office:value-type="string" calcext:value-type="string">
            <text:p>jizzim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79]&amp;&quot;&quot;&quot;,&quot;&quot;level&quot;&quot;:&quot;&amp;[.C679]&amp;&quot;},&quot;" office:value-type="string" office:string-value="{&quot;word&quot;:&quot;jizzim&quot;,&quot;level&quot;:1}," calcext:value-type="string">
            <text:p>{"word":"jizzim","level":1},</text:p>
          </table:table-cell>
        </table:table-row>
        <table:table-row table:style-name="ro1">
          <table:table-cell/>
          <table:table-cell office:value-type="string" calcext:value-type="string">
            <text:p>jizzum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80]&amp;&quot;&quot;&quot;,&quot;&quot;level&quot;&quot;:&quot;&amp;[.C680]&amp;&quot;},&quot;" office:value-type="string" office:string-value="{&quot;word&quot;:&quot;jizzum&quot;,&quot;level&quot;:1}," calcext:value-type="string">
            <text:p>{"word":"jizzum","level":1},</text:p>
          </table:table-cell>
        </table:table-row>
        <table:table-row table:style-name="ro1">
          <table:table-cell/>
          <table:table-cell office:value-type="string" calcext:value-type="string">
            <text:p>joint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81]&amp;&quot;&quot;&quot;,&quot;&quot;level&quot;&quot;:&quot;&amp;[.C681]&amp;&quot;},&quot;" office:value-type="string" office:string-value="{&quot;word&quot;:&quot;joint&quot;,&quot;level&quot;:1}," calcext:value-type="string">
            <text:p>{"word":"joint","level":1},</text:p>
          </table:table-cell>
        </table:table-row>
        <table:table-row table:style-name="ro1">
          <table:table-cell/>
          <table:table-cell office:value-type="string" calcext:value-type="string">
            <text:p>juggalo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82]&amp;&quot;&quot;&quot;,&quot;&quot;level&quot;&quot;:&quot;&amp;[.C682]&amp;&quot;},&quot;" office:value-type="string" office:string-value="{&quot;word&quot;:&quot;juggalo&quot;,&quot;level&quot;:1}," calcext:value-type="string">
            <text:p>{"word":"juggalo","level":1},</text:p>
          </table:table-cell>
        </table:table-row>
        <table:table-row table:style-name="ro1">
          <table:table-cell/>
          <table:table-cell office:value-type="string" calcext:value-type="string">
            <text:p>jug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83]&amp;&quot;&quot;&quot;,&quot;&quot;level&quot;&quot;:&quot;&amp;[.C683]&amp;&quot;},&quot;" office:value-type="string" office:string-value="{&quot;word&quot;:&quot;jugs&quot;,&quot;level&quot;:1}," calcext:value-type="string">
            <text:p>{"word":"jugs","level":1},</text:p>
          </table:table-cell>
        </table:table-row>
        <table:table-row table:style-name="ro1">
          <table:table-cell/>
          <table:table-cell office:value-type="string" calcext:value-type="string">
            <text:p>junglebunny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84]&amp;&quot;&quot;&quot;,&quot;&quot;level&quot;&quot;:&quot;&amp;[.C684]&amp;&quot;},&quot;" office:value-type="string" office:string-value="{&quot;word&quot;:&quot;junglebunny&quot;,&quot;level&quot;:1}," calcext:value-type="string">
            <text:p>{"word":"junglebunny","level":1},</text:p>
          </table:table-cell>
        </table:table-row>
        <table:table-row table:style-name="ro1">
          <table:table-cell/>
          <table:table-cell office:value-type="string" calcext:value-type="string">
            <text:p>kaff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85]&amp;&quot;&quot;&quot;,&quot;&quot;level&quot;&quot;:&quot;&amp;[.C685]&amp;&quot;},&quot;" office:value-type="string" office:string-value="{&quot;word&quot;:&quot;kaffer&quot;,&quot;level&quot;:1}," calcext:value-type="string">
            <text:p>{"word":"kaffer","level":1},</text:p>
          </table:table-cell>
        </table:table-row>
        <table:table-row table:style-name="ro1">
          <table:table-cell/>
          <table:table-cell office:value-type="string" calcext:value-type="string">
            <text:p>kaffi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86]&amp;&quot;&quot;&quot;,&quot;&quot;level&quot;&quot;:&quot;&amp;[.C686]&amp;&quot;},&quot;" office:value-type="string" office:string-value="{&quot;word&quot;:&quot;kaffir&quot;,&quot;level&quot;:1}," calcext:value-type="string">
            <text:p>{"word":"kaffir","level":1},</text:p>
          </table:table-cell>
        </table:table-row>
        <table:table-row table:style-name="ro1">
          <table:table-cell/>
          <table:table-cell office:value-type="string" calcext:value-type="string">
            <text:p>kaffr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87]&amp;&quot;&quot;&quot;,&quot;&quot;level&quot;&quot;:&quot;&amp;[.C687]&amp;&quot;},&quot;" office:value-type="string" office:string-value="{&quot;word&quot;:&quot;kaffre&quot;,&quot;level&quot;:1}," calcext:value-type="string">
            <text:p>{"word":"kaffre","level":1},</text:p>
          </table:table-cell>
        </table:table-row>
        <table:table-row table:style-name="ro1">
          <table:table-cell/>
          <table:table-cell office:value-type="string" calcext:value-type="string">
            <text:p>kafi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88]&amp;&quot;&quot;&quot;,&quot;&quot;level&quot;&quot;:&quot;&amp;[.C688]&amp;&quot;},&quot;" office:value-type="string" office:string-value="{&quot;word&quot;:&quot;kafir&quot;,&quot;level&quot;:1}," calcext:value-type="string">
            <text:p>{"word":"kafir","level":1},</text:p>
          </table:table-cell>
        </table:table-row>
        <table:table-row table:style-name="ro1">
          <table:table-cell/>
          <table:table-cell office:value-type="string" calcext:value-type="string">
            <text:p>kanak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89]&amp;&quot;&quot;&quot;,&quot;&quot;level&quot;&quot;:&quot;&amp;[.C689]&amp;&quot;},&quot;" office:value-type="string" office:string-value="{&quot;word&quot;:&quot;kanake&quot;,&quot;level&quot;:1}," calcext:value-type="string">
            <text:p>{"word":"kanake","level":1},</text:p>
          </table:table-cell>
        </table:table-row>
        <table:table-row table:style-name="ro1">
          <table:table-cell/>
          <table:table-cell office:value-type="string" calcext:value-type="string">
            <text:p>kid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90]&amp;&quot;&quot;&quot;,&quot;&quot;level&quot;&quot;:&quot;&amp;[.C690]&amp;&quot;},&quot;" office:value-type="string" office:string-value="{&quot;word&quot;:&quot;kid&quot;,&quot;level&quot;:1}," calcext:value-type="string">
            <text:p>{"word":"kid","level":1},</text:p>
          </table:table-cell>
        </table:table-row>
        <table:table-row table:style-name="ro1">
          <table:table-cell/>
          <table:table-cell office:value-type="string" calcext:value-type="string">
            <text:p>kigg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91]&amp;&quot;&quot;&quot;,&quot;&quot;level&quot;&quot;:&quot;&amp;[.C691]&amp;&quot;},&quot;" office:value-type="string" office:string-value="{&quot;word&quot;:&quot;kigger&quot;,&quot;level&quot;:1}," calcext:value-type="string">
            <text:p>{"word":"kigger","level":1},</text:p>
          </table:table-cell>
        </table:table-row>
        <table:table-row table:style-name="ro1">
          <table:table-cell/>
          <table:table-cell office:value-type="string" calcext:value-type="string">
            <text:p>kik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92]&amp;&quot;&quot;&quot;,&quot;&quot;level&quot;&quot;:&quot;&amp;[.C692]&amp;&quot;},&quot;" office:value-type="string" office:string-value="{&quot;word&quot;:&quot;kike&quot;,&quot;level&quot;:1}," calcext:value-type="string">
            <text:p>{"word":"kike","level":1},</text:p>
          </table:table-cell>
        </table:table-row>
        <table:table-row table:style-name="ro1">
          <table:table-cell/>
          <table:table-cell office:value-type="string" calcext:value-type="string">
            <text:p>kill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93]&amp;&quot;&quot;&quot;,&quot;&quot;level&quot;&quot;:&quot;&amp;[.C693]&amp;&quot;},&quot;" office:value-type="string" office:string-value="{&quot;word&quot;:&quot;kill&quot;,&quot;level&quot;:1}," calcext:value-type="string">
            <text:p>{"word":"kill","level":1},</text:p>
          </table:table-cell>
        </table:table-row>
        <table:table-row table:style-name="ro1">
          <table:table-cell/>
          <table:table-cell office:value-type="string" calcext:value-type="string">
            <text:p>killed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94]&amp;&quot;&quot;&quot;,&quot;&quot;level&quot;&quot;:&quot;&amp;[.C694]&amp;&quot;},&quot;" office:value-type="string" office:string-value="{&quot;word&quot;:&quot;killed&quot;,&quot;level&quot;:1}," calcext:value-type="string">
            <text:p>{"word":"killed","level":1},</text:p>
          </table:table-cell>
        </table:table-row>
        <table:table-row table:style-name="ro1">
          <table:table-cell/>
          <table:table-cell office:value-type="string" calcext:value-type="string">
            <text:p>kill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95]&amp;&quot;&quot;&quot;,&quot;&quot;level&quot;&quot;:&quot;&amp;[.C695]&amp;&quot;},&quot;" office:value-type="string" office:string-value="{&quot;word&quot;:&quot;killer&quot;,&quot;level&quot;:1}," calcext:value-type="string">
            <text:p>{"word":"killer","level":1},</text:p>
          </table:table-cell>
        </table:table-row>
        <table:table-row table:style-name="ro1">
          <table:table-cell/>
          <table:table-cell office:value-type="string" calcext:value-type="string">
            <text:p>killing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96]&amp;&quot;&quot;&quot;,&quot;&quot;level&quot;&quot;:&quot;&amp;[.C696]&amp;&quot;},&quot;" office:value-type="string" office:string-value="{&quot;word&quot;:&quot;killing&quot;,&quot;level&quot;:1}," calcext:value-type="string">
            <text:p>{"word":"killing","level":1},</text:p>
          </table:table-cell>
        </table:table-row>
        <table:table-row table:style-name="ro1">
          <table:table-cell/>
          <table:table-cell office:value-type="string" calcext:value-type="string">
            <text:p>kill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97]&amp;&quot;&quot;&quot;,&quot;&quot;level&quot;&quot;:&quot;&amp;[.C697]&amp;&quot;},&quot;" office:value-type="string" office:string-value="{&quot;word&quot;:&quot;kills&quot;,&quot;level&quot;:1}," calcext:value-type="string">
            <text:p>{"word":"kills","level":1},</text:p>
          </table:table-cell>
        </table:table-row>
        <table:table-row table:style-name="ro1">
          <table:table-cell/>
          <table:table-cell office:value-type="string" calcext:value-type="string">
            <text:p>kink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98]&amp;&quot;&quot;&quot;,&quot;&quot;level&quot;&quot;:&quot;&amp;[.C698]&amp;&quot;},&quot;" office:value-type="string" office:string-value="{&quot;word&quot;:&quot;kink&quot;,&quot;level&quot;:1}," calcext:value-type="string">
            <text:p>{"word":"kink","level":1},</text:p>
          </table:table-cell>
        </table:table-row>
        <table:table-row table:style-name="ro1">
          <table:table-cell/>
          <table:table-cell office:value-type="string" calcext:value-type="string">
            <text:p>kinky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699]&amp;&quot;&quot;&quot;,&quot;&quot;level&quot;&quot;:&quot;&amp;[.C699]&amp;&quot;},&quot;" office:value-type="string" office:string-value="{&quot;word&quot;:&quot;kinky&quot;,&quot;level&quot;:1}," calcext:value-type="string">
            <text:p>{"word":"kinky","level":1},</text:p>
          </table:table-cell>
        </table:table-row>
        <table:table-row table:style-name="ro1">
          <table:table-cell/>
          <table:table-cell office:value-type="string" calcext:value-type="string">
            <text:p>kissas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00]&amp;&quot;&quot;&quot;,&quot;&quot;level&quot;&quot;:&quot;&amp;[.C700]&amp;&quot;},&quot;" office:value-type="string" office:string-value="{&quot;word&quot;:&quot;kissass&quot;,&quot;level&quot;:1}," calcext:value-type="string">
            <text:p>{"word":"kissass","level":1},</text:p>
          </table:table-cell>
        </table:table-row>
        <table:table-row table:style-name="ro1">
          <table:table-cell/>
          <table:table-cell office:value-type="string" calcext:value-type="string">
            <text:p>kkk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01]&amp;&quot;&quot;&quot;,&quot;&quot;level&quot;&quot;:&quot;&amp;[.C701]&amp;&quot;},&quot;" office:value-type="string" office:string-value="{&quot;word&quot;:&quot;kkk&quot;,&quot;level&quot;:1}," calcext:value-type="string">
            <text:p>{"word":"kkk","level":1},</text:p>
          </table:table-cell>
        </table:table-row>
        <table:table-row table:style-name="ro1">
          <table:table-cell/>
          <table:table-cell office:value-type="string" calcext:value-type="string">
            <text:p>knif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02]&amp;&quot;&quot;&quot;,&quot;&quot;level&quot;&quot;:&quot;&amp;[.C702]&amp;&quot;},&quot;" office:value-type="string" office:string-value="{&quot;word&quot;:&quot;knife&quot;,&quot;level&quot;:1}," calcext:value-type="string">
            <text:p>{"word":"knife","level":1},</text:p>
          </table:table-cell>
        </table:table-row>
        <table:table-row table:style-name="ro1">
          <table:table-cell/>
          <table:table-cell office:value-type="string" calcext:value-type="string">
            <text:p>knocker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03]&amp;&quot;&quot;&quot;,&quot;&quot;level&quot;&quot;:&quot;&amp;[.C703]&amp;&quot;},&quot;" office:value-type="string" office:string-value="{&quot;word&quot;:&quot;knockers&quot;,&quot;level&quot;:1}," calcext:value-type="string">
            <text:p>{"word":"knockers","level":1},</text:p>
          </table:table-cell>
        </table:table-row>
        <table:table-row table:style-name="ro1">
          <table:table-cell/>
          <table:table-cell office:value-type="string" calcext:value-type="string">
            <text:p>kock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04]&amp;&quot;&quot;&quot;,&quot;&quot;level&quot;&quot;:&quot;&amp;[.C704]&amp;&quot;},&quot;" office:value-type="string" office:string-value="{&quot;word&quot;:&quot;kock&quot;,&quot;level&quot;:1}," calcext:value-type="string">
            <text:p>{"word":"kock","level":1},</text:p>
          </table:table-cell>
        </table:table-row>
        <table:table-row table:style-name="ro1">
          <table:table-cell/>
          <table:table-cell office:value-type="string" calcext:value-type="string">
            <text:p>kondum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05]&amp;&quot;&quot;&quot;,&quot;&quot;level&quot;&quot;:&quot;&amp;[.C705]&amp;&quot;},&quot;" office:value-type="string" office:string-value="{&quot;word&quot;:&quot;kondum&quot;,&quot;level&quot;:1}," calcext:value-type="string">
            <text:p>{"word":"kondum","level":1},</text:p>
          </table:table-cell>
        </table:table-row>
        <table:table-row table:style-name="ro1">
          <table:table-cell/>
          <table:table-cell office:value-type="string" calcext:value-type="string">
            <text:p>koon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06]&amp;&quot;&quot;&quot;,&quot;&quot;level&quot;&quot;:&quot;&amp;[.C706]&amp;&quot;},&quot;" office:value-type="string" office:string-value="{&quot;word&quot;:&quot;koon&quot;,&quot;level&quot;:1}," calcext:value-type="string">
            <text:p>{"word":"koon","level":1},</text:p>
          </table:table-cell>
        </table:table-row>
        <table:table-row table:style-name="ro1">
          <table:table-cell/>
          <table:table-cell office:value-type="string" calcext:value-type="string">
            <text:p>kotex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07]&amp;&quot;&quot;&quot;,&quot;&quot;level&quot;&quot;:&quot;&amp;[.C707]&amp;&quot;},&quot;" office:value-type="string" office:string-value="{&quot;word&quot;:&quot;kotex&quot;,&quot;level&quot;:1}," calcext:value-type="string">
            <text:p>{"word":"kotex","level":1},</text:p>
          </table:table-cell>
        </table:table-row>
        <table:table-row table:style-name="ro1">
          <table:table-cell/>
          <table:table-cell office:value-type="string" calcext:value-type="string">
            <text:p>krap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08]&amp;&quot;&quot;&quot;,&quot;&quot;level&quot;&quot;:&quot;&amp;[.C708]&amp;&quot;},&quot;" office:value-type="string" office:string-value="{&quot;word&quot;:&quot;krap&quot;,&quot;level&quot;:1}," calcext:value-type="string">
            <text:p>{"word":"krap","level":1},</text:p>
          </table:table-cell>
        </table:table-row>
        <table:table-row table:style-name="ro1">
          <table:table-cell/>
          <table:table-cell office:value-type="string" calcext:value-type="string">
            <text:p>krappy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09]&amp;&quot;&quot;&quot;,&quot;&quot;level&quot;&quot;:&quot;&amp;[.C709]&amp;&quot;},&quot;" office:value-type="string" office:string-value="{&quot;word&quot;:&quot;krappy&quot;,&quot;level&quot;:1}," calcext:value-type="string">
            <text:p>{"word":"krappy","level":1},</text:p>
          </table:table-cell>
        </table:table-row>
        <table:table-row table:style-name="ro1">
          <table:table-cell/>
          <table:table-cell office:value-type="string" calcext:value-type="string">
            <text:p>kraut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10]&amp;&quot;&quot;&quot;,&quot;&quot;level&quot;&quot;:&quot;&amp;[.C710]&amp;&quot;},&quot;" office:value-type="string" office:string-value="{&quot;word&quot;:&quot;kraut&quot;,&quot;level&quot;:1}," calcext:value-type="string">
            <text:p>{"word":"kraut","level":1},</text:p>
          </table:table-cell>
        </table:table-row>
        <table:table-row table:style-name="ro1">
          <table:table-cell/>
          <table:table-cell office:value-type="string" calcext:value-type="string">
            <text:p>kum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11]&amp;&quot;&quot;&quot;,&quot;&quot;level&quot;&quot;:&quot;&amp;[.C711]&amp;&quot;},&quot;" office:value-type="string" office:string-value="{&quot;word&quot;:&quot;kum&quot;,&quot;level&quot;:1}," calcext:value-type="string">
            <text:p>{"word":"kum","level":1},</text:p>
          </table:table-cell>
        </table:table-row>
        <table:table-row table:style-name="ro1">
          <table:table-cell/>
          <table:table-cell office:value-type="string" calcext:value-type="string">
            <text:p>kumbubbl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12]&amp;&quot;&quot;&quot;,&quot;&quot;level&quot;&quot;:&quot;&amp;[.C712]&amp;&quot;},&quot;" office:value-type="string" office:string-value="{&quot;word&quot;:&quot;kumbubble&quot;,&quot;level&quot;:1}," calcext:value-type="string">
            <text:p>{"word":"kumbubble","level":1},</text:p>
          </table:table-cell>
        </table:table-row>
        <table:table-row table:style-name="ro1">
          <table:table-cell/>
          <table:table-cell office:value-type="string" calcext:value-type="string">
            <text:p>kumbullb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13]&amp;&quot;&quot;&quot;,&quot;&quot;level&quot;&quot;:&quot;&amp;[.C713]&amp;&quot;},&quot;" office:value-type="string" office:string-value="{&quot;word&quot;:&quot;kumbullbe&quot;,&quot;level&quot;:1}," calcext:value-type="string">
            <text:p>{"word":"kumbullbe","level":1},</text:p>
          </table:table-cell>
        </table:table-row>
        <table:table-row table:style-name="ro1">
          <table:table-cell/>
          <table:table-cell office:value-type="string" calcext:value-type="string">
            <text:p>kumm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14]&amp;&quot;&quot;&quot;,&quot;&quot;level&quot;&quot;:&quot;&amp;[.C714]&amp;&quot;},&quot;" office:value-type="string" office:string-value="{&quot;word&quot;:&quot;kummer&quot;,&quot;level&quot;:1}," calcext:value-type="string">
            <text:p>{"word":"kummer","level":1},</text:p>
          </table:table-cell>
        </table:table-row>
        <table:table-row table:style-name="ro1">
          <table:table-cell/>
          <table:table-cell office:value-type="string" calcext:value-type="string">
            <text:p>kumming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15]&amp;&quot;&quot;&quot;,&quot;&quot;level&quot;&quot;:&quot;&amp;[.C715]&amp;&quot;},&quot;" office:value-type="string" office:string-value="{&quot;word&quot;:&quot;kumming&quot;,&quot;level&quot;:1}," calcext:value-type="string">
            <text:p>{"word":"kumming","level":1},</text:p>
          </table:table-cell>
        </table:table-row>
        <table:table-row table:style-name="ro1">
          <table:table-cell/>
          <table:table-cell office:value-type="string" calcext:value-type="string">
            <text:p>kumquat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16]&amp;&quot;&quot;&quot;,&quot;&quot;level&quot;&quot;:&quot;&amp;[.C716]&amp;&quot;},&quot;" office:value-type="string" office:string-value="{&quot;word&quot;:&quot;kumquat&quot;,&quot;level&quot;:1}," calcext:value-type="string">
            <text:p>{"word":"kumquat","level":1},</text:p>
          </table:table-cell>
        </table:table-row>
        <table:table-row table:style-name="ro1">
          <table:table-cell/>
          <table:table-cell office:value-type="string" calcext:value-type="string">
            <text:p>kum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17]&amp;&quot;&quot;&quot;,&quot;&quot;level&quot;&quot;:&quot;&amp;[.C717]&amp;&quot;},&quot;" office:value-type="string" office:string-value="{&quot;word&quot;:&quot;kums&quot;,&quot;level&quot;:1}," calcext:value-type="string">
            <text:p>{"word":"kums","level":1},</text:p>
          </table:table-cell>
        </table:table-row>
        <table:table-row table:style-name="ro1">
          <table:table-cell/>
          <table:table-cell office:value-type="string" calcext:value-type="string">
            <text:p>kunilingu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18]&amp;&quot;&quot;&quot;,&quot;&quot;level&quot;&quot;:&quot;&amp;[.C718]&amp;&quot;},&quot;" office:value-type="string" office:string-value="{&quot;word&quot;:&quot;kunilingus&quot;,&quot;level&quot;:1}," calcext:value-type="string">
            <text:p>{"word":"kunilingus","level":1},</text:p>
          </table:table-cell>
        </table:table-row>
        <table:table-row table:style-name="ro1">
          <table:table-cell/>
          <table:table-cell office:value-type="string" calcext:value-type="string">
            <text:p>kunnilingu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19]&amp;&quot;&quot;&quot;,&quot;&quot;level&quot;&quot;:&quot;&amp;[.C719]&amp;&quot;},&quot;" office:value-type="string" office:string-value="{&quot;word&quot;:&quot;kunnilingus&quot;,&quot;level&quot;:1}," calcext:value-type="string">
            <text:p>{"word":"kunnilingus","level":1},</text:p>
          </table:table-cell>
        </table:table-row>
        <table:table-row table:style-name="ro1">
          <table:table-cell/>
          <table:table-cell office:value-type="string" calcext:value-type="string">
            <text:p>kunt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20]&amp;&quot;&quot;&quot;,&quot;&quot;level&quot;&quot;:&quot;&amp;[.C720]&amp;&quot;},&quot;" office:value-type="string" office:string-value="{&quot;word&quot;:&quot;kunt&quot;,&quot;level&quot;:1}," calcext:value-type="string">
            <text:p>{"word":"kunt","level":1},</text:p>
          </table:table-cell>
        </table:table-row>
        <table:table-row table:style-name="ro1">
          <table:table-cell/>
          <table:table-cell office:value-type="string" calcext:value-type="string">
            <text:p>ky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21]&amp;&quot;&quot;&quot;,&quot;&quot;level&quot;&quot;:&quot;&amp;[.C721]&amp;&quot;},&quot;" office:value-type="string" office:string-value="{&quot;word&quot;:&quot;ky&quot;,&quot;level&quot;:1}," calcext:value-type="string">
            <text:p>{"word":"ky","level":1},</text:p>
          </table:table-cell>
        </table:table-row>
        <table:table-row table:style-name="ro1">
          <table:table-cell/>
          <table:table-cell office:value-type="string" calcext:value-type="string">
            <text:p>kyk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22]&amp;&quot;&quot;&quot;,&quot;&quot;level&quot;&quot;:&quot;&amp;[.C722]&amp;&quot;},&quot;" office:value-type="string" office:string-value="{&quot;word&quot;:&quot;kyke&quot;,&quot;level&quot;:1}," calcext:value-type="string">
            <text:p>{"word":"kyke","level":1},</text:p>
          </table:table-cell>
        </table:table-row>
        <table:table-row table:style-name="ro1">
          <table:table-cell/>
          <table:table-cell office:value-type="string" calcext:value-type="string">
            <text:p>lactat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23]&amp;&quot;&quot;&quot;,&quot;&quot;level&quot;&quot;:&quot;&amp;[.C723]&amp;&quot;},&quot;" office:value-type="string" office:string-value="{&quot;word&quot;:&quot;lactate&quot;,&quot;level&quot;:1}," calcext:value-type="string">
            <text:p>{"word":"lactate","level":1},</text:p>
          </table:table-cell>
        </table:table-row>
        <table:table-row table:style-name="ro1">
          <table:table-cell/>
          <table:table-cell office:value-type="string" calcext:value-type="string">
            <text:p>laid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24]&amp;&quot;&quot;&quot;,&quot;&quot;level&quot;&quot;:&quot;&amp;[.C724]&amp;&quot;},&quot;" office:value-type="string" office:string-value="{&quot;word&quot;:&quot;laid&quot;,&quot;level&quot;:1}," calcext:value-type="string">
            <text:p>{"word":"laid","level":1},</text:p>
          </table:table-cell>
        </table:table-row>
        <table:table-row table:style-name="ro1">
          <table:table-cell/>
          <table:table-cell office:value-type="string" calcext:value-type="string">
            <text:p>lapdanc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25]&amp;&quot;&quot;&quot;,&quot;&quot;level&quot;&quot;:&quot;&amp;[.C725]&amp;&quot;},&quot;" office:value-type="string" office:string-value="{&quot;word&quot;:&quot;lapdance&quot;,&quot;level&quot;:1}," calcext:value-type="string">
            <text:p>{"word":"lapdance","level":1},</text:p>
          </table:table-cell>
        </table:table-row>
        <table:table-row table:style-name="ro1">
          <table:table-cell/>
          <table:table-cell office:value-type="string" calcext:value-type="string">
            <text:p>latin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26]&amp;&quot;&quot;&quot;,&quot;&quot;level&quot;&quot;:&quot;&amp;[.C726]&amp;&quot;},&quot;" office:value-type="string" office:string-value="{&quot;word&quot;:&quot;latin&quot;,&quot;level&quot;:1}," calcext:value-type="string">
            <text:p>{"word":"latin","level":1},</text:p>
          </table:table-cell>
        </table:table-row>
        <table:table-row table:style-name="ro1">
          <table:table-cell/>
          <table:table-cell office:value-type="string" calcext:value-type="string">
            <text:p>lesbain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27]&amp;&quot;&quot;&quot;,&quot;&quot;level&quot;&quot;:&quot;&amp;[.C727]&amp;&quot;},&quot;" office:value-type="string" office:string-value="{&quot;word&quot;:&quot;lesbain&quot;,&quot;level&quot;:1}," calcext:value-type="string">
            <text:p>{"word":"lesbain","level":1},</text:p>
          </table:table-cell>
        </table:table-row>
        <table:table-row table:style-name="ro1">
          <table:table-cell/>
          <table:table-cell office:value-type="string" calcext:value-type="string">
            <text:p>lesbayn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28]&amp;&quot;&quot;&quot;,&quot;&quot;level&quot;&quot;:&quot;&amp;[.C728]&amp;&quot;},&quot;" office:value-type="string" office:string-value="{&quot;word&quot;:&quot;lesbayn&quot;,&quot;level&quot;:1}," calcext:value-type="string">
            <text:p>{"word":"lesbayn","level":1},</text:p>
          </table:table-cell>
        </table:table-row>
        <table:table-row table:style-name="ro1">
          <table:table-cell/>
          <table:table-cell office:value-type="string" calcext:value-type="string">
            <text:p>lesbian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29]&amp;&quot;&quot;&quot;,&quot;&quot;level&quot;&quot;:&quot;&amp;[.C729]&amp;&quot;},&quot;" office:value-type="string" office:string-value="{&quot;word&quot;:&quot;lesbian&quot;,&quot;level&quot;:1}," calcext:value-type="string">
            <text:p>{"word":"lesbian","level":1},</text:p>
          </table:table-cell>
        </table:table-row>
        <table:table-row table:style-name="ro1">
          <table:table-cell/>
          <table:table-cell office:value-type="string" calcext:value-type="string">
            <text:p>lesbin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30]&amp;&quot;&quot;&quot;,&quot;&quot;level&quot;&quot;:&quot;&amp;[.C730]&amp;&quot;},&quot;" office:value-type="string" office:string-value="{&quot;word&quot;:&quot;lesbin&quot;,&quot;level&quot;:1}," calcext:value-type="string">
            <text:p>{"word":"lesbin","level":1},</text:p>
          </table:table-cell>
        </table:table-row>
        <table:table-row table:style-name="ro1">
          <table:table-cell/>
          <table:table-cell office:value-type="string" calcext:value-type="string">
            <text:p>lesbo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31]&amp;&quot;&quot;&quot;,&quot;&quot;level&quot;&quot;:&quot;&amp;[.C731]&amp;&quot;},&quot;" office:value-type="string" office:string-value="{&quot;word&quot;:&quot;lesbo&quot;,&quot;level&quot;:1}," calcext:value-type="string">
            <text:p>{"word":"lesbo","level":1},</text:p>
          </table:table-cell>
        </table:table-row>
        <table:table-row table:style-name="ro1">
          <table:table-cell/>
          <table:table-cell office:value-type="string" calcext:value-type="string">
            <text:p>lez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32]&amp;&quot;&quot;&quot;,&quot;&quot;level&quot;&quot;:&quot;&amp;[.C732]&amp;&quot;},&quot;" office:value-type="string" office:string-value="{&quot;word&quot;:&quot;lez&quot;,&quot;level&quot;:1}," calcext:value-type="string">
            <text:p>{"word":"lez","level":1},</text:p>
          </table:table-cell>
        </table:table-row>
        <table:table-row table:style-name="ro1">
          <table:table-cell/>
          <table:table-cell office:value-type="string" calcext:value-type="string">
            <text:p>lezb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33]&amp;&quot;&quot;&quot;,&quot;&quot;level&quot;&quot;:&quot;&amp;[.C733]&amp;&quot;},&quot;" office:value-type="string" office:string-value="{&quot;word&quot;:&quot;lezbe&quot;,&quot;level&quot;:1}," calcext:value-type="string">
            <text:p>{"word":"lezbe","level":1},</text:p>
          </table:table-cell>
        </table:table-row>
        <table:table-row table:style-name="ro1">
          <table:table-cell/>
          <table:table-cell office:value-type="string" calcext:value-type="string">
            <text:p>lezbefriend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34]&amp;&quot;&quot;&quot;,&quot;&quot;level&quot;&quot;:&quot;&amp;[.C734]&amp;&quot;},&quot;" office:value-type="string" office:string-value="{&quot;word&quot;:&quot;lezbefriends&quot;,&quot;level&quot;:1}," calcext:value-type="string">
            <text:p>{"word":"lezbefriends","level":1},</text:p>
          </table:table-cell>
        </table:table-row>
        <table:table-row table:style-name="ro1">
          <table:table-cell/>
          <table:table-cell office:value-type="string" calcext:value-type="string">
            <text:p>lezbo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35]&amp;&quot;&quot;&quot;,&quot;&quot;level&quot;&quot;:&quot;&amp;[.C735]&amp;&quot;},&quot;" office:value-type="string" office:string-value="{&quot;word&quot;:&quot;lezbo&quot;,&quot;level&quot;:1}," calcext:value-type="string">
            <text:p>{"word":"lezbo","level":1},</text:p>
          </table:table-cell>
        </table:table-row>
        <table:table-row table:style-name="ro1">
          <table:table-cell/>
          <table:table-cell office:value-type="string" calcext:value-type="string">
            <text:p>lezz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36]&amp;&quot;&quot;&quot;,&quot;&quot;level&quot;&quot;:&quot;&amp;[.C736]&amp;&quot;},&quot;" office:value-type="string" office:string-value="{&quot;word&quot;:&quot;lezz&quot;,&quot;level&quot;:1}," calcext:value-type="string">
            <text:p>{"word":"lezz","level":1},</text:p>
          </table:table-cell>
        </table:table-row>
        <table:table-row table:style-name="ro1">
          <table:table-cell/>
          <table:table-cell office:value-type="string" calcext:value-type="string">
            <text:p>lezzo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37]&amp;&quot;&quot;&quot;,&quot;&quot;level&quot;&quot;:&quot;&amp;[.C737]&amp;&quot;},&quot;" office:value-type="string" office:string-value="{&quot;word&quot;:&quot;lezzo&quot;,&quot;level&quot;:1}," calcext:value-type="string">
            <text:p>{"word":"lezzo","level":1},</text:p>
          </table:table-cell>
        </table:table-row>
        <table:table-row table:style-name="ro1">
          <table:table-cell/>
          <table:table-cell office:value-type="string" calcext:value-type="string">
            <text:p>liberal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38]&amp;&quot;&quot;&quot;,&quot;&quot;level&quot;&quot;:&quot;&amp;[.C738]&amp;&quot;},&quot;" office:value-type="string" office:string-value="{&quot;word&quot;:&quot;liberal&quot;,&quot;level&quot;:1}," calcext:value-type="string">
            <text:p>{"word":"liberal","level":1},</text:p>
          </table:table-cell>
        </table:table-row>
        <table:table-row table:style-name="ro1">
          <table:table-cell/>
          <table:table-cell office:value-type="string" calcext:value-type="string">
            <text:p>libido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39]&amp;&quot;&quot;&quot;,&quot;&quot;level&quot;&quot;:&quot;&amp;[.C739]&amp;&quot;},&quot;" office:value-type="string" office:string-value="{&quot;word&quot;:&quot;libido&quot;,&quot;level&quot;:1}," calcext:value-type="string">
            <text:p>{"word":"libido","level":1},</text:p>
          </table:table-cell>
        </table:table-row>
        <table:table-row table:style-name="ro1">
          <table:table-cell/>
          <table:table-cell office:value-type="string" calcext:value-type="string">
            <text:p>lick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40]&amp;&quot;&quot;&quot;,&quot;&quot;level&quot;&quot;:&quot;&amp;[.C740]&amp;&quot;},&quot;" office:value-type="string" office:string-value="{&quot;word&quot;:&quot;licker&quot;,&quot;level&quot;:1}," calcext:value-type="string">
            <text:p>{"word":"licker","level":1},</text:p>
          </table:table-cell>
        </table:table-row>
        <table:table-row table:style-name="ro1">
          <table:table-cell/>
          <table:table-cell office:value-type="string" calcext:value-type="string">
            <text:p>lickm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41]&amp;&quot;&quot;&quot;,&quot;&quot;level&quot;&quot;:&quot;&amp;[.C741]&amp;&quot;},&quot;" office:value-type="string" office:string-value="{&quot;word&quot;:&quot;lickme&quot;,&quot;level&quot;:1}," calcext:value-type="string">
            <text:p>{"word":"lickme","level":1},</text:p>
          </table:table-cell>
        </table:table-row>
        <table:table-row table:style-name="ro1">
          <table:table-cell/>
          <table:table-cell office:value-type="string" calcext:value-type="string">
            <text:p>lie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42]&amp;&quot;&quot;&quot;,&quot;&quot;level&quot;&quot;:&quot;&amp;[.C742]&amp;&quot;},&quot;" office:value-type="string" office:string-value="{&quot;word&quot;:&quot;lies&quot;,&quot;level&quot;:1}," calcext:value-type="string">
            <text:p>{"word":"lies","level":1},</text:p>
          </table:table-cell>
        </table:table-row>
        <table:table-row table:style-name="ro1">
          <table:table-cell/>
          <table:table-cell office:value-type="string" calcext:value-type="string">
            <text:p>limey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43]&amp;&quot;&quot;&quot;,&quot;&quot;level&quot;&quot;:&quot;&amp;[.C743]&amp;&quot;},&quot;" office:value-type="string" office:string-value="{&quot;word&quot;:&quot;limey&quot;,&quot;level&quot;:1}," calcext:value-type="string">
            <text:p>{"word":"limey","level":1},</text:p>
          </table:table-cell>
        </table:table-row>
        <table:table-row table:style-name="ro1">
          <table:table-cell/>
          <table:table-cell office:value-type="string" calcext:value-type="string">
            <text:p>limpdick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44]&amp;&quot;&quot;&quot;,&quot;&quot;level&quot;&quot;:&quot;&amp;[.C744]&amp;&quot;},&quot;" office:value-type="string" office:string-value="{&quot;word&quot;:&quot;limpdick&quot;,&quot;level&quot;:1}," calcext:value-type="string">
            <text:p>{"word":"limpdick","level":1},</text:p>
          </table:table-cell>
        </table:table-row>
        <table:table-row table:style-name="ro1">
          <table:table-cell/>
          <table:table-cell office:value-type="string" calcext:value-type="string">
            <text:p>limy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45]&amp;&quot;&quot;&quot;,&quot;&quot;level&quot;&quot;:&quot;&amp;[.C745]&amp;&quot;},&quot;" office:value-type="string" office:string-value="{&quot;word&quot;:&quot;limy&quot;,&quot;level&quot;:1}," calcext:value-type="string">
            <text:p>{"word":"limy","level":1},</text:p>
          </table:table-cell>
        </table:table-row>
        <table:table-row table:style-name="ro1">
          <table:table-cell/>
          <table:table-cell office:value-type="string" calcext:value-type="string">
            <text:p>lingeri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46]&amp;&quot;&quot;&quot;,&quot;&quot;level&quot;&quot;:&quot;&amp;[.C746]&amp;&quot;},&quot;" office:value-type="string" office:string-value="{&quot;word&quot;:&quot;lingerie&quot;,&quot;level&quot;:1}," calcext:value-type="string">
            <text:p>{"word":"lingerie","level":1},</text:p>
          </table:table-cell>
        </table:table-row>
        <table:table-row table:style-name="ro1">
          <table:table-cell/>
          <table:table-cell office:value-type="string" calcext:value-type="string">
            <text:p>liquo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47]&amp;&quot;&quot;&quot;,&quot;&quot;level&quot;&quot;:&quot;&amp;[.C747]&amp;&quot;},&quot;" office:value-type="string" office:string-value="{&quot;word&quot;:&quot;liquor&quot;,&quot;level&quot;:1}," calcext:value-type="string">
            <text:p>{"word":"liquor","level":1},</text:p>
          </table:table-cell>
        </table:table-row>
        <table:table-row table:style-name="ro1">
          <table:table-cell/>
          <table:table-cell office:value-type="string" calcext:value-type="string">
            <text:p>livesex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48]&amp;&quot;&quot;&quot;,&quot;&quot;level&quot;&quot;:&quot;&amp;[.C748]&amp;&quot;},&quot;" office:value-type="string" office:string-value="{&quot;word&quot;:&quot;livesex&quot;,&quot;level&quot;:1}," calcext:value-type="string">
            <text:p>{"word":"livesex","level":1},</text:p>
          </table:table-cell>
        </table:table-row>
        <table:table-row table:style-name="ro1">
          <table:table-cell/>
          <table:table-cell office:value-type="string" calcext:value-type="string">
            <text:p>loadedgun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49]&amp;&quot;&quot;&quot;,&quot;&quot;level&quot;&quot;:&quot;&amp;[.C749]&amp;&quot;},&quot;" office:value-type="string" office:string-value="{&quot;word&quot;:&quot;loadedgun&quot;,&quot;level&quot;:1}," calcext:value-type="string">
            <text:p>{"word":"loadedgun","level":1},</text:p>
          </table:table-cell>
        </table:table-row>
        <table:table-row table:style-name="ro1">
          <table:table-cell/>
          <table:table-cell office:value-type="string" calcext:value-type="string">
            <text:p>lolita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50]&amp;&quot;&quot;&quot;,&quot;&quot;level&quot;&quot;:&quot;&amp;[.C750]&amp;&quot;},&quot;" office:value-type="string" office:string-value="{&quot;word&quot;:&quot;lolita&quot;,&quot;level&quot;:1}," calcext:value-type="string">
            <text:p>{"word":"lolita","level":1},</text:p>
          </table:table-cell>
        </table:table-row>
        <table:table-row table:style-name="ro1">
          <table:table-cell/>
          <table:table-cell office:value-type="string" calcext:value-type="string">
            <text:p>loos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51]&amp;&quot;&quot;&quot;,&quot;&quot;level&quot;&quot;:&quot;&amp;[.C751]&amp;&quot;},&quot;" office:value-type="string" office:string-value="{&quot;word&quot;:&quot;looser&quot;,&quot;level&quot;:1}," calcext:value-type="string">
            <text:p>{"word":"looser","level":1},</text:p>
          </table:table-cell>
        </table:table-row>
        <table:table-row table:style-name="ro1">
          <table:table-cell/>
          <table:table-cell office:value-type="string" calcext:value-type="string">
            <text:p>los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52]&amp;&quot;&quot;&quot;,&quot;&quot;level&quot;&quot;:&quot;&amp;[.C752]&amp;&quot;},&quot;" office:value-type="string" office:string-value="{&quot;word&quot;:&quot;loser&quot;,&quot;level&quot;:1}," calcext:value-type="string">
            <text:p>{"word":"loser","level":1},</text:p>
          </table:table-cell>
        </table:table-row>
        <table:table-row table:style-name="ro1">
          <table:table-cell/>
          <table:table-cell office:value-type="string" calcext:value-type="string">
            <text:p>lotion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53]&amp;&quot;&quot;&quot;,&quot;&quot;level&quot;&quot;:&quot;&amp;[.C753]&amp;&quot;},&quot;" office:value-type="string" office:string-value="{&quot;word&quot;:&quot;lotion&quot;,&quot;level&quot;:1}," calcext:value-type="string">
            <text:p>{"word":"lotion","level":1},</text:p>
          </table:table-cell>
        </table:table-row>
        <table:table-row table:style-name="ro1">
          <table:table-cell/>
          <table:table-cell office:value-type="string" calcext:value-type="string">
            <text:p>lovebon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54]&amp;&quot;&quot;&quot;,&quot;&quot;level&quot;&quot;:&quot;&amp;[.C754]&amp;&quot;},&quot;" office:value-type="string" office:string-value="{&quot;word&quot;:&quot;lovebone&quot;,&quot;level&quot;:1}," calcext:value-type="string">
            <text:p>{"word":"lovebone","level":1},</text:p>
          </table:table-cell>
        </table:table-row>
        <table:table-row table:style-name="ro1">
          <table:table-cell/>
          <table:table-cell office:value-type="string" calcext:value-type="string">
            <text:p>lovegoo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55]&amp;&quot;&quot;&quot;,&quot;&quot;level&quot;&quot;:&quot;&amp;[.C755]&amp;&quot;},&quot;" office:value-type="string" office:string-value="{&quot;word&quot;:&quot;lovegoo&quot;,&quot;level&quot;:1}," calcext:value-type="string">
            <text:p>{"word":"lovegoo","level":1},</text:p>
          </table:table-cell>
        </table:table-row>
        <table:table-row table:style-name="ro1">
          <table:table-cell/>
          <table:table-cell office:value-type="string" calcext:value-type="string">
            <text:p>lovegun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56]&amp;&quot;&quot;&quot;,&quot;&quot;level&quot;&quot;:&quot;&amp;[.C756]&amp;&quot;},&quot;" office:value-type="string" office:string-value="{&quot;word&quot;:&quot;lovegun&quot;,&quot;level&quot;:1}," calcext:value-type="string">
            <text:p>{"word":"lovegun","level":1},</text:p>
          </table:table-cell>
        </table:table-row>
        <table:table-row table:style-name="ro1">
          <table:table-cell/>
          <table:table-cell office:value-type="string" calcext:value-type="string">
            <text:p>lovejuic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57]&amp;&quot;&quot;&quot;,&quot;&quot;level&quot;&quot;:&quot;&amp;[.C757]&amp;&quot;},&quot;" office:value-type="string" office:string-value="{&quot;word&quot;:&quot;lovejuice&quot;,&quot;level&quot;:1}," calcext:value-type="string">
            <text:p>{"word":"lovejuice","level":1},</text:p>
          </table:table-cell>
        </table:table-row>
        <table:table-row table:style-name="ro1">
          <table:table-cell/>
          <table:table-cell office:value-type="string" calcext:value-type="string">
            <text:p>lovemuscl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58]&amp;&quot;&quot;&quot;,&quot;&quot;level&quot;&quot;:&quot;&amp;[.C758]&amp;&quot;},&quot;" office:value-type="string" office:string-value="{&quot;word&quot;:&quot;lovemuscle&quot;,&quot;level&quot;:1}," calcext:value-type="string">
            <text:p>{"word":"lovemuscle","level":1},</text:p>
          </table:table-cell>
        </table:table-row>
        <table:table-row table:style-name="ro1">
          <table:table-cell/>
          <table:table-cell office:value-type="string" calcext:value-type="string">
            <text:p>lovepistol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59]&amp;&quot;&quot;&quot;,&quot;&quot;level&quot;&quot;:&quot;&amp;[.C759]&amp;&quot;},&quot;" office:value-type="string" office:string-value="{&quot;word&quot;:&quot;lovepistol&quot;,&quot;level&quot;:1}," calcext:value-type="string">
            <text:p>{"word":"lovepistol","level":1},</text:p>
          </table:table-cell>
        </table:table-row>
        <table:table-row table:style-name="ro1">
          <table:table-cell/>
          <table:table-cell office:value-type="string" calcext:value-type="string">
            <text:p>loverocket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60]&amp;&quot;&quot;&quot;,&quot;&quot;level&quot;&quot;:&quot;&amp;[.C760]&amp;&quot;},&quot;" office:value-type="string" office:string-value="{&quot;word&quot;:&quot;loverocket&quot;,&quot;level&quot;:1}," calcext:value-type="string">
            <text:p>{"word":"loverocket","level":1},</text:p>
          </table:table-cell>
        </table:table-row>
        <table:table-row table:style-name="ro1">
          <table:table-cell/>
          <table:table-cell office:value-type="string" calcext:value-type="string">
            <text:p>lowlif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61]&amp;&quot;&quot;&quot;,&quot;&quot;level&quot;&quot;:&quot;&amp;[.C761]&amp;&quot;},&quot;" office:value-type="string" office:string-value="{&quot;word&quot;:&quot;lowlife&quot;,&quot;level&quot;:1}," calcext:value-type="string">
            <text:p>{"word":"lowlife","level":1},</text:p>
          </table:table-cell>
        </table:table-row>
        <table:table-row table:style-name="ro1">
          <table:table-cell/>
          <table:table-cell office:value-type="string" calcext:value-type="string">
            <text:p>lsd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62]&amp;&quot;&quot;&quot;,&quot;&quot;level&quot;&quot;:&quot;&amp;[.C762]&amp;&quot;},&quot;" office:value-type="string" office:string-value="{&quot;word&quot;:&quot;lsd&quot;,&quot;level&quot;:1}," calcext:value-type="string">
            <text:p>{"word":"lsd","level":1},</text:p>
          </table:table-cell>
        </table:table-row>
        <table:table-row table:style-name="ro1">
          <table:table-cell/>
          <table:table-cell office:value-type="string" calcext:value-type="string">
            <text:p>lubejob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63]&amp;&quot;&quot;&quot;,&quot;&quot;level&quot;&quot;:&quot;&amp;[.C763]&amp;&quot;},&quot;" office:value-type="string" office:string-value="{&quot;word&quot;:&quot;lubejob&quot;,&quot;level&quot;:1}," calcext:value-type="string">
            <text:p>{"word":"lubejob","level":1},</text:p>
          </table:table-cell>
        </table:table-row>
        <table:table-row table:style-name="ro1">
          <table:table-cell/>
          <table:table-cell office:value-type="string" calcext:value-type="string">
            <text:p>lucif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64]&amp;&quot;&quot;&quot;,&quot;&quot;level&quot;&quot;:&quot;&amp;[.C764]&amp;&quot;},&quot;" office:value-type="string" office:string-value="{&quot;word&quot;:&quot;lucifer&quot;,&quot;level&quot;:1}," calcext:value-type="string">
            <text:p>{"word":"lucifer","level":1},</text:p>
          </table:table-cell>
        </table:table-row>
        <table:table-row table:style-name="ro1">
          <table:table-cell/>
          <table:table-cell office:value-type="string" calcext:value-type="string">
            <text:p>luckycammelto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65]&amp;&quot;&quot;&quot;,&quot;&quot;level&quot;&quot;:&quot;&amp;[.C765]&amp;&quot;},&quot;" office:value-type="string" office:string-value="{&quot;word&quot;:&quot;luckycammeltoe&quot;,&quot;level&quot;:1}," calcext:value-type="string">
            <text:p>{"word":"luckycammeltoe","level":1},</text:p>
          </table:table-cell>
        </table:table-row>
        <table:table-row table:style-name="ro1">
          <table:table-cell/>
          <table:table-cell office:value-type="string" calcext:value-type="string">
            <text:p>lugan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66]&amp;&quot;&quot;&quot;,&quot;&quot;level&quot;&quot;:&quot;&amp;[.C766]&amp;&quot;},&quot;" office:value-type="string" office:string-value="{&quot;word&quot;:&quot;lugan&quot;,&quot;level&quot;:1}," calcext:value-type="string">
            <text:p>{"word":"lugan","level":1},</text:p>
          </table:table-cell>
        </table:table-row>
        <table:table-row table:style-name="ro1">
          <table:table-cell/>
          <table:table-cell office:value-type="string" calcext:value-type="string">
            <text:p>lynch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67]&amp;&quot;&quot;&quot;,&quot;&quot;level&quot;&quot;:&quot;&amp;[.C767]&amp;&quot;},&quot;" office:value-type="string" office:string-value="{&quot;word&quot;:&quot;lynch&quot;,&quot;level&quot;:1}," calcext:value-type="string">
            <text:p>{"word":"lynch","level":1},</text:p>
          </table:table-cell>
        </table:table-row>
        <table:table-row table:style-name="ro1">
          <table:table-cell/>
          <table:table-cell office:value-type="string" calcext:value-type="string">
            <text:p>macaca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68]&amp;&quot;&quot;&quot;,&quot;&quot;level&quot;&quot;:&quot;&amp;[.C768]&amp;&quot;},&quot;" office:value-type="string" office:string-value="{&quot;word&quot;:&quot;macaca&quot;,&quot;level&quot;:1}," calcext:value-type="string">
            <text:p>{"word":"macaca","level":1},</text:p>
          </table:table-cell>
        </table:table-row>
        <table:table-row table:style-name="ro1">
          <table:table-cell/>
          <table:table-cell office:value-type="string" calcext:value-type="string">
            <text:p>mad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69]&amp;&quot;&quot;&quot;,&quot;&quot;level&quot;&quot;:&quot;&amp;[.C769]&amp;&quot;},&quot;" office:value-type="string" office:string-value="{&quot;word&quot;:&quot;mad&quot;,&quot;level&quot;:1}," calcext:value-type="string">
            <text:p>{"word":"mad","level":1},</text:p>
          </table:table-cell>
        </table:table-row>
        <table:table-row table:style-name="ro1">
          <table:table-cell/>
          <table:table-cell office:value-type="string" calcext:value-type="string">
            <text:p>mafia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70]&amp;&quot;&quot;&quot;,&quot;&quot;level&quot;&quot;:&quot;&amp;[.C770]&amp;&quot;},&quot;" office:value-type="string" office:string-value="{&quot;word&quot;:&quot;mafia&quot;,&quot;level&quot;:1}," calcext:value-type="string">
            <text:p>{"word":"mafia","level":1},</text:p>
          </table:table-cell>
        </table:table-row>
        <table:table-row table:style-name="ro1">
          <table:table-cell/>
          <table:table-cell office:value-type="string" calcext:value-type="string">
            <text:p>magicwand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71]&amp;&quot;&quot;&quot;,&quot;&quot;level&quot;&quot;:&quot;&amp;[.C771]&amp;&quot;},&quot;" office:value-type="string" office:string-value="{&quot;word&quot;:&quot;magicwand&quot;,&quot;level&quot;:1}," calcext:value-type="string">
            <text:p>{"word":"magicwand","level":1},</text:p>
          </table:table-cell>
        </table:table-row>
        <table:table-row table:style-name="ro1">
          <table:table-cell/>
          <table:table-cell office:value-type="string" calcext:value-type="string">
            <text:p>mam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72]&amp;&quot;&quot;&quot;,&quot;&quot;level&quot;&quot;:&quot;&amp;[.C772]&amp;&quot;},&quot;" office:value-type="string" office:string-value="{&quot;word&quot;:&quot;mams&quot;,&quot;level&quot;:1}," calcext:value-type="string">
            <text:p>{"word":"mams","level":1},</text:p>
          </table:table-cell>
        </table:table-row>
        <table:table-row table:style-name="ro1">
          <table:table-cell/>
          <table:table-cell office:value-type="string" calcext:value-type="string">
            <text:p>manhat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73]&amp;&quot;&quot;&quot;,&quot;&quot;level&quot;&quot;:&quot;&amp;[.C773]&amp;&quot;},&quot;" office:value-type="string" office:string-value="{&quot;word&quot;:&quot;manhater&quot;,&quot;level&quot;:1}," calcext:value-type="string">
            <text:p>{"word":"manhater","level":1},</text:p>
          </table:table-cell>
        </table:table-row>
        <table:table-row table:style-name="ro1">
          <table:table-cell/>
          <table:table-cell office:value-type="string" calcext:value-type="string">
            <text:p>manpast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74]&amp;&quot;&quot;&quot;,&quot;&quot;level&quot;&quot;:&quot;&amp;[.C774]&amp;&quot;},&quot;" office:value-type="string" office:string-value="{&quot;word&quot;:&quot;manpaste&quot;,&quot;level&quot;:1}," calcext:value-type="string">
            <text:p>{"word":"manpaste","level":1},</text:p>
          </table:table-cell>
        </table:table-row>
        <table:table-row table:style-name="ro1">
          <table:table-cell/>
          <table:table-cell office:value-type="string" calcext:value-type="string">
            <text:p>marijuana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75]&amp;&quot;&quot;&quot;,&quot;&quot;level&quot;&quot;:&quot;&amp;[.C775]&amp;&quot;},&quot;" office:value-type="string" office:string-value="{&quot;word&quot;:&quot;marijuana&quot;,&quot;level&quot;:1}," calcext:value-type="string">
            <text:p>{"word":"marijuana","level":1},</text:p>
          </table:table-cell>
        </table:table-row>
        <table:table-row table:style-name="ro1">
          <table:table-cell/>
          <table:table-cell office:value-type="string" calcext:value-type="string">
            <text:p>mastabat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76]&amp;&quot;&quot;&quot;,&quot;&quot;level&quot;&quot;:&quot;&amp;[.C776]&amp;&quot;},&quot;" office:value-type="string" office:string-value="{&quot;word&quot;:&quot;mastabate&quot;,&quot;level&quot;:1}," calcext:value-type="string">
            <text:p>{"word":"mastabate","level":1},</text:p>
          </table:table-cell>
        </table:table-row>
        <table:table-row table:style-name="ro1">
          <table:table-cell/>
          <table:table-cell office:value-type="string" calcext:value-type="string">
            <text:p>mastabat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77]&amp;&quot;&quot;&quot;,&quot;&quot;level&quot;&quot;:&quot;&amp;[.C777]&amp;&quot;},&quot;" office:value-type="string" office:string-value="{&quot;word&quot;:&quot;mastabater&quot;,&quot;level&quot;:1}," calcext:value-type="string">
            <text:p>{"word":"mastabater","level":1},</text:p>
          </table:table-cell>
        </table:table-row>
        <table:table-row table:style-name="ro1">
          <table:table-cell/>
          <table:table-cell office:value-type="string" calcext:value-type="string">
            <text:p>masterbat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78]&amp;&quot;&quot;&quot;,&quot;&quot;level&quot;&quot;:&quot;&amp;[.C778]&amp;&quot;},&quot;" office:value-type="string" office:string-value="{&quot;word&quot;:&quot;masterbate&quot;,&quot;level&quot;:1}," calcext:value-type="string">
            <text:p>{"word":"masterbate","level":1},</text:p>
          </table:table-cell>
        </table:table-row>
        <table:table-row table:style-name="ro1">
          <table:table-cell/>
          <table:table-cell office:value-type="string" calcext:value-type="string">
            <text:p>masterblast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79]&amp;&quot;&quot;&quot;,&quot;&quot;level&quot;&quot;:&quot;&amp;[.C779]&amp;&quot;},&quot;" office:value-type="string" office:string-value="{&quot;word&quot;:&quot;masterblaster&quot;,&quot;level&quot;:1}," calcext:value-type="string">
            <text:p>{"word":"masterblaster","level":1},</text:p>
          </table:table-cell>
        </table:table-row>
        <table:table-row table:style-name="ro1">
          <table:table-cell/>
          <table:table-cell office:value-type="string" calcext:value-type="string">
            <text:p>mastrabato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80]&amp;&quot;&quot;&quot;,&quot;&quot;level&quot;&quot;:&quot;&amp;[.C780]&amp;&quot;},&quot;" office:value-type="string" office:string-value="{&quot;word&quot;:&quot;mastrabator&quot;,&quot;level&quot;:1}," calcext:value-type="string">
            <text:p>{"word":"mastrabator","level":1},</text:p>
          </table:table-cell>
        </table:table-row>
        <table:table-row table:style-name="ro1">
          <table:table-cell/>
          <table:table-cell office:value-type="string" calcext:value-type="string">
            <text:p>masturbat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81]&amp;&quot;&quot;&quot;,&quot;&quot;level&quot;&quot;:&quot;&amp;[.C781]&amp;&quot;},&quot;" office:value-type="string" office:string-value="{&quot;word&quot;:&quot;masturbate&quot;,&quot;level&quot;:1}," calcext:value-type="string">
            <text:p>{"word":"masturbate","level":1},</text:p>
          </table:table-cell>
        </table:table-row>
        <table:table-row table:style-name="ro1">
          <table:table-cell/>
          <table:table-cell office:value-type="string" calcext:value-type="string">
            <text:p>masturbating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82]&amp;&quot;&quot;&quot;,&quot;&quot;level&quot;&quot;:&quot;&amp;[.C782]&amp;&quot;},&quot;" office:value-type="string" office:string-value="{&quot;word&quot;:&quot;masturbating&quot;,&quot;level&quot;:1}," calcext:value-type="string">
            <text:p>{"word":"masturbating","level":1},</text:p>
          </table:table-cell>
        </table:table-row>
        <table:table-row table:style-name="ro1">
          <table:table-cell/>
          <table:table-cell office:value-type="string" calcext:value-type="string">
            <text:p>mattressprinces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83]&amp;&quot;&quot;&quot;,&quot;&quot;level&quot;&quot;:&quot;&amp;[.C783]&amp;&quot;},&quot;" office:value-type="string" office:string-value="{&quot;word&quot;:&quot;mattressprincess&quot;,&quot;level&quot;:1}," calcext:value-type="string">
            <text:p>{"word":"mattressprincess","level":1},</text:p>
          </table:table-cell>
        </table:table-row>
        <table:table-row table:style-name="ro1">
          <table:table-cell/>
          <table:table-cell office:value-type="string" calcext:value-type="string">
            <text:p>meatbeatt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84]&amp;&quot;&quot;&quot;,&quot;&quot;level&quot;&quot;:&quot;&amp;[.C784]&amp;&quot;},&quot;" office:value-type="string" office:string-value="{&quot;word&quot;:&quot;meatbeatter&quot;,&quot;level&quot;:1}," calcext:value-type="string">
            <text:p>{"word":"meatbeatter","level":1},</text:p>
          </table:table-cell>
        </table:table-row>
        <table:table-row table:style-name="ro1">
          <table:table-cell/>
          <table:table-cell office:value-type="string" calcext:value-type="string">
            <text:p>meatrack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85]&amp;&quot;&quot;&quot;,&quot;&quot;level&quot;&quot;:&quot;&amp;[.C785]&amp;&quot;},&quot;" office:value-type="string" office:string-value="{&quot;word&quot;:&quot;meatrack&quot;,&quot;level&quot;:1}," calcext:value-type="string">
            <text:p>{"word":"meatrack","level":1},</text:p>
          </table:table-cell>
        </table:table-row>
        <table:table-row table:style-name="ro1">
          <table:table-cell/>
          <table:table-cell office:value-type="string" calcext:value-type="string">
            <text:p>meth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86]&amp;&quot;&quot;&quot;,&quot;&quot;level&quot;&quot;:&quot;&amp;[.C786]&amp;&quot;},&quot;" office:value-type="string" office:string-value="{&quot;word&quot;:&quot;meth&quot;,&quot;level&quot;:1}," calcext:value-type="string">
            <text:p>{"word":"meth","level":1},</text:p>
          </table:table-cell>
        </table:table-row>
        <table:table-row table:style-name="ro1">
          <table:table-cell/>
          <table:table-cell office:value-type="string" calcext:value-type="string">
            <text:p>mexican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87]&amp;&quot;&quot;&quot;,&quot;&quot;level&quot;&quot;:&quot;&amp;[.C787]&amp;&quot;},&quot;" office:value-type="string" office:string-value="{&quot;word&quot;:&quot;mexican&quot;,&quot;level&quot;:1}," calcext:value-type="string">
            <text:p>{"word":"mexican","level":1},</text:p>
          </table:table-cell>
        </table:table-row>
        <table:table-row table:style-name="ro1">
          <table:table-cell/>
          <table:table-cell office:value-type="string" calcext:value-type="string">
            <text:p>mgg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88]&amp;&quot;&quot;&quot;,&quot;&quot;level&quot;&quot;:&quot;&amp;[.C788]&amp;&quot;},&quot;" office:value-type="string" office:string-value="{&quot;word&quot;:&quot;mgger&quot;,&quot;level&quot;:1}," calcext:value-type="string">
            <text:p>{"word":"mgger","level":1},</text:p>
          </table:table-cell>
        </table:table-row>
        <table:table-row table:style-name="ro1">
          <table:table-cell/>
          <table:table-cell office:value-type="string" calcext:value-type="string">
            <text:p>mggo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89]&amp;&quot;&quot;&quot;,&quot;&quot;level&quot;&quot;:&quot;&amp;[.C789]&amp;&quot;},&quot;" office:value-type="string" office:string-value="{&quot;word&quot;:&quot;mggor&quot;,&quot;level&quot;:1}," calcext:value-type="string">
            <text:p>{"word":"mggor","level":1},</text:p>
          </table:table-cell>
        </table:table-row>
        <table:table-row table:style-name="ro1">
          <table:table-cell/>
          <table:table-cell office:value-type="string" calcext:value-type="string">
            <text:p>mickeyfinn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90]&amp;&quot;&quot;&quot;,&quot;&quot;level&quot;&quot;:&quot;&amp;[.C790]&amp;&quot;},&quot;" office:value-type="string" office:string-value="{&quot;word&quot;:&quot;mickeyfinn&quot;,&quot;level&quot;:1}," calcext:value-type="string">
            <text:p>{"word":"mickeyfinn","level":1},</text:p>
          </table:table-cell>
        </table:table-row>
        <table:table-row table:style-name="ro1">
          <table:table-cell/>
          <table:table-cell office:value-type="string" calcext:value-type="string">
            <text:p>mideast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91]&amp;&quot;&quot;&quot;,&quot;&quot;level&quot;&quot;:&quot;&amp;[.C791]&amp;&quot;},&quot;" office:value-type="string" office:string-value="{&quot;word&quot;:&quot;mideast&quot;,&quot;level&quot;:1}," calcext:value-type="string">
            <text:p>{"word":"mideast","level":1},</text:p>
          </table:table-cell>
        </table:table-row>
        <table:table-row table:style-name="ro1">
          <table:table-cell/>
          <table:table-cell office:value-type="string" calcext:value-type="string">
            <text:p>milf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92]&amp;&quot;&quot;&quot;,&quot;&quot;level&quot;&quot;:&quot;&amp;[.C792]&amp;&quot;},&quot;" office:value-type="string" office:string-value="{&quot;word&quot;:&quot;milf&quot;,&quot;level&quot;:1}," calcext:value-type="string">
            <text:p>{"word":"milf","level":1},</text:p>
          </table:table-cell>
        </table:table-row>
        <table:table-row table:style-name="ro1">
          <table:table-cell/>
          <table:table-cell office:value-type="string" calcext:value-type="string">
            <text:p>minority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93]&amp;&quot;&quot;&quot;,&quot;&quot;level&quot;&quot;:&quot;&amp;[.C793]&amp;&quot;},&quot;" office:value-type="string" office:string-value="{&quot;word&quot;:&quot;minority&quot;,&quot;level&quot;:1}," calcext:value-type="string">
            <text:p>{"word":"minority","level":1},</text:p>
          </table:table-cell>
        </table:table-row>
        <table:table-row table:style-name="ro1">
          <table:table-cell/>
          <table:table-cell office:value-type="string" calcext:value-type="string">
            <text:p>mockey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94]&amp;&quot;&quot;&quot;,&quot;&quot;level&quot;&quot;:&quot;&amp;[.C794]&amp;&quot;},&quot;" office:value-type="string" office:string-value="{&quot;word&quot;:&quot;mockey&quot;,&quot;level&quot;:1}," calcext:value-type="string">
            <text:p>{"word":"mockey","level":1},</text:p>
          </table:table-cell>
        </table:table-row>
        <table:table-row table:style-name="ro1">
          <table:table-cell/>
          <table:table-cell office:value-type="string" calcext:value-type="string">
            <text:p>mockie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95]&amp;&quot;&quot;&quot;,&quot;&quot;level&quot;&quot;:&quot;&amp;[.C795]&amp;&quot;},&quot;" office:value-type="string" office:string-value="{&quot;word&quot;:&quot;mockie&quot;,&quot;level&quot;:1}," calcext:value-type="string">
            <text:p>{"word":"mockie","level":1},</text:p>
          </table:table-cell>
        </table:table-row>
        <table:table-row table:style-name="ro1">
          <table:table-cell/>
          <table:table-cell office:value-type="string" calcext:value-type="string">
            <text:p>mocky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96]&amp;&quot;&quot;&quot;,&quot;&quot;level&quot;&quot;:&quot;&amp;[.C796]&amp;&quot;},&quot;" office:value-type="string" office:string-value="{&quot;word&quot;:&quot;mocky&quot;,&quot;level&quot;:1}," calcext:value-type="string">
            <text:p>{"word":"mocky","level":1},</text:p>
          </table:table-cell>
        </table:table-row>
        <table:table-row table:style-name="ro1">
          <table:table-cell/>
          <table:table-cell office:value-type="string" calcext:value-type="string">
            <text:p>mofo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97]&amp;&quot;&quot;&quot;,&quot;&quot;level&quot;&quot;:&quot;&amp;[.C797]&amp;&quot;},&quot;" office:value-type="string" office:string-value="{&quot;word&quot;:&quot;mofo&quot;,&quot;level&quot;:1}," calcext:value-type="string">
            <text:p>{"word":"mofo","level":1},</text:p>
          </table:table-cell>
        </table:table-row>
        <table:table-row table:style-name="ro1">
          <table:table-cell/>
          <table:table-cell office:value-type="string" calcext:value-type="string">
            <text:p>moky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98]&amp;&quot;&quot;&quot;,&quot;&quot;level&quot;&quot;:&quot;&amp;[.C798]&amp;&quot;},&quot;" office:value-type="string" office:string-value="{&quot;word&quot;:&quot;moky&quot;,&quot;level&quot;:1}," calcext:value-type="string">
            <text:p>{"word":"moky","level":1},</text:p>
          </table:table-cell>
        </table:table-row>
        <table:table-row table:style-name="ro1">
          <table:table-cell/>
          <table:table-cell office:value-type="string" calcext:value-type="string">
            <text:p>mole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799]&amp;&quot;&quot;&quot;,&quot;&quot;level&quot;&quot;:&quot;&amp;[.C799]&amp;&quot;},&quot;" office:value-type="string" office:string-value="{&quot;word&quot;:&quot;moles&quot;,&quot;level&quot;:1}," calcext:value-type="string">
            <text:p>{"word":"moles","level":1},</text:p>
          </table:table-cell>
        </table:table-row>
        <table:table-row table:style-name="ro1">
          <table:table-cell/>
          <table:table-cell office:value-type="string" calcext:value-type="string">
            <text:p>molest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800]&amp;&quot;&quot;&quot;,&quot;&quot;level&quot;&quot;:&quot;&amp;[.C800]&amp;&quot;},&quot;" office:value-type="string" office:string-value="{&quot;word&quot;:&quot;molest&quot;,&quot;level&quot;:1}," calcext:value-type="string">
            <text:p>{"word":"molest","level":1},</text:p>
          </table:table-cell>
        </table:table-row>
        <table:table-row table:style-name="ro1">
          <table:table-cell/>
          <table:table-cell office:value-type="string" calcext:value-type="string">
            <text:p>molestation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801]&amp;&quot;&quot;&quot;,&quot;&quot;level&quot;&quot;:&quot;&amp;[.C801]&amp;&quot;},&quot;" office:value-type="string" office:string-value="{&quot;word&quot;:&quot;molestation&quot;,&quot;level&quot;:1}," calcext:value-type="string">
            <text:p>{"word":"molestation","level":1},</text:p>
          </table:table-cell>
        </table:table-row>
        <table:table-row table:style-name="ro1">
          <table:table-cell/>
          <table:table-cell office:value-type="string" calcext:value-type="string">
            <text:p>molest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802]&amp;&quot;&quot;&quot;,&quot;&quot;level&quot;&quot;:&quot;&amp;[.C802]&amp;&quot;},&quot;" office:value-type="string" office:string-value="{&quot;word&quot;:&quot;molester&quot;,&quot;level&quot;:1}," calcext:value-type="string">
            <text:p>{"word":"molester","level":1},</text:p>
          </table:table-cell>
        </table:table-row>
        <table:table-row table:style-name="ro1">
          <table:table-cell/>
          <table:table-cell office:value-type="string" calcext:value-type="string">
            <text:p>molesto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803]&amp;&quot;&quot;&quot;,&quot;&quot;level&quot;&quot;:&quot;&amp;[.C803]&amp;&quot;},&quot;" office:value-type="string" office:string-value="{&quot;word&quot;:&quot;molestor&quot;,&quot;level&quot;:1}," calcext:value-type="string">
            <text:p>{"word":"molestor","level":1},</text:p>
          </table:table-cell>
        </table:table-row>
        <table:table-row table:style-name="ro1">
          <table:table-cell/>
          <table:table-cell office:value-type="string" calcext:value-type="string">
            <text:p>moneyshot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804]&amp;&quot;&quot;&quot;,&quot;&quot;level&quot;&quot;:&quot;&amp;[.C804]&amp;&quot;},&quot;" office:value-type="string" office:string-value="{&quot;word&quot;:&quot;moneyshot&quot;,&quot;level&quot;:1}," calcext:value-type="string">
            <text:p>{"word":"moneyshot","level":1},</text:p>
          </table:table-cell>
        </table:table-row>
        <table:table-row table:style-name="ro1">
          <table:table-cell/>
          <table:table-cell office:value-type="string" calcext:value-type="string">
            <text:p>mooncricket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805]&amp;&quot;&quot;&quot;,&quot;&quot;level&quot;&quot;:&quot;&amp;[.C805]&amp;&quot;},&quot;" office:value-type="string" office:string-value="{&quot;word&quot;:&quot;mooncricket&quot;,&quot;level&quot;:1}," calcext:value-type="string">
            <text:p>{"word":"mooncricket","level":1},</text:p>
          </table:table-cell>
        </table:table-row>
        <table:table-row table:style-name="ro1">
          <table:table-cell/>
          <table:table-cell office:value-type="string" calcext:value-type="string">
            <text:p>mormon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806]&amp;&quot;&quot;&quot;,&quot;&quot;level&quot;&quot;:&quot;&amp;[.C806]&amp;&quot;},&quot;" office:value-type="string" office:string-value="{&quot;word&quot;:&quot;mormon&quot;,&quot;level&quot;:1}," calcext:value-type="string">
            <text:p>{"word":"mormon","level":1},</text:p>
          </table:table-cell>
        </table:table-row>
        <table:table-row table:style-name="ro1">
          <table:table-cell/>
          <table:table-cell office:value-type="string" calcext:value-type="string">
            <text:p>moron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807]&amp;&quot;&quot;&quot;,&quot;&quot;level&quot;&quot;:&quot;&amp;[.C807]&amp;&quot;},&quot;" office:value-type="string" office:string-value="{&quot;word&quot;:&quot;moron&quot;,&quot;level&quot;:1}," calcext:value-type="string">
            <text:p>{"word":"moron","level":1},</text:p>
          </table:table-cell>
        </table:table-row>
        <table:table-row table:style-name="ro1">
          <table:table-cell/>
          <table:table-cell office:value-type="string" calcext:value-type="string">
            <text:p>moslem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808]&amp;&quot;&quot;&quot;,&quot;&quot;level&quot;&quot;:&quot;&amp;[.C808]&amp;&quot;},&quot;" office:value-type="string" office:string-value="{&quot;word&quot;:&quot;moslem&quot;,&quot;level&quot;:1}," calcext:value-type="string">
            <text:p>{"word":"moslem","level":1},</text:p>
          </table:table-cell>
        </table:table-row>
        <table:table-row table:style-name="ro1">
          <table:table-cell/>
          <table:table-cell office:value-type="string" calcext:value-type="string">
            <text:p>mosshead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809]&amp;&quot;&quot;&quot;,&quot;&quot;level&quot;&quot;:&quot;&amp;[.C809]&amp;&quot;},&quot;" office:value-type="string" office:string-value="{&quot;word&quot;:&quot;mosshead&quot;,&quot;level&quot;:1}," calcext:value-type="string">
            <text:p>{"word":"mosshead","level":1},</text:p>
          </table:table-cell>
        </table:table-row>
        <table:table-row table:style-name="ro1">
          <table:table-cell/>
          <table:table-cell office:value-type="string" calcext:value-type="string">
            <text:p>mothafuck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810]&amp;&quot;&quot;&quot;,&quot;&quot;level&quot;&quot;:&quot;&amp;[.C810]&amp;&quot;},&quot;" office:value-type="string" office:string-value="{&quot;word&quot;:&quot;mothafuck&quot;,&quot;level&quot;:1}," calcext:value-type="string">
            <text:p>{"word":"mothafuck","level":1},</text:p>
          </table:table-cell>
        </table:table-row>
        <table:table-row table:style-name="ro1">
          <table:table-cell/>
          <table:table-cell office:value-type="string" calcext:value-type="string">
            <text:p>mothafucka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811]&amp;&quot;&quot;&quot;,&quot;&quot;level&quot;&quot;:&quot;&amp;[.C811]&amp;&quot;},&quot;" office:value-type="string" office:string-value="{&quot;word&quot;:&quot;mothafucka&quot;,&quot;level&quot;:1}," calcext:value-type="string">
            <text:p>{"word":"mothafucka","level":1},</text:p>
          </table:table-cell>
        </table:table-row>
        <table:table-row table:style-name="ro1">
          <table:table-cell/>
          <table:table-cell office:value-type="string" calcext:value-type="string">
            <text:p>mothafuckaz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812]&amp;&quot;&quot;&quot;,&quot;&quot;level&quot;&quot;:&quot;&amp;[.C812]&amp;&quot;},&quot;" office:value-type="string" office:string-value="{&quot;word&quot;:&quot;mothafuckaz&quot;,&quot;level&quot;:1}," calcext:value-type="string">
            <text:p>{"word":"mothafuckaz","level":1},</text:p>
          </table:table-cell>
        </table:table-row>
        <table:table-row table:style-name="ro1">
          <table:table-cell/>
          <table:table-cell office:value-type="string" calcext:value-type="string">
            <text:p>mothafucked 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813]&amp;&quot;&quot;&quot;,&quot;&quot;level&quot;&quot;:&quot;&amp;[.C813]&amp;&quot;},&quot;" office:value-type="string" office:string-value="{&quot;word&quot;:&quot;mothafucked &quot;,&quot;level&quot;:1}," calcext:value-type="string">
            <text:p>{"word":"mothafucked ","level":1},</text:p>
          </table:table-cell>
        </table:table-row>
        <table:table-row table:style-name="ro1">
          <table:table-cell/>
          <table:table-cell office:value-type="string" calcext:value-type="string">
            <text:p>mothafucker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814]&amp;&quot;&quot;&quot;,&quot;&quot;level&quot;&quot;:&quot;&amp;[.C814]&amp;&quot;},&quot;" office:value-type="string" office:string-value="{&quot;word&quot;:&quot;mothafucker&quot;,&quot;level&quot;:1}," calcext:value-type="string">
            <text:p>{"word":"mothafucker","level":1},</text:p>
          </table:table-cell>
        </table:table-row>
        <table:table-row table:style-name="ro1">
          <table:table-cell/>
          <table:table-cell office:value-type="string" calcext:value-type="string">
            <text:p>mothafuckin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815]&amp;&quot;&quot;&quot;,&quot;&quot;level&quot;&quot;:&quot;&amp;[.C815]&amp;&quot;},&quot;" office:value-type="string" office:string-value="{&quot;word&quot;:&quot;mothafuckin&quot;,&quot;level&quot;:1}," calcext:value-type="string">
            <text:p>{"word":"mothafuckin","level":1},</text:p>
          </table:table-cell>
        </table:table-row>
        <table:table-row table:style-name="ro1">
          <table:table-cell/>
          <table:table-cell office:value-type="string" calcext:value-type="string">
            <text:p>mothafucking 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816]&amp;&quot;&quot;&quot;,&quot;&quot;level&quot;&quot;:&quot;&amp;[.C816]&amp;&quot;},&quot;" office:value-type="string" office:string-value="{&quot;word&quot;:&quot;mothafucking &quot;,&quot;level&quot;:1}," calcext:value-type="string">
            <text:p>{"word":"mothafucking ","level":1},</text:p>
          </table:table-cell>
        </table:table-row>
        <table:table-row table:style-name="ro1">
          <table:table-cell/>
          <table:table-cell office:value-type="string" calcext:value-type="string">
            <text:p>mothafuckings</text:p>
          </table:table-cell>
          <table:table-cell office:value-type="float" office:value="1" calcext:value-type="float">
            <text:p>1</text:p>
          </table:table-cell>
          <table:table-cell table:formula="of:=&quot;{&quot;&quot;word&quot;&quot;:&quot;&quot;&quot;&amp;[.B817]&amp;&quot;&quot;&quot;,&quot;&quot;level&quot;&quot;:&quot;&amp;[.C817]&amp;&quot;},&quot;" office:value-type="string" office:string-value="{&quot;word&quot;:&quot;mothafuckings&quot;,&quot;level&quot;:1}," calcext:value-type="string">
            <text:p>{"word":"mothafuckings","level":1},</text:p>
          </table:table-cell>
        </table:table-row>
        <table:table-row table:style-name="ro1">
          <table:table-cell/>
          <table:table-cell office:value-type="string" calcext:value-type="string">
            <text:p>motherfuck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18]&amp;&quot;&quot;&quot;,&quot;&quot;level&quot;&quot;:&quot;&amp;[.C818]&amp;&quot;},&quot;" office:value-type="string" office:string-value="{&quot;word&quot;:&quot;motherfuck&quot;,&quot;level&quot;:2}," calcext:value-type="string">
            <text:p>{"word":"motherfuck","level":2},</text:p>
          </table:table-cell>
        </table:table-row>
        <table:table-row table:style-name="ro1">
          <table:table-cell/>
          <table:table-cell office:value-type="string" calcext:value-type="string">
            <text:p>motherfucked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19]&amp;&quot;&quot;&quot;,&quot;&quot;level&quot;&quot;:&quot;&amp;[.C819]&amp;&quot;},&quot;" office:value-type="string" office:string-value="{&quot;word&quot;:&quot;motherfucked&quot;,&quot;level&quot;:2}," calcext:value-type="string">
            <text:p>{"word":"motherfucked","level":2},</text:p>
          </table:table-cell>
        </table:table-row>
        <table:table-row table:style-name="ro1">
          <table:table-cell/>
          <table:table-cell office:value-type="string" calcext:value-type="string">
            <text:p>motherfucke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20]&amp;&quot;&quot;&quot;,&quot;&quot;level&quot;&quot;:&quot;&amp;[.C820]&amp;&quot;},&quot;" office:value-type="string" office:string-value="{&quot;word&quot;:&quot;motherfucker&quot;,&quot;level&quot;:2}," calcext:value-type="string">
            <text:p>{"word":"motherfucker","level":2},</text:p>
          </table:table-cell>
        </table:table-row>
        <table:table-row table:style-name="ro1">
          <table:table-cell/>
          <table:table-cell office:value-type="string" calcext:value-type="string">
            <text:p>motherfuckin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21]&amp;&quot;&quot;&quot;,&quot;&quot;level&quot;&quot;:&quot;&amp;[.C821]&amp;&quot;},&quot;" office:value-type="string" office:string-value="{&quot;word&quot;:&quot;motherfuckin&quot;,&quot;level&quot;:2}," calcext:value-type="string">
            <text:p>{"word":"motherfuckin","level":2},</text:p>
          </table:table-cell>
        </table:table-row>
        <table:table-row table:style-name="ro1">
          <table:table-cell/>
          <table:table-cell office:value-type="string" calcext:value-type="string">
            <text:p>motherfucking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22]&amp;&quot;&quot;&quot;,&quot;&quot;level&quot;&quot;:&quot;&amp;[.C822]&amp;&quot;},&quot;" office:value-type="string" office:string-value="{&quot;word&quot;:&quot;motherfucking&quot;,&quot;level&quot;:2}," calcext:value-type="string">
            <text:p>{"word":"motherfucking","level":2},</text:p>
          </table:table-cell>
        </table:table-row>
        <table:table-row table:style-name="ro1">
          <table:table-cell/>
          <table:table-cell office:value-type="string" calcext:value-type="string">
            <text:p>motherfuckings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23]&amp;&quot;&quot;&quot;,&quot;&quot;level&quot;&quot;:&quot;&amp;[.C823]&amp;&quot;},&quot;" office:value-type="string" office:string-value="{&quot;word&quot;:&quot;motherfuckings&quot;,&quot;level&quot;:2}," calcext:value-type="string">
            <text:p>{"word":"motherfuckings","level":2},</text:p>
          </table:table-cell>
        </table:table-row>
        <table:table-row table:style-name="ro1">
          <table:table-cell/>
          <table:table-cell office:value-type="string" calcext:value-type="string">
            <text:p>motherlovebon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24]&amp;&quot;&quot;&quot;,&quot;&quot;level&quot;&quot;:&quot;&amp;[.C824]&amp;&quot;},&quot;" office:value-type="string" office:string-value="{&quot;word&quot;:&quot;motherlovebone&quot;,&quot;level&quot;:2}," calcext:value-type="string">
            <text:p>{"word":"motherlovebone","level":2},</text:p>
          </table:table-cell>
        </table:table-row>
        <table:table-row table:style-name="ro1">
          <table:table-cell/>
          <table:table-cell office:value-type="string" calcext:value-type="string">
            <text:p>muff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25]&amp;&quot;&quot;&quot;,&quot;&quot;level&quot;&quot;:&quot;&amp;[.C825]&amp;&quot;},&quot;" office:value-type="string" office:string-value="{&quot;word&quot;:&quot;muff&quot;,&quot;level&quot;:2}," calcext:value-type="string">
            <text:p>{"word":"muff","level":2},</text:p>
          </table:table-cell>
        </table:table-row>
        <table:table-row table:style-name="ro1">
          <table:table-cell/>
          <table:table-cell office:value-type="string" calcext:value-type="string">
            <text:p>muffdiv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26]&amp;&quot;&quot;&quot;,&quot;&quot;level&quot;&quot;:&quot;&amp;[.C826]&amp;&quot;},&quot;" office:value-type="string" office:string-value="{&quot;word&quot;:&quot;muffdive&quot;,&quot;level&quot;:2}," calcext:value-type="string">
            <text:p>{"word":"muffdive","level":2},</text:p>
          </table:table-cell>
        </table:table-row>
        <table:table-row table:style-name="ro1">
          <table:table-cell/>
          <table:table-cell office:value-type="string" calcext:value-type="string">
            <text:p>muffdive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27]&amp;&quot;&quot;&quot;,&quot;&quot;level&quot;&quot;:&quot;&amp;[.C827]&amp;&quot;},&quot;" office:value-type="string" office:string-value="{&quot;word&quot;:&quot;muffdiver&quot;,&quot;level&quot;:2}," calcext:value-type="string">
            <text:p>{"word":"muffdiver","level":2},</text:p>
          </table:table-cell>
        </table:table-row>
        <table:table-row table:style-name="ro1">
          <table:table-cell/>
          <table:table-cell office:value-type="string" calcext:value-type="string">
            <text:p>muffindive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28]&amp;&quot;&quot;&quot;,&quot;&quot;level&quot;&quot;:&quot;&amp;[.C828]&amp;&quot;},&quot;" office:value-type="string" office:string-value="{&quot;word&quot;:&quot;muffindiver&quot;,&quot;level&quot;:2}," calcext:value-type="string">
            <text:p>{"word":"muffindiver","level":2},</text:p>
          </table:table-cell>
        </table:table-row>
        <table:table-row table:style-name="ro1">
          <table:table-cell/>
          <table:table-cell office:value-type="string" calcext:value-type="string">
            <text:p>mufflikce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29]&amp;&quot;&quot;&quot;,&quot;&quot;level&quot;&quot;:&quot;&amp;[.C829]&amp;&quot;},&quot;" office:value-type="string" office:string-value="{&quot;word&quot;:&quot;mufflikcer&quot;,&quot;level&quot;:2}," calcext:value-type="string">
            <text:p>{"word":"mufflikcer","level":2},</text:p>
          </table:table-cell>
        </table:table-row>
        <table:table-row table:style-name="ro1">
          <table:table-cell/>
          <table:table-cell office:value-type="string" calcext:value-type="string">
            <text:p>mulatto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30]&amp;&quot;&quot;&quot;,&quot;&quot;level&quot;&quot;:&quot;&amp;[.C830]&amp;&quot;},&quot;" office:value-type="string" office:string-value="{&quot;word&quot;:&quot;mulatto&quot;,&quot;level&quot;:2}," calcext:value-type="string">
            <text:p>{"word":"mulatto","level":2},</text:p>
          </table:table-cell>
        </table:table-row>
        <table:table-row table:style-name="ro1">
          <table:table-cell/>
          <table:table-cell office:value-type="string" calcext:value-type="string">
            <text:p>munche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31]&amp;&quot;&quot;&quot;,&quot;&quot;level&quot;&quot;:&quot;&amp;[.C831]&amp;&quot;},&quot;" office:value-type="string" office:string-value="{&quot;word&quot;:&quot;muncher&quot;,&quot;level&quot;:2}," calcext:value-type="string">
            <text:p>{"word":"muncher","level":2},</text:p>
          </table:table-cell>
        </table:table-row>
        <table:table-row table:style-name="ro1">
          <table:table-cell/>
          <table:table-cell office:value-type="string" calcext:value-type="string">
            <text:p>munt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32]&amp;&quot;&quot;&quot;,&quot;&quot;level&quot;&quot;:&quot;&amp;[.C832]&amp;&quot;},&quot;" office:value-type="string" office:string-value="{&quot;word&quot;:&quot;munt&quot;,&quot;level&quot;:2}," calcext:value-type="string">
            <text:p>{"word":"munt","level":2},</text:p>
          </table:table-cell>
        </table:table-row>
        <table:table-row table:style-name="ro1">
          <table:table-cell/>
          <table:table-cell office:value-type="string" calcext:value-type="string">
            <text:p>murde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33]&amp;&quot;&quot;&quot;,&quot;&quot;level&quot;&quot;:&quot;&amp;[.C833]&amp;&quot;},&quot;" office:value-type="string" office:string-value="{&quot;word&quot;:&quot;murder&quot;,&quot;level&quot;:2}," calcext:value-type="string">
            <text:p>{"word":"murder","level":2},</text:p>
          </table:table-cell>
        </table:table-row>
        <table:table-row table:style-name="ro1">
          <table:table-cell/>
          <table:table-cell office:value-type="string" calcext:value-type="string">
            <text:p>murdere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34]&amp;&quot;&quot;&quot;,&quot;&quot;level&quot;&quot;:&quot;&amp;[.C834]&amp;&quot;},&quot;" office:value-type="string" office:string-value="{&quot;word&quot;:&quot;murderer&quot;,&quot;level&quot;:2}," calcext:value-type="string">
            <text:p>{"word":"murderer","level":2},</text:p>
          </table:table-cell>
        </table:table-row>
        <table:table-row table:style-name="ro1">
          <table:table-cell/>
          <table:table-cell office:value-type="string" calcext:value-type="string">
            <text:p>muslim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35]&amp;&quot;&quot;&quot;,&quot;&quot;level&quot;&quot;:&quot;&amp;[.C835]&amp;&quot;},&quot;" office:value-type="string" office:string-value="{&quot;word&quot;:&quot;muslim&quot;,&quot;level&quot;:2}," calcext:value-type="string">
            <text:p>{"word":"muslim","level":2},</text:p>
          </table:table-cell>
        </table:table-row>
        <table:table-row table:style-name="ro1">
          <table:table-cell/>
          <table:table-cell office:value-type="string" calcext:value-type="string">
            <text:p>naked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36]&amp;&quot;&quot;&quot;,&quot;&quot;level&quot;&quot;:&quot;&amp;[.C836]&amp;&quot;},&quot;" office:value-type="string" office:string-value="{&quot;word&quot;:&quot;naked&quot;,&quot;level&quot;:2}," calcext:value-type="string">
            <text:p>{"word":"naked","level":2},</text:p>
          </table:table-cell>
        </table:table-row>
        <table:table-row table:style-name="ro1">
          <table:table-cell/>
          <table:table-cell office:value-type="string" calcext:value-type="string">
            <text:p>narcotic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37]&amp;&quot;&quot;&quot;,&quot;&quot;level&quot;&quot;:&quot;&amp;[.C837]&amp;&quot;},&quot;" office:value-type="string" office:string-value="{&quot;word&quot;:&quot;narcotic&quot;,&quot;level&quot;:2}," calcext:value-type="string">
            <text:p>{"word":"narcotic","level":2},</text:p>
          </table:table-cell>
        </table:table-row>
        <table:table-row table:style-name="ro1">
          <table:table-cell/>
          <table:table-cell office:value-type="string" calcext:value-type="string">
            <text:p>nasty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38]&amp;&quot;&quot;&quot;,&quot;&quot;level&quot;&quot;:&quot;&amp;[.C838]&amp;&quot;},&quot;" office:value-type="string" office:string-value="{&quot;word&quot;:&quot;nasty&quot;,&quot;level&quot;:2}," calcext:value-type="string">
            <text:p>{"word":"nasty","level":2},</text:p>
          </table:table-cell>
        </table:table-row>
        <table:table-row table:style-name="ro1">
          <table:table-cell/>
          <table:table-cell office:value-type="string" calcext:value-type="string">
            <text:p>nastybitch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39]&amp;&quot;&quot;&quot;,&quot;&quot;level&quot;&quot;:&quot;&amp;[.C839]&amp;&quot;},&quot;" office:value-type="string" office:string-value="{&quot;word&quot;:&quot;nastybitch&quot;,&quot;level&quot;:2}," calcext:value-type="string">
            <text:p>{"word":"nastybitch","level":2},</text:p>
          </table:table-cell>
        </table:table-row>
        <table:table-row table:style-name="ro1">
          <table:table-cell/>
          <table:table-cell office:value-type="string" calcext:value-type="string">
            <text:p>nastyho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40]&amp;&quot;&quot;&quot;,&quot;&quot;level&quot;&quot;:&quot;&amp;[.C840]&amp;&quot;},&quot;" office:value-type="string" office:string-value="{&quot;word&quot;:&quot;nastyho&quot;,&quot;level&quot;:2}," calcext:value-type="string">
            <text:p>{"word":"nastyho","level":2},</text:p>
          </table:table-cell>
        </table:table-row>
        <table:table-row table:style-name="ro1">
          <table:table-cell/>
          <table:table-cell office:value-type="string" calcext:value-type="string">
            <text:p>nastyslut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41]&amp;&quot;&quot;&quot;,&quot;&quot;level&quot;&quot;:&quot;&amp;[.C841]&amp;&quot;},&quot;" office:value-type="string" office:string-value="{&quot;word&quot;:&quot;nastyslut&quot;,&quot;level&quot;:2}," calcext:value-type="string">
            <text:p>{"word":"nastyslut","level":2},</text:p>
          </table:table-cell>
        </table:table-row>
        <table:table-row table:style-name="ro1">
          <table:table-cell/>
          <table:table-cell office:value-type="string" calcext:value-type="string">
            <text:p>nastywhor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42]&amp;&quot;&quot;&quot;,&quot;&quot;level&quot;&quot;:&quot;&amp;[.C842]&amp;&quot;},&quot;" office:value-type="string" office:string-value="{&quot;word&quot;:&quot;nastywhore&quot;,&quot;level&quot;:2}," calcext:value-type="string">
            <text:p>{"word":"nastywhore","level":2},</text:p>
          </table:table-cell>
        </table:table-row>
        <table:table-row table:style-name="ro1">
          <table:table-cell/>
          <table:table-cell office:value-type="string" calcext:value-type="string">
            <text:p>nazi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43]&amp;&quot;&quot;&quot;,&quot;&quot;level&quot;&quot;:&quot;&amp;[.C843]&amp;&quot;},&quot;" office:value-type="string" office:string-value="{&quot;word&quot;:&quot;nazi&quot;,&quot;level&quot;:2}," calcext:value-type="string">
            <text:p>{"word":"nazi","level":2},</text:p>
          </table:table-cell>
        </table:table-row>
        <table:table-row table:style-name="ro1">
          <table:table-cell/>
          <table:table-cell office:value-type="string" calcext:value-type="string">
            <text:p>necro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44]&amp;&quot;&quot;&quot;,&quot;&quot;level&quot;&quot;:&quot;&amp;[.C844]&amp;&quot;},&quot;" office:value-type="string" office:string-value="{&quot;word&quot;:&quot;necro&quot;,&quot;level&quot;:2}," calcext:value-type="string">
            <text:p>{"word":"necro","level":2},</text:p>
          </table:table-cell>
        </table:table-row>
        <table:table-row table:style-name="ro1">
          <table:table-cell/>
          <table:table-cell office:value-type="string" calcext:value-type="string">
            <text:p>negro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45]&amp;&quot;&quot;&quot;,&quot;&quot;level&quot;&quot;:&quot;&amp;[.C845]&amp;&quot;},&quot;" office:value-type="string" office:string-value="{&quot;word&quot;:&quot;negro&quot;,&quot;level&quot;:2}," calcext:value-type="string">
            <text:p>{"word":"negro","level":2},</text:p>
          </table:table-cell>
        </table:table-row>
        <table:table-row table:style-name="ro1">
          <table:table-cell/>
          <table:table-cell office:value-type="string" calcext:value-type="string">
            <text:p>negroes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46]&amp;&quot;&quot;&quot;,&quot;&quot;level&quot;&quot;:&quot;&amp;[.C846]&amp;&quot;},&quot;" office:value-type="string" office:string-value="{&quot;word&quot;:&quot;negroes&quot;,&quot;level&quot;:2}," calcext:value-type="string">
            <text:p>{"word":"negroes","level":2},</text:p>
          </table:table-cell>
        </table:table-row>
        <table:table-row table:style-name="ro1">
          <table:table-cell/>
          <table:table-cell office:value-type="string" calcext:value-type="string">
            <text:p>negroid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47]&amp;&quot;&quot;&quot;,&quot;&quot;level&quot;&quot;:&quot;&amp;[.C847]&amp;&quot;},&quot;" office:value-type="string" office:string-value="{&quot;word&quot;:&quot;negroid&quot;,&quot;level&quot;:2}," calcext:value-type="string">
            <text:p>{"word":"negroid","level":2},</text:p>
          </table:table-cell>
        </table:table-row>
        <table:table-row table:style-name="ro1">
          <table:table-cell/>
          <table:table-cell office:value-type="string" calcext:value-type="string">
            <text:p>negro's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48]&amp;&quot;&quot;&quot;,&quot;&quot;level&quot;&quot;:&quot;&amp;[.C848]&amp;&quot;},&quot;" office:value-type="string" office:string-value="{&quot;word&quot;:&quot;negro's&quot;,&quot;level&quot;:2}," calcext:value-type="string">
            <text:p>{"word":"negro's","level":2},</text:p>
          </table:table-cell>
        </table:table-row>
        <table:table-row table:style-name="ro1">
          <table:table-cell/>
          <table:table-cell office:value-type="string" calcext:value-type="string">
            <text:p>nig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49]&amp;&quot;&quot;&quot;,&quot;&quot;level&quot;&quot;:&quot;&amp;[.C849]&amp;&quot;},&quot;" office:value-type="string" office:string-value="{&quot;word&quot;:&quot;nig&quot;,&quot;level&quot;:2}," calcext:value-type="string">
            <text:p>{"word":"nig","level":2},</text:p>
          </table:table-cell>
        </table:table-row>
        <table:table-row table:style-name="ro1">
          <table:table-cell/>
          <table:table-cell office:value-type="string" calcext:value-type="string">
            <text:p>nige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50]&amp;&quot;&quot;&quot;,&quot;&quot;level&quot;&quot;:&quot;&amp;[.C850]&amp;&quot;},&quot;" office:value-type="string" office:string-value="{&quot;word&quot;:&quot;niger&quot;,&quot;level&quot;:2}," calcext:value-type="string">
            <text:p>{"word":"niger","level":2},</text:p>
          </table:table-cell>
        </table:table-row>
        <table:table-row table:style-name="ro1">
          <table:table-cell/>
          <table:table-cell office:value-type="string" calcext:value-type="string">
            <text:p>nigerian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51]&amp;&quot;&quot;&quot;,&quot;&quot;level&quot;&quot;:&quot;&amp;[.C851]&amp;&quot;},&quot;" office:value-type="string" office:string-value="{&quot;word&quot;:&quot;nigerian&quot;,&quot;level&quot;:2}," calcext:value-type="string">
            <text:p>{"word":"nigerian","level":2},</text:p>
          </table:table-cell>
        </table:table-row>
        <table:table-row table:style-name="ro1">
          <table:table-cell/>
          <table:table-cell office:value-type="string" calcext:value-type="string">
            <text:p>nigerians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52]&amp;&quot;&quot;&quot;,&quot;&quot;level&quot;&quot;:&quot;&amp;[.C852]&amp;&quot;},&quot;" office:value-type="string" office:string-value="{&quot;word&quot;:&quot;nigerians&quot;,&quot;level&quot;:2}," calcext:value-type="string">
            <text:p>{"word":"nigerians","level":2},</text:p>
          </table:table-cell>
        </table:table-row>
        <table:table-row table:style-name="ro1">
          <table:table-cell/>
          <table:table-cell office:value-type="string" calcext:value-type="string">
            <text:p>nigg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53]&amp;&quot;&quot;&quot;,&quot;&quot;level&quot;&quot;:&quot;&amp;[.C853]&amp;&quot;},&quot;" office:value-type="string" office:string-value="{&quot;word&quot;:&quot;nigg&quot;,&quot;level&quot;:2}," calcext:value-type="string">
            <text:p>{"word":"nigg","level":2},</text:p>
          </table:table-cell>
        </table:table-row>
        <table:table-row table:style-name="ro1">
          <table:table-cell/>
          <table:table-cell office:value-type="string" calcext:value-type="string">
            <text:p>nigga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54]&amp;&quot;&quot;&quot;,&quot;&quot;level&quot;&quot;:&quot;&amp;[.C854]&amp;&quot;},&quot;" office:value-type="string" office:string-value="{&quot;word&quot;:&quot;nigga&quot;,&quot;level&quot;:2}," calcext:value-type="string">
            <text:p>{"word":"nigga","level":2},</text:p>
          </table:table-cell>
        </table:table-row>
        <table:table-row table:style-name="ro1">
          <table:table-cell/>
          <table:table-cell office:value-type="string" calcext:value-type="string">
            <text:p>niggah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55]&amp;&quot;&quot;&quot;,&quot;&quot;level&quot;&quot;:&quot;&amp;[.C855]&amp;&quot;},&quot;" office:value-type="string" office:string-value="{&quot;word&quot;:&quot;niggah&quot;,&quot;level&quot;:2}," calcext:value-type="string">
            <text:p>{"word":"niggah","level":2},</text:p>
          </table:table-cell>
        </table:table-row>
        <table:table-row table:style-name="ro1">
          <table:table-cell/>
          <table:table-cell office:value-type="string" calcext:value-type="string">
            <text:p>niggaracci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56]&amp;&quot;&quot;&quot;,&quot;&quot;level&quot;&quot;:&quot;&amp;[.C856]&amp;&quot;},&quot;" office:value-type="string" office:string-value="{&quot;word&quot;:&quot;niggaracci&quot;,&quot;level&quot;:2}," calcext:value-type="string">
            <text:p>{"word":"niggaracci","level":2},</text:p>
          </table:table-cell>
        </table:table-row>
        <table:table-row table:style-name="ro1">
          <table:table-cell/>
          <table:table-cell office:value-type="string" calcext:value-type="string">
            <text:p>niggard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57]&amp;&quot;&quot;&quot;,&quot;&quot;level&quot;&quot;:&quot;&amp;[.C857]&amp;&quot;},&quot;" office:value-type="string" office:string-value="{&quot;word&quot;:&quot;niggard&quot;,&quot;level&quot;:2}," calcext:value-type="string">
            <text:p>{"word":"niggard","level":2},</text:p>
          </table:table-cell>
        </table:table-row>
        <table:table-row table:style-name="ro1">
          <table:table-cell/>
          <table:table-cell office:value-type="string" calcext:value-type="string">
            <text:p>niggarded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58]&amp;&quot;&quot;&quot;,&quot;&quot;level&quot;&quot;:&quot;&amp;[.C858]&amp;&quot;},&quot;" office:value-type="string" office:string-value="{&quot;word&quot;:&quot;niggarded&quot;,&quot;level&quot;:2}," calcext:value-type="string">
            <text:p>{"word":"niggarded","level":2},</text:p>
          </table:table-cell>
        </table:table-row>
        <table:table-row table:style-name="ro1">
          <table:table-cell/>
          <table:table-cell office:value-type="string" calcext:value-type="string">
            <text:p>niggarding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59]&amp;&quot;&quot;&quot;,&quot;&quot;level&quot;&quot;:&quot;&amp;[.C859]&amp;&quot;},&quot;" office:value-type="string" office:string-value="{&quot;word&quot;:&quot;niggarding&quot;,&quot;level&quot;:2}," calcext:value-type="string">
            <text:p>{"word":"niggarding","level":2},</text:p>
          </table:table-cell>
        </table:table-row>
        <table:table-row table:style-name="ro1">
          <table:table-cell/>
          <table:table-cell office:value-type="string" calcext:value-type="string">
            <text:p>niggardliness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60]&amp;&quot;&quot;&quot;,&quot;&quot;level&quot;&quot;:&quot;&amp;[.C860]&amp;&quot;},&quot;" office:value-type="string" office:string-value="{&quot;word&quot;:&quot;niggardliness&quot;,&quot;level&quot;:2}," calcext:value-type="string">
            <text:p>{"word":"niggardliness","level":2},</text:p>
          </table:table-cell>
        </table:table-row>
        <table:table-row table:style-name="ro1">
          <table:table-cell/>
          <table:table-cell office:value-type="string" calcext:value-type="string">
            <text:p>niggardliness's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61]&amp;&quot;&quot;&quot;,&quot;&quot;level&quot;&quot;:&quot;&amp;[.C861]&amp;&quot;},&quot;" office:value-type="string" office:string-value="{&quot;word&quot;:&quot;niggardliness's&quot;,&quot;level&quot;:2}," calcext:value-type="string">
            <text:p>{"word":"niggardliness's","level":2},</text:p>
          </table:table-cell>
        </table:table-row>
        <table:table-row table:style-name="ro1">
          <table:table-cell/>
          <table:table-cell office:value-type="string" calcext:value-type="string">
            <text:p>niggardly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62]&amp;&quot;&quot;&quot;,&quot;&quot;level&quot;&quot;:&quot;&amp;[.C862]&amp;&quot;},&quot;" office:value-type="string" office:string-value="{&quot;word&quot;:&quot;niggardly&quot;,&quot;level&quot;:2}," calcext:value-type="string">
            <text:p>{"word":"niggardly","level":2},</text:p>
          </table:table-cell>
        </table:table-row>
        <table:table-row table:style-name="ro1">
          <table:table-cell/>
          <table:table-cell office:value-type="string" calcext:value-type="string">
            <text:p>niggards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63]&amp;&quot;&quot;&quot;,&quot;&quot;level&quot;&quot;:&quot;&amp;[.C863]&amp;&quot;},&quot;" office:value-type="string" office:string-value="{&quot;word&quot;:&quot;niggards&quot;,&quot;level&quot;:2}," calcext:value-type="string">
            <text:p>{"word":"niggards","level":2},</text:p>
          </table:table-cell>
        </table:table-row>
        <table:table-row table:style-name="ro1">
          <table:table-cell/>
          <table:table-cell office:value-type="string" calcext:value-type="string">
            <text:p>niggard's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64]&amp;&quot;&quot;&quot;,&quot;&quot;level&quot;&quot;:&quot;&amp;[.C864]&amp;&quot;},&quot;" office:value-type="string" office:string-value="{&quot;word&quot;:&quot;niggard's&quot;,&quot;level&quot;:2}," calcext:value-type="string">
            <text:p>{"word":"niggard's","level":2},</text:p>
          </table:table-cell>
        </table:table-row>
        <table:table-row table:style-name="ro1">
          <table:table-cell/>
          <table:table-cell office:value-type="string" calcext:value-type="string">
            <text:p>niggaz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65]&amp;&quot;&quot;&quot;,&quot;&quot;level&quot;&quot;:&quot;&amp;[.C865]&amp;&quot;},&quot;" office:value-type="string" office:string-value="{&quot;word&quot;:&quot;niggaz&quot;,&quot;level&quot;:2}," calcext:value-type="string">
            <text:p>{"word":"niggaz","level":2},</text:p>
          </table:table-cell>
        </table:table-row>
        <table:table-row table:style-name="ro1">
          <table:table-cell/>
          <table:table-cell office:value-type="string" calcext:value-type="string">
            <text:p>nigge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66]&amp;&quot;&quot;&quot;,&quot;&quot;level&quot;&quot;:&quot;&amp;[.C866]&amp;&quot;},&quot;" office:value-type="string" office:string-value="{&quot;word&quot;:&quot;nigger&quot;,&quot;level&quot;:2}," calcext:value-type="string">
            <text:p>{"word":"nigger","level":2},</text:p>
          </table:table-cell>
        </table:table-row>
        <table:table-row table:style-name="ro1">
          <table:table-cell/>
          <table:table-cell office:value-type="string" calcext:value-type="string">
            <text:p>niggerhead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67]&amp;&quot;&quot;&quot;,&quot;&quot;level&quot;&quot;:&quot;&amp;[.C867]&amp;&quot;},&quot;" office:value-type="string" office:string-value="{&quot;word&quot;:&quot;niggerhead&quot;,&quot;level&quot;:2}," calcext:value-type="string">
            <text:p>{"word":"niggerhead","level":2},</text:p>
          </table:table-cell>
        </table:table-row>
        <table:table-row table:style-name="ro1">
          <table:table-cell/>
          <table:table-cell office:value-type="string" calcext:value-type="string">
            <text:p>niggerhol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68]&amp;&quot;&quot;&quot;,&quot;&quot;level&quot;&quot;:&quot;&amp;[.C868]&amp;&quot;},&quot;" office:value-type="string" office:string-value="{&quot;word&quot;:&quot;niggerhole&quot;,&quot;level&quot;:2}," calcext:value-type="string">
            <text:p>{"word":"niggerhole","level":2},</text:p>
          </table:table-cell>
        </table:table-row>
        <table:table-row table:style-name="ro1">
          <table:table-cell/>
          <table:table-cell office:value-type="string" calcext:value-type="string">
            <text:p>niggers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69]&amp;&quot;&quot;&quot;,&quot;&quot;level&quot;&quot;:&quot;&amp;[.C869]&amp;&quot;},&quot;" office:value-type="string" office:string-value="{&quot;word&quot;:&quot;niggers&quot;,&quot;level&quot;:2}," calcext:value-type="string">
            <text:p>{"word":"niggers","level":2},</text:p>
          </table:table-cell>
        </table:table-row>
        <table:table-row table:style-name="ro1">
          <table:table-cell/>
          <table:table-cell office:value-type="string" calcext:value-type="string">
            <text:p>nigger's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70]&amp;&quot;&quot;&quot;,&quot;&quot;level&quot;&quot;:&quot;&amp;[.C870]&amp;&quot;},&quot;" office:value-type="string" office:string-value="{&quot;word&quot;:&quot;nigger's&quot;,&quot;level&quot;:2}," calcext:value-type="string">
            <text:p>{"word":"nigger's","level":2},</text:p>
          </table:table-cell>
        </table:table-row>
        <table:table-row table:style-name="ro1">
          <table:table-cell/>
          <table:table-cell office:value-type="string" calcext:value-type="string">
            <text:p>niggl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71]&amp;&quot;&quot;&quot;,&quot;&quot;level&quot;&quot;:&quot;&amp;[.C871]&amp;&quot;},&quot;" office:value-type="string" office:string-value="{&quot;word&quot;:&quot;niggle&quot;,&quot;level&quot;:2}," calcext:value-type="string">
            <text:p>{"word":"niggle","level":2},</text:p>
          </table:table-cell>
        </table:table-row>
        <table:table-row table:style-name="ro1">
          <table:table-cell/>
          <table:table-cell office:value-type="string" calcext:value-type="string">
            <text:p>niggled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72]&amp;&quot;&quot;&quot;,&quot;&quot;level&quot;&quot;:&quot;&amp;[.C872]&amp;&quot;},&quot;" office:value-type="string" office:string-value="{&quot;word&quot;:&quot;niggled&quot;,&quot;level&quot;:2}," calcext:value-type="string">
            <text:p>{"word":"niggled","level":2},</text:p>
          </table:table-cell>
        </table:table-row>
        <table:table-row table:style-name="ro1">
          <table:table-cell/>
          <table:table-cell office:value-type="string" calcext:value-type="string">
            <text:p>niggles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73]&amp;&quot;&quot;&quot;,&quot;&quot;level&quot;&quot;:&quot;&amp;[.C873]&amp;&quot;},&quot;" office:value-type="string" office:string-value="{&quot;word&quot;:&quot;niggles&quot;,&quot;level&quot;:2}," calcext:value-type="string">
            <text:p>{"word":"niggles","level":2},</text:p>
          </table:table-cell>
        </table:table-row>
        <table:table-row table:style-name="ro1">
          <table:table-cell/>
          <table:table-cell office:value-type="string" calcext:value-type="string">
            <text:p>niggling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74]&amp;&quot;&quot;&quot;,&quot;&quot;level&quot;&quot;:&quot;&amp;[.C874]&amp;&quot;},&quot;" office:value-type="string" office:string-value="{&quot;word&quot;:&quot;niggling&quot;,&quot;level&quot;:2}," calcext:value-type="string">
            <text:p>{"word":"niggling","level":2},</text:p>
          </table:table-cell>
        </table:table-row>
        <table:table-row table:style-name="ro1">
          <table:table-cell/>
          <table:table-cell office:value-type="string" calcext:value-type="string">
            <text:p>nigglings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75]&amp;&quot;&quot;&quot;,&quot;&quot;level&quot;&quot;:&quot;&amp;[.C875]&amp;&quot;},&quot;" office:value-type="string" office:string-value="{&quot;word&quot;:&quot;nigglings&quot;,&quot;level&quot;:2}," calcext:value-type="string">
            <text:p>{"word":"nigglings","level":2},</text:p>
          </table:table-cell>
        </table:table-row>
        <table:table-row table:style-name="ro1">
          <table:table-cell/>
          <table:table-cell office:value-type="string" calcext:value-type="string">
            <text:p>niggo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76]&amp;&quot;&quot;&quot;,&quot;&quot;level&quot;&quot;:&quot;&amp;[.C876]&amp;&quot;},&quot;" office:value-type="string" office:string-value="{&quot;word&quot;:&quot;niggor&quot;,&quot;level&quot;:2}," calcext:value-type="string">
            <text:p>{"word":"niggor","level":2},</text:p>
          </table:table-cell>
        </table:table-row>
        <table:table-row table:style-name="ro1">
          <table:table-cell/>
          <table:table-cell office:value-type="string" calcext:value-type="string">
            <text:p>niggu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77]&amp;&quot;&quot;&quot;,&quot;&quot;level&quot;&quot;:&quot;&amp;[.C877]&amp;&quot;},&quot;" office:value-type="string" office:string-value="{&quot;word&quot;:&quot;niggur&quot;,&quot;level&quot;:2}," calcext:value-type="string">
            <text:p>{"word":"niggur","level":2},</text:p>
          </table:table-cell>
        </table:table-row>
        <table:table-row table:style-name="ro1">
          <table:table-cell/>
          <table:table-cell office:value-type="string" calcext:value-type="string">
            <text:p>niglet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78]&amp;&quot;&quot;&quot;,&quot;&quot;level&quot;&quot;:&quot;&amp;[.C878]&amp;&quot;},&quot;" office:value-type="string" office:string-value="{&quot;word&quot;:&quot;niglet&quot;,&quot;level&quot;:2}," calcext:value-type="string">
            <text:p>{"word":"niglet","level":2},</text:p>
          </table:table-cell>
        </table:table-row>
        <table:table-row table:style-name="ro1">
          <table:table-cell/>
          <table:table-cell office:value-type="string" calcext:value-type="string">
            <text:p>nignog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79]&amp;&quot;&quot;&quot;,&quot;&quot;level&quot;&quot;:&quot;&amp;[.C879]&amp;&quot;},&quot;" office:value-type="string" office:string-value="{&quot;word&quot;:&quot;nignog&quot;,&quot;level&quot;:2}," calcext:value-type="string">
            <text:p>{"word":"nignog","level":2},</text:p>
          </table:table-cell>
        </table:table-row>
        <table:table-row table:style-name="ro1">
          <table:table-cell/>
          <table:table-cell office:value-type="string" calcext:value-type="string">
            <text:p>nig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80]&amp;&quot;&quot;&quot;,&quot;&quot;level&quot;&quot;:&quot;&amp;[.C880]&amp;&quot;},&quot;" office:value-type="string" office:string-value="{&quot;word&quot;:&quot;nigr&quot;,&quot;level&quot;:2}," calcext:value-type="string">
            <text:p>{"word":"nigr","level":2},</text:p>
          </table:table-cell>
        </table:table-row>
        <table:table-row table:style-name="ro1">
          <table:table-cell/>
          <table:table-cell office:value-type="string" calcext:value-type="string">
            <text:p>nigra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81]&amp;&quot;&quot;&quot;,&quot;&quot;level&quot;&quot;:&quot;&amp;[.C881]&amp;&quot;},&quot;" office:value-type="string" office:string-value="{&quot;word&quot;:&quot;nigra&quot;,&quot;level&quot;:2}," calcext:value-type="string">
            <text:p>{"word":"nigra","level":2},</text:p>
          </table:table-cell>
        </table:table-row>
        <table:table-row table:style-name="ro1">
          <table:table-cell/>
          <table:table-cell office:value-type="string" calcext:value-type="string">
            <text:p>nigr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82]&amp;&quot;&quot;&quot;,&quot;&quot;level&quot;&quot;:&quot;&amp;[.C882]&amp;&quot;},&quot;" office:value-type="string" office:string-value="{&quot;word&quot;:&quot;nigre&quot;,&quot;level&quot;:2}," calcext:value-type="string">
            <text:p>{"word":"nigre","level":2},</text:p>
          </table:table-cell>
        </table:table-row>
        <table:table-row table:style-name="ro1">
          <table:table-cell/>
          <table:table-cell office:value-type="string" calcext:value-type="string">
            <text:p>nip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83]&amp;&quot;&quot;&quot;,&quot;&quot;level&quot;&quot;:&quot;&amp;[.C883]&amp;&quot;},&quot;" office:value-type="string" office:string-value="{&quot;word&quot;:&quot;nip&quot;,&quot;level&quot;:2}," calcext:value-type="string">
            <text:p>{"word":"nip","level":2},</text:p>
          </table:table-cell>
        </table:table-row>
        <table:table-row table:style-name="ro1">
          <table:table-cell/>
          <table:table-cell office:value-type="string" calcext:value-type="string">
            <text:p>nippl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84]&amp;&quot;&quot;&quot;,&quot;&quot;level&quot;&quot;:&quot;&amp;[.C884]&amp;&quot;},&quot;" office:value-type="string" office:string-value="{&quot;word&quot;:&quot;nipple&quot;,&quot;level&quot;:2}," calcext:value-type="string">
            <text:p>{"word":"nipple","level":2},</text:p>
          </table:table-cell>
        </table:table-row>
        <table:table-row table:style-name="ro1">
          <table:table-cell/>
          <table:table-cell office:value-type="string" calcext:value-type="string">
            <text:p>nipplering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85]&amp;&quot;&quot;&quot;,&quot;&quot;level&quot;&quot;:&quot;&amp;[.C885]&amp;&quot;},&quot;" office:value-type="string" office:string-value="{&quot;word&quot;:&quot;nipplering&quot;,&quot;level&quot;:2}," calcext:value-type="string">
            <text:p>{"word":"nipplering","level":2},</text:p>
          </table:table-cell>
        </table:table-row>
        <table:table-row table:style-name="ro1">
          <table:table-cell/>
          <table:table-cell office:value-type="string" calcext:value-type="string">
            <text:p>nittit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86]&amp;&quot;&quot;&quot;,&quot;&quot;level&quot;&quot;:&quot;&amp;[.C886]&amp;&quot;},&quot;" office:value-type="string" office:string-value="{&quot;word&quot;:&quot;nittit&quot;,&quot;level&quot;:2}," calcext:value-type="string">
            <text:p>{"word":"nittit","level":2},</text:p>
          </table:table-cell>
        </table:table-row>
        <table:table-row table:style-name="ro1">
          <table:table-cell/>
          <table:table-cell office:value-type="string" calcext:value-type="string">
            <text:p>nlgge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87]&amp;&quot;&quot;&quot;,&quot;&quot;level&quot;&quot;:&quot;&amp;[.C887]&amp;&quot;},&quot;" office:value-type="string" office:string-value="{&quot;word&quot;:&quot;nlgger&quot;,&quot;level&quot;:2}," calcext:value-type="string">
            <text:p>{"word":"nlgger","level":2},</text:p>
          </table:table-cell>
        </table:table-row>
        <table:table-row table:style-name="ro1">
          <table:table-cell/>
          <table:table-cell office:value-type="string" calcext:value-type="string">
            <text:p>nlggo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88]&amp;&quot;&quot;&quot;,&quot;&quot;level&quot;&quot;:&quot;&amp;[.C888]&amp;&quot;},&quot;" office:value-type="string" office:string-value="{&quot;word&quot;:&quot;nlggor&quot;,&quot;level&quot;:2}," calcext:value-type="string">
            <text:p>{"word":"nlggor","level":2},</text:p>
          </table:table-cell>
        </table:table-row>
        <table:table-row table:style-name="ro1">
          <table:table-cell/>
          <table:table-cell office:value-type="string" calcext:value-type="string">
            <text:p>nofuckingway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89]&amp;&quot;&quot;&quot;,&quot;&quot;level&quot;&quot;:&quot;&amp;[.C889]&amp;&quot;},&quot;" office:value-type="string" office:string-value="{&quot;word&quot;:&quot;nofuckingway&quot;,&quot;level&quot;:2}," calcext:value-type="string">
            <text:p>{"word":"nofuckingway","level":2},</text:p>
          </table:table-cell>
        </table:table-row>
        <table:table-row table:style-name="ro1">
          <table:table-cell/>
          <table:table-cell office:value-type="string" calcext:value-type="string">
            <text:p>nook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90]&amp;&quot;&quot;&quot;,&quot;&quot;level&quot;&quot;:&quot;&amp;[.C890]&amp;&quot;},&quot;" office:value-type="string" office:string-value="{&quot;word&quot;:&quot;nook&quot;,&quot;level&quot;:2}," calcext:value-type="string">
            <text:p>{"word":"nook","level":2},</text:p>
          </table:table-cell>
        </table:table-row>
        <table:table-row table:style-name="ro1">
          <table:table-cell/>
          <table:table-cell office:value-type="string" calcext:value-type="string">
            <text:p>nookey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91]&amp;&quot;&quot;&quot;,&quot;&quot;level&quot;&quot;:&quot;&amp;[.C891]&amp;&quot;},&quot;" office:value-type="string" office:string-value="{&quot;word&quot;:&quot;nookey&quot;,&quot;level&quot;:2}," calcext:value-type="string">
            <text:p>{"word":"nookey","level":2},</text:p>
          </table:table-cell>
        </table:table-row>
        <table:table-row table:style-name="ro1">
          <table:table-cell/>
          <table:table-cell office:value-type="string" calcext:value-type="string">
            <text:p>nooki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92]&amp;&quot;&quot;&quot;,&quot;&quot;level&quot;&quot;:&quot;&amp;[.C892]&amp;&quot;},&quot;" office:value-type="string" office:string-value="{&quot;word&quot;:&quot;nookie&quot;,&quot;level&quot;:2}," calcext:value-type="string">
            <text:p>{"word":"nookie","level":2},</text:p>
          </table:table-cell>
        </table:table-row>
        <table:table-row table:style-name="ro1">
          <table:table-cell/>
          <table:table-cell office:value-type="string" calcext:value-type="string">
            <text:p>noonan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93]&amp;&quot;&quot;&quot;,&quot;&quot;level&quot;&quot;:&quot;&amp;[.C893]&amp;&quot;},&quot;" office:value-type="string" office:string-value="{&quot;word&quot;:&quot;noonan&quot;,&quot;level&quot;:2}," calcext:value-type="string">
            <text:p>{"word":"noonan","level":2},</text:p>
          </table:table-cell>
        </table:table-row>
        <table:table-row table:style-name="ro1">
          <table:table-cell/>
          <table:table-cell office:value-type="string" calcext:value-type="string">
            <text:p>noone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94]&amp;&quot;&quot;&quot;,&quot;&quot;level&quot;&quot;:&quot;&amp;[.C894]&amp;&quot;},&quot;" office:value-type="string" office:string-value="{&quot;word&quot;:&quot;nooner&quot;,&quot;level&quot;:2}," calcext:value-type="string">
            <text:p>{"word":"nooner","level":2},</text:p>
          </table:table-cell>
        </table:table-row>
        <table:table-row table:style-name="ro1">
          <table:table-cell/>
          <table:table-cell office:value-type="string" calcext:value-type="string">
            <text:p>nud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95]&amp;&quot;&quot;&quot;,&quot;&quot;level&quot;&quot;:&quot;&amp;[.C895]&amp;&quot;},&quot;" office:value-type="string" office:string-value="{&quot;word&quot;:&quot;nude&quot;,&quot;level&quot;:2}," calcext:value-type="string">
            <text:p>{"word":"nude","level":2},</text:p>
          </table:table-cell>
        </table:table-row>
        <table:table-row table:style-name="ro1">
          <table:table-cell/>
          <table:table-cell office:value-type="string" calcext:value-type="string">
            <text:p>nudge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96]&amp;&quot;&quot;&quot;,&quot;&quot;level&quot;&quot;:&quot;&amp;[.C896]&amp;&quot;},&quot;" office:value-type="string" office:string-value="{&quot;word&quot;:&quot;nudger&quot;,&quot;level&quot;:2}," calcext:value-type="string">
            <text:p>{"word":"nudger","level":2},</text:p>
          </table:table-cell>
        </table:table-row>
        <table:table-row table:style-name="ro1">
          <table:table-cell/>
          <table:table-cell office:value-type="string" calcext:value-type="string">
            <text:p>nuk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97]&amp;&quot;&quot;&quot;,&quot;&quot;level&quot;&quot;:&quot;&amp;[.C897]&amp;&quot;},&quot;" office:value-type="string" office:string-value="{&quot;word&quot;:&quot;nuke&quot;,&quot;level&quot;:2}," calcext:value-type="string">
            <text:p>{"word":"nuke","level":2},</text:p>
          </table:table-cell>
        </table:table-row>
        <table:table-row table:style-name="ro1">
          <table:table-cell/>
          <table:table-cell office:value-type="string" calcext:value-type="string">
            <text:p>nutfucke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98]&amp;&quot;&quot;&quot;,&quot;&quot;level&quot;&quot;:&quot;&amp;[.C898]&amp;&quot;},&quot;" office:value-type="string" office:string-value="{&quot;word&quot;:&quot;nutfucker&quot;,&quot;level&quot;:2}," calcext:value-type="string">
            <text:p>{"word":"nutfucker","level":2},</text:p>
          </table:table-cell>
        </table:table-row>
        <table:table-row table:style-name="ro1">
          <table:table-cell/>
          <table:table-cell office:value-type="string" calcext:value-type="string">
            <text:p>nymph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899]&amp;&quot;&quot;&quot;,&quot;&quot;level&quot;&quot;:&quot;&amp;[.C899]&amp;&quot;},&quot;" office:value-type="string" office:string-value="{&quot;word&quot;:&quot;nymph&quot;,&quot;level&quot;:2}," calcext:value-type="string">
            <text:p>{"word":"nymph","level":2},</text:p>
          </table:table-cell>
        </table:table-row>
        <table:table-row table:style-name="ro1">
          <table:table-cell/>
          <table:table-cell office:value-type="string" calcext:value-type="string">
            <text:p>ontherag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00]&amp;&quot;&quot;&quot;,&quot;&quot;level&quot;&quot;:&quot;&amp;[.C900]&amp;&quot;},&quot;" office:value-type="string" office:string-value="{&quot;word&quot;:&quot;ontherag&quot;,&quot;level&quot;:2}," calcext:value-type="string">
            <text:p>{"word":"ontherag","level":2},</text:p>
          </table:table-cell>
        </table:table-row>
        <table:table-row table:style-name="ro1">
          <table:table-cell/>
          <table:table-cell office:value-type="string" calcext:value-type="string">
            <text:p>oral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01]&amp;&quot;&quot;&quot;,&quot;&quot;level&quot;&quot;:&quot;&amp;[.C901]&amp;&quot;},&quot;" office:value-type="string" office:string-value="{&quot;word&quot;:&quot;oral&quot;,&quot;level&quot;:2}," calcext:value-type="string">
            <text:p>{"word":"oral","level":2},</text:p>
          </table:table-cell>
        </table:table-row>
        <table:table-row table:style-name="ro1">
          <table:table-cell/>
          <table:table-cell office:value-type="string" calcext:value-type="string">
            <text:p>orga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02]&amp;&quot;&quot;&quot;,&quot;&quot;level&quot;&quot;:&quot;&amp;[.C902]&amp;&quot;},&quot;" office:value-type="string" office:string-value="{&quot;word&quot;:&quot;orga&quot;,&quot;level&quot;:2}," calcext:value-type="string">
            <text:p>{"word":"orga","level":2},</text:p>
          </table:table-cell>
        </table:table-row>
        <table:table-row table:style-name="ro1">
          <table:table-cell/>
          <table:table-cell office:value-type="string" calcext:value-type="string">
            <text:p>orgasim 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03]&amp;&quot;&quot;&quot;,&quot;&quot;level&quot;&quot;:&quot;&amp;[.C903]&amp;&quot;},&quot;" office:value-type="string" office:string-value="{&quot;word&quot;:&quot;orgasim &quot;,&quot;level&quot;:2}," calcext:value-type="string">
            <text:p>{"word":"orgasim ","level":2},</text:p>
          </table:table-cell>
        </table:table-row>
        <table:table-row table:style-name="ro1">
          <table:table-cell/>
          <table:table-cell office:value-type="string" calcext:value-type="string">
            <text:p>orgasm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04]&amp;&quot;&quot;&quot;,&quot;&quot;level&quot;&quot;:&quot;&amp;[.C904]&amp;&quot;},&quot;" office:value-type="string" office:string-value="{&quot;word&quot;:&quot;orgasm&quot;,&quot;level&quot;:2}," calcext:value-type="string">
            <text:p>{"word":"orgasm","level":2},</text:p>
          </table:table-cell>
        </table:table-row>
        <table:table-row table:style-name="ro1">
          <table:table-cell/>
          <table:table-cell office:value-type="string" calcext:value-type="string">
            <text:p>orgies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05]&amp;&quot;&quot;&quot;,&quot;&quot;level&quot;&quot;:&quot;&amp;[.C905]&amp;&quot;},&quot;" office:value-type="string" office:string-value="{&quot;word&quot;:&quot;orgies&quot;,&quot;level&quot;:2}," calcext:value-type="string">
            <text:p>{"word":"orgies","level":2},</text:p>
          </table:table-cell>
        </table:table-row>
        <table:table-row table:style-name="ro1">
          <table:table-cell/>
          <table:table-cell office:value-type="string" calcext:value-type="string">
            <text:p>orgy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06]&amp;&quot;&quot;&quot;,&quot;&quot;level&quot;&quot;:&quot;&amp;[.C906]&amp;&quot;},&quot;" office:value-type="string" office:string-value="{&quot;word&quot;:&quot;orgy&quot;,&quot;level&quot;:2}," calcext:value-type="string">
            <text:p>{"word":"orgy","level":2},</text:p>
          </table:table-cell>
        </table:table-row>
        <table:table-row table:style-name="ro1">
          <table:table-cell/>
          <table:table-cell office:value-type="string" calcext:value-type="string">
            <text:p>osama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07]&amp;&quot;&quot;&quot;,&quot;&quot;level&quot;&quot;:&quot;&amp;[.C907]&amp;&quot;},&quot;" office:value-type="string" office:string-value="{&quot;word&quot;:&quot;osama&quot;,&quot;level&quot;:2}," calcext:value-type="string">
            <text:p>{"word":"osama","level":2},</text:p>
          </table:table-cell>
        </table:table-row>
        <table:table-row table:style-name="ro1">
          <table:table-cell/>
          <table:table-cell office:value-type="string" calcext:value-type="string">
            <text:p>paki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08]&amp;&quot;&quot;&quot;,&quot;&quot;level&quot;&quot;:&quot;&amp;[.C908]&amp;&quot;},&quot;" office:value-type="string" office:string-value="{&quot;word&quot;:&quot;paki&quot;,&quot;level&quot;:2}," calcext:value-type="string">
            <text:p>{"word":"paki","level":2},</text:p>
          </table:table-cell>
        </table:table-row>
        <table:table-row table:style-name="ro1">
          <table:table-cell/>
          <table:table-cell office:value-type="string" calcext:value-type="string">
            <text:p>palesimian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09]&amp;&quot;&quot;&quot;,&quot;&quot;level&quot;&quot;:&quot;&amp;[.C909]&amp;&quot;},&quot;" office:value-type="string" office:string-value="{&quot;word&quot;:&quot;palesimian&quot;,&quot;level&quot;:2}," calcext:value-type="string">
            <text:p>{"word":"palesimian","level":2},</text:p>
          </table:table-cell>
        </table:table-row>
        <table:table-row table:style-name="ro1">
          <table:table-cell/>
          <table:table-cell office:value-type="string" calcext:value-type="string">
            <text:p>palestinian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10]&amp;&quot;&quot;&quot;,&quot;&quot;level&quot;&quot;:&quot;&amp;[.C910]&amp;&quot;},&quot;" office:value-type="string" office:string-value="{&quot;word&quot;:&quot;palestinian&quot;,&quot;level&quot;:2}," calcext:value-type="string">
            <text:p>{"word":"palestinian","level":2},</text:p>
          </table:table-cell>
        </table:table-row>
        <table:table-row table:style-name="ro1">
          <table:table-cell/>
          <table:table-cell office:value-type="string" calcext:value-type="string">
            <text:p>pansies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11]&amp;&quot;&quot;&quot;,&quot;&quot;level&quot;&quot;:&quot;&amp;[.C911]&amp;&quot;},&quot;" office:value-type="string" office:string-value="{&quot;word&quot;:&quot;pansies&quot;,&quot;level&quot;:2}," calcext:value-type="string">
            <text:p>{"word":"pansies","level":2},</text:p>
          </table:table-cell>
        </table:table-row>
        <table:table-row table:style-name="ro1">
          <table:table-cell/>
          <table:table-cell office:value-type="string" calcext:value-type="string">
            <text:p>pansy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12]&amp;&quot;&quot;&quot;,&quot;&quot;level&quot;&quot;:&quot;&amp;[.C912]&amp;&quot;},&quot;" office:value-type="string" office:string-value="{&quot;word&quot;:&quot;pansy&quot;,&quot;level&quot;:2}," calcext:value-type="string">
            <text:p>{"word":"pansy","level":2},</text:p>
          </table:table-cell>
        </table:table-row>
        <table:table-row table:style-name="ro1">
          <table:table-cell/>
          <table:table-cell office:value-type="string" calcext:value-type="string">
            <text:p>panti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13]&amp;&quot;&quot;&quot;,&quot;&quot;level&quot;&quot;:&quot;&amp;[.C913]&amp;&quot;},&quot;" office:value-type="string" office:string-value="{&quot;word&quot;:&quot;panti&quot;,&quot;level&quot;:2}," calcext:value-type="string">
            <text:p>{"word":"panti","level":2},</text:p>
          </table:table-cell>
        </table:table-row>
        <table:table-row table:style-name="ro1">
          <table:table-cell/>
          <table:table-cell office:value-type="string" calcext:value-type="string">
            <text:p>panties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14]&amp;&quot;&quot;&quot;,&quot;&quot;level&quot;&quot;:&quot;&amp;[.C914]&amp;&quot;},&quot;" office:value-type="string" office:string-value="{&quot;word&quot;:&quot;panties&quot;,&quot;level&quot;:2}," calcext:value-type="string">
            <text:p>{"word":"panties","level":2},</text:p>
          </table:table-cell>
        </table:table-row>
        <table:table-row table:style-name="ro1">
          <table:table-cell/>
          <table:table-cell office:value-type="string" calcext:value-type="string">
            <text:p>payo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15]&amp;&quot;&quot;&quot;,&quot;&quot;level&quot;&quot;:&quot;&amp;[.C915]&amp;&quot;},&quot;" office:value-type="string" office:string-value="{&quot;word&quot;:&quot;payo&quot;,&quot;level&quot;:2}," calcext:value-type="string">
            <text:p>{"word":"payo","level":2},</text:p>
          </table:table-cell>
        </table:table-row>
        <table:table-row table:style-name="ro1">
          <table:table-cell/>
          <table:table-cell office:value-type="string" calcext:value-type="string">
            <text:p>pearlnecklac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16]&amp;&quot;&quot;&quot;,&quot;&quot;level&quot;&quot;:&quot;&amp;[.C916]&amp;&quot;},&quot;" office:value-type="string" office:string-value="{&quot;word&quot;:&quot;pearlnecklace&quot;,&quot;level&quot;:2}," calcext:value-type="string">
            <text:p>{"word":"pearlnecklace","level":2},</text:p>
          </table:table-cell>
        </table:table-row>
        <table:table-row table:style-name="ro1">
          <table:table-cell/>
          <table:table-cell office:value-type="string" calcext:value-type="string">
            <text:p>peck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17]&amp;&quot;&quot;&quot;,&quot;&quot;level&quot;&quot;:&quot;&amp;[.C917]&amp;&quot;},&quot;" office:value-type="string" office:string-value="{&quot;word&quot;:&quot;peck&quot;,&quot;level&quot;:2}," calcext:value-type="string">
            <text:p>{"word":"peck","level":2},</text:p>
          </table:table-cell>
        </table:table-row>
        <table:table-row table:style-name="ro1">
          <table:table-cell/>
          <table:table-cell office:value-type="string" calcext:value-type="string">
            <text:p>pecke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18]&amp;&quot;&quot;&quot;,&quot;&quot;level&quot;&quot;:&quot;&amp;[.C918]&amp;&quot;},&quot;" office:value-type="string" office:string-value="{&quot;word&quot;:&quot;pecker&quot;,&quot;level&quot;:2}," calcext:value-type="string">
            <text:p>{"word":"pecker","level":2},</text:p>
          </table:table-cell>
        </table:table-row>
        <table:table-row table:style-name="ro1">
          <table:table-cell/>
          <table:table-cell office:value-type="string" calcext:value-type="string">
            <text:p>peckerwood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19]&amp;&quot;&quot;&quot;,&quot;&quot;level&quot;&quot;:&quot;&amp;[.C919]&amp;&quot;},&quot;" office:value-type="string" office:string-value="{&quot;word&quot;:&quot;peckerwood&quot;,&quot;level&quot;:2}," calcext:value-type="string">
            <text:p>{"word":"peckerwood","level":2},</text:p>
          </table:table-cell>
        </table:table-row>
        <table:table-row table:style-name="ro1">
          <table:table-cell/>
          <table:table-cell office:value-type="string" calcext:value-type="string">
            <text:p>pe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20]&amp;&quot;&quot;&quot;,&quot;&quot;level&quot;&quot;:&quot;&amp;[.C920]&amp;&quot;},&quot;" office:value-type="string" office:string-value="{&quot;word&quot;:&quot;pee&quot;,&quot;level&quot;:2}," calcext:value-type="string">
            <text:p>{"word":"pee","level":2},</text:p>
          </table:table-cell>
        </table:table-row>
        <table:table-row table:style-name="ro1">
          <table:table-cell/>
          <table:table-cell office:value-type="string" calcext:value-type="string">
            <text:p>peehol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21]&amp;&quot;&quot;&quot;,&quot;&quot;level&quot;&quot;:&quot;&amp;[.C921]&amp;&quot;},&quot;" office:value-type="string" office:string-value="{&quot;word&quot;:&quot;peehole&quot;,&quot;level&quot;:2}," calcext:value-type="string">
            <text:p>{"word":"peehole","level":2},</text:p>
          </table:table-cell>
        </table:table-row>
        <table:table-row table:style-name="ro1">
          <table:table-cell/>
          <table:table-cell office:value-type="string" calcext:value-type="string">
            <text:p>pee-pe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22]&amp;&quot;&quot;&quot;,&quot;&quot;level&quot;&quot;:&quot;&amp;[.C922]&amp;&quot;},&quot;" office:value-type="string" office:string-value="{&quot;word&quot;:&quot;pee-pee&quot;,&quot;level&quot;:2}," calcext:value-type="string">
            <text:p>{"word":"pee-pee","level":2},</text:p>
          </table:table-cell>
        </table:table-row>
        <table:table-row table:style-name="ro1">
          <table:table-cell/>
          <table:table-cell office:value-type="string" calcext:value-type="string">
            <text:p>peepshow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23]&amp;&quot;&quot;&quot;,&quot;&quot;level&quot;&quot;:&quot;&amp;[.C923]&amp;&quot;},&quot;" office:value-type="string" office:string-value="{&quot;word&quot;:&quot;peepshow&quot;,&quot;level&quot;:2}," calcext:value-type="string">
            <text:p>{"word":"peepshow","level":2},</text:p>
          </table:table-cell>
        </table:table-row>
        <table:table-row table:style-name="ro1">
          <table:table-cell/>
          <table:table-cell office:value-type="string" calcext:value-type="string">
            <text:p>peepshpw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24]&amp;&quot;&quot;&quot;,&quot;&quot;level&quot;&quot;:&quot;&amp;[.C924]&amp;&quot;},&quot;" office:value-type="string" office:string-value="{&quot;word&quot;:&quot;peepshpw&quot;,&quot;level&quot;:2}," calcext:value-type="string">
            <text:p>{"word":"peepshpw","level":2},</text:p>
          </table:table-cell>
        </table:table-row>
        <table:table-row table:style-name="ro1">
          <table:table-cell/>
          <table:table-cell office:value-type="string" calcext:value-type="string">
            <text:p>pendy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25]&amp;&quot;&quot;&quot;,&quot;&quot;level&quot;&quot;:&quot;&amp;[.C925]&amp;&quot;},&quot;" office:value-type="string" office:string-value="{&quot;word&quot;:&quot;pendy&quot;,&quot;level&quot;:2}," calcext:value-type="string">
            <text:p>{"word":"pendy","level":2},</text:p>
          </table:table-cell>
        </table:table-row>
        <table:table-row table:style-name="ro1">
          <table:table-cell/>
          <table:table-cell office:value-type="string" calcext:value-type="string">
            <text:p>penetration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26]&amp;&quot;&quot;&quot;,&quot;&quot;level&quot;&quot;:&quot;&amp;[.C926]&amp;&quot;},&quot;" office:value-type="string" office:string-value="{&quot;word&quot;:&quot;penetration&quot;,&quot;level&quot;:2}," calcext:value-type="string">
            <text:p>{"word":"penetration","level":2},</text:p>
          </table:table-cell>
        </table:table-row>
        <table:table-row table:style-name="ro1">
          <table:table-cell/>
          <table:table-cell office:value-type="string" calcext:value-type="string">
            <text:p>peni5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27]&amp;&quot;&quot;&quot;,&quot;&quot;level&quot;&quot;:&quot;&amp;[.C927]&amp;&quot;},&quot;" office:value-type="string" office:string-value="{&quot;word&quot;:&quot;peni5&quot;,&quot;level&quot;:2}," calcext:value-type="string">
            <text:p>{"word":"peni5","level":2},</text:p>
          </table:table-cell>
        </table:table-row>
        <table:table-row table:style-name="ro1">
          <table:table-cell/>
          <table:table-cell office:value-type="string" calcext:value-type="string">
            <text:p>penil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28]&amp;&quot;&quot;&quot;,&quot;&quot;level&quot;&quot;:&quot;&amp;[.C928]&amp;&quot;},&quot;" office:value-type="string" office:string-value="{&quot;word&quot;:&quot;penile&quot;,&quot;level&quot;:2}," calcext:value-type="string">
            <text:p>{"word":"penile","level":2},</text:p>
          </table:table-cell>
        </table:table-row>
        <table:table-row table:style-name="ro1">
          <table:table-cell/>
          <table:table-cell office:value-type="string" calcext:value-type="string">
            <text:p>penis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29]&amp;&quot;&quot;&quot;,&quot;&quot;level&quot;&quot;:&quot;&amp;[.C929]&amp;&quot;},&quot;" office:value-type="string" office:string-value="{&quot;word&quot;:&quot;penis&quot;,&quot;level&quot;:2}," calcext:value-type="string">
            <text:p>{"word":"penis","level":2},</text:p>
          </table:table-cell>
        </table:table-row>
        <table:table-row table:style-name="ro1">
          <table:table-cell/>
          <table:table-cell office:value-type="string" calcext:value-type="string">
            <text:p>penises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30]&amp;&quot;&quot;&quot;,&quot;&quot;level&quot;&quot;:&quot;&amp;[.C930]&amp;&quot;},&quot;" office:value-type="string" office:string-value="{&quot;word&quot;:&quot;penises&quot;,&quot;level&quot;:2}," calcext:value-type="string">
            <text:p>{"word":"penises","level":2},</text:p>
          </table:table-cell>
        </table:table-row>
        <table:table-row table:style-name="ro1">
          <table:table-cell/>
          <table:table-cell office:value-type="string" calcext:value-type="string">
            <text:p>penthous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31]&amp;&quot;&quot;&quot;,&quot;&quot;level&quot;&quot;:&quot;&amp;[.C931]&amp;&quot;},&quot;" office:value-type="string" office:string-value="{&quot;word&quot;:&quot;penthouse&quot;,&quot;level&quot;:2}," calcext:value-type="string">
            <text:p>{"word":"penthouse","level":2},</text:p>
          </table:table-cell>
        </table:table-row>
        <table:table-row table:style-name="ro1">
          <table:table-cell/>
          <table:table-cell office:value-type="string" calcext:value-type="string">
            <text:p>period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32]&amp;&quot;&quot;&quot;,&quot;&quot;level&quot;&quot;:&quot;&amp;[.C932]&amp;&quot;},&quot;" office:value-type="string" office:string-value="{&quot;word&quot;:&quot;period&quot;,&quot;level&quot;:2}," calcext:value-type="string">
            <text:p>{"word":"period","level":2},</text:p>
          </table:table-cell>
        </table:table-row>
        <table:table-row table:style-name="ro1">
          <table:table-cell/>
          <table:table-cell office:value-type="string" calcext:value-type="string">
            <text:p>perv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33]&amp;&quot;&quot;&quot;,&quot;&quot;level&quot;&quot;:&quot;&amp;[.C933]&amp;&quot;},&quot;" office:value-type="string" office:string-value="{&quot;word&quot;:&quot;perv&quot;,&quot;level&quot;:2}," calcext:value-type="string">
            <text:p>{"word":"perv","level":2},</text:p>
          </table:table-cell>
        </table:table-row>
        <table:table-row table:style-name="ro1">
          <table:table-cell/>
          <table:table-cell office:value-type="string" calcext:value-type="string">
            <text:p>phonesex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34]&amp;&quot;&quot;&quot;,&quot;&quot;level&quot;&quot;:&quot;&amp;[.C934]&amp;&quot;},&quot;" office:value-type="string" office:string-value="{&quot;word&quot;:&quot;phonesex&quot;,&quot;level&quot;:2}," calcext:value-type="string">
            <text:p>{"word":"phonesex","level":2},</text:p>
          </table:table-cell>
        </table:table-row>
        <table:table-row table:style-name="ro1">
          <table:table-cell/>
          <table:table-cell office:value-type="string" calcext:value-type="string">
            <text:p>phuk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35]&amp;&quot;&quot;&quot;,&quot;&quot;level&quot;&quot;:&quot;&amp;[.C935]&amp;&quot;},&quot;" office:value-type="string" office:string-value="{&quot;word&quot;:&quot;phuk&quot;,&quot;level&quot;:2}," calcext:value-type="string">
            <text:p>{"word":"phuk","level":2},</text:p>
          </table:table-cell>
        </table:table-row>
        <table:table-row table:style-name="ro1">
          <table:table-cell/>
          <table:table-cell office:value-type="string" calcext:value-type="string">
            <text:p>phuked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36]&amp;&quot;&quot;&quot;,&quot;&quot;level&quot;&quot;:&quot;&amp;[.C936]&amp;&quot;},&quot;" office:value-type="string" office:string-value="{&quot;word&quot;:&quot;phuked&quot;,&quot;level&quot;:2}," calcext:value-type="string">
            <text:p>{"word":"phuked","level":2},</text:p>
          </table:table-cell>
        </table:table-row>
        <table:table-row table:style-name="ro1">
          <table:table-cell/>
          <table:table-cell office:value-type="string" calcext:value-type="string">
            <text:p>phuking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37]&amp;&quot;&quot;&quot;,&quot;&quot;level&quot;&quot;:&quot;&amp;[.C937]&amp;&quot;},&quot;" office:value-type="string" office:string-value="{&quot;word&quot;:&quot;phuking&quot;,&quot;level&quot;:2}," calcext:value-type="string">
            <text:p>{"word":"phuking","level":2},</text:p>
          </table:table-cell>
        </table:table-row>
        <table:table-row table:style-name="ro1">
          <table:table-cell/>
          <table:table-cell office:value-type="string" calcext:value-type="string">
            <text:p>phukked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38]&amp;&quot;&quot;&quot;,&quot;&quot;level&quot;&quot;:&quot;&amp;[.C938]&amp;&quot;},&quot;" office:value-type="string" office:string-value="{&quot;word&quot;:&quot;phukked&quot;,&quot;level&quot;:2}," calcext:value-type="string">
            <text:p>{"word":"phukked","level":2},</text:p>
          </table:table-cell>
        </table:table-row>
        <table:table-row table:style-name="ro1">
          <table:table-cell/>
          <table:table-cell office:value-type="string" calcext:value-type="string">
            <text:p>phukking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39]&amp;&quot;&quot;&quot;,&quot;&quot;level&quot;&quot;:&quot;&amp;[.C939]&amp;&quot;},&quot;" office:value-type="string" office:string-value="{&quot;word&quot;:&quot;phukking&quot;,&quot;level&quot;:2}," calcext:value-type="string">
            <text:p>{"word":"phukking","level":2},</text:p>
          </table:table-cell>
        </table:table-row>
        <table:table-row table:style-name="ro1">
          <table:table-cell/>
          <table:table-cell office:value-type="string" calcext:value-type="string">
            <text:p>phungky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40]&amp;&quot;&quot;&quot;,&quot;&quot;level&quot;&quot;:&quot;&amp;[.C940]&amp;&quot;},&quot;" office:value-type="string" office:string-value="{&quot;word&quot;:&quot;phungky&quot;,&quot;level&quot;:2}," calcext:value-type="string">
            <text:p>{"word":"phungky","level":2},</text:p>
          </table:table-cell>
        </table:table-row>
        <table:table-row table:style-name="ro1">
          <table:table-cell/>
          <table:table-cell office:value-type="string" calcext:value-type="string">
            <text:p>phuq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41]&amp;&quot;&quot;&quot;,&quot;&quot;level&quot;&quot;:&quot;&amp;[.C941]&amp;&quot;},&quot;" office:value-type="string" office:string-value="{&quot;word&quot;:&quot;phuq&quot;,&quot;level&quot;:2}," calcext:value-type="string">
            <text:p>{"word":"phuq","level":2},</text:p>
          </table:table-cell>
        </table:table-row>
        <table:table-row table:style-name="ro1">
          <table:table-cell/>
          <table:table-cell office:value-type="string" calcext:value-type="string">
            <text:p>pi55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42]&amp;&quot;&quot;&quot;,&quot;&quot;level&quot;&quot;:&quot;&amp;[.C942]&amp;&quot;},&quot;" office:value-type="string" office:string-value="{&quot;word&quot;:&quot;pi55&quot;,&quot;level&quot;:2}," calcext:value-type="string">
            <text:p>{"word":"pi55","level":2},</text:p>
          </table:table-cell>
        </table:table-row>
        <table:table-row table:style-name="ro1">
          <table:table-cell/>
          <table:table-cell office:value-type="string" calcext:value-type="string">
            <text:p>picaninny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43]&amp;&quot;&quot;&quot;,&quot;&quot;level&quot;&quot;:&quot;&amp;[.C943]&amp;&quot;},&quot;" office:value-type="string" office:string-value="{&quot;word&quot;:&quot;picaninny&quot;,&quot;level&quot;:2}," calcext:value-type="string">
            <text:p>{"word":"picaninny","level":2},</text:p>
          </table:table-cell>
        </table:table-row>
        <table:table-row table:style-name="ro1">
          <table:table-cell/>
          <table:table-cell office:value-type="string" calcext:value-type="string">
            <text:p>piccaninny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44]&amp;&quot;&quot;&quot;,&quot;&quot;level&quot;&quot;:&quot;&amp;[.C944]&amp;&quot;},&quot;" office:value-type="string" office:string-value="{&quot;word&quot;:&quot;piccaninny&quot;,&quot;level&quot;:2}," calcext:value-type="string">
            <text:p>{"word":"piccaninny","level":2},</text:p>
          </table:table-cell>
        </table:table-row>
        <table:table-row table:style-name="ro1">
          <table:table-cell/>
          <table:table-cell office:value-type="string" calcext:value-type="string">
            <text:p>pickaninny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45]&amp;&quot;&quot;&quot;,&quot;&quot;level&quot;&quot;:&quot;&amp;[.C945]&amp;&quot;},&quot;" office:value-type="string" office:string-value="{&quot;word&quot;:&quot;pickaninny&quot;,&quot;level&quot;:2}," calcext:value-type="string">
            <text:p>{"word":"pickaninny","level":2},</text:p>
          </table:table-cell>
        </table:table-row>
        <table:table-row table:style-name="ro1">
          <table:table-cell/>
          <table:table-cell office:value-type="string" calcext:value-type="string">
            <text:p>pike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46]&amp;&quot;&quot;&quot;,&quot;&quot;level&quot;&quot;:&quot;&amp;[.C946]&amp;&quot;},&quot;" office:value-type="string" office:string-value="{&quot;word&quot;:&quot;piker&quot;,&quot;level&quot;:2}," calcext:value-type="string">
            <text:p>{"word":"piker","level":2},</text:p>
          </table:table-cell>
        </table:table-row>
        <table:table-row table:style-name="ro1">
          <table:table-cell/>
          <table:table-cell office:value-type="string" calcext:value-type="string">
            <text:p>pikey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47]&amp;&quot;&quot;&quot;,&quot;&quot;level&quot;&quot;:&quot;&amp;[.C947]&amp;&quot;},&quot;" office:value-type="string" office:string-value="{&quot;word&quot;:&quot;pikey&quot;,&quot;level&quot;:2}," calcext:value-type="string">
            <text:p>{"word":"pikey","level":2},</text:p>
          </table:table-cell>
        </table:table-row>
        <table:table-row table:style-name="ro1">
          <table:table-cell/>
          <table:table-cell office:value-type="string" calcext:value-type="string">
            <text:p>piky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48]&amp;&quot;&quot;&quot;,&quot;&quot;level&quot;&quot;:&quot;&amp;[.C948]&amp;&quot;},&quot;" office:value-type="string" office:string-value="{&quot;word&quot;:&quot;piky&quot;,&quot;level&quot;:2}," calcext:value-type="string">
            <text:p>{"word":"piky","level":2},</text:p>
          </table:table-cell>
        </table:table-row>
        <table:table-row table:style-name="ro1">
          <table:table-cell/>
          <table:table-cell office:value-type="string" calcext:value-type="string">
            <text:p>pimp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49]&amp;&quot;&quot;&quot;,&quot;&quot;level&quot;&quot;:&quot;&amp;[.C949]&amp;&quot;},&quot;" office:value-type="string" office:string-value="{&quot;word&quot;:&quot;pimp&quot;,&quot;level&quot;:2}," calcext:value-type="string">
            <text:p>{"word":"pimp","level":2},</text:p>
          </table:table-cell>
        </table:table-row>
        <table:table-row table:style-name="ro1">
          <table:table-cell/>
          <table:table-cell office:value-type="string" calcext:value-type="string">
            <text:p>pimped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50]&amp;&quot;&quot;&quot;,&quot;&quot;level&quot;&quot;:&quot;&amp;[.C950]&amp;&quot;},&quot;" office:value-type="string" office:string-value="{&quot;word&quot;:&quot;pimped&quot;,&quot;level&quot;:2}," calcext:value-type="string">
            <text:p>{"word":"pimped","level":2},</text:p>
          </table:table-cell>
        </table:table-row>
        <table:table-row table:style-name="ro1">
          <table:table-cell/>
          <table:table-cell office:value-type="string" calcext:value-type="string">
            <text:p>pimpe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51]&amp;&quot;&quot;&quot;,&quot;&quot;level&quot;&quot;:&quot;&amp;[.C951]&amp;&quot;},&quot;" office:value-type="string" office:string-value="{&quot;word&quot;:&quot;pimper&quot;,&quot;level&quot;:2}," calcext:value-type="string">
            <text:p>{"word":"pimper","level":2},</text:p>
          </table:table-cell>
        </table:table-row>
        <table:table-row table:style-name="ro1">
          <table:table-cell/>
          <table:table-cell office:value-type="string" calcext:value-type="string">
            <text:p>pimpjuic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52]&amp;&quot;&quot;&quot;,&quot;&quot;level&quot;&quot;:&quot;&amp;[.C952]&amp;&quot;},&quot;" office:value-type="string" office:string-value="{&quot;word&quot;:&quot;pimpjuic&quot;,&quot;level&quot;:2}," calcext:value-type="string">
            <text:p>{"word":"pimpjuic","level":2},</text:p>
          </table:table-cell>
        </table:table-row>
        <table:table-row table:style-name="ro1">
          <table:table-cell/>
          <table:table-cell office:value-type="string" calcext:value-type="string">
            <text:p>pimpjuic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53]&amp;&quot;&quot;&quot;,&quot;&quot;level&quot;&quot;:&quot;&amp;[.C953]&amp;&quot;},&quot;" office:value-type="string" office:string-value="{&quot;word&quot;:&quot;pimpjuice&quot;,&quot;level&quot;:2}," calcext:value-type="string">
            <text:p>{"word":"pimpjuice","level":2},</text:p>
          </table:table-cell>
        </table:table-row>
        <table:table-row table:style-name="ro1">
          <table:table-cell/>
          <table:table-cell office:value-type="string" calcext:value-type="string">
            <text:p>pimpsimp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54]&amp;&quot;&quot;&quot;,&quot;&quot;level&quot;&quot;:&quot;&amp;[.C954]&amp;&quot;},&quot;" office:value-type="string" office:string-value="{&quot;word&quot;:&quot;pimpsimp&quot;,&quot;level&quot;:2}," calcext:value-type="string">
            <text:p>{"word":"pimpsimp","level":2},</text:p>
          </table:table-cell>
        </table:table-row>
        <table:table-row table:style-name="ro1">
          <table:table-cell/>
          <table:table-cell office:value-type="string" calcext:value-type="string">
            <text:p>pindick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55]&amp;&quot;&quot;&quot;,&quot;&quot;level&quot;&quot;:&quot;&amp;[.C955]&amp;&quot;},&quot;" office:value-type="string" office:string-value="{&quot;word&quot;:&quot;pindick&quot;,&quot;level&quot;:2}," calcext:value-type="string">
            <text:p>{"word":"pindick","level":2},</text:p>
          </table:table-cell>
        </table:table-row>
        <table:table-row table:style-name="ro1">
          <table:table-cell/>
          <table:table-cell office:value-type="string" calcext:value-type="string">
            <text:p>piss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56]&amp;&quot;&quot;&quot;,&quot;&quot;level&quot;&quot;:&quot;&amp;[.C956]&amp;&quot;},&quot;" office:value-type="string" office:string-value="{&quot;word&quot;:&quot;piss&quot;,&quot;level&quot;:2}," calcext:value-type="string">
            <text:p>{"word":"piss","level":2},</text:p>
          </table:table-cell>
        </table:table-row>
        <table:table-row table:style-name="ro1">
          <table:table-cell/>
          <table:table-cell office:value-type="string" calcext:value-type="string">
            <text:p>pissed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57]&amp;&quot;&quot;&quot;,&quot;&quot;level&quot;&quot;:&quot;&amp;[.C957]&amp;&quot;},&quot;" office:value-type="string" office:string-value="{&quot;word&quot;:&quot;pissed&quot;,&quot;level&quot;:2}," calcext:value-type="string">
            <text:p>{"word":"pissed","level":2},</text:p>
          </table:table-cell>
        </table:table-row>
        <table:table-row table:style-name="ro1">
          <table:table-cell/>
          <table:table-cell office:value-type="string" calcext:value-type="string">
            <text:p>pisse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58]&amp;&quot;&quot;&quot;,&quot;&quot;level&quot;&quot;:&quot;&amp;[.C958]&amp;&quot;},&quot;" office:value-type="string" office:string-value="{&quot;word&quot;:&quot;pisser&quot;,&quot;level&quot;:2}," calcext:value-type="string">
            <text:p>{"word":"pisser","level":2},</text:p>
          </table:table-cell>
        </table:table-row>
        <table:table-row table:style-name="ro1">
          <table:table-cell/>
          <table:table-cell office:value-type="string" calcext:value-type="string">
            <text:p>pisses 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59]&amp;&quot;&quot;&quot;,&quot;&quot;level&quot;&quot;:&quot;&amp;[.C959]&amp;&quot;},&quot;" office:value-type="string" office:string-value="{&quot;word&quot;:&quot;pisses &quot;,&quot;level&quot;:2}," calcext:value-type="string">
            <text:p>{"word":"pisses ","level":2},</text:p>
          </table:table-cell>
        </table:table-row>
        <table:table-row table:style-name="ro1">
          <table:table-cell/>
          <table:table-cell office:value-type="string" calcext:value-type="string">
            <text:p>pisshead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60]&amp;&quot;&quot;&quot;,&quot;&quot;level&quot;&quot;:&quot;&amp;[.C960]&amp;&quot;},&quot;" office:value-type="string" office:string-value="{&quot;word&quot;:&quot;pisshead&quot;,&quot;level&quot;:2}," calcext:value-type="string">
            <text:p>{"word":"pisshead","level":2},</text:p>
          </table:table-cell>
        </table:table-row>
        <table:table-row table:style-name="ro1">
          <table:table-cell/>
          <table:table-cell office:value-type="string" calcext:value-type="string">
            <text:p>pissin 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61]&amp;&quot;&quot;&quot;,&quot;&quot;level&quot;&quot;:&quot;&amp;[.C961]&amp;&quot;},&quot;" office:value-type="string" office:string-value="{&quot;word&quot;:&quot;pissin &quot;,&quot;level&quot;:2}," calcext:value-type="string">
            <text:p>{"word":"pissin ","level":2},</text:p>
          </table:table-cell>
        </table:table-row>
        <table:table-row table:style-name="ro1">
          <table:table-cell/>
          <table:table-cell office:value-type="string" calcext:value-type="string">
            <text:p>pissing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62]&amp;&quot;&quot;&quot;,&quot;&quot;level&quot;&quot;:&quot;&amp;[.C962]&amp;&quot;},&quot;" office:value-type="string" office:string-value="{&quot;word&quot;:&quot;pissing&quot;,&quot;level&quot;:2}," calcext:value-type="string">
            <text:p>{"word":"pissing","level":2},</text:p>
          </table:table-cell>
        </table:table-row>
        <table:table-row table:style-name="ro1">
          <table:table-cell/>
          <table:table-cell office:value-type="string" calcext:value-type="string">
            <text:p>pissoff 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63]&amp;&quot;&quot;&quot;,&quot;&quot;level&quot;&quot;:&quot;&amp;[.C963]&amp;&quot;},&quot;" office:value-type="string" office:string-value="{&quot;word&quot;:&quot;pissoff &quot;,&quot;level&quot;:2}," calcext:value-type="string">
            <text:p>{"word":"pissoff ","level":2},</text:p>
          </table:table-cell>
        </table:table-row>
        <table:table-row table:style-name="ro1">
          <table:table-cell/>
          <table:table-cell office:value-type="string" calcext:value-type="string">
            <text:p>pistol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64]&amp;&quot;&quot;&quot;,&quot;&quot;level&quot;&quot;:&quot;&amp;[.C964]&amp;&quot;},&quot;" office:value-type="string" office:string-value="{&quot;word&quot;:&quot;pistol&quot;,&quot;level&quot;:2}," calcext:value-type="string">
            <text:p>{"word":"pistol","level":2},</text:p>
          </table:table-cell>
        </table:table-row>
        <table:table-row table:style-name="ro1">
          <table:table-cell/>
          <table:table-cell office:value-type="string" calcext:value-type="string">
            <text:p>pixi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65]&amp;&quot;&quot;&quot;,&quot;&quot;level&quot;&quot;:&quot;&amp;[.C965]&amp;&quot;},&quot;" office:value-type="string" office:string-value="{&quot;word&quot;:&quot;pixie&quot;,&quot;level&quot;:2}," calcext:value-type="string">
            <text:p>{"word":"pixie","level":2},</text:p>
          </table:table-cell>
        </table:table-row>
        <table:table-row table:style-name="ro1">
          <table:table-cell/>
          <table:table-cell office:value-type="string" calcext:value-type="string">
            <text:p>pixy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66]&amp;&quot;&quot;&quot;,&quot;&quot;level&quot;&quot;:&quot;&amp;[.C966]&amp;&quot;},&quot;" office:value-type="string" office:string-value="{&quot;word&quot;:&quot;pixy&quot;,&quot;level&quot;:2}," calcext:value-type="string">
            <text:p>{"word":"pixy","level":2},</text:p>
          </table:table-cell>
        </table:table-row>
        <table:table-row table:style-name="ro1">
          <table:table-cell/>
          <table:table-cell office:value-type="string" calcext:value-type="string">
            <text:p>playboy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67]&amp;&quot;&quot;&quot;,&quot;&quot;level&quot;&quot;:&quot;&amp;[.C967]&amp;&quot;},&quot;" office:value-type="string" office:string-value="{&quot;word&quot;:&quot;playboy&quot;,&quot;level&quot;:2}," calcext:value-type="string">
            <text:p>{"word":"playboy","level":2},</text:p>
          </table:table-cell>
        </table:table-row>
        <table:table-row table:style-name="ro1">
          <table:table-cell/>
          <table:table-cell office:value-type="string" calcext:value-type="string">
            <text:p>playgirl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68]&amp;&quot;&quot;&quot;,&quot;&quot;level&quot;&quot;:&quot;&amp;[.C968]&amp;&quot;},&quot;" office:value-type="string" office:string-value="{&quot;word&quot;:&quot;playgirl&quot;,&quot;level&quot;:2}," calcext:value-type="string">
            <text:p>{"word":"playgirl","level":2},</text:p>
          </table:table-cell>
        </table:table-row>
        <table:table-row table:style-name="ro1">
          <table:table-cell/>
          <table:table-cell office:value-type="string" calcext:value-type="string">
            <text:p>pocha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69]&amp;&quot;&quot;&quot;,&quot;&quot;level&quot;&quot;:&quot;&amp;[.C969]&amp;&quot;},&quot;" office:value-type="string" office:string-value="{&quot;word&quot;:&quot;pocha&quot;,&quot;level&quot;:2}," calcext:value-type="string">
            <text:p>{"word":"pocha","level":2},</text:p>
          </table:table-cell>
        </table:table-row>
        <table:table-row table:style-name="ro1">
          <table:table-cell/>
          <table:table-cell office:value-type="string" calcext:value-type="string">
            <text:p>pocho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70]&amp;&quot;&quot;&quot;,&quot;&quot;level&quot;&quot;:&quot;&amp;[.C970]&amp;&quot;},&quot;" office:value-type="string" office:string-value="{&quot;word&quot;:&quot;pocho&quot;,&quot;level&quot;:2}," calcext:value-type="string">
            <text:p>{"word":"pocho","level":2},</text:p>
          </table:table-cell>
        </table:table-row>
        <table:table-row table:style-name="ro1">
          <table:table-cell/>
          <table:table-cell office:value-type="string" calcext:value-type="string">
            <text:p>pocketpool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71]&amp;&quot;&quot;&quot;,&quot;&quot;level&quot;&quot;:&quot;&amp;[.C971]&amp;&quot;},&quot;" office:value-type="string" office:string-value="{&quot;word&quot;:&quot;pocketpool&quot;,&quot;level&quot;:2}," calcext:value-type="string">
            <text:p>{"word":"pocketpool","level":2},</text:p>
          </table:table-cell>
        </table:table-row>
        <table:table-row table:style-name="ro1">
          <table:table-cell/>
          <table:table-cell office:value-type="string" calcext:value-type="string">
            <text:p>pohm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72]&amp;&quot;&quot;&quot;,&quot;&quot;level&quot;&quot;:&quot;&amp;[.C972]&amp;&quot;},&quot;" office:value-type="string" office:string-value="{&quot;word&quot;:&quot;pohm&quot;,&quot;level&quot;:2}," calcext:value-type="string">
            <text:p>{"word":"pohm","level":2},</text:p>
          </table:table-cell>
        </table:table-row>
        <table:table-row table:style-name="ro1">
          <table:table-cell/>
          <table:table-cell office:value-type="string" calcext:value-type="string">
            <text:p>polack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73]&amp;&quot;&quot;&quot;,&quot;&quot;level&quot;&quot;:&quot;&amp;[.C973]&amp;&quot;},&quot;" office:value-type="string" office:string-value="{&quot;word&quot;:&quot;polack&quot;,&quot;level&quot;:2}," calcext:value-type="string">
            <text:p>{"word":"polack","level":2},</text:p>
          </table:table-cell>
        </table:table-row>
        <table:table-row table:style-name="ro1">
          <table:table-cell/>
          <table:table-cell office:value-type="string" calcext:value-type="string">
            <text:p>pom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74]&amp;&quot;&quot;&quot;,&quot;&quot;level&quot;&quot;:&quot;&amp;[.C974]&amp;&quot;},&quot;" office:value-type="string" office:string-value="{&quot;word&quot;:&quot;pom&quot;,&quot;level&quot;:2}," calcext:value-type="string">
            <text:p>{"word":"pom","level":2},</text:p>
          </table:table-cell>
        </table:table-row>
        <table:table-row table:style-name="ro1">
          <table:table-cell/>
          <table:table-cell office:value-type="string" calcext:value-type="string">
            <text:p>pommi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75]&amp;&quot;&quot;&quot;,&quot;&quot;level&quot;&quot;:&quot;&amp;[.C975]&amp;&quot;},&quot;" office:value-type="string" office:string-value="{&quot;word&quot;:&quot;pommie&quot;,&quot;level&quot;:2}," calcext:value-type="string">
            <text:p>{"word":"pommie","level":2},</text:p>
          </table:table-cell>
        </table:table-row>
        <table:table-row table:style-name="ro1">
          <table:table-cell/>
          <table:table-cell office:value-type="string" calcext:value-type="string">
            <text:p>pommy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76]&amp;&quot;&quot;&quot;,&quot;&quot;level&quot;&quot;:&quot;&amp;[.C976]&amp;&quot;},&quot;" office:value-type="string" office:string-value="{&quot;word&quot;:&quot;pommy&quot;,&quot;level&quot;:2}," calcext:value-type="string">
            <text:p>{"word":"pommy","level":2},</text:p>
          </table:table-cell>
        </table:table-row>
        <table:table-row table:style-name="ro1">
          <table:table-cell/>
          <table:table-cell office:value-type="string" calcext:value-type="string">
            <text:p>poo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77]&amp;&quot;&quot;&quot;,&quot;&quot;level&quot;&quot;:&quot;&amp;[.C977]&amp;&quot;},&quot;" office:value-type="string" office:string-value="{&quot;word&quot;:&quot;poo&quot;,&quot;level&quot;:2}," calcext:value-type="string">
            <text:p>{"word":"poo","level":2},</text:p>
          </table:table-cell>
        </table:table-row>
        <table:table-row table:style-name="ro1">
          <table:table-cell/>
          <table:table-cell office:value-type="string" calcext:value-type="string">
            <text:p>poon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78]&amp;&quot;&quot;&quot;,&quot;&quot;level&quot;&quot;:&quot;&amp;[.C978]&amp;&quot;},&quot;" office:value-type="string" office:string-value="{&quot;word&quot;:&quot;poon&quot;,&quot;level&quot;:2}," calcext:value-type="string">
            <text:p>{"word":"poon","level":2},</text:p>
          </table:table-cell>
        </table:table-row>
        <table:table-row table:style-name="ro1">
          <table:table-cell/>
          <table:table-cell office:value-type="string" calcext:value-type="string">
            <text:p>poontang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79]&amp;&quot;&quot;&quot;,&quot;&quot;level&quot;&quot;:&quot;&amp;[.C979]&amp;&quot;},&quot;" office:value-type="string" office:string-value="{&quot;word&quot;:&quot;poontang&quot;,&quot;level&quot;:2}," calcext:value-type="string">
            <text:p>{"word":"poontang","level":2},</text:p>
          </table:table-cell>
        </table:table-row>
        <table:table-row table:style-name="ro1">
          <table:table-cell/>
          <table:table-cell office:value-type="string" calcext:value-type="string">
            <text:p>poop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80]&amp;&quot;&quot;&quot;,&quot;&quot;level&quot;&quot;:&quot;&amp;[.C980]&amp;&quot;},&quot;" office:value-type="string" office:string-value="{&quot;word&quot;:&quot;poop&quot;,&quot;level&quot;:2}," calcext:value-type="string">
            <text:p>{"word":"poop","level":2},</text:p>
          </table:table-cell>
        </table:table-row>
        <table:table-row table:style-name="ro1">
          <table:table-cell/>
          <table:table-cell office:value-type="string" calcext:value-type="string">
            <text:p>poope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81]&amp;&quot;&quot;&quot;,&quot;&quot;level&quot;&quot;:&quot;&amp;[.C981]&amp;&quot;},&quot;" office:value-type="string" office:string-value="{&quot;word&quot;:&quot;pooper&quot;,&quot;level&quot;:2}," calcext:value-type="string">
            <text:p>{"word":"pooper","level":2},</text:p>
          </table:table-cell>
        </table:table-row>
        <table:table-row table:style-name="ro1">
          <table:table-cell/>
          <table:table-cell office:value-type="string" calcext:value-type="string">
            <text:p>pooperscoope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82]&amp;&quot;&quot;&quot;,&quot;&quot;level&quot;&quot;:&quot;&amp;[.C982]&amp;&quot;},&quot;" office:value-type="string" office:string-value="{&quot;word&quot;:&quot;pooperscooper&quot;,&quot;level&quot;:2}," calcext:value-type="string">
            <text:p>{"word":"pooperscooper","level":2},</text:p>
          </table:table-cell>
        </table:table-row>
        <table:table-row table:style-name="ro1">
          <table:table-cell/>
          <table:table-cell office:value-type="string" calcext:value-type="string">
            <text:p>pooping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83]&amp;&quot;&quot;&quot;,&quot;&quot;level&quot;&quot;:&quot;&amp;[.C983]&amp;&quot;},&quot;" office:value-type="string" office:string-value="{&quot;word&quot;:&quot;pooping&quot;,&quot;level&quot;:2}," calcext:value-type="string">
            <text:p>{"word":"pooping","level":2},</text:p>
          </table:table-cell>
        </table:table-row>
        <table:table-row table:style-name="ro1">
          <table:table-cell/>
          <table:table-cell office:value-type="string" calcext:value-type="string">
            <text:p>poorwhitetrash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84]&amp;&quot;&quot;&quot;,&quot;&quot;level&quot;&quot;:&quot;&amp;[.C984]&amp;&quot;},&quot;" office:value-type="string" office:string-value="{&quot;word&quot;:&quot;poorwhitetrash&quot;,&quot;level&quot;:2}," calcext:value-type="string">
            <text:p>{"word":"poorwhitetrash","level":2},</text:p>
          </table:table-cell>
        </table:table-row>
        <table:table-row table:style-name="ro1">
          <table:table-cell/>
          <table:table-cell office:value-type="string" calcext:value-type="string">
            <text:p>popimp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85]&amp;&quot;&quot;&quot;,&quot;&quot;level&quot;&quot;:&quot;&amp;[.C985]&amp;&quot;},&quot;" office:value-type="string" office:string-value="{&quot;word&quot;:&quot;popimp&quot;,&quot;level&quot;:2}," calcext:value-type="string">
            <text:p>{"word":"popimp","level":2},</text:p>
          </table:table-cell>
        </table:table-row>
        <table:table-row table:style-name="ro1">
          <table:table-cell/>
          <table:table-cell office:value-type="string" calcext:value-type="string">
            <text:p>porchmonkey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86]&amp;&quot;&quot;&quot;,&quot;&quot;level&quot;&quot;:&quot;&amp;[.C986]&amp;&quot;},&quot;" office:value-type="string" office:string-value="{&quot;word&quot;:&quot;porchmonkey&quot;,&quot;level&quot;:2}," calcext:value-type="string">
            <text:p>{"word":"porchmonkey","level":2},</text:p>
          </table:table-cell>
        </table:table-row>
        <table:table-row table:style-name="ro1">
          <table:table-cell/>
          <table:table-cell office:value-type="string" calcext:value-type="string">
            <text:p>porn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87]&amp;&quot;&quot;&quot;,&quot;&quot;level&quot;&quot;:&quot;&amp;[.C987]&amp;&quot;},&quot;" office:value-type="string" office:string-value="{&quot;word&quot;:&quot;porn&quot;,&quot;level&quot;:2}," calcext:value-type="string">
            <text:p>{"word":"porn","level":2},</text:p>
          </table:table-cell>
        </table:table-row>
        <table:table-row table:style-name="ro1">
          <table:table-cell/>
          <table:table-cell office:value-type="string" calcext:value-type="string">
            <text:p>pornflick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88]&amp;&quot;&quot;&quot;,&quot;&quot;level&quot;&quot;:&quot;&amp;[.C988]&amp;&quot;},&quot;" office:value-type="string" office:string-value="{&quot;word&quot;:&quot;pornflick&quot;,&quot;level&quot;:2}," calcext:value-type="string">
            <text:p>{"word":"pornflick","level":2},</text:p>
          </table:table-cell>
        </table:table-row>
        <table:table-row table:style-name="ro1">
          <table:table-cell/>
          <table:table-cell office:value-type="string" calcext:value-type="string">
            <text:p>pornking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89]&amp;&quot;&quot;&quot;,&quot;&quot;level&quot;&quot;:&quot;&amp;[.C989]&amp;&quot;},&quot;" office:value-type="string" office:string-value="{&quot;word&quot;:&quot;pornking&quot;,&quot;level&quot;:2}," calcext:value-type="string">
            <text:p>{"word":"pornking","level":2},</text:p>
          </table:table-cell>
        </table:table-row>
        <table:table-row table:style-name="ro1">
          <table:table-cell/>
          <table:table-cell office:value-type="string" calcext:value-type="string">
            <text:p>porno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90]&amp;&quot;&quot;&quot;,&quot;&quot;level&quot;&quot;:&quot;&amp;[.C990]&amp;&quot;},&quot;" office:value-type="string" office:string-value="{&quot;word&quot;:&quot;porno&quot;,&quot;level&quot;:2}," calcext:value-type="string">
            <text:p>{"word":"porno","level":2},</text:p>
          </table:table-cell>
        </table:table-row>
        <table:table-row table:style-name="ro1">
          <table:table-cell/>
          <table:table-cell office:value-type="string" calcext:value-type="string">
            <text:p>pornography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91]&amp;&quot;&quot;&quot;,&quot;&quot;level&quot;&quot;:&quot;&amp;[.C991]&amp;&quot;},&quot;" office:value-type="string" office:string-value="{&quot;word&quot;:&quot;pornography&quot;,&quot;level&quot;:2}," calcext:value-type="string">
            <text:p>{"word":"pornography","level":2},</text:p>
          </table:table-cell>
        </table:table-row>
        <table:table-row table:style-name="ro1">
          <table:table-cell/>
          <table:table-cell office:value-type="string" calcext:value-type="string">
            <text:p>pornprincess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92]&amp;&quot;&quot;&quot;,&quot;&quot;level&quot;&quot;:&quot;&amp;[.C992]&amp;&quot;},&quot;" office:value-type="string" office:string-value="{&quot;word&quot;:&quot;pornprincess&quot;,&quot;level&quot;:2}," calcext:value-type="string">
            <text:p>{"word":"pornprincess","level":2},</text:p>
          </table:table-cell>
        </table:table-row>
        <table:table-row table:style-name="ro1">
          <table:table-cell/>
          <table:table-cell office:value-type="string" calcext:value-type="string">
            <text:p>pot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93]&amp;&quot;&quot;&quot;,&quot;&quot;level&quot;&quot;:&quot;&amp;[.C993]&amp;&quot;},&quot;" office:value-type="string" office:string-value="{&quot;word&quot;:&quot;pot&quot;,&quot;level&quot;:2}," calcext:value-type="string">
            <text:p>{"word":"pot","level":2},</text:p>
          </table:table-cell>
        </table:table-row>
        <table:table-row table:style-name="ro1">
          <table:table-cell/>
          <table:table-cell office:value-type="string" calcext:value-type="string">
            <text:p>poverty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94]&amp;&quot;&quot;&quot;,&quot;&quot;level&quot;&quot;:&quot;&amp;[.C994]&amp;&quot;},&quot;" office:value-type="string" office:string-value="{&quot;word&quot;:&quot;poverty&quot;,&quot;level&quot;:2}," calcext:value-type="string">
            <text:p>{"word":"poverty","level":2},</text:p>
          </table:table-cell>
        </table:table-row>
        <table:table-row table:style-name="ro1">
          <table:table-cell/>
          <table:table-cell office:value-type="string" calcext:value-type="string">
            <text:p>prematur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95]&amp;&quot;&quot;&quot;,&quot;&quot;level&quot;&quot;:&quot;&amp;[.C995]&amp;&quot;},&quot;" office:value-type="string" office:string-value="{&quot;word&quot;:&quot;premature&quot;,&quot;level&quot;:2}," calcext:value-type="string">
            <text:p>{"word":"premature","level":2},</text:p>
          </table:table-cell>
        </table:table-row>
        <table:table-row table:style-name="ro1">
          <table:table-cell/>
          <table:table-cell office:value-type="string" calcext:value-type="string">
            <text:p>pric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96]&amp;&quot;&quot;&quot;,&quot;&quot;level&quot;&quot;:&quot;&amp;[.C996]&amp;&quot;},&quot;" office:value-type="string" office:string-value="{&quot;word&quot;:&quot;pric&quot;,&quot;level&quot;:2}," calcext:value-type="string">
            <text:p>{"word":"pric","level":2},</text:p>
          </table:table-cell>
        </table:table-row>
        <table:table-row table:style-name="ro1">
          <table:table-cell/>
          <table:table-cell office:value-type="string" calcext:value-type="string">
            <text:p>prick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97]&amp;&quot;&quot;&quot;,&quot;&quot;level&quot;&quot;:&quot;&amp;[.C997]&amp;&quot;},&quot;" office:value-type="string" office:string-value="{&quot;word&quot;:&quot;prick&quot;,&quot;level&quot;:2}," calcext:value-type="string">
            <text:p>{"word":"prick","level":2},</text:p>
          </table:table-cell>
        </table:table-row>
        <table:table-row table:style-name="ro1">
          <table:table-cell/>
          <table:table-cell office:value-type="string" calcext:value-type="string">
            <text:p>prickhead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98]&amp;&quot;&quot;&quot;,&quot;&quot;level&quot;&quot;:&quot;&amp;[.C998]&amp;&quot;},&quot;" office:value-type="string" office:string-value="{&quot;word&quot;:&quot;prickhead&quot;,&quot;level&quot;:2}," calcext:value-type="string">
            <text:p>{"word":"prickhead","level":2},</text:p>
          </table:table-cell>
        </table:table-row>
        <table:table-row table:style-name="ro1">
          <table:table-cell/>
          <table:table-cell office:value-type="string" calcext:value-type="string">
            <text:p>primetim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999]&amp;&quot;&quot;&quot;,&quot;&quot;level&quot;&quot;:&quot;&amp;[.C999]&amp;&quot;},&quot;" office:value-type="string" office:string-value="{&quot;word&quot;:&quot;primetime&quot;,&quot;level&quot;:2}," calcext:value-type="string">
            <text:p>{"word":"primetime","level":2},</text:p>
          </table:table-cell>
        </table:table-row>
        <table:table-row table:style-name="ro1">
          <table:table-cell/>
          <table:table-cell office:value-type="string" calcext:value-type="string">
            <text:p>propaganda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00]&amp;&quot;&quot;&quot;,&quot;&quot;level&quot;&quot;:&quot;&amp;[.C1000]&amp;&quot;},&quot;" office:value-type="string" office:string-value="{&quot;word&quot;:&quot;propaganda&quot;,&quot;level&quot;:2}," calcext:value-type="string">
            <text:p>{"word":"propaganda","level":2},</text:p>
          </table:table-cell>
        </table:table-row>
        <table:table-row table:style-name="ro1">
          <table:table-cell/>
          <table:table-cell office:value-type="string" calcext:value-type="string">
            <text:p>pros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01]&amp;&quot;&quot;&quot;,&quot;&quot;level&quot;&quot;:&quot;&amp;[.C1001]&amp;&quot;},&quot;" office:value-type="string" office:string-value="{&quot;word&quot;:&quot;pros&quot;,&quot;level&quot;:2}," calcext:value-type="string">
            <text:p>{"word":"pros","level":2},</text:p>
          </table:table-cell>
        </table:table-row>
        <table:table-row table:style-name="ro1">
          <table:table-cell/>
          <table:table-cell office:value-type="string" calcext:value-type="string">
            <text:p>prostitut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02]&amp;&quot;&quot;&quot;,&quot;&quot;level&quot;&quot;:&quot;&amp;[.C1002]&amp;&quot;},&quot;" office:value-type="string" office:string-value="{&quot;word&quot;:&quot;prostitute&quot;,&quot;level&quot;:2}," calcext:value-type="string">
            <text:p>{"word":"prostitute","level":2},</text:p>
          </table:table-cell>
        </table:table-row>
        <table:table-row table:style-name="ro1">
          <table:table-cell/>
          <table:table-cell office:value-type="string" calcext:value-type="string">
            <text:p>protestant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03]&amp;&quot;&quot;&quot;,&quot;&quot;level&quot;&quot;:&quot;&amp;[.C1003]&amp;&quot;},&quot;" office:value-type="string" office:string-value="{&quot;word&quot;:&quot;protestant&quot;,&quot;level&quot;:2}," calcext:value-type="string">
            <text:p>{"word":"protestant","level":2},</text:p>
          </table:table-cell>
        </table:table-row>
        <table:table-row table:style-name="ro1">
          <table:table-cell/>
          <table:table-cell office:value-type="string" calcext:value-type="string">
            <text:p>pu55i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04]&amp;&quot;&quot;&quot;,&quot;&quot;level&quot;&quot;:&quot;&amp;[.C1004]&amp;&quot;},&quot;" office:value-type="string" office:string-value="{&quot;word&quot;:&quot;pu55i&quot;,&quot;level&quot;:2}," calcext:value-type="string">
            <text:p>{"word":"pu55i","level":2},</text:p>
          </table:table-cell>
        </table:table-row>
        <table:table-row table:style-name="ro1">
          <table:table-cell/>
          <table:table-cell office:value-type="string" calcext:value-type="string">
            <text:p>pu55y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05]&amp;&quot;&quot;&quot;,&quot;&quot;level&quot;&quot;:&quot;&amp;[.C1005]&amp;&quot;},&quot;" office:value-type="string" office:string-value="{&quot;word&quot;:&quot;pu55y&quot;,&quot;level&quot;:2}," calcext:value-type="string">
            <text:p>{"word":"pu55y","level":2},</text:p>
          </table:table-cell>
        </table:table-row>
        <table:table-row table:style-name="ro1">
          <table:table-cell/>
          <table:table-cell office:value-type="string" calcext:value-type="string">
            <text:p>pub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06]&amp;&quot;&quot;&quot;,&quot;&quot;level&quot;&quot;:&quot;&amp;[.C1006]&amp;&quot;},&quot;" office:value-type="string" office:string-value="{&quot;word&quot;:&quot;pube&quot;,&quot;level&quot;:2}," calcext:value-type="string">
            <text:p>{"word":"pube","level":2},</text:p>
          </table:table-cell>
        </table:table-row>
        <table:table-row table:style-name="ro1">
          <table:table-cell/>
          <table:table-cell office:value-type="string" calcext:value-type="string">
            <text:p>pubic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07]&amp;&quot;&quot;&quot;,&quot;&quot;level&quot;&quot;:&quot;&amp;[.C1007]&amp;&quot;},&quot;" office:value-type="string" office:string-value="{&quot;word&quot;:&quot;pubic&quot;,&quot;level&quot;:2}," calcext:value-type="string">
            <text:p>{"word":"pubic","level":2},</text:p>
          </table:table-cell>
        </table:table-row>
        <table:table-row table:style-name="ro1">
          <table:table-cell/>
          <table:table-cell office:value-type="string" calcext:value-type="string">
            <text:p>pubiclic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08]&amp;&quot;&quot;&quot;,&quot;&quot;level&quot;&quot;:&quot;&amp;[.C1008]&amp;&quot;},&quot;" office:value-type="string" office:string-value="{&quot;word&quot;:&quot;pubiclice&quot;,&quot;level&quot;:2}," calcext:value-type="string">
            <text:p>{"word":"pubiclice","level":2},</text:p>
          </table:table-cell>
        </table:table-row>
        <table:table-row table:style-name="ro1">
          <table:table-cell/>
          <table:table-cell office:value-type="string" calcext:value-type="string">
            <text:p>pud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09]&amp;&quot;&quot;&quot;,&quot;&quot;level&quot;&quot;:&quot;&amp;[.C1009]&amp;&quot;},&quot;" office:value-type="string" office:string-value="{&quot;word&quot;:&quot;pud&quot;,&quot;level&quot;:2}," calcext:value-type="string">
            <text:p>{"word":"pud","level":2},</text:p>
          </table:table-cell>
        </table:table-row>
        <table:table-row table:style-name="ro1">
          <table:table-cell/>
          <table:table-cell office:value-type="string" calcext:value-type="string">
            <text:p>pudboy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10]&amp;&quot;&quot;&quot;,&quot;&quot;level&quot;&quot;:&quot;&amp;[.C1010]&amp;&quot;},&quot;" office:value-type="string" office:string-value="{&quot;word&quot;:&quot;pudboy&quot;,&quot;level&quot;:2}," calcext:value-type="string">
            <text:p>{"word":"pudboy","level":2},</text:p>
          </table:table-cell>
        </table:table-row>
        <table:table-row table:style-name="ro1">
          <table:table-cell/>
          <table:table-cell office:value-type="string" calcext:value-type="string">
            <text:p>pudd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11]&amp;&quot;&quot;&quot;,&quot;&quot;level&quot;&quot;:&quot;&amp;[.C1011]&amp;&quot;},&quot;" office:value-type="string" office:string-value="{&quot;word&quot;:&quot;pudd&quot;,&quot;level&quot;:2}," calcext:value-type="string">
            <text:p>{"word":"pudd","level":2},</text:p>
          </table:table-cell>
        </table:table-row>
        <table:table-row table:style-name="ro1">
          <table:table-cell/>
          <table:table-cell office:value-type="string" calcext:value-type="string">
            <text:p>puddboy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12]&amp;&quot;&quot;&quot;,&quot;&quot;level&quot;&quot;:&quot;&amp;[.C1012]&amp;&quot;},&quot;" office:value-type="string" office:string-value="{&quot;word&quot;:&quot;puddboy&quot;,&quot;level&quot;:2}," calcext:value-type="string">
            <text:p>{"word":"puddboy","level":2},</text:p>
          </table:table-cell>
        </table:table-row>
        <table:table-row table:style-name="ro1">
          <table:table-cell/>
          <table:table-cell office:value-type="string" calcext:value-type="string">
            <text:p>puk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13]&amp;&quot;&quot;&quot;,&quot;&quot;level&quot;&quot;:&quot;&amp;[.C1013]&amp;&quot;},&quot;" office:value-type="string" office:string-value="{&quot;word&quot;:&quot;puke&quot;,&quot;level&quot;:2}," calcext:value-type="string">
            <text:p>{"word":"puke","level":2},</text:p>
          </table:table-cell>
        </table:table-row>
        <table:table-row table:style-name="ro1">
          <table:table-cell/>
          <table:table-cell office:value-type="string" calcext:value-type="string">
            <text:p>puntang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14]&amp;&quot;&quot;&quot;,&quot;&quot;level&quot;&quot;:&quot;&amp;[.C1014]&amp;&quot;},&quot;" office:value-type="string" office:string-value="{&quot;word&quot;:&quot;puntang&quot;,&quot;level&quot;:2}," calcext:value-type="string">
            <text:p>{"word":"puntang","level":2},</text:p>
          </table:table-cell>
        </table:table-row>
        <table:table-row table:style-name="ro1">
          <table:table-cell/>
          <table:table-cell office:value-type="string" calcext:value-type="string">
            <text:p>purinapricness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15]&amp;&quot;&quot;&quot;,&quot;&quot;level&quot;&quot;:&quot;&amp;[.C1015]&amp;&quot;},&quot;" office:value-type="string" office:string-value="{&quot;word&quot;:&quot;purinapricness&quot;,&quot;level&quot;:2}," calcext:value-type="string">
            <text:p>{"word":"purinapricness","level":2},</text:p>
          </table:table-cell>
        </table:table-row>
        <table:table-row table:style-name="ro1">
          <table:table-cell/>
          <table:table-cell office:value-type="string" calcext:value-type="string">
            <text:p>puss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16]&amp;&quot;&quot;&quot;,&quot;&quot;level&quot;&quot;:&quot;&amp;[.C1016]&amp;&quot;},&quot;" office:value-type="string" office:string-value="{&quot;word&quot;:&quot;puss&quot;,&quot;level&quot;:2}," calcext:value-type="string">
            <text:p>{"word":"puss","level":2},</text:p>
          </table:table-cell>
        </table:table-row>
        <table:table-row table:style-name="ro1">
          <table:table-cell/>
          <table:table-cell office:value-type="string" calcext:value-type="string">
            <text:p>pussi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17]&amp;&quot;&quot;&quot;,&quot;&quot;level&quot;&quot;:&quot;&amp;[.C1017]&amp;&quot;},&quot;" office:value-type="string" office:string-value="{&quot;word&quot;:&quot;pussie&quot;,&quot;level&quot;:2}," calcext:value-type="string">
            <text:p>{"word":"pussie","level":2},</text:p>
          </table:table-cell>
        </table:table-row>
        <table:table-row table:style-name="ro1">
          <table:table-cell/>
          <table:table-cell office:value-type="string" calcext:value-type="string">
            <text:p>pussies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18]&amp;&quot;&quot;&quot;,&quot;&quot;level&quot;&quot;:&quot;&amp;[.C1018]&amp;&quot;},&quot;" office:value-type="string" office:string-value="{&quot;word&quot;:&quot;pussies&quot;,&quot;level&quot;:2}," calcext:value-type="string">
            <text:p>{"word":"pussies","level":2},</text:p>
          </table:table-cell>
        </table:table-row>
        <table:table-row table:style-name="ro1">
          <table:table-cell/>
          <table:table-cell office:value-type="string" calcext:value-type="string">
            <text:p>pussy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19]&amp;&quot;&quot;&quot;,&quot;&quot;level&quot;&quot;:&quot;&amp;[.C1019]&amp;&quot;},&quot;" office:value-type="string" office:string-value="{&quot;word&quot;:&quot;pussy&quot;,&quot;level&quot;:2}," calcext:value-type="string">
            <text:p>{"word":"pussy","level":2},</text:p>
          </table:table-cell>
        </table:table-row>
        <table:table-row table:style-name="ro1">
          <table:table-cell/>
          <table:table-cell office:value-type="string" calcext:value-type="string">
            <text:p>pussycat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20]&amp;&quot;&quot;&quot;,&quot;&quot;level&quot;&quot;:&quot;&amp;[.C1020]&amp;&quot;},&quot;" office:value-type="string" office:string-value="{&quot;word&quot;:&quot;pussycat&quot;,&quot;level&quot;:2}," calcext:value-type="string">
            <text:p>{"word":"pussycat","level":2},</text:p>
          </table:table-cell>
        </table:table-row>
        <table:table-row table:style-name="ro1">
          <table:table-cell/>
          <table:table-cell office:value-type="string" calcext:value-type="string">
            <text:p>pussyeate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21]&amp;&quot;&quot;&quot;,&quot;&quot;level&quot;&quot;:&quot;&amp;[.C1021]&amp;&quot;},&quot;" office:value-type="string" office:string-value="{&quot;word&quot;:&quot;pussyeater&quot;,&quot;level&quot;:2}," calcext:value-type="string">
            <text:p>{"word":"pussyeater","level":2},</text:p>
          </table:table-cell>
        </table:table-row>
        <table:table-row table:style-name="ro1">
          <table:table-cell/>
          <table:table-cell office:value-type="string" calcext:value-type="string">
            <text:p>pussyfucke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22]&amp;&quot;&quot;&quot;,&quot;&quot;level&quot;&quot;:&quot;&amp;[.C1022]&amp;&quot;},&quot;" office:value-type="string" office:string-value="{&quot;word&quot;:&quot;pussyfucker&quot;,&quot;level&quot;:2}," calcext:value-type="string">
            <text:p>{"word":"pussyfucker","level":2},</text:p>
          </table:table-cell>
        </table:table-row>
        <table:table-row table:style-name="ro1">
          <table:table-cell/>
          <table:table-cell office:value-type="string" calcext:value-type="string">
            <text:p>pussylicke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23]&amp;&quot;&quot;&quot;,&quot;&quot;level&quot;&quot;:&quot;&amp;[.C1023]&amp;&quot;},&quot;" office:value-type="string" office:string-value="{&quot;word&quot;:&quot;pussylicker&quot;,&quot;level&quot;:2}," calcext:value-type="string">
            <text:p>{"word":"pussylicker","level":2},</text:p>
          </table:table-cell>
        </table:table-row>
        <table:table-row table:style-name="ro1">
          <table:table-cell/>
          <table:table-cell office:value-type="string" calcext:value-type="string">
            <text:p>pussylips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24]&amp;&quot;&quot;&quot;,&quot;&quot;level&quot;&quot;:&quot;&amp;[.C1024]&amp;&quot;},&quot;" office:value-type="string" office:string-value="{&quot;word&quot;:&quot;pussylips&quot;,&quot;level&quot;:2}," calcext:value-type="string">
            <text:p>{"word":"pussylips","level":2},</text:p>
          </table:table-cell>
        </table:table-row>
        <table:table-row table:style-name="ro1">
          <table:table-cell/>
          <table:table-cell office:value-type="string" calcext:value-type="string">
            <text:p>pussylove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25]&amp;&quot;&quot;&quot;,&quot;&quot;level&quot;&quot;:&quot;&amp;[.C1025]&amp;&quot;},&quot;" office:value-type="string" office:string-value="{&quot;word&quot;:&quot;pussylover&quot;,&quot;level&quot;:2}," calcext:value-type="string">
            <text:p>{"word":"pussylover","level":2},</text:p>
          </table:table-cell>
        </table:table-row>
        <table:table-row table:style-name="ro1">
          <table:table-cell/>
          <table:table-cell office:value-type="string" calcext:value-type="string">
            <text:p>pussypounde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26]&amp;&quot;&quot;&quot;,&quot;&quot;level&quot;&quot;:&quot;&amp;[.C1026]&amp;&quot;},&quot;" office:value-type="string" office:string-value="{&quot;word&quot;:&quot;pussypounder&quot;,&quot;level&quot;:2}," calcext:value-type="string">
            <text:p>{"word":"pussypounder","level":2},</text:p>
          </table:table-cell>
        </table:table-row>
        <table:table-row table:style-name="ro1">
          <table:table-cell/>
          <table:table-cell office:value-type="string" calcext:value-type="string">
            <text:p>pusy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27]&amp;&quot;&quot;&quot;,&quot;&quot;level&quot;&quot;:&quot;&amp;[.C1027]&amp;&quot;},&quot;" office:value-type="string" office:string-value="{&quot;word&quot;:&quot;pusy&quot;,&quot;level&quot;:2}," calcext:value-type="string">
            <text:p>{"word":"pusy","level":2},</text:p>
          </table:table-cell>
        </table:table-row>
        <table:table-row table:style-name="ro1">
          <table:table-cell/>
          <table:table-cell office:value-type="string" calcext:value-type="string">
            <text:p>quashi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28]&amp;&quot;&quot;&quot;,&quot;&quot;level&quot;&quot;:&quot;&amp;[.C1028]&amp;&quot;},&quot;" office:value-type="string" office:string-value="{&quot;word&quot;:&quot;quashie&quot;,&quot;level&quot;:2}," calcext:value-type="string">
            <text:p>{"word":"quashie","level":2},</text:p>
          </table:table-cell>
        </table:table-row>
        <table:table-row table:style-name="ro1">
          <table:table-cell/>
          <table:table-cell office:value-type="string" calcext:value-type="string">
            <text:p>queef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29]&amp;&quot;&quot;&quot;,&quot;&quot;level&quot;&quot;:&quot;&amp;[.C1029]&amp;&quot;},&quot;" office:value-type="string" office:string-value="{&quot;word&quot;:&quot;queef&quot;,&quot;level&quot;:2}," calcext:value-type="string">
            <text:p>{"word":"queef","level":2},</text:p>
          </table:table-cell>
        </table:table-row>
        <table:table-row table:style-name="ro1">
          <table:table-cell/>
          <table:table-cell office:value-type="string" calcext:value-type="string">
            <text:p>quee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30]&amp;&quot;&quot;&quot;,&quot;&quot;level&quot;&quot;:&quot;&amp;[.C1030]&amp;&quot;},&quot;" office:value-type="string" office:string-value="{&quot;word&quot;:&quot;queer&quot;,&quot;level&quot;:2}," calcext:value-type="string">
            <text:p>{"word":"queer","level":2},</text:p>
          </table:table-cell>
        </table:table-row>
        <table:table-row table:style-name="ro1">
          <table:table-cell/>
          <table:table-cell office:value-type="string" calcext:value-type="string">
            <text:p>quicki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31]&amp;&quot;&quot;&quot;,&quot;&quot;level&quot;&quot;:&quot;&amp;[.C1031]&amp;&quot;},&quot;" office:value-type="string" office:string-value="{&quot;word&quot;:&quot;quickie&quot;,&quot;level&quot;:2}," calcext:value-type="string">
            <text:p>{"word":"quickie","level":2},</text:p>
          </table:table-cell>
        </table:table-row>
        <table:table-row table:style-name="ro1">
          <table:table-cell/>
          <table:table-cell office:value-type="string" calcext:value-type="string">
            <text:p>quim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32]&amp;&quot;&quot;&quot;,&quot;&quot;level&quot;&quot;:&quot;&amp;[.C1032]&amp;&quot;},&quot;" office:value-type="string" office:string-value="{&quot;word&quot;:&quot;quim&quot;,&quot;level&quot;:2}," calcext:value-type="string">
            <text:p>{"word":"quim","level":2},</text:p>
          </table:table-cell>
        </table:table-row>
        <table:table-row table:style-name="ro1">
          <table:table-cell/>
          <table:table-cell office:value-type="string" calcext:value-type="string">
            <text:p>ra8s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33]&amp;&quot;&quot;&quot;,&quot;&quot;level&quot;&quot;:&quot;&amp;[.C1033]&amp;&quot;},&quot;" office:value-type="string" office:string-value="{&quot;word&quot;:&quot;ra8s&quot;,&quot;level&quot;:2}," calcext:value-type="string">
            <text:p>{"word":"ra8s","level":2},</text:p>
          </table:table-cell>
        </table:table-row>
        <table:table-row table:style-name="ro1">
          <table:table-cell/>
          <table:table-cell office:value-type="string" calcext:value-type="string">
            <text:p>rabbi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34]&amp;&quot;&quot;&quot;,&quot;&quot;level&quot;&quot;:&quot;&amp;[.C1034]&amp;&quot;},&quot;" office:value-type="string" office:string-value="{&quot;word&quot;:&quot;rabbi&quot;,&quot;level&quot;:2}," calcext:value-type="string">
            <text:p>{"word":"rabbi","level":2},</text:p>
          </table:table-cell>
        </table:table-row>
        <table:table-row table:style-name="ro1">
          <table:table-cell/>
          <table:table-cell office:value-type="string" calcext:value-type="string">
            <text:p>racial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35]&amp;&quot;&quot;&quot;,&quot;&quot;level&quot;&quot;:&quot;&amp;[.C1035]&amp;&quot;},&quot;" office:value-type="string" office:string-value="{&quot;word&quot;:&quot;racial&quot;,&quot;level&quot;:2}," calcext:value-type="string">
            <text:p>{"word":"racial","level":2},</text:p>
          </table:table-cell>
        </table:table-row>
        <table:table-row table:style-name="ro1">
          <table:table-cell/>
          <table:table-cell office:value-type="string" calcext:value-type="string">
            <text:p>racist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36]&amp;&quot;&quot;&quot;,&quot;&quot;level&quot;&quot;:&quot;&amp;[.C1036]&amp;&quot;},&quot;" office:value-type="string" office:string-value="{&quot;word&quot;:&quot;racist&quot;,&quot;level&quot;:2}," calcext:value-type="string">
            <text:p>{"word":"racist","level":2},</text:p>
          </table:table-cell>
        </table:table-row>
        <table:table-row table:style-name="ro1">
          <table:table-cell/>
          <table:table-cell office:value-type="string" calcext:value-type="string">
            <text:p>radical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37]&amp;&quot;&quot;&quot;,&quot;&quot;level&quot;&quot;:&quot;&amp;[.C1037]&amp;&quot;},&quot;" office:value-type="string" office:string-value="{&quot;word&quot;:&quot;radical&quot;,&quot;level&quot;:2}," calcext:value-type="string">
            <text:p>{"word":"radical","level":2},</text:p>
          </table:table-cell>
        </table:table-row>
        <table:table-row table:style-name="ro1">
          <table:table-cell/>
          <table:table-cell office:value-type="string" calcext:value-type="string">
            <text:p>radicals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38]&amp;&quot;&quot;&quot;,&quot;&quot;level&quot;&quot;:&quot;&amp;[.C1038]&amp;&quot;},&quot;" office:value-type="string" office:string-value="{&quot;word&quot;:&quot;radicals&quot;,&quot;level&quot;:2}," calcext:value-type="string">
            <text:p>{"word":"radicals","level":2},</text:p>
          </table:table-cell>
        </table:table-row>
        <table:table-row table:style-name="ro1">
          <table:table-cell/>
          <table:table-cell office:value-type="string" calcext:value-type="string">
            <text:p>raghead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39]&amp;&quot;&quot;&quot;,&quot;&quot;level&quot;&quot;:&quot;&amp;[.C1039]&amp;&quot;},&quot;" office:value-type="string" office:string-value="{&quot;word&quot;:&quot;raghead&quot;,&quot;level&quot;:2}," calcext:value-type="string">
            <text:p>{"word":"raghead","level":2},</text:p>
          </table:table-cell>
        </table:table-row>
        <table:table-row table:style-name="ro1">
          <table:table-cell/>
          <table:table-cell office:value-type="string" calcext:value-type="string">
            <text:p>randy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40]&amp;&quot;&quot;&quot;,&quot;&quot;level&quot;&quot;:&quot;&amp;[.C1040]&amp;&quot;},&quot;" office:value-type="string" office:string-value="{&quot;word&quot;:&quot;randy&quot;,&quot;level&quot;:2}," calcext:value-type="string">
            <text:p>{"word":"randy","level":2},</text:p>
          </table:table-cell>
        </table:table-row>
        <table:table-row table:style-name="ro1">
          <table:table-cell/>
          <table:table-cell office:value-type="string" calcext:value-type="string">
            <text:p>rap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41]&amp;&quot;&quot;&quot;,&quot;&quot;level&quot;&quot;:&quot;&amp;[.C1041]&amp;&quot;},&quot;" office:value-type="string" office:string-value="{&quot;word&quot;:&quot;rape&quot;,&quot;level&quot;:2}," calcext:value-type="string">
            <text:p>{"word":"rape","level":2},</text:p>
          </table:table-cell>
        </table:table-row>
        <table:table-row table:style-name="ro1">
          <table:table-cell/>
          <table:table-cell office:value-type="string" calcext:value-type="string">
            <text:p>raped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42]&amp;&quot;&quot;&quot;,&quot;&quot;level&quot;&quot;:&quot;&amp;[.C1042]&amp;&quot;},&quot;" office:value-type="string" office:string-value="{&quot;word&quot;:&quot;raped&quot;,&quot;level&quot;:2}," calcext:value-type="string">
            <text:p>{"word":"raped","level":2},</text:p>
          </table:table-cell>
        </table:table-row>
        <table:table-row table:style-name="ro1">
          <table:table-cell/>
          <table:table-cell office:value-type="string" calcext:value-type="string">
            <text:p>rape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43]&amp;&quot;&quot;&quot;,&quot;&quot;level&quot;&quot;:&quot;&amp;[.C1043]&amp;&quot;},&quot;" office:value-type="string" office:string-value="{&quot;word&quot;:&quot;raper&quot;,&quot;level&quot;:2}," calcext:value-type="string">
            <text:p>{"word":"raper","level":2},</text:p>
          </table:table-cell>
        </table:table-row>
        <table:table-row table:style-name="ro1">
          <table:table-cell/>
          <table:table-cell office:value-type="string" calcext:value-type="string">
            <text:p>rapist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44]&amp;&quot;&quot;&quot;,&quot;&quot;level&quot;&quot;:&quot;&amp;[.C1044]&amp;&quot;},&quot;" office:value-type="string" office:string-value="{&quot;word&quot;:&quot;rapist&quot;,&quot;level&quot;:2}," calcext:value-type="string">
            <text:p>{"word":"rapist","level":2},</text:p>
          </table:table-cell>
        </table:table-row>
        <table:table-row table:style-name="ro1">
          <table:table-cell/>
          <table:table-cell office:value-type="string" calcext:value-type="string">
            <text:p>rearend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45]&amp;&quot;&quot;&quot;,&quot;&quot;level&quot;&quot;:&quot;&amp;[.C1045]&amp;&quot;},&quot;" office:value-type="string" office:string-value="{&quot;word&quot;:&quot;rearend&quot;,&quot;level&quot;:2}," calcext:value-type="string">
            <text:p>{"word":"rearend","level":2},</text:p>
          </table:table-cell>
        </table:table-row>
        <table:table-row table:style-name="ro1">
          <table:table-cell/>
          <table:table-cell office:value-type="string" calcext:value-type="string">
            <text:p>rearentry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46]&amp;&quot;&quot;&quot;,&quot;&quot;level&quot;&quot;:&quot;&amp;[.C1046]&amp;&quot;},&quot;" office:value-type="string" office:string-value="{&quot;word&quot;:&quot;rearentry&quot;,&quot;level&quot;:2}," calcext:value-type="string">
            <text:p>{"word":"rearentry","level":2},</text:p>
          </table:table-cell>
        </table:table-row>
        <table:table-row table:style-name="ro1">
          <table:table-cell/>
          <table:table-cell office:value-type="string" calcext:value-type="string">
            <text:p>rectum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47]&amp;&quot;&quot;&quot;,&quot;&quot;level&quot;&quot;:&quot;&amp;[.C1047]&amp;&quot;},&quot;" office:value-type="string" office:string-value="{&quot;word&quot;:&quot;rectum&quot;,&quot;level&quot;:2}," calcext:value-type="string">
            <text:p>{"word":"rectum","level":2},</text:p>
          </table:table-cell>
        </table:table-row>
        <table:table-row table:style-name="ro1">
          <table:table-cell/>
          <table:table-cell office:value-type="string" calcext:value-type="string">
            <text:p>redlight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48]&amp;&quot;&quot;&quot;,&quot;&quot;level&quot;&quot;:&quot;&amp;[.C1048]&amp;&quot;},&quot;" office:value-type="string" office:string-value="{&quot;word&quot;:&quot;redlight&quot;,&quot;level&quot;:2}," calcext:value-type="string">
            <text:p>{"word":"redlight","level":2},</text:p>
          </table:table-cell>
        </table:table-row>
        <table:table-row table:style-name="ro1">
          <table:table-cell/>
          <table:table-cell office:value-type="string" calcext:value-type="string">
            <text:p>redneck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49]&amp;&quot;&quot;&quot;,&quot;&quot;level&quot;&quot;:&quot;&amp;[.C1049]&amp;&quot;},&quot;" office:value-type="string" office:string-value="{&quot;word&quot;:&quot;redneck&quot;,&quot;level&quot;:2}," calcext:value-type="string">
            <text:p>{"word":"redneck","level":2},</text:p>
          </table:table-cell>
        </table:table-row>
        <table:table-row table:style-name="ro1">
          <table:table-cell/>
          <table:table-cell office:value-type="string" calcext:value-type="string">
            <text:p>reefe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50]&amp;&quot;&quot;&quot;,&quot;&quot;level&quot;&quot;:&quot;&amp;[.C1050]&amp;&quot;},&quot;" office:value-type="string" office:string-value="{&quot;word&quot;:&quot;reefer&quot;,&quot;level&quot;:2}," calcext:value-type="string">
            <text:p>{"word":"reefer","level":2},</text:p>
          </table:table-cell>
        </table:table-row>
        <table:table-row table:style-name="ro1">
          <table:table-cell/>
          <table:table-cell office:value-type="string" calcext:value-type="string">
            <text:p>reesti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51]&amp;&quot;&quot;&quot;,&quot;&quot;level&quot;&quot;:&quot;&amp;[.C1051]&amp;&quot;},&quot;" office:value-type="string" office:string-value="{&quot;word&quot;:&quot;reestie&quot;,&quot;level&quot;:2}," calcext:value-type="string">
            <text:p>{"word":"reestie","level":2},</text:p>
          </table:table-cell>
        </table:table-row>
        <table:table-row table:style-name="ro1">
          <table:table-cell/>
          <table:table-cell office:value-type="string" calcext:value-type="string">
            <text:p>refuge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52]&amp;&quot;&quot;&quot;,&quot;&quot;level&quot;&quot;:&quot;&amp;[.C1052]&amp;&quot;},&quot;" office:value-type="string" office:string-value="{&quot;word&quot;:&quot;refugee&quot;,&quot;level&quot;:2}," calcext:value-type="string">
            <text:p>{"word":"refugee","level":2},</text:p>
          </table:table-cell>
        </table:table-row>
        <table:table-row table:style-name="ro1">
          <table:table-cell/>
          <table:table-cell office:value-type="string" calcext:value-type="string">
            <text:p>reject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53]&amp;&quot;&quot;&quot;,&quot;&quot;level&quot;&quot;:&quot;&amp;[.C1053]&amp;&quot;},&quot;" office:value-type="string" office:string-value="{&quot;word&quot;:&quot;reject&quot;,&quot;level&quot;:2}," calcext:value-type="string">
            <text:p>{"word":"reject","level":2},</text:p>
          </table:table-cell>
        </table:table-row>
        <table:table-row table:style-name="ro1">
          <table:table-cell/>
          <table:table-cell office:value-type="string" calcext:value-type="string">
            <text:p>remains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54]&amp;&quot;&quot;&quot;,&quot;&quot;level&quot;&quot;:&quot;&amp;[.C1054]&amp;&quot;},&quot;" office:value-type="string" office:string-value="{&quot;word&quot;:&quot;remains&quot;,&quot;level&quot;:2}," calcext:value-type="string">
            <text:p>{"word":"remains","level":2},</text:p>
          </table:table-cell>
        </table:table-row>
        <table:table-row table:style-name="ro1">
          <table:table-cell/>
          <table:table-cell office:value-type="string" calcext:value-type="string">
            <text:p>rentafuck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55]&amp;&quot;&quot;&quot;,&quot;&quot;level&quot;&quot;:&quot;&amp;[.C1055]&amp;&quot;},&quot;" office:value-type="string" office:string-value="{&quot;word&quot;:&quot;rentafuck&quot;,&quot;level&quot;:2}," calcext:value-type="string">
            <text:p>{"word":"rentafuck","level":2},</text:p>
          </table:table-cell>
        </table:table-row>
        <table:table-row table:style-name="ro1">
          <table:table-cell/>
          <table:table-cell office:value-type="string" calcext:value-type="string">
            <text:p>republican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56]&amp;&quot;&quot;&quot;,&quot;&quot;level&quot;&quot;:&quot;&amp;[.C1056]&amp;&quot;},&quot;" office:value-type="string" office:string-value="{&quot;word&quot;:&quot;republican&quot;,&quot;level&quot;:2}," calcext:value-type="string">
            <text:p>{"word":"republican","level":2},</text:p>
          </table:table-cell>
        </table:table-row>
        <table:table-row table:style-name="ro1">
          <table:table-cell/>
          <table:table-cell office:value-type="string" calcext:value-type="string">
            <text:p>rer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57]&amp;&quot;&quot;&quot;,&quot;&quot;level&quot;&quot;:&quot;&amp;[.C1057]&amp;&quot;},&quot;" office:value-type="string" office:string-value="{&quot;word&quot;:&quot;rere&quot;,&quot;level&quot;:2}," calcext:value-type="string">
            <text:p>{"word":"rere","level":2},</text:p>
          </table:table-cell>
        </table:table-row>
        <table:table-row table:style-name="ro1">
          <table:table-cell/>
          <table:table-cell office:value-type="string" calcext:value-type="string">
            <text:p>retard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58]&amp;&quot;&quot;&quot;,&quot;&quot;level&quot;&quot;:&quot;&amp;[.C1058]&amp;&quot;},&quot;" office:value-type="string" office:string-value="{&quot;word&quot;:&quot;retard&quot;,&quot;level&quot;:2}," calcext:value-type="string">
            <text:p>{"word":"retard","level":2},</text:p>
          </table:table-cell>
        </table:table-row>
        <table:table-row table:style-name="ro1">
          <table:table-cell/>
          <table:table-cell office:value-type="string" calcext:value-type="string">
            <text:p>retarded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59]&amp;&quot;&quot;&quot;,&quot;&quot;level&quot;&quot;:&quot;&amp;[.C1059]&amp;&quot;},&quot;" office:value-type="string" office:string-value="{&quot;word&quot;:&quot;retarded&quot;,&quot;level&quot;:2}," calcext:value-type="string">
            <text:p>{"word":"retarded","level":2},</text:p>
          </table:table-cell>
        </table:table-row>
        <table:table-row table:style-name="ro1">
          <table:table-cell/>
          <table:table-cell office:value-type="string" calcext:value-type="string">
            <text:p>ribbed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60]&amp;&quot;&quot;&quot;,&quot;&quot;level&quot;&quot;:&quot;&amp;[.C1060]&amp;&quot;},&quot;" office:value-type="string" office:string-value="{&quot;word&quot;:&quot;ribbed&quot;,&quot;level&quot;:2}," calcext:value-type="string">
            <text:p>{"word":"ribbed","level":2},</text:p>
          </table:table-cell>
        </table:table-row>
        <table:table-row table:style-name="ro1">
          <table:table-cell/>
          <table:table-cell office:value-type="string" calcext:value-type="string">
            <text:p>rigge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61]&amp;&quot;&quot;&quot;,&quot;&quot;level&quot;&quot;:&quot;&amp;[.C1061]&amp;&quot;},&quot;" office:value-type="string" office:string-value="{&quot;word&quot;:&quot;rigger&quot;,&quot;level&quot;:2}," calcext:value-type="string">
            <text:p>{"word":"rigger","level":2},</text:p>
          </table:table-cell>
        </table:table-row>
        <table:table-row table:style-name="ro1">
          <table:table-cell/>
          <table:table-cell office:value-type="string" calcext:value-type="string">
            <text:p>rimjob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62]&amp;&quot;&quot;&quot;,&quot;&quot;level&quot;&quot;:&quot;&amp;[.C1062]&amp;&quot;},&quot;" office:value-type="string" office:string-value="{&quot;word&quot;:&quot;rimjob&quot;,&quot;level&quot;:2}," calcext:value-type="string">
            <text:p>{"word":"rimjob","level":2},</text:p>
          </table:table-cell>
        </table:table-row>
        <table:table-row table:style-name="ro1">
          <table:table-cell/>
          <table:table-cell office:value-type="string" calcext:value-type="string">
            <text:p>rimming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63]&amp;&quot;&quot;&quot;,&quot;&quot;level&quot;&quot;:&quot;&amp;[.C1063]&amp;&quot;},&quot;" office:value-type="string" office:string-value="{&quot;word&quot;:&quot;rimming&quot;,&quot;level&quot;:2}," calcext:value-type="string">
            <text:p>{"word":"rimming","level":2},</text:p>
          </table:table-cell>
        </table:table-row>
        <table:table-row table:style-name="ro1">
          <table:table-cell/>
          <table:table-cell office:value-type="string" calcext:value-type="string">
            <text:p>roach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64]&amp;&quot;&quot;&quot;,&quot;&quot;level&quot;&quot;:&quot;&amp;[.C1064]&amp;&quot;},&quot;" office:value-type="string" office:string-value="{&quot;word&quot;:&quot;roach&quot;,&quot;level&quot;:2}," calcext:value-type="string">
            <text:p>{"word":"roach","level":2},</text:p>
          </table:table-cell>
        </table:table-row>
        <table:table-row table:style-name="ro1">
          <table:table-cell/>
          <table:table-cell office:value-type="string" calcext:value-type="string">
            <text:p>robbe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65]&amp;&quot;&quot;&quot;,&quot;&quot;level&quot;&quot;:&quot;&amp;[.C1065]&amp;&quot;},&quot;" office:value-type="string" office:string-value="{&quot;word&quot;:&quot;robber&quot;,&quot;level&quot;:2}," calcext:value-type="string">
            <text:p>{"word":"robber","level":2},</text:p>
          </table:table-cell>
        </table:table-row>
        <table:table-row table:style-name="ro1">
          <table:table-cell/>
          <table:table-cell office:value-type="string" calcext:value-type="string">
            <text:p>roundey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66]&amp;&quot;&quot;&quot;,&quot;&quot;level&quot;&quot;:&quot;&amp;[.C1066]&amp;&quot;},&quot;" office:value-type="string" office:string-value="{&quot;word&quot;:&quot;roundeye&quot;,&quot;level&quot;:2}," calcext:value-type="string">
            <text:p>{"word":"roundeye","level":2},</text:p>
          </table:table-cell>
        </table:table-row>
        <table:table-row table:style-name="ro1">
          <table:table-cell/>
          <table:table-cell office:value-type="string" calcext:value-type="string">
            <text:p>rump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67]&amp;&quot;&quot;&quot;,&quot;&quot;level&quot;&quot;:&quot;&amp;[.C1067]&amp;&quot;},&quot;" office:value-type="string" office:string-value="{&quot;word&quot;:&quot;rump&quot;,&quot;level&quot;:2}," calcext:value-type="string">
            <text:p>{"word":"rump","level":2},</text:p>
          </table:table-cell>
        </table:table-row>
        <table:table-row table:style-name="ro1">
          <table:table-cell/>
          <table:table-cell office:value-type="string" calcext:value-type="string">
            <text:p>russki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68]&amp;&quot;&quot;&quot;,&quot;&quot;level&quot;&quot;:&quot;&amp;[.C1068]&amp;&quot;},&quot;" office:value-type="string" office:string-value="{&quot;word&quot;:&quot;russki&quot;,&quot;level&quot;:2}," calcext:value-type="string">
            <text:p>{"word":"russki","level":2},</text:p>
          </table:table-cell>
        </table:table-row>
        <table:table-row table:style-name="ro1">
          <table:table-cell/>
          <table:table-cell office:value-type="string" calcext:value-type="string">
            <text:p>russki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69]&amp;&quot;&quot;&quot;,&quot;&quot;level&quot;&quot;:&quot;&amp;[.C1069]&amp;&quot;},&quot;" office:value-type="string" office:string-value="{&quot;word&quot;:&quot;russkie&quot;,&quot;level&quot;:2}," calcext:value-type="string">
            <text:p>{"word":"russkie","level":2},</text:p>
          </table:table-cell>
        </table:table-row>
        <table:table-row table:style-name="ro1">
          <table:table-cell/>
          <table:table-cell office:value-type="string" calcext:value-type="string">
            <text:p>sadis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70]&amp;&quot;&quot;&quot;,&quot;&quot;level&quot;&quot;:&quot;&amp;[.C1070]&amp;&quot;},&quot;" office:value-type="string" office:string-value="{&quot;word&quot;:&quot;sadis&quot;,&quot;level&quot;:2}," calcext:value-type="string">
            <text:p>{"word":"sadis","level":2},</text:p>
          </table:table-cell>
        </table:table-row>
        <table:table-row table:style-name="ro1">
          <table:table-cell/>
          <table:table-cell office:value-type="string" calcext:value-type="string">
            <text:p>sadom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71]&amp;&quot;&quot;&quot;,&quot;&quot;level&quot;&quot;:&quot;&amp;[.C1071]&amp;&quot;},&quot;" office:value-type="string" office:string-value="{&quot;word&quot;:&quot;sadom&quot;,&quot;level&quot;:2}," calcext:value-type="string">
            <text:p>{"word":"sadom","level":2},</text:p>
          </table:table-cell>
        </table:table-row>
        <table:table-row table:style-name="ro1">
          <table:table-cell/>
          <table:table-cell office:value-type="string" calcext:value-type="string">
            <text:p>samckdaddy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72]&amp;&quot;&quot;&quot;,&quot;&quot;level&quot;&quot;:&quot;&amp;[.C1072]&amp;&quot;},&quot;" office:value-type="string" office:string-value="{&quot;word&quot;:&quot;samckdaddy&quot;,&quot;level&quot;:2}," calcext:value-type="string">
            <text:p>{"word":"samckdaddy","level":2},</text:p>
          </table:table-cell>
        </table:table-row>
        <table:table-row table:style-name="ro1">
          <table:table-cell/>
          <table:table-cell office:value-type="string" calcext:value-type="string">
            <text:p>sandm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73]&amp;&quot;&quot;&quot;,&quot;&quot;level&quot;&quot;:&quot;&amp;[.C1073]&amp;&quot;},&quot;" office:value-type="string" office:string-value="{&quot;word&quot;:&quot;sandm&quot;,&quot;level&quot;:2}," calcext:value-type="string">
            <text:p>{"word":"sandm","level":2},</text:p>
          </table:table-cell>
        </table:table-row>
        <table:table-row table:style-name="ro1">
          <table:table-cell/>
          <table:table-cell office:value-type="string" calcext:value-type="string">
            <text:p>sandnigge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74]&amp;&quot;&quot;&quot;,&quot;&quot;level&quot;&quot;:&quot;&amp;[.C1074]&amp;&quot;},&quot;" office:value-type="string" office:string-value="{&quot;word&quot;:&quot;sandnigger&quot;,&quot;level&quot;:2}," calcext:value-type="string">
            <text:p>{"word":"sandnigger","level":2},</text:p>
          </table:table-cell>
        </table:table-row>
        <table:table-row table:style-name="ro1">
          <table:table-cell/>
          <table:table-cell office:value-type="string" calcext:value-type="string">
            <text:p>satan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75]&amp;&quot;&quot;&quot;,&quot;&quot;level&quot;&quot;:&quot;&amp;[.C1075]&amp;&quot;},&quot;" office:value-type="string" office:string-value="{&quot;word&quot;:&quot;satan&quot;,&quot;level&quot;:2}," calcext:value-type="string">
            <text:p>{"word":"satan","level":2},</text:p>
          </table:table-cell>
        </table:table-row>
        <table:table-row table:style-name="ro1">
          <table:table-cell/>
          <table:table-cell office:value-type="string" calcext:value-type="string">
            <text:p>scag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76]&amp;&quot;&quot;&quot;,&quot;&quot;level&quot;&quot;:&quot;&amp;[.C1076]&amp;&quot;},&quot;" office:value-type="string" office:string-value="{&quot;word&quot;:&quot;scag&quot;,&quot;level&quot;:2}," calcext:value-type="string">
            <text:p>{"word":"scag","level":2},</text:p>
          </table:table-cell>
        </table:table-row>
        <table:table-row table:style-name="ro1">
          <table:table-cell/>
          <table:table-cell office:value-type="string" calcext:value-type="string">
            <text:p>scallywag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77]&amp;&quot;&quot;&quot;,&quot;&quot;level&quot;&quot;:&quot;&amp;[.C1077]&amp;&quot;},&quot;" office:value-type="string" office:string-value="{&quot;word&quot;:&quot;scallywag&quot;,&quot;level&quot;:2}," calcext:value-type="string">
            <text:p>{"word":"scallywag","level":2},</text:p>
          </table:table-cell>
        </table:table-row>
        <table:table-row table:style-name="ro1">
          <table:table-cell/>
          <table:table-cell office:value-type="string" calcext:value-type="string">
            <text:p>scat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78]&amp;&quot;&quot;&quot;,&quot;&quot;level&quot;&quot;:&quot;&amp;[.C1078]&amp;&quot;},&quot;" office:value-type="string" office:string-value="{&quot;word&quot;:&quot;scat&quot;,&quot;level&quot;:2}," calcext:value-type="string">
            <text:p>{"word":"scat","level":2},</text:p>
          </table:table-cell>
        </table:table-row>
        <table:table-row table:style-name="ro1">
          <table:table-cell/>
          <table:table-cell office:value-type="string" calcext:value-type="string">
            <text:p>schlong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79]&amp;&quot;&quot;&quot;,&quot;&quot;level&quot;&quot;:&quot;&amp;[.C1079]&amp;&quot;},&quot;" office:value-type="string" office:string-value="{&quot;word&quot;:&quot;schlong&quot;,&quot;level&quot;:2}," calcext:value-type="string">
            <text:p>{"word":"schlong","level":2},</text:p>
          </table:table-cell>
        </table:table-row>
        <table:table-row table:style-name="ro1">
          <table:table-cell/>
          <table:table-cell office:value-type="string" calcext:value-type="string">
            <text:p>screw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80]&amp;&quot;&quot;&quot;,&quot;&quot;level&quot;&quot;:&quot;&amp;[.C1080]&amp;&quot;},&quot;" office:value-type="string" office:string-value="{&quot;word&quot;:&quot;screw&quot;,&quot;level&quot;:2}," calcext:value-type="string">
            <text:p>{"word":"screw","level":2},</text:p>
          </table:table-cell>
        </table:table-row>
        <table:table-row table:style-name="ro1">
          <table:table-cell/>
          <table:table-cell office:value-type="string" calcext:value-type="string">
            <text:p>screwyou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81]&amp;&quot;&quot;&quot;,&quot;&quot;level&quot;&quot;:&quot;&amp;[.C1081]&amp;&quot;},&quot;" office:value-type="string" office:string-value="{&quot;word&quot;:&quot;screwyou&quot;,&quot;level&quot;:2}," calcext:value-type="string">
            <text:p>{"word":"screwyou","level":2},</text:p>
          </table:table-cell>
        </table:table-row>
        <table:table-row table:style-name="ro1">
          <table:table-cell/>
          <table:table-cell office:value-type="string" calcext:value-type="string">
            <text:p>scrotum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82]&amp;&quot;&quot;&quot;,&quot;&quot;level&quot;&quot;:&quot;&amp;[.C1082]&amp;&quot;},&quot;" office:value-type="string" office:string-value="{&quot;word&quot;:&quot;scrotum&quot;,&quot;level&quot;:2}," calcext:value-type="string">
            <text:p>{"word":"scrotum","level":2},</text:p>
          </table:table-cell>
        </table:table-row>
        <table:table-row table:style-name="ro1">
          <table:table-cell/>
          <table:table-cell office:value-type="string" calcext:value-type="string">
            <text:p>scum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83]&amp;&quot;&quot;&quot;,&quot;&quot;level&quot;&quot;:&quot;&amp;[.C1083]&amp;&quot;},&quot;" office:value-type="string" office:string-value="{&quot;word&quot;:&quot;scum&quot;,&quot;level&quot;:2}," calcext:value-type="string">
            <text:p>{"word":"scum","level":2},</text:p>
          </table:table-cell>
        </table:table-row>
        <table:table-row table:style-name="ro1">
          <table:table-cell/>
          <table:table-cell office:value-type="string" calcext:value-type="string">
            <text:p>semen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84]&amp;&quot;&quot;&quot;,&quot;&quot;level&quot;&quot;:&quot;&amp;[.C1084]&amp;&quot;},&quot;" office:value-type="string" office:string-value="{&quot;word&quot;:&quot;semen&quot;,&quot;level&quot;:2}," calcext:value-type="string">
            <text:p>{"word":"semen","level":2},</text:p>
          </table:table-cell>
        </table:table-row>
        <table:table-row table:style-name="ro1">
          <table:table-cell/>
          <table:table-cell office:value-type="string" calcext:value-type="string">
            <text:p>seppo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85]&amp;&quot;&quot;&quot;,&quot;&quot;level&quot;&quot;:&quot;&amp;[.C1085]&amp;&quot;},&quot;" office:value-type="string" office:string-value="{&quot;word&quot;:&quot;seppo&quot;,&quot;level&quot;:2}," calcext:value-type="string">
            <text:p>{"word":"seppo","level":2},</text:p>
          </table:table-cell>
        </table:table-row>
        <table:table-row table:style-name="ro1">
          <table:table-cell/>
          <table:table-cell office:value-type="string" calcext:value-type="string">
            <text:p>servant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86]&amp;&quot;&quot;&quot;,&quot;&quot;level&quot;&quot;:&quot;&amp;[.C1086]&amp;&quot;},&quot;" office:value-type="string" office:string-value="{&quot;word&quot;:&quot;servant&quot;,&quot;level&quot;:2}," calcext:value-type="string">
            <text:p>{"word":"servant","level":2},</text:p>
          </table:table-cell>
        </table:table-row>
        <table:table-row table:style-name="ro1">
          <table:table-cell/>
          <table:table-cell office:value-type="string" calcext:value-type="string">
            <text:p>sex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87]&amp;&quot;&quot;&quot;,&quot;&quot;level&quot;&quot;:&quot;&amp;[.C1087]&amp;&quot;},&quot;" office:value-type="string" office:string-value="{&quot;word&quot;:&quot;sex&quot;,&quot;level&quot;:2}," calcext:value-type="string">
            <text:p>{"word":"sex","level":2},</text:p>
          </table:table-cell>
        </table:table-row>
        <table:table-row table:style-name="ro1">
          <table:table-cell/>
          <table:table-cell office:value-type="string" calcext:value-type="string">
            <text:p>sexed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88]&amp;&quot;&quot;&quot;,&quot;&quot;level&quot;&quot;:&quot;&amp;[.C1088]&amp;&quot;},&quot;" office:value-type="string" office:string-value="{&quot;word&quot;:&quot;sexed&quot;,&quot;level&quot;:2}," calcext:value-type="string">
            <text:p>{"word":"sexed","level":2},</text:p>
          </table:table-cell>
        </table:table-row>
        <table:table-row table:style-name="ro1">
          <table:table-cell/>
          <table:table-cell office:value-type="string" calcext:value-type="string">
            <text:p>sexfarm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89]&amp;&quot;&quot;&quot;,&quot;&quot;level&quot;&quot;:&quot;&amp;[.C1089]&amp;&quot;},&quot;" office:value-type="string" office:string-value="{&quot;word&quot;:&quot;sexfarm&quot;,&quot;level&quot;:2}," calcext:value-type="string">
            <text:p>{"word":"sexfarm","level":2},</text:p>
          </table:table-cell>
        </table:table-row>
        <table:table-row table:style-name="ro1">
          <table:table-cell/>
          <table:table-cell office:value-type="string" calcext:value-type="string">
            <text:p>sexhound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90]&amp;&quot;&quot;&quot;,&quot;&quot;level&quot;&quot;:&quot;&amp;[.C1090]&amp;&quot;},&quot;" office:value-type="string" office:string-value="{&quot;word&quot;:&quot;sexhound&quot;,&quot;level&quot;:2}," calcext:value-type="string">
            <text:p>{"word":"sexhound","level":2},</text:p>
          </table:table-cell>
        </table:table-row>
        <table:table-row table:style-name="ro1">
          <table:table-cell/>
          <table:table-cell office:value-type="string" calcext:value-type="string">
            <text:p>sexhous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91]&amp;&quot;&quot;&quot;,&quot;&quot;level&quot;&quot;:&quot;&amp;[.C1091]&amp;&quot;},&quot;" office:value-type="string" office:string-value="{&quot;word&quot;:&quot;sexhouse&quot;,&quot;level&quot;:2}," calcext:value-type="string">
            <text:p>{"word":"sexhouse","level":2},</text:p>
          </table:table-cell>
        </table:table-row>
        <table:table-row table:style-name="ro1">
          <table:table-cell/>
          <table:table-cell office:value-type="string" calcext:value-type="string">
            <text:p>sexing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92]&amp;&quot;&quot;&quot;,&quot;&quot;level&quot;&quot;:&quot;&amp;[.C1092]&amp;&quot;},&quot;" office:value-type="string" office:string-value="{&quot;word&quot;:&quot;sexing&quot;,&quot;level&quot;:2}," calcext:value-type="string">
            <text:p>{"word":"sexing","level":2},</text:p>
          </table:table-cell>
        </table:table-row>
        <table:table-row table:style-name="ro1">
          <table:table-cell/>
          <table:table-cell office:value-type="string" calcext:value-type="string">
            <text:p>sexkitten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93]&amp;&quot;&quot;&quot;,&quot;&quot;level&quot;&quot;:&quot;&amp;[.C1093]&amp;&quot;},&quot;" office:value-type="string" office:string-value="{&quot;word&quot;:&quot;sexkitten&quot;,&quot;level&quot;:2}," calcext:value-type="string">
            <text:p>{"word":"sexkitten","level":2},</text:p>
          </table:table-cell>
        </table:table-row>
        <table:table-row table:style-name="ro1">
          <table:table-cell/>
          <table:table-cell office:value-type="string" calcext:value-type="string">
            <text:p>sexpot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94]&amp;&quot;&quot;&quot;,&quot;&quot;level&quot;&quot;:&quot;&amp;[.C1094]&amp;&quot;},&quot;" office:value-type="string" office:string-value="{&quot;word&quot;:&quot;sexpot&quot;,&quot;level&quot;:2}," calcext:value-type="string">
            <text:p>{"word":"sexpot","level":2},</text:p>
          </table:table-cell>
        </table:table-row>
        <table:table-row table:style-name="ro1">
          <table:table-cell/>
          <table:table-cell office:value-type="string" calcext:value-type="string">
            <text:p>sexslav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95]&amp;&quot;&quot;&quot;,&quot;&quot;level&quot;&quot;:&quot;&amp;[.C1095]&amp;&quot;},&quot;" office:value-type="string" office:string-value="{&quot;word&quot;:&quot;sexslave&quot;,&quot;level&quot;:2}," calcext:value-type="string">
            <text:p>{"word":"sexslave","level":2},</text:p>
          </table:table-cell>
        </table:table-row>
        <table:table-row table:style-name="ro1">
          <table:table-cell/>
          <table:table-cell office:value-type="string" calcext:value-type="string">
            <text:p>sextogo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96]&amp;&quot;&quot;&quot;,&quot;&quot;level&quot;&quot;:&quot;&amp;[.C1096]&amp;&quot;},&quot;" office:value-type="string" office:string-value="{&quot;word&quot;:&quot;sextogo&quot;,&quot;level&quot;:2}," calcext:value-type="string">
            <text:p>{"word":"sextogo","level":2},</text:p>
          </table:table-cell>
        </table:table-row>
        <table:table-row table:style-name="ro1">
          <table:table-cell/>
          <table:table-cell office:value-type="string" calcext:value-type="string">
            <text:p>sextoy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97]&amp;&quot;&quot;&quot;,&quot;&quot;level&quot;&quot;:&quot;&amp;[.C1097]&amp;&quot;},&quot;" office:value-type="string" office:string-value="{&quot;word&quot;:&quot;sextoy&quot;,&quot;level&quot;:2}," calcext:value-type="string">
            <text:p>{"word":"sextoy","level":2},</text:p>
          </table:table-cell>
        </table:table-row>
        <table:table-row table:style-name="ro1">
          <table:table-cell/>
          <table:table-cell office:value-type="string" calcext:value-type="string">
            <text:p>sextoys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98]&amp;&quot;&quot;&quot;,&quot;&quot;level&quot;&quot;:&quot;&amp;[.C1098]&amp;&quot;},&quot;" office:value-type="string" office:string-value="{&quot;word&quot;:&quot;sextoys&quot;,&quot;level&quot;:2}," calcext:value-type="string">
            <text:p>{"word":"sextoys","level":2},</text:p>
          </table:table-cell>
        </table:table-row>
        <table:table-row table:style-name="ro1">
          <table:table-cell/>
          <table:table-cell office:value-type="string" calcext:value-type="string">
            <text:p>sexual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099]&amp;&quot;&quot;&quot;,&quot;&quot;level&quot;&quot;:&quot;&amp;[.C1099]&amp;&quot;},&quot;" office:value-type="string" office:string-value="{&quot;word&quot;:&quot;sexual&quot;,&quot;level&quot;:2}," calcext:value-type="string">
            <text:p>{"word":"sexual","level":2},</text:p>
          </table:table-cell>
        </table:table-row>
        <table:table-row table:style-name="ro1">
          <table:table-cell/>
          <table:table-cell office:value-type="string" calcext:value-type="string">
            <text:p>sexually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00]&amp;&quot;&quot;&quot;,&quot;&quot;level&quot;&quot;:&quot;&amp;[.C1100]&amp;&quot;},&quot;" office:value-type="string" office:string-value="{&quot;word&quot;:&quot;sexually&quot;,&quot;level&quot;:2}," calcext:value-type="string">
            <text:p>{"word":"sexually","level":2},</text:p>
          </table:table-cell>
        </table:table-row>
        <table:table-row table:style-name="ro1">
          <table:table-cell/>
          <table:table-cell office:value-type="string" calcext:value-type="string">
            <text:p>sexwhor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01]&amp;&quot;&quot;&quot;,&quot;&quot;level&quot;&quot;:&quot;&amp;[.C1101]&amp;&quot;},&quot;" office:value-type="string" office:string-value="{&quot;word&quot;:&quot;sexwhore&quot;,&quot;level&quot;:2}," calcext:value-type="string">
            <text:p>{"word":"sexwhore","level":2},</text:p>
          </table:table-cell>
        </table:table-row>
        <table:table-row table:style-name="ro1">
          <table:table-cell/>
          <table:table-cell office:value-type="string" calcext:value-type="string">
            <text:p>sexy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02]&amp;&quot;&quot;&quot;,&quot;&quot;level&quot;&quot;:&quot;&amp;[.C1102]&amp;&quot;},&quot;" office:value-type="string" office:string-value="{&quot;word&quot;:&quot;sexy&quot;,&quot;level&quot;:2}," calcext:value-type="string">
            <text:p>{"word":"sexy","level":2},</text:p>
          </table:table-cell>
        </table:table-row>
        <table:table-row table:style-name="ro1">
          <table:table-cell/>
          <table:table-cell office:value-type="string" calcext:value-type="string">
            <text:p>sexymoma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03]&amp;&quot;&quot;&quot;,&quot;&quot;level&quot;&quot;:&quot;&amp;[.C1103]&amp;&quot;},&quot;" office:value-type="string" office:string-value="{&quot;word&quot;:&quot;sexymoma&quot;,&quot;level&quot;:2}," calcext:value-type="string">
            <text:p>{"word":"sexymoma","level":2},</text:p>
          </table:table-cell>
        </table:table-row>
        <table:table-row table:style-name="ro1">
          <table:table-cell/>
          <table:table-cell office:value-type="string" calcext:value-type="string">
            <text:p>sexy-slim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04]&amp;&quot;&quot;&quot;,&quot;&quot;level&quot;&quot;:&quot;&amp;[.C1104]&amp;&quot;},&quot;" office:value-type="string" office:string-value="{&quot;word&quot;:&quot;sexy-slim&quot;,&quot;level&quot;:2}," calcext:value-type="string">
            <text:p>{"word":"sexy-slim","level":2},</text:p>
          </table:table-cell>
        </table:table-row>
        <table:table-row table:style-name="ro1">
          <table:table-cell/>
          <table:table-cell office:value-type="string" calcext:value-type="string">
            <text:p>shag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05]&amp;&quot;&quot;&quot;,&quot;&quot;level&quot;&quot;:&quot;&amp;[.C1105]&amp;&quot;},&quot;" office:value-type="string" office:string-value="{&quot;word&quot;:&quot;shag&quot;,&quot;level&quot;:2}," calcext:value-type="string">
            <text:p>{"word":"shag","level":2},</text:p>
          </table:table-cell>
        </table:table-row>
        <table:table-row table:style-name="ro1">
          <table:table-cell/>
          <table:table-cell office:value-type="string" calcext:value-type="string">
            <text:p>shaggin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06]&amp;&quot;&quot;&quot;,&quot;&quot;level&quot;&quot;:&quot;&amp;[.C1106]&amp;&quot;},&quot;" office:value-type="string" office:string-value="{&quot;word&quot;:&quot;shaggin&quot;,&quot;level&quot;:2}," calcext:value-type="string">
            <text:p>{"word":"shaggin","level":2},</text:p>
          </table:table-cell>
        </table:table-row>
        <table:table-row table:style-name="ro1">
          <table:table-cell/>
          <table:table-cell office:value-type="string" calcext:value-type="string">
            <text:p>shagging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07]&amp;&quot;&quot;&quot;,&quot;&quot;level&quot;&quot;:&quot;&amp;[.C1107]&amp;&quot;},&quot;" office:value-type="string" office:string-value="{&quot;word&quot;:&quot;shagging&quot;,&quot;level&quot;:2}," calcext:value-type="string">
            <text:p>{"word":"shagging","level":2},</text:p>
          </table:table-cell>
        </table:table-row>
        <table:table-row table:style-name="ro1">
          <table:table-cell/>
          <table:table-cell office:value-type="string" calcext:value-type="string">
            <text:p>shat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08]&amp;&quot;&quot;&quot;,&quot;&quot;level&quot;&quot;:&quot;&amp;[.C1108]&amp;&quot;},&quot;" office:value-type="string" office:string-value="{&quot;word&quot;:&quot;shat&quot;,&quot;level&quot;:2}," calcext:value-type="string">
            <text:p>{"word":"shat","level":2},</text:p>
          </table:table-cell>
        </table:table-row>
        <table:table-row table:style-name="ro1">
          <table:table-cell/>
          <table:table-cell office:value-type="string" calcext:value-type="string">
            <text:p>shav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09]&amp;&quot;&quot;&quot;,&quot;&quot;level&quot;&quot;:&quot;&amp;[.C1109]&amp;&quot;},&quot;" office:value-type="string" office:string-value="{&quot;word&quot;:&quot;shav&quot;,&quot;level&quot;:2}," calcext:value-type="string">
            <text:p>{"word":"shav","level":2},</text:p>
          </table:table-cell>
        </table:table-row>
        <table:table-row table:style-name="ro1">
          <table:table-cell/>
          <table:table-cell office:value-type="string" calcext:value-type="string">
            <text:p>shawtypimp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10]&amp;&quot;&quot;&quot;,&quot;&quot;level&quot;&quot;:&quot;&amp;[.C1110]&amp;&quot;},&quot;" office:value-type="string" office:string-value="{&quot;word&quot;:&quot;shawtypimp&quot;,&quot;level&quot;:2}," calcext:value-type="string">
            <text:p>{"word":"shawtypimp","level":2},</text:p>
          </table:table-cell>
        </table:table-row>
        <table:table-row table:style-name="ro1">
          <table:table-cell/>
          <table:table-cell office:value-type="string" calcext:value-type="string">
            <text:p>sheeney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11]&amp;&quot;&quot;&quot;,&quot;&quot;level&quot;&quot;:&quot;&amp;[.C1111]&amp;&quot;},&quot;" office:value-type="string" office:string-value="{&quot;word&quot;:&quot;sheeney&quot;,&quot;level&quot;:2}," calcext:value-type="string">
            <text:p>{"word":"sheeney","level":2},</text:p>
          </table:table-cell>
        </table:table-row>
        <table:table-row table:style-name="ro1">
          <table:table-cell/>
          <table:table-cell office:value-type="string" calcext:value-type="string">
            <text:p>shhit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12]&amp;&quot;&quot;&quot;,&quot;&quot;level&quot;&quot;:&quot;&amp;[.C1112]&amp;&quot;},&quot;" office:value-type="string" office:string-value="{&quot;word&quot;:&quot;shhit&quot;,&quot;level&quot;:2}," calcext:value-type="string">
            <text:p>{"word":"shhit","level":2},</text:p>
          </table:table-cell>
        </table:table-row>
        <table:table-row table:style-name="ro1">
          <table:table-cell/>
          <table:table-cell office:value-type="string" calcext:value-type="string">
            <text:p>shinola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13]&amp;&quot;&quot;&quot;,&quot;&quot;level&quot;&quot;:&quot;&amp;[.C1113]&amp;&quot;},&quot;" office:value-type="string" office:string-value="{&quot;word&quot;:&quot;shinola&quot;,&quot;level&quot;:2}," calcext:value-type="string">
            <text:p>{"word":"shinola","level":2},</text:p>
          </table:table-cell>
        </table:table-row>
        <table:table-row table:style-name="ro1">
          <table:table-cell/>
          <table:table-cell office:value-type="string" calcext:value-type="string">
            <text:p>shit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14]&amp;&quot;&quot;&quot;,&quot;&quot;level&quot;&quot;:&quot;&amp;[.C1114]&amp;&quot;},&quot;" office:value-type="string" office:string-value="{&quot;word&quot;:&quot;shit&quot;,&quot;level&quot;:2}," calcext:value-type="string">
            <text:p>{"word":"shit","level":2},</text:p>
          </table:table-cell>
        </table:table-row>
        <table:table-row table:style-name="ro1">
          <table:table-cell/>
          <table:table-cell office:value-type="string" calcext:value-type="string">
            <text:p>shitcan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15]&amp;&quot;&quot;&quot;,&quot;&quot;level&quot;&quot;:&quot;&amp;[.C1115]&amp;&quot;},&quot;" office:value-type="string" office:string-value="{&quot;word&quot;:&quot;shitcan&quot;,&quot;level&quot;:2}," calcext:value-type="string">
            <text:p>{"word":"shitcan","level":2},</text:p>
          </table:table-cell>
        </table:table-row>
        <table:table-row table:style-name="ro1">
          <table:table-cell/>
          <table:table-cell office:value-type="string" calcext:value-type="string">
            <text:p>shitdick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16]&amp;&quot;&quot;&quot;,&quot;&quot;level&quot;&quot;:&quot;&amp;[.C1116]&amp;&quot;},&quot;" office:value-type="string" office:string-value="{&quot;word&quot;:&quot;shitdick&quot;,&quot;level&quot;:2}," calcext:value-type="string">
            <text:p>{"word":"shitdick","level":2},</text:p>
          </table:table-cell>
        </table:table-row>
        <table:table-row table:style-name="ro1">
          <table:table-cell/>
          <table:table-cell office:value-type="string" calcext:value-type="string">
            <text:p>shit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17]&amp;&quot;&quot;&quot;,&quot;&quot;level&quot;&quot;:&quot;&amp;[.C1117]&amp;&quot;},&quot;" office:value-type="string" office:string-value="{&quot;word&quot;:&quot;shite&quot;,&quot;level&quot;:2}," calcext:value-type="string">
            <text:p>{"word":"shite","level":2},</text:p>
          </table:table-cell>
        </table:table-row>
        <table:table-row table:style-name="ro1">
          <table:table-cell/>
          <table:table-cell office:value-type="string" calcext:value-type="string">
            <text:p>shiteate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18]&amp;&quot;&quot;&quot;,&quot;&quot;level&quot;&quot;:&quot;&amp;[.C1118]&amp;&quot;},&quot;" office:value-type="string" office:string-value="{&quot;word&quot;:&quot;shiteater&quot;,&quot;level&quot;:2}," calcext:value-type="string">
            <text:p>{"word":"shiteater","level":2},</text:p>
          </table:table-cell>
        </table:table-row>
        <table:table-row table:style-name="ro1">
          <table:table-cell/>
          <table:table-cell office:value-type="string" calcext:value-type="string">
            <text:p>shited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19]&amp;&quot;&quot;&quot;,&quot;&quot;level&quot;&quot;:&quot;&amp;[.C1119]&amp;&quot;},&quot;" office:value-type="string" office:string-value="{&quot;word&quot;:&quot;shited&quot;,&quot;level&quot;:2}," calcext:value-type="string">
            <text:p>{"word":"shited","level":2},</text:p>
          </table:table-cell>
        </table:table-row>
        <table:table-row table:style-name="ro1">
          <table:table-cell/>
          <table:table-cell office:value-type="string" calcext:value-type="string">
            <text:p>shitfac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20]&amp;&quot;&quot;&quot;,&quot;&quot;level&quot;&quot;:&quot;&amp;[.C1120]&amp;&quot;},&quot;" office:value-type="string" office:string-value="{&quot;word&quot;:&quot;shitface&quot;,&quot;level&quot;:2}," calcext:value-type="string">
            <text:p>{"word":"shitface","level":2},</text:p>
          </table:table-cell>
        </table:table-row>
        <table:table-row table:style-name="ro1">
          <table:table-cell/>
          <table:table-cell office:value-type="string" calcext:value-type="string">
            <text:p>shitfaced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21]&amp;&quot;&quot;&quot;,&quot;&quot;level&quot;&quot;:&quot;&amp;[.C1121]&amp;&quot;},&quot;" office:value-type="string" office:string-value="{&quot;word&quot;:&quot;shitfaced&quot;,&quot;level&quot;:2}," calcext:value-type="string">
            <text:p>{"word":"shitfaced","level":2},</text:p>
          </table:table-cell>
        </table:table-row>
        <table:table-row table:style-name="ro1">
          <table:table-cell/>
          <table:table-cell office:value-type="string" calcext:value-type="string">
            <text:p>shitfit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22]&amp;&quot;&quot;&quot;,&quot;&quot;level&quot;&quot;:&quot;&amp;[.C1122]&amp;&quot;},&quot;" office:value-type="string" office:string-value="{&quot;word&quot;:&quot;shitfit&quot;,&quot;level&quot;:2}," calcext:value-type="string">
            <text:p>{"word":"shitfit","level":2},</text:p>
          </table:table-cell>
        </table:table-row>
        <table:table-row table:style-name="ro1">
          <table:table-cell/>
          <table:table-cell office:value-type="string" calcext:value-type="string">
            <text:p>shitforbrains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23]&amp;&quot;&quot;&quot;,&quot;&quot;level&quot;&quot;:&quot;&amp;[.C1123]&amp;&quot;},&quot;" office:value-type="string" office:string-value="{&quot;word&quot;:&quot;shitforbrains&quot;,&quot;level&quot;:2}," calcext:value-type="string">
            <text:p>{"word":"shitforbrains","level":2},</text:p>
          </table:table-cell>
        </table:table-row>
        <table:table-row table:style-name="ro1">
          <table:table-cell/>
          <table:table-cell office:value-type="string" calcext:value-type="string">
            <text:p>shitfuck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24]&amp;&quot;&quot;&quot;,&quot;&quot;level&quot;&quot;:&quot;&amp;[.C1124]&amp;&quot;},&quot;" office:value-type="string" office:string-value="{&quot;word&quot;:&quot;shitfuck&quot;,&quot;level&quot;:2}," calcext:value-type="string">
            <text:p>{"word":"shitfuck","level":2},</text:p>
          </table:table-cell>
        </table:table-row>
        <table:table-row table:style-name="ro1">
          <table:table-cell/>
          <table:table-cell office:value-type="string" calcext:value-type="string">
            <text:p>shitfucke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25]&amp;&quot;&quot;&quot;,&quot;&quot;level&quot;&quot;:&quot;&amp;[.C1125]&amp;&quot;},&quot;" office:value-type="string" office:string-value="{&quot;word&quot;:&quot;shitfucker&quot;,&quot;level&quot;:2}," calcext:value-type="string">
            <text:p>{"word":"shitfucker","level":2},</text:p>
          </table:table-cell>
        </table:table-row>
        <table:table-row table:style-name="ro1">
          <table:table-cell/>
          <table:table-cell office:value-type="string" calcext:value-type="string">
            <text:p>shitfull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26]&amp;&quot;&quot;&quot;,&quot;&quot;level&quot;&quot;:&quot;&amp;[.C1126]&amp;&quot;},&quot;" office:value-type="string" office:string-value="{&quot;word&quot;:&quot;shitfull&quot;,&quot;level&quot;:2}," calcext:value-type="string">
            <text:p>{"word":"shitfull","level":2},</text:p>
          </table:table-cell>
        </table:table-row>
        <table:table-row table:style-name="ro1">
          <table:table-cell/>
          <table:table-cell office:value-type="string" calcext:value-type="string">
            <text:p>shithapens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27]&amp;&quot;&quot;&quot;,&quot;&quot;level&quot;&quot;:&quot;&amp;[.C1127]&amp;&quot;},&quot;" office:value-type="string" office:string-value="{&quot;word&quot;:&quot;shithapens&quot;,&quot;level&quot;:2}," calcext:value-type="string">
            <text:p>{"word":"shithapens","level":2},</text:p>
          </table:table-cell>
        </table:table-row>
        <table:table-row table:style-name="ro1">
          <table:table-cell/>
          <table:table-cell office:value-type="string" calcext:value-type="string">
            <text:p>shithappens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28]&amp;&quot;&quot;&quot;,&quot;&quot;level&quot;&quot;:&quot;&amp;[.C1128]&amp;&quot;},&quot;" office:value-type="string" office:string-value="{&quot;word&quot;:&quot;shithappens&quot;,&quot;level&quot;:2}," calcext:value-type="string">
            <text:p>{"word":"shithappens","level":2},</text:p>
          </table:table-cell>
        </table:table-row>
        <table:table-row table:style-name="ro1">
          <table:table-cell/>
          <table:table-cell office:value-type="string" calcext:value-type="string">
            <text:p>shithead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29]&amp;&quot;&quot;&quot;,&quot;&quot;level&quot;&quot;:&quot;&amp;[.C1129]&amp;&quot;},&quot;" office:value-type="string" office:string-value="{&quot;word&quot;:&quot;shithead&quot;,&quot;level&quot;:2}," calcext:value-type="string">
            <text:p>{"word":"shithead","level":2},</text:p>
          </table:table-cell>
        </table:table-row>
        <table:table-row table:style-name="ro1">
          <table:table-cell/>
          <table:table-cell office:value-type="string" calcext:value-type="string">
            <text:p>shithous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30]&amp;&quot;&quot;&quot;,&quot;&quot;level&quot;&quot;:&quot;&amp;[.C1130]&amp;&quot;},&quot;" office:value-type="string" office:string-value="{&quot;word&quot;:&quot;shithouse&quot;,&quot;level&quot;:2}," calcext:value-type="string">
            <text:p>{"word":"shithouse","level":2},</text:p>
          </table:table-cell>
        </table:table-row>
        <table:table-row table:style-name="ro1">
          <table:table-cell/>
          <table:table-cell office:value-type="string" calcext:value-type="string">
            <text:p>shiting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31]&amp;&quot;&quot;&quot;,&quot;&quot;level&quot;&quot;:&quot;&amp;[.C1131]&amp;&quot;},&quot;" office:value-type="string" office:string-value="{&quot;word&quot;:&quot;shiting&quot;,&quot;level&quot;:2}," calcext:value-type="string">
            <text:p>{"word":"shiting","level":2},</text:p>
          </table:table-cell>
        </table:table-row>
        <table:table-row table:style-name="ro1">
          <table:table-cell/>
          <table:table-cell office:value-type="string" calcext:value-type="string">
            <text:p>shitlist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32]&amp;&quot;&quot;&quot;,&quot;&quot;level&quot;&quot;:&quot;&amp;[.C1132]&amp;&quot;},&quot;" office:value-type="string" office:string-value="{&quot;word&quot;:&quot;shitlist&quot;,&quot;level&quot;:2}," calcext:value-type="string">
            <text:p>{"word":"shitlist","level":2},</text:p>
          </table:table-cell>
        </table:table-row>
        <table:table-row table:style-name="ro1">
          <table:table-cell/>
          <table:table-cell office:value-type="string" calcext:value-type="string">
            <text:p>shitola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33]&amp;&quot;&quot;&quot;,&quot;&quot;level&quot;&quot;:&quot;&amp;[.C1133]&amp;&quot;},&quot;" office:value-type="string" office:string-value="{&quot;word&quot;:&quot;shitola&quot;,&quot;level&quot;:2}," calcext:value-type="string">
            <text:p>{"word":"shitola","level":2},</text:p>
          </table:table-cell>
        </table:table-row>
        <table:table-row table:style-name="ro1">
          <table:table-cell/>
          <table:table-cell office:value-type="string" calcext:value-type="string">
            <text:p>shitoutofluck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34]&amp;&quot;&quot;&quot;,&quot;&quot;level&quot;&quot;:&quot;&amp;[.C1134]&amp;&quot;},&quot;" office:value-type="string" office:string-value="{&quot;word&quot;:&quot;shitoutofluck&quot;,&quot;level&quot;:2}," calcext:value-type="string">
            <text:p>{"word":"shitoutofluck","level":2},</text:p>
          </table:table-cell>
        </table:table-row>
        <table:table-row table:style-name="ro1">
          <table:table-cell/>
          <table:table-cell office:value-type="string" calcext:value-type="string">
            <text:p>shits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35]&amp;&quot;&quot;&quot;,&quot;&quot;level&quot;&quot;:&quot;&amp;[.C1135]&amp;&quot;},&quot;" office:value-type="string" office:string-value="{&quot;word&quot;:&quot;shits&quot;,&quot;level&quot;:2}," calcext:value-type="string">
            <text:p>{"word":"shits","level":2},</text:p>
          </table:table-cell>
        </table:table-row>
        <table:table-row table:style-name="ro1">
          <table:table-cell/>
          <table:table-cell office:value-type="string" calcext:value-type="string">
            <text:p>shitstain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36]&amp;&quot;&quot;&quot;,&quot;&quot;level&quot;&quot;:&quot;&amp;[.C1136]&amp;&quot;},&quot;" office:value-type="string" office:string-value="{&quot;word&quot;:&quot;shitstain&quot;,&quot;level&quot;:2}," calcext:value-type="string">
            <text:p>{"word":"shitstain","level":2},</text:p>
          </table:table-cell>
        </table:table-row>
        <table:table-row table:style-name="ro1">
          <table:table-cell/>
          <table:table-cell office:value-type="string" calcext:value-type="string">
            <text:p>shitted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37]&amp;&quot;&quot;&quot;,&quot;&quot;level&quot;&quot;:&quot;&amp;[.C1137]&amp;&quot;},&quot;" office:value-type="string" office:string-value="{&quot;word&quot;:&quot;shitted&quot;,&quot;level&quot;:2}," calcext:value-type="string">
            <text:p>{"word":"shitted","level":2},</text:p>
          </table:table-cell>
        </table:table-row>
        <table:table-row table:style-name="ro1">
          <table:table-cell/>
          <table:table-cell office:value-type="string" calcext:value-type="string">
            <text:p>shitte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38]&amp;&quot;&quot;&quot;,&quot;&quot;level&quot;&quot;:&quot;&amp;[.C1138]&amp;&quot;},&quot;" office:value-type="string" office:string-value="{&quot;word&quot;:&quot;shitter&quot;,&quot;level&quot;:2}," calcext:value-type="string">
            <text:p>{"word":"shitter","level":2},</text:p>
          </table:table-cell>
        </table:table-row>
        <table:table-row table:style-name="ro1">
          <table:table-cell/>
          <table:table-cell office:value-type="string" calcext:value-type="string">
            <text:p>shitting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39]&amp;&quot;&quot;&quot;,&quot;&quot;level&quot;&quot;:&quot;&amp;[.C1139]&amp;&quot;},&quot;" office:value-type="string" office:string-value="{&quot;word&quot;:&quot;shitting&quot;,&quot;level&quot;:2}," calcext:value-type="string">
            <text:p>{"word":"shitting","level":2},</text:p>
          </table:table-cell>
        </table:table-row>
        <table:table-row table:style-name="ro1">
          <table:table-cell/>
          <table:table-cell office:value-type="string" calcext:value-type="string">
            <text:p>shitty 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40]&amp;&quot;&quot;&quot;,&quot;&quot;level&quot;&quot;:&quot;&amp;[.C1140]&amp;&quot;},&quot;" office:value-type="string" office:string-value="{&quot;word&quot;:&quot;shitty &quot;,&quot;level&quot;:2}," calcext:value-type="string">
            <text:p>{"word":"shitty ","level":2},</text:p>
          </table:table-cell>
        </table:table-row>
        <table:table-row table:style-name="ro1">
          <table:table-cell/>
          <table:table-cell office:value-type="string" calcext:value-type="string">
            <text:p>shoot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41]&amp;&quot;&quot;&quot;,&quot;&quot;level&quot;&quot;:&quot;&amp;[.C1141]&amp;&quot;},&quot;" office:value-type="string" office:string-value="{&quot;word&quot;:&quot;shoot&quot;,&quot;level&quot;:2}," calcext:value-type="string">
            <text:p>{"word":"shoot","level":2},</text:p>
          </table:table-cell>
        </table:table-row>
        <table:table-row table:style-name="ro1">
          <table:table-cell/>
          <table:table-cell office:value-type="string" calcext:value-type="string">
            <text:p>shooting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42]&amp;&quot;&quot;&quot;,&quot;&quot;level&quot;&quot;:&quot;&amp;[.C1142]&amp;&quot;},&quot;" office:value-type="string" office:string-value="{&quot;word&quot;:&quot;shooting&quot;,&quot;level&quot;:2}," calcext:value-type="string">
            <text:p>{"word":"shooting","level":2},</text:p>
          </table:table-cell>
        </table:table-row>
        <table:table-row table:style-name="ro1">
          <table:table-cell/>
          <table:table-cell office:value-type="string" calcext:value-type="string">
            <text:p>shortfuck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43]&amp;&quot;&quot;&quot;,&quot;&quot;level&quot;&quot;:&quot;&amp;[.C1143]&amp;&quot;},&quot;" office:value-type="string" office:string-value="{&quot;word&quot;:&quot;shortfuck&quot;,&quot;level&quot;:2}," calcext:value-type="string">
            <text:p>{"word":"shortfuck","level":2},</text:p>
          </table:table-cell>
        </table:table-row>
        <table:table-row table:style-name="ro1">
          <table:table-cell/>
          <table:table-cell office:value-type="string" calcext:value-type="string">
            <text:p>showtim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44]&amp;&quot;&quot;&quot;,&quot;&quot;level&quot;&quot;:&quot;&amp;[.C1144]&amp;&quot;},&quot;" office:value-type="string" office:string-value="{&quot;word&quot;:&quot;showtime&quot;,&quot;level&quot;:2}," calcext:value-type="string">
            <text:p>{"word":"showtime","level":2},</text:p>
          </table:table-cell>
        </table:table-row>
        <table:table-row table:style-name="ro1">
          <table:table-cell/>
          <table:table-cell office:value-type="string" calcext:value-type="string">
            <text:p>sick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45]&amp;&quot;&quot;&quot;,&quot;&quot;level&quot;&quot;:&quot;&amp;[.C1145]&amp;&quot;},&quot;" office:value-type="string" office:string-value="{&quot;word&quot;:&quot;sick&quot;,&quot;level&quot;:2}," calcext:value-type="string">
            <text:p>{"word":"sick","level":2},</text:p>
          </table:table-cell>
        </table:table-row>
        <table:table-row table:style-name="ro1">
          <table:table-cell/>
          <table:table-cell office:value-type="string" calcext:value-type="string">
            <text:p>sissy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46]&amp;&quot;&quot;&quot;,&quot;&quot;level&quot;&quot;:&quot;&amp;[.C1146]&amp;&quot;},&quot;" office:value-type="string" office:string-value="{&quot;word&quot;:&quot;sissy&quot;,&quot;level&quot;:2}," calcext:value-type="string">
            <text:p>{"word":"sissy","level":2},</text:p>
          </table:table-cell>
        </table:table-row>
        <table:table-row table:style-name="ro1">
          <table:table-cell/>
          <table:table-cell office:value-type="string" calcext:value-type="string">
            <text:p>sixsixsix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47]&amp;&quot;&quot;&quot;,&quot;&quot;level&quot;&quot;:&quot;&amp;[.C1147]&amp;&quot;},&quot;" office:value-type="string" office:string-value="{&quot;word&quot;:&quot;sixsixsix&quot;,&quot;level&quot;:2}," calcext:value-type="string">
            <text:p>{"word":"sixsixsix","level":2},</text:p>
          </table:table-cell>
        </table:table-row>
        <table:table-row table:style-name="ro1">
          <table:table-cell/>
          <table:table-cell office:value-type="string" calcext:value-type="string">
            <text:p>sixtynin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48]&amp;&quot;&quot;&quot;,&quot;&quot;level&quot;&quot;:&quot;&amp;[.C1148]&amp;&quot;},&quot;" office:value-type="string" office:string-value="{&quot;word&quot;:&quot;sixtynine&quot;,&quot;level&quot;:2}," calcext:value-type="string">
            <text:p>{"word":"sixtynine","level":2},</text:p>
          </table:table-cell>
        </table:table-row>
        <table:table-row table:style-name="ro1">
          <table:table-cell/>
          <table:table-cell office:value-type="string" calcext:value-type="string">
            <text:p>sixtynine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49]&amp;&quot;&quot;&quot;,&quot;&quot;level&quot;&quot;:&quot;&amp;[.C1149]&amp;&quot;},&quot;" office:value-type="string" office:string-value="{&quot;word&quot;:&quot;sixtyniner&quot;,&quot;level&quot;:2}," calcext:value-type="string">
            <text:p>{"word":"sixtyniner","level":2},</text:p>
          </table:table-cell>
        </table:table-row>
        <table:table-row table:style-name="ro1">
          <table:table-cell/>
          <table:table-cell office:value-type="string" calcext:value-type="string">
            <text:p>skank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50]&amp;&quot;&quot;&quot;,&quot;&quot;level&quot;&quot;:&quot;&amp;[.C1150]&amp;&quot;},&quot;" office:value-type="string" office:string-value="{&quot;word&quot;:&quot;skank&quot;,&quot;level&quot;:2}," calcext:value-type="string">
            <text:p>{"word":"skank","level":2},</text:p>
          </table:table-cell>
        </table:table-row>
        <table:table-row table:style-name="ro1">
          <table:table-cell/>
          <table:table-cell office:value-type="string" calcext:value-type="string">
            <text:p>skankbitch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51]&amp;&quot;&quot;&quot;,&quot;&quot;level&quot;&quot;:&quot;&amp;[.C1151]&amp;&quot;},&quot;" office:value-type="string" office:string-value="{&quot;word&quot;:&quot;skankbitch&quot;,&quot;level&quot;:2}," calcext:value-type="string">
            <text:p>{"word":"skankbitch","level":2},</text:p>
          </table:table-cell>
        </table:table-row>
        <table:table-row table:style-name="ro1">
          <table:table-cell/>
          <table:table-cell office:value-type="string" calcext:value-type="string">
            <text:p>skankfuck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52]&amp;&quot;&quot;&quot;,&quot;&quot;level&quot;&quot;:&quot;&amp;[.C1152]&amp;&quot;},&quot;" office:value-type="string" office:string-value="{&quot;word&quot;:&quot;skankfuck&quot;,&quot;level&quot;:2}," calcext:value-type="string">
            <text:p>{"word":"skankfuck","level":2},</text:p>
          </table:table-cell>
        </table:table-row>
        <table:table-row table:style-name="ro1">
          <table:table-cell/>
          <table:table-cell office:value-type="string" calcext:value-type="string">
            <text:p>skankwhor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53]&amp;&quot;&quot;&quot;,&quot;&quot;level&quot;&quot;:&quot;&amp;[.C1153]&amp;&quot;},&quot;" office:value-type="string" office:string-value="{&quot;word&quot;:&quot;skankwhore&quot;,&quot;level&quot;:2}," calcext:value-type="string">
            <text:p>{"word":"skankwhore","level":2},</text:p>
          </table:table-cell>
        </table:table-row>
        <table:table-row table:style-name="ro1">
          <table:table-cell/>
          <table:table-cell office:value-type="string" calcext:value-type="string">
            <text:p>skanky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54]&amp;&quot;&quot;&quot;,&quot;&quot;level&quot;&quot;:&quot;&amp;[.C1154]&amp;&quot;},&quot;" office:value-type="string" office:string-value="{&quot;word&quot;:&quot;skanky&quot;,&quot;level&quot;:2}," calcext:value-type="string">
            <text:p>{"word":"skanky","level":2},</text:p>
          </table:table-cell>
        </table:table-row>
        <table:table-row table:style-name="ro1">
          <table:table-cell/>
          <table:table-cell office:value-type="string" calcext:value-type="string">
            <text:p>skankybitch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55]&amp;&quot;&quot;&quot;,&quot;&quot;level&quot;&quot;:&quot;&amp;[.C1155]&amp;&quot;},&quot;" office:value-type="string" office:string-value="{&quot;word&quot;:&quot;skankybitch&quot;,&quot;level&quot;:2}," calcext:value-type="string">
            <text:p>{"word":"skankybitch","level":2},</text:p>
          </table:table-cell>
        </table:table-row>
        <table:table-row table:style-name="ro1">
          <table:table-cell/>
          <table:table-cell office:value-type="string" calcext:value-type="string">
            <text:p>skankywhor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56]&amp;&quot;&quot;&quot;,&quot;&quot;level&quot;&quot;:&quot;&amp;[.C1156]&amp;&quot;},&quot;" office:value-type="string" office:string-value="{&quot;word&quot;:&quot;skankywhore&quot;,&quot;level&quot;:2}," calcext:value-type="string">
            <text:p>{"word":"skankywhore","level":2},</text:p>
          </table:table-cell>
        </table:table-row>
        <table:table-row table:style-name="ro1">
          <table:table-cell/>
          <table:table-cell office:value-type="string" calcext:value-type="string">
            <text:p>skinflut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57]&amp;&quot;&quot;&quot;,&quot;&quot;level&quot;&quot;:&quot;&amp;[.C1157]&amp;&quot;},&quot;" office:value-type="string" office:string-value="{&quot;word&quot;:&quot;skinflute&quot;,&quot;level&quot;:2}," calcext:value-type="string">
            <text:p>{"word":"skinflute","level":2},</text:p>
          </table:table-cell>
        </table:table-row>
        <table:table-row table:style-name="ro1">
          <table:table-cell/>
          <table:table-cell office:value-type="string" calcext:value-type="string">
            <text:p>skum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58]&amp;&quot;&quot;&quot;,&quot;&quot;level&quot;&quot;:&quot;&amp;[.C1158]&amp;&quot;},&quot;" office:value-type="string" office:string-value="{&quot;word&quot;:&quot;skum&quot;,&quot;level&quot;:2}," calcext:value-type="string">
            <text:p>{"word":"skum","level":2},</text:p>
          </table:table-cell>
        </table:table-row>
        <table:table-row table:style-name="ro1">
          <table:table-cell/>
          <table:table-cell office:value-type="string" calcext:value-type="string">
            <text:p>skumbag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59]&amp;&quot;&quot;&quot;,&quot;&quot;level&quot;&quot;:&quot;&amp;[.C1159]&amp;&quot;},&quot;" office:value-type="string" office:string-value="{&quot;word&quot;:&quot;skumbag&quot;,&quot;level&quot;:2}," calcext:value-type="string">
            <text:p>{"word":"skumbag","level":2},</text:p>
          </table:table-cell>
        </table:table-row>
        <table:table-row table:style-name="ro1">
          <table:table-cell/>
          <table:table-cell office:value-type="string" calcext:value-type="string">
            <text:p>slant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60]&amp;&quot;&quot;&quot;,&quot;&quot;level&quot;&quot;:&quot;&amp;[.C1160]&amp;&quot;},&quot;" office:value-type="string" office:string-value="{&quot;word&quot;:&quot;slant&quot;,&quot;level&quot;:2}," calcext:value-type="string">
            <text:p>{"word":"slant","level":2},</text:p>
          </table:table-cell>
        </table:table-row>
        <table:table-row table:style-name="ro1">
          <table:table-cell/>
          <table:table-cell office:value-type="string" calcext:value-type="string">
            <text:p>slantey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61]&amp;&quot;&quot;&quot;,&quot;&quot;level&quot;&quot;:&quot;&amp;[.C1161]&amp;&quot;},&quot;" office:value-type="string" office:string-value="{&quot;word&quot;:&quot;slanteye&quot;,&quot;level&quot;:2}," calcext:value-type="string">
            <text:p>{"word":"slanteye","level":2},</text:p>
          </table:table-cell>
        </table:table-row>
        <table:table-row table:style-name="ro1">
          <table:table-cell/>
          <table:table-cell office:value-type="string" calcext:value-type="string">
            <text:p>slappe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62]&amp;&quot;&quot;&quot;,&quot;&quot;level&quot;&quot;:&quot;&amp;[.C1162]&amp;&quot;},&quot;" office:value-type="string" office:string-value="{&quot;word&quot;:&quot;slapper&quot;,&quot;level&quot;:2}," calcext:value-type="string">
            <text:p>{"word":"slapper","level":2},</text:p>
          </table:table-cell>
        </table:table-row>
        <table:table-row table:style-name="ro1">
          <table:table-cell/>
          <table:table-cell office:value-type="string" calcext:value-type="string">
            <text:p>slaughte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63]&amp;&quot;&quot;&quot;,&quot;&quot;level&quot;&quot;:&quot;&amp;[.C1163]&amp;&quot;},&quot;" office:value-type="string" office:string-value="{&quot;word&quot;:&quot;slaughter&quot;,&quot;level&quot;:2}," calcext:value-type="string">
            <text:p>{"word":"slaughter","level":2},</text:p>
          </table:table-cell>
        </table:table-row>
        <table:table-row table:style-name="ro1">
          <table:table-cell/>
          <table:table-cell office:value-type="string" calcext:value-type="string">
            <text:p>slav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64]&amp;&quot;&quot;&quot;,&quot;&quot;level&quot;&quot;:&quot;&amp;[.C1164]&amp;&quot;},&quot;" office:value-type="string" office:string-value="{&quot;word&quot;:&quot;slav&quot;,&quot;level&quot;:2}," calcext:value-type="string">
            <text:p>{"word":"slav","level":2},</text:p>
          </table:table-cell>
        </table:table-row>
        <table:table-row table:style-name="ro1">
          <table:table-cell/>
          <table:table-cell office:value-type="string" calcext:value-type="string">
            <text:p>slav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65]&amp;&quot;&quot;&quot;,&quot;&quot;level&quot;&quot;:&quot;&amp;[.C1165]&amp;&quot;},&quot;" office:value-type="string" office:string-value="{&quot;word&quot;:&quot;slave&quot;,&quot;level&quot;:2}," calcext:value-type="string">
            <text:p>{"word":"slave","level":2},</text:p>
          </table:table-cell>
        </table:table-row>
        <table:table-row table:style-name="ro1">
          <table:table-cell/>
          <table:table-cell office:value-type="string" calcext:value-type="string">
            <text:p>slavedrive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66]&amp;&quot;&quot;&quot;,&quot;&quot;level&quot;&quot;:&quot;&amp;[.C1166]&amp;&quot;},&quot;" office:value-type="string" office:string-value="{&quot;word&quot;:&quot;slavedriver&quot;,&quot;level&quot;:2}," calcext:value-type="string">
            <text:p>{"word":"slavedriver","level":2},</text:p>
          </table:table-cell>
        </table:table-row>
        <table:table-row table:style-name="ro1">
          <table:table-cell/>
          <table:table-cell office:value-type="string" calcext:value-type="string">
            <text:p>sleezebag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67]&amp;&quot;&quot;&quot;,&quot;&quot;level&quot;&quot;:&quot;&amp;[.C1167]&amp;&quot;},&quot;" office:value-type="string" office:string-value="{&quot;word&quot;:&quot;sleezebag&quot;,&quot;level&quot;:2}," calcext:value-type="string">
            <text:p>{"word":"sleezebag","level":2},</text:p>
          </table:table-cell>
        </table:table-row>
        <table:table-row table:style-name="ro1">
          <table:table-cell/>
          <table:table-cell office:value-type="string" calcext:value-type="string">
            <text:p>sleezeball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68]&amp;&quot;&quot;&quot;,&quot;&quot;level&quot;&quot;:&quot;&amp;[.C1168]&amp;&quot;},&quot;" office:value-type="string" office:string-value="{&quot;word&quot;:&quot;sleezeball&quot;,&quot;level&quot;:2}," calcext:value-type="string">
            <text:p>{"word":"sleezeball","level":2},</text:p>
          </table:table-cell>
        </table:table-row>
        <table:table-row table:style-name="ro1">
          <table:table-cell/>
          <table:table-cell office:value-type="string" calcext:value-type="string">
            <text:p>slideitin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69]&amp;&quot;&quot;&quot;,&quot;&quot;level&quot;&quot;:&quot;&amp;[.C1169]&amp;&quot;},&quot;" office:value-type="string" office:string-value="{&quot;word&quot;:&quot;slideitin&quot;,&quot;level&quot;:2}," calcext:value-type="string">
            <text:p>{"word":"slideitin","level":2},</text:p>
          </table:table-cell>
        </table:table-row>
        <table:table-row table:style-name="ro1">
          <table:table-cell/>
          <table:table-cell office:value-type="string" calcext:value-type="string">
            <text:p>slim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70]&amp;&quot;&quot;&quot;,&quot;&quot;level&quot;&quot;:&quot;&amp;[.C1170]&amp;&quot;},&quot;" office:value-type="string" office:string-value="{&quot;word&quot;:&quot;slime&quot;,&quot;level&quot;:2}," calcext:value-type="string">
            <text:p>{"word":"slime","level":2},</text:p>
          </table:table-cell>
        </table:table-row>
        <table:table-row table:style-name="ro1">
          <table:table-cell/>
          <table:table-cell office:value-type="string" calcext:value-type="string">
            <text:p>slimeball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71]&amp;&quot;&quot;&quot;,&quot;&quot;level&quot;&quot;:&quot;&amp;[.C1171]&amp;&quot;},&quot;" office:value-type="string" office:string-value="{&quot;word&quot;:&quot;slimeball&quot;,&quot;level&quot;:2}," calcext:value-type="string">
            <text:p>{"word":"slimeball","level":2},</text:p>
          </table:table-cell>
        </table:table-row>
        <table:table-row table:style-name="ro1">
          <table:table-cell/>
          <table:table-cell office:value-type="string" calcext:value-type="string">
            <text:p>slimebucket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72]&amp;&quot;&quot;&quot;,&quot;&quot;level&quot;&quot;:&quot;&amp;[.C1172]&amp;&quot;},&quot;" office:value-type="string" office:string-value="{&quot;word&quot;:&quot;slimebucket&quot;,&quot;level&quot;:2}," calcext:value-type="string">
            <text:p>{"word":"slimebucket","level":2},</text:p>
          </table:table-cell>
        </table:table-row>
        <table:table-row table:style-name="ro1">
          <table:table-cell/>
          <table:table-cell office:value-type="string" calcext:value-type="string">
            <text:p>slopehead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73]&amp;&quot;&quot;&quot;,&quot;&quot;level&quot;&quot;:&quot;&amp;[.C1173]&amp;&quot;},&quot;" office:value-type="string" office:string-value="{&quot;word&quot;:&quot;slopehead&quot;,&quot;level&quot;:2}," calcext:value-type="string">
            <text:p>{"word":"slopehead","level":2},</text:p>
          </table:table-cell>
        </table:table-row>
        <table:table-row table:style-name="ro1">
          <table:table-cell/>
          <table:table-cell office:value-type="string" calcext:value-type="string">
            <text:p>slopey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74]&amp;&quot;&quot;&quot;,&quot;&quot;level&quot;&quot;:&quot;&amp;[.C1174]&amp;&quot;},&quot;" office:value-type="string" office:string-value="{&quot;word&quot;:&quot;slopey&quot;,&quot;level&quot;:2}," calcext:value-type="string">
            <text:p>{"word":"slopey","level":2},</text:p>
          </table:table-cell>
        </table:table-row>
        <table:table-row table:style-name="ro1">
          <table:table-cell/>
          <table:table-cell office:value-type="string" calcext:value-type="string">
            <text:p>slopy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75]&amp;&quot;&quot;&quot;,&quot;&quot;level&quot;&quot;:&quot;&amp;[.C1175]&amp;&quot;},&quot;" office:value-type="string" office:string-value="{&quot;word&quot;:&quot;slopy&quot;,&quot;level&quot;:2}," calcext:value-type="string">
            <text:p>{"word":"slopy","level":2},</text:p>
          </table:table-cell>
        </table:table-row>
        <table:table-row table:style-name="ro1">
          <table:table-cell/>
          <table:table-cell office:value-type="string" calcext:value-type="string">
            <text:p>slut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76]&amp;&quot;&quot;&quot;,&quot;&quot;level&quot;&quot;:&quot;&amp;[.C1176]&amp;&quot;},&quot;" office:value-type="string" office:string-value="{&quot;word&quot;:&quot;slut&quot;,&quot;level&quot;:2}," calcext:value-type="string">
            <text:p>{"word":"slut","level":2},</text:p>
          </table:table-cell>
        </table:table-row>
        <table:table-row table:style-name="ro1">
          <table:table-cell/>
          <table:table-cell office:value-type="string" calcext:value-type="string">
            <text:p>sluts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77]&amp;&quot;&quot;&quot;,&quot;&quot;level&quot;&quot;:&quot;&amp;[.C1177]&amp;&quot;},&quot;" office:value-type="string" office:string-value="{&quot;word&quot;:&quot;sluts&quot;,&quot;level&quot;:2}," calcext:value-type="string">
            <text:p>{"word":"sluts","level":2},</text:p>
          </table:table-cell>
        </table:table-row>
        <table:table-row table:style-name="ro1">
          <table:table-cell/>
          <table:table-cell office:value-type="string" calcext:value-type="string">
            <text:p>slutt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78]&amp;&quot;&quot;&quot;,&quot;&quot;level&quot;&quot;:&quot;&amp;[.C1178]&amp;&quot;},&quot;" office:value-type="string" office:string-value="{&quot;word&quot;:&quot;slutt&quot;,&quot;level&quot;:2}," calcext:value-type="string">
            <text:p>{"word":"slutt","level":2},</text:p>
          </table:table-cell>
        </table:table-row>
        <table:table-row table:style-name="ro1">
          <table:table-cell/>
          <table:table-cell office:value-type="string" calcext:value-type="string">
            <text:p>slutting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79]&amp;&quot;&quot;&quot;,&quot;&quot;level&quot;&quot;:&quot;&amp;[.C1179]&amp;&quot;},&quot;" office:value-type="string" office:string-value="{&quot;word&quot;:&quot;slutting&quot;,&quot;level&quot;:2}," calcext:value-type="string">
            <text:p>{"word":"slutting","level":2},</text:p>
          </table:table-cell>
        </table:table-row>
        <table:table-row table:style-name="ro1">
          <table:table-cell/>
          <table:table-cell office:value-type="string" calcext:value-type="string">
            <text:p>slutty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80]&amp;&quot;&quot;&quot;,&quot;&quot;level&quot;&quot;:&quot;&amp;[.C1180]&amp;&quot;},&quot;" office:value-type="string" office:string-value="{&quot;word&quot;:&quot;slutty&quot;,&quot;level&quot;:2}," calcext:value-type="string">
            <text:p>{"word":"slutty","level":2},</text:p>
          </table:table-cell>
        </table:table-row>
        <table:table-row table:style-name="ro1">
          <table:table-cell/>
          <table:table-cell office:value-type="string" calcext:value-type="string">
            <text:p>slutwea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81]&amp;&quot;&quot;&quot;,&quot;&quot;level&quot;&quot;:&quot;&amp;[.C1181]&amp;&quot;},&quot;" office:value-type="string" office:string-value="{&quot;word&quot;:&quot;slutwear&quot;,&quot;level&quot;:2}," calcext:value-type="string">
            <text:p>{"word":"slutwear","level":2},</text:p>
          </table:table-cell>
        </table:table-row>
        <table:table-row table:style-name="ro1">
          <table:table-cell/>
          <table:table-cell office:value-type="string" calcext:value-type="string">
            <text:p>slutwhor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82]&amp;&quot;&quot;&quot;,&quot;&quot;level&quot;&quot;:&quot;&amp;[.C1182]&amp;&quot;},&quot;" office:value-type="string" office:string-value="{&quot;word&quot;:&quot;slutwhore&quot;,&quot;level&quot;:2}," calcext:value-type="string">
            <text:p>{"word":"slutwhore","level":2},</text:p>
          </table:table-cell>
        </table:table-row>
        <table:table-row table:style-name="ro1">
          <table:table-cell/>
          <table:table-cell office:value-type="string" calcext:value-type="string">
            <text:p>smack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83]&amp;&quot;&quot;&quot;,&quot;&quot;level&quot;&quot;:&quot;&amp;[.C1183]&amp;&quot;},&quot;" office:value-type="string" office:string-value="{&quot;word&quot;:&quot;smack&quot;,&quot;level&quot;:2}," calcext:value-type="string">
            <text:p>{"word":"smack","level":2},</text:p>
          </table:table-cell>
        </table:table-row>
        <table:table-row table:style-name="ro1">
          <table:table-cell/>
          <table:table-cell office:value-type="string" calcext:value-type="string">
            <text:p>smackthemonkey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84]&amp;&quot;&quot;&quot;,&quot;&quot;level&quot;&quot;:&quot;&amp;[.C1184]&amp;&quot;},&quot;" office:value-type="string" office:string-value="{&quot;word&quot;:&quot;smackthemonkey&quot;,&quot;level&quot;:2}," calcext:value-type="string">
            <text:p>{"word":"smackthemonkey","level":2},</text:p>
          </table:table-cell>
        </table:table-row>
        <table:table-row table:style-name="ro1">
          <table:table-cell/>
          <table:table-cell office:value-type="string" calcext:value-type="string">
            <text:p>smut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85]&amp;&quot;&quot;&quot;,&quot;&quot;level&quot;&quot;:&quot;&amp;[.C1185]&amp;&quot;},&quot;" office:value-type="string" office:string-value="{&quot;word&quot;:&quot;smut&quot;,&quot;level&quot;:2}," calcext:value-type="string">
            <text:p>{"word":"smut","level":2},</text:p>
          </table:table-cell>
        </table:table-row>
        <table:table-row table:style-name="ro1">
          <table:table-cell/>
          <table:table-cell office:value-type="string" calcext:value-type="string">
            <text:p>snatch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86]&amp;&quot;&quot;&quot;,&quot;&quot;level&quot;&quot;:&quot;&amp;[.C1186]&amp;&quot;},&quot;" office:value-type="string" office:string-value="{&quot;word&quot;:&quot;snatch&quot;,&quot;level&quot;:2}," calcext:value-type="string">
            <text:p>{"word":"snatch","level":2},</text:p>
          </table:table-cell>
        </table:table-row>
        <table:table-row table:style-name="ro1">
          <table:table-cell/>
          <table:table-cell office:value-type="string" calcext:value-type="string">
            <text:p>snatchpatch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87]&amp;&quot;&quot;&quot;,&quot;&quot;level&quot;&quot;:&quot;&amp;[.C1187]&amp;&quot;},&quot;" office:value-type="string" office:string-value="{&quot;word&quot;:&quot;snatchpatch&quot;,&quot;level&quot;:2}," calcext:value-type="string">
            <text:p>{"word":"snatchpatch","level":2},</text:p>
          </table:table-cell>
        </table:table-row>
        <table:table-row table:style-name="ro1">
          <table:table-cell/>
          <table:table-cell office:value-type="string" calcext:value-type="string">
            <text:p>snigge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88]&amp;&quot;&quot;&quot;,&quot;&quot;level&quot;&quot;:&quot;&amp;[.C1188]&amp;&quot;},&quot;" office:value-type="string" office:string-value="{&quot;word&quot;:&quot;snigger&quot;,&quot;level&quot;:2}," calcext:value-type="string">
            <text:p>{"word":"snigger","level":2},</text:p>
          </table:table-cell>
        </table:table-row>
        <table:table-row table:style-name="ro1">
          <table:table-cell/>
          <table:table-cell office:value-type="string" calcext:value-type="string">
            <text:p>sniggered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89]&amp;&quot;&quot;&quot;,&quot;&quot;level&quot;&quot;:&quot;&amp;[.C1189]&amp;&quot;},&quot;" office:value-type="string" office:string-value="{&quot;word&quot;:&quot;sniggered&quot;,&quot;level&quot;:2}," calcext:value-type="string">
            <text:p>{"word":"sniggered","level":2},</text:p>
          </table:table-cell>
        </table:table-row>
        <table:table-row table:style-name="ro1">
          <table:table-cell/>
          <table:table-cell office:value-type="string" calcext:value-type="string">
            <text:p>sniggering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90]&amp;&quot;&quot;&quot;,&quot;&quot;level&quot;&quot;:&quot;&amp;[.C1190]&amp;&quot;},&quot;" office:value-type="string" office:string-value="{&quot;word&quot;:&quot;sniggering&quot;,&quot;level&quot;:2}," calcext:value-type="string">
            <text:p>{"word":"sniggering","level":2},</text:p>
          </table:table-cell>
        </table:table-row>
        <table:table-row table:style-name="ro1">
          <table:table-cell/>
          <table:table-cell office:value-type="string" calcext:value-type="string">
            <text:p>sniggers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91]&amp;&quot;&quot;&quot;,&quot;&quot;level&quot;&quot;:&quot;&amp;[.C1191]&amp;&quot;},&quot;" office:value-type="string" office:string-value="{&quot;word&quot;:&quot;sniggers&quot;,&quot;level&quot;:2}," calcext:value-type="string">
            <text:p>{"word":"sniggers","level":2},</text:p>
          </table:table-cell>
        </table:table-row>
        <table:table-row table:style-name="ro1">
          <table:table-cell/>
          <table:table-cell office:value-type="string" calcext:value-type="string">
            <text:p>snigger's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92]&amp;&quot;&quot;&quot;,&quot;&quot;level&quot;&quot;:&quot;&amp;[.C1192]&amp;&quot;},&quot;" office:value-type="string" office:string-value="{&quot;word&quot;:&quot;snigger's&quot;,&quot;level&quot;:2}," calcext:value-type="string">
            <text:p>{"word":"snigger's","level":2},</text:p>
          </table:table-cell>
        </table:table-row>
        <table:table-row table:style-name="ro1">
          <table:table-cell/>
          <table:table-cell office:value-type="string" calcext:value-type="string">
            <text:p>snipe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93]&amp;&quot;&quot;&quot;,&quot;&quot;level&quot;&quot;:&quot;&amp;[.C1193]&amp;&quot;},&quot;" office:value-type="string" office:string-value="{&quot;word&quot;:&quot;sniper&quot;,&quot;level&quot;:2}," calcext:value-type="string">
            <text:p>{"word":"sniper","level":2},</text:p>
          </table:table-cell>
        </table:table-row>
        <table:table-row table:style-name="ro1">
          <table:table-cell/>
          <table:table-cell office:value-type="string" calcext:value-type="string">
            <text:p>snot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94]&amp;&quot;&quot;&quot;,&quot;&quot;level&quot;&quot;:&quot;&amp;[.C1194]&amp;&quot;},&quot;" office:value-type="string" office:string-value="{&quot;word&quot;:&quot;snot&quot;,&quot;level&quot;:2}," calcext:value-type="string">
            <text:p>{"word":"snot","level":2},</text:p>
          </table:table-cell>
        </table:table-row>
        <table:table-row table:style-name="ro1">
          <table:table-cell/>
          <table:table-cell office:value-type="string" calcext:value-type="string">
            <text:p>snowback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95]&amp;&quot;&quot;&quot;,&quot;&quot;level&quot;&quot;:&quot;&amp;[.C1195]&amp;&quot;},&quot;" office:value-type="string" office:string-value="{&quot;word&quot;:&quot;snowback&quot;,&quot;level&quot;:2}," calcext:value-type="string">
            <text:p>{"word":"snowback","level":2},</text:p>
          </table:table-cell>
        </table:table-row>
        <table:table-row table:style-name="ro1">
          <table:table-cell/>
          <table:table-cell office:value-type="string" calcext:value-type="string">
            <text:p>snownigge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96]&amp;&quot;&quot;&quot;,&quot;&quot;level&quot;&quot;:&quot;&amp;[.C1196]&amp;&quot;},&quot;" office:value-type="string" office:string-value="{&quot;word&quot;:&quot;snownigger&quot;,&quot;level&quot;:2}," calcext:value-type="string">
            <text:p>{"word":"snownigger","level":2},</text:p>
          </table:table-cell>
        </table:table-row>
        <table:table-row table:style-name="ro1">
          <table:table-cell/>
          <table:table-cell office:value-type="string" calcext:value-type="string">
            <text:p>sob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97]&amp;&quot;&quot;&quot;,&quot;&quot;level&quot;&quot;:&quot;&amp;[.C1197]&amp;&quot;},&quot;" office:value-type="string" office:string-value="{&quot;word&quot;:&quot;sob&quot;,&quot;level&quot;:2}," calcext:value-type="string">
            <text:p>{"word":"sob","level":2},</text:p>
          </table:table-cell>
        </table:table-row>
        <table:table-row table:style-name="ro1">
          <table:table-cell/>
          <table:table-cell office:value-type="string" calcext:value-type="string">
            <text:p>sodom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98]&amp;&quot;&quot;&quot;,&quot;&quot;level&quot;&quot;:&quot;&amp;[.C1198]&amp;&quot;},&quot;" office:value-type="string" office:string-value="{&quot;word&quot;:&quot;sodom&quot;,&quot;level&quot;:2}," calcext:value-type="string">
            <text:p>{"word":"sodom","level":2},</text:p>
          </table:table-cell>
        </table:table-row>
        <table:table-row table:style-name="ro1">
          <table:table-cell/>
          <table:table-cell office:value-type="string" calcext:value-type="string">
            <text:p>sodomis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199]&amp;&quot;&quot;&quot;,&quot;&quot;level&quot;&quot;:&quot;&amp;[.C1199]&amp;&quot;},&quot;" office:value-type="string" office:string-value="{&quot;word&quot;:&quot;sodomise&quot;,&quot;level&quot;:2}," calcext:value-type="string">
            <text:p>{"word":"sodomise","level":2},</text:p>
          </table:table-cell>
        </table:table-row>
        <table:table-row table:style-name="ro1">
          <table:table-cell/>
          <table:table-cell office:value-type="string" calcext:value-type="string">
            <text:p>sodomit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00]&amp;&quot;&quot;&quot;,&quot;&quot;level&quot;&quot;:&quot;&amp;[.C1200]&amp;&quot;},&quot;" office:value-type="string" office:string-value="{&quot;word&quot;:&quot;sodomite&quot;,&quot;level&quot;:2}," calcext:value-type="string">
            <text:p>{"word":"sodomite","level":2},</text:p>
          </table:table-cell>
        </table:table-row>
        <table:table-row table:style-name="ro1">
          <table:table-cell/>
          <table:table-cell office:value-type="string" calcext:value-type="string">
            <text:p>sodomiz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01]&amp;&quot;&quot;&quot;,&quot;&quot;level&quot;&quot;:&quot;&amp;[.C1201]&amp;&quot;},&quot;" office:value-type="string" office:string-value="{&quot;word&quot;:&quot;sodomize&quot;,&quot;level&quot;:2}," calcext:value-type="string">
            <text:p>{"word":"sodomize","level":2},</text:p>
          </table:table-cell>
        </table:table-row>
        <table:table-row table:style-name="ro1">
          <table:table-cell/>
          <table:table-cell office:value-type="string" calcext:value-type="string">
            <text:p>sodomy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02]&amp;&quot;&quot;&quot;,&quot;&quot;level&quot;&quot;:&quot;&amp;[.C1202]&amp;&quot;},&quot;" office:value-type="string" office:string-value="{&quot;word&quot;:&quot;sodomy&quot;,&quot;level&quot;:2}," calcext:value-type="string">
            <text:p>{"word":"sodomy","level":2},</text:p>
          </table:table-cell>
        </table:table-row>
        <table:table-row table:style-name="ro1">
          <table:table-cell/>
          <table:table-cell office:value-type="string" calcext:value-type="string">
            <text:p>sonofabitch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03]&amp;&quot;&quot;&quot;,&quot;&quot;level&quot;&quot;:&quot;&amp;[.C1203]&amp;&quot;},&quot;" office:value-type="string" office:string-value="{&quot;word&quot;:&quot;sonofabitch&quot;,&quot;level&quot;:2}," calcext:value-type="string">
            <text:p>{"word":"sonofabitch","level":2},</text:p>
          </table:table-cell>
        </table:table-row>
        <table:table-row table:style-name="ro1">
          <table:table-cell/>
          <table:table-cell office:value-type="string" calcext:value-type="string">
            <text:p>sonofbitch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04]&amp;&quot;&quot;&quot;,&quot;&quot;level&quot;&quot;:&quot;&amp;[.C1204]&amp;&quot;},&quot;" office:value-type="string" office:string-value="{&quot;word&quot;:&quot;sonofbitch&quot;,&quot;level&quot;:2}," calcext:value-type="string">
            <text:p>{"word":"sonofbitch","level":2},</text:p>
          </table:table-cell>
        </table:table-row>
        <table:table-row table:style-name="ro1">
          <table:table-cell/>
          <table:table-cell office:value-type="string" calcext:value-type="string">
            <text:p>sooty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05]&amp;&quot;&quot;&quot;,&quot;&quot;level&quot;&quot;:&quot;&amp;[.C1205]&amp;&quot;},&quot;" office:value-type="string" office:string-value="{&quot;word&quot;:&quot;sooty&quot;,&quot;level&quot;:2}," calcext:value-type="string">
            <text:p>{"word":"sooty","level":2},</text:p>
          </table:table-cell>
        </table:table-row>
        <table:table-row table:style-name="ro1">
          <table:table-cell/>
          <table:table-cell office:value-type="string" calcext:value-type="string">
            <text:p>sos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06]&amp;&quot;&quot;&quot;,&quot;&quot;level&quot;&quot;:&quot;&amp;[.C1206]&amp;&quot;},&quot;" office:value-type="string" office:string-value="{&quot;word&quot;:&quot;sos&quot;,&quot;level&quot;:2}," calcext:value-type="string">
            <text:p>{"word":"sos","level":2},</text:p>
          </table:table-cell>
        </table:table-row>
        <table:table-row table:style-name="ro1">
          <table:table-cell/>
          <table:table-cell office:value-type="string" calcext:value-type="string">
            <text:p>soviet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07]&amp;&quot;&quot;&quot;,&quot;&quot;level&quot;&quot;:&quot;&amp;[.C1207]&amp;&quot;},&quot;" office:value-type="string" office:string-value="{&quot;word&quot;:&quot;soviet&quot;,&quot;level&quot;:2}," calcext:value-type="string">
            <text:p>{"word":"soviet","level":2},</text:p>
          </table:table-cell>
        </table:table-row>
        <table:table-row table:style-name="ro1">
          <table:table-cell/>
          <table:table-cell office:value-type="string" calcext:value-type="string">
            <text:p>spaghettibende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08]&amp;&quot;&quot;&quot;,&quot;&quot;level&quot;&quot;:&quot;&amp;[.C1208]&amp;&quot;},&quot;" office:value-type="string" office:string-value="{&quot;word&quot;:&quot;spaghettibender&quot;,&quot;level&quot;:2}," calcext:value-type="string">
            <text:p>{"word":"spaghettibender","level":2},</text:p>
          </table:table-cell>
        </table:table-row>
        <table:table-row table:style-name="ro1">
          <table:table-cell/>
          <table:table-cell office:value-type="string" calcext:value-type="string">
            <text:p>spaghettinigge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09]&amp;&quot;&quot;&quot;,&quot;&quot;level&quot;&quot;:&quot;&amp;[.C1209]&amp;&quot;},&quot;" office:value-type="string" office:string-value="{&quot;word&quot;:&quot;spaghettinigger&quot;,&quot;level&quot;:2}," calcext:value-type="string">
            <text:p>{"word":"spaghettinigger","level":2},</text:p>
          </table:table-cell>
        </table:table-row>
        <table:table-row table:style-name="ro1">
          <table:table-cell/>
          <table:table-cell office:value-type="string" calcext:value-type="string">
            <text:p>spank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10]&amp;&quot;&quot;&quot;,&quot;&quot;level&quot;&quot;:&quot;&amp;[.C1210]&amp;&quot;},&quot;" office:value-type="string" office:string-value="{&quot;word&quot;:&quot;spank&quot;,&quot;level&quot;:2}," calcext:value-type="string">
            <text:p>{"word":"spank","level":2},</text:p>
          </table:table-cell>
        </table:table-row>
        <table:table-row table:style-name="ro1">
          <table:table-cell/>
          <table:table-cell office:value-type="string" calcext:value-type="string">
            <text:p>spankthemonkey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11]&amp;&quot;&quot;&quot;,&quot;&quot;level&quot;&quot;:&quot;&amp;[.C1211]&amp;&quot;},&quot;" office:value-type="string" office:string-value="{&quot;word&quot;:&quot;spankthemonkey&quot;,&quot;level&quot;:2}," calcext:value-type="string">
            <text:p>{"word":"spankthemonkey","level":2},</text:p>
          </table:table-cell>
        </table:table-row>
        <table:table-row table:style-name="ro1">
          <table:table-cell/>
          <table:table-cell office:value-type="string" calcext:value-type="string">
            <text:p>sperm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12]&amp;&quot;&quot;&quot;,&quot;&quot;level&quot;&quot;:&quot;&amp;[.C1212]&amp;&quot;},&quot;" office:value-type="string" office:string-value="{&quot;word&quot;:&quot;sperm&quot;,&quot;level&quot;:2}," calcext:value-type="string">
            <text:p>{"word":"sperm","level":2},</text:p>
          </table:table-cell>
        </table:table-row>
        <table:table-row table:style-name="ro1">
          <table:table-cell/>
          <table:table-cell office:value-type="string" calcext:value-type="string">
            <text:p>spermacid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13]&amp;&quot;&quot;&quot;,&quot;&quot;level&quot;&quot;:&quot;&amp;[.C1213]&amp;&quot;},&quot;" office:value-type="string" office:string-value="{&quot;word&quot;:&quot;spermacide&quot;,&quot;level&quot;:2}," calcext:value-type="string">
            <text:p>{"word":"spermacide","level":2},</text:p>
          </table:table-cell>
        </table:table-row>
        <table:table-row table:style-name="ro1">
          <table:table-cell/>
          <table:table-cell office:value-type="string" calcext:value-type="string">
            <text:p>spermbag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14]&amp;&quot;&quot;&quot;,&quot;&quot;level&quot;&quot;:&quot;&amp;[.C1214]&amp;&quot;},&quot;" office:value-type="string" office:string-value="{&quot;word&quot;:&quot;spermbag&quot;,&quot;level&quot;:2}," calcext:value-type="string">
            <text:p>{"word":"spermbag","level":2},</text:p>
          </table:table-cell>
        </table:table-row>
        <table:table-row table:style-name="ro1">
          <table:table-cell/>
          <table:table-cell office:value-type="string" calcext:value-type="string">
            <text:p>spermhearde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15]&amp;&quot;&quot;&quot;,&quot;&quot;level&quot;&quot;:&quot;&amp;[.C1215]&amp;&quot;},&quot;" office:value-type="string" office:string-value="{&quot;word&quot;:&quot;spermhearder&quot;,&quot;level&quot;:2}," calcext:value-type="string">
            <text:p>{"word":"spermhearder","level":2},</text:p>
          </table:table-cell>
        </table:table-row>
        <table:table-row table:style-name="ro1">
          <table:table-cell/>
          <table:table-cell office:value-type="string" calcext:value-type="string">
            <text:p>spermherde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16]&amp;&quot;&quot;&quot;,&quot;&quot;level&quot;&quot;:&quot;&amp;[.C1216]&amp;&quot;},&quot;" office:value-type="string" office:string-value="{&quot;word&quot;:&quot;spermherder&quot;,&quot;level&quot;:2}," calcext:value-type="string">
            <text:p>{"word":"spermherder","level":2},</text:p>
          </table:table-cell>
        </table:table-row>
        <table:table-row table:style-name="ro1">
          <table:table-cell/>
          <table:table-cell office:value-type="string" calcext:value-type="string">
            <text:p>spic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17]&amp;&quot;&quot;&quot;,&quot;&quot;level&quot;&quot;:&quot;&amp;[.C1217]&amp;&quot;},&quot;" office:value-type="string" office:string-value="{&quot;word&quot;:&quot;spic&quot;,&quot;level&quot;:2}," calcext:value-type="string">
            <text:p>{"word":"spic","level":2},</text:p>
          </table:table-cell>
        </table:table-row>
        <table:table-row table:style-name="ro1">
          <table:table-cell/>
          <table:table-cell office:value-type="string" calcext:value-type="string">
            <text:p>spick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18]&amp;&quot;&quot;&quot;,&quot;&quot;level&quot;&quot;:&quot;&amp;[.C1218]&amp;&quot;},&quot;" office:value-type="string" office:string-value="{&quot;word&quot;:&quot;spick&quot;,&quot;level&quot;:2}," calcext:value-type="string">
            <text:p>{"word":"spick","level":2},</text:p>
          </table:table-cell>
        </table:table-row>
        <table:table-row table:style-name="ro1">
          <table:table-cell/>
          <table:table-cell office:value-type="string" calcext:value-type="string">
            <text:p>spig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19]&amp;&quot;&quot;&quot;,&quot;&quot;level&quot;&quot;:&quot;&amp;[.C1219]&amp;&quot;},&quot;" office:value-type="string" office:string-value="{&quot;word&quot;:&quot;spig&quot;,&quot;level&quot;:2}," calcext:value-type="string">
            <text:p>{"word":"spig","level":2},</text:p>
          </table:table-cell>
        </table:table-row>
        <table:table-row table:style-name="ro1">
          <table:table-cell/>
          <table:table-cell office:value-type="string" calcext:value-type="string">
            <text:p>spigotty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20]&amp;&quot;&quot;&quot;,&quot;&quot;level&quot;&quot;:&quot;&amp;[.C1220]&amp;&quot;},&quot;" office:value-type="string" office:string-value="{&quot;word&quot;:&quot;spigotty&quot;,&quot;level&quot;:2}," calcext:value-type="string">
            <text:p>{"word":"spigotty","level":2},</text:p>
          </table:table-cell>
        </table:table-row>
        <table:table-row table:style-name="ro1">
          <table:table-cell/>
          <table:table-cell office:value-type="string" calcext:value-type="string">
            <text:p>spik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21]&amp;&quot;&quot;&quot;,&quot;&quot;level&quot;&quot;:&quot;&amp;[.C1221]&amp;&quot;},&quot;" office:value-type="string" office:string-value="{&quot;word&quot;:&quot;spik&quot;,&quot;level&quot;:2}," calcext:value-type="string">
            <text:p>{"word":"spik","level":2},</text:p>
          </table:table-cell>
        </table:table-row>
        <table:table-row table:style-name="ro1">
          <table:table-cell/>
          <table:table-cell office:value-type="string" calcext:value-type="string">
            <text:p>spit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22]&amp;&quot;&quot;&quot;,&quot;&quot;level&quot;&quot;:&quot;&amp;[.C1222]&amp;&quot;},&quot;" office:value-type="string" office:string-value="{&quot;word&quot;:&quot;spit&quot;,&quot;level&quot;:2}," calcext:value-type="string">
            <text:p>{"word":"spit","level":2},</text:p>
          </table:table-cell>
        </table:table-row>
        <table:table-row table:style-name="ro1">
          <table:table-cell/>
          <table:table-cell office:value-type="string" calcext:value-type="string">
            <text:p>spitte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23]&amp;&quot;&quot;&quot;,&quot;&quot;level&quot;&quot;:&quot;&amp;[.C1223]&amp;&quot;},&quot;" office:value-type="string" office:string-value="{&quot;word&quot;:&quot;spitter&quot;,&quot;level&quot;:2}," calcext:value-type="string">
            <text:p>{"word":"spitter","level":2},</text:p>
          </table:table-cell>
        </table:table-row>
        <table:table-row table:style-name="ro1">
          <table:table-cell/>
          <table:table-cell office:value-type="string" calcext:value-type="string">
            <text:p>splittail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24]&amp;&quot;&quot;&quot;,&quot;&quot;level&quot;&quot;:&quot;&amp;[.C1224]&amp;&quot;},&quot;" office:value-type="string" office:string-value="{&quot;word&quot;:&quot;splittail&quot;,&quot;level&quot;:2}," calcext:value-type="string">
            <text:p>{"word":"splittail","level":2},</text:p>
          </table:table-cell>
        </table:table-row>
        <table:table-row table:style-name="ro1">
          <table:table-cell/>
          <table:table-cell office:value-type="string" calcext:value-type="string">
            <text:p>spoog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25]&amp;&quot;&quot;&quot;,&quot;&quot;level&quot;&quot;:&quot;&amp;[.C1225]&amp;&quot;},&quot;" office:value-type="string" office:string-value="{&quot;word&quot;:&quot;spooge&quot;,&quot;level&quot;:2}," calcext:value-type="string">
            <text:p>{"word":"spooge","level":2},</text:p>
          </table:table-cell>
        </table:table-row>
        <table:table-row table:style-name="ro1">
          <table:table-cell/>
          <table:table-cell office:value-type="string" calcext:value-type="string">
            <text:p>spreadeagl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26]&amp;&quot;&quot;&quot;,&quot;&quot;level&quot;&quot;:&quot;&amp;[.C1226]&amp;&quot;},&quot;" office:value-type="string" office:string-value="{&quot;word&quot;:&quot;spreadeagle&quot;,&quot;level&quot;:2}," calcext:value-type="string">
            <text:p>{"word":"spreadeagle","level":2},</text:p>
          </table:table-cell>
        </table:table-row>
        <table:table-row table:style-name="ro1">
          <table:table-cell/>
          <table:table-cell office:value-type="string" calcext:value-type="string">
            <text:p>spunk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27]&amp;&quot;&quot;&quot;,&quot;&quot;level&quot;&quot;:&quot;&amp;[.C1227]&amp;&quot;},&quot;" office:value-type="string" office:string-value="{&quot;word&quot;:&quot;spunk&quot;,&quot;level&quot;:2}," calcext:value-type="string">
            <text:p>{"word":"spunk","level":2},</text:p>
          </table:table-cell>
        </table:table-row>
        <table:table-row table:style-name="ro1">
          <table:table-cell/>
          <table:table-cell office:value-type="string" calcext:value-type="string">
            <text:p>spunky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28]&amp;&quot;&quot;&quot;,&quot;&quot;level&quot;&quot;:&quot;&amp;[.C1228]&amp;&quot;},&quot;" office:value-type="string" office:string-value="{&quot;word&quot;:&quot;spunky&quot;,&quot;level&quot;:2}," calcext:value-type="string">
            <text:p>{"word":"spunky","level":2},</text:p>
          </table:table-cell>
        </table:table-row>
        <table:table-row table:style-name="ro1">
          <table:table-cell/>
          <table:table-cell office:value-type="string" calcext:value-type="string">
            <text:p>squaw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29]&amp;&quot;&quot;&quot;,&quot;&quot;level&quot;&quot;:&quot;&amp;[.C1229]&amp;&quot;},&quot;" office:value-type="string" office:string-value="{&quot;word&quot;:&quot;squaw&quot;,&quot;level&quot;:2}," calcext:value-type="string">
            <text:p>{"word":"squaw","level":2},</text:p>
          </table:table-cell>
        </table:table-row>
        <table:table-row table:style-name="ro1">
          <table:table-cell/>
          <table:table-cell office:value-type="string" calcext:value-type="string">
            <text:p>stagg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30]&amp;&quot;&quot;&quot;,&quot;&quot;level&quot;&quot;:&quot;&amp;[.C1230]&amp;&quot;},&quot;" office:value-type="string" office:string-value="{&quot;word&quot;:&quot;stagg&quot;,&quot;level&quot;:2}," calcext:value-type="string">
            <text:p>{"word":"stagg","level":2},</text:p>
          </table:table-cell>
        </table:table-row>
        <table:table-row table:style-name="ro1">
          <table:table-cell/>
          <table:table-cell office:value-type="string" calcext:value-type="string">
            <text:p>stiffy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31]&amp;&quot;&quot;&quot;,&quot;&quot;level&quot;&quot;:&quot;&amp;[.C1231]&amp;&quot;},&quot;" office:value-type="string" office:string-value="{&quot;word&quot;:&quot;stiffy&quot;,&quot;level&quot;:2}," calcext:value-type="string">
            <text:p>{"word":"stiffy","level":2},</text:p>
          </table:table-cell>
        </table:table-row>
        <table:table-row table:style-name="ro1">
          <table:table-cell/>
          <table:table-cell office:value-type="string" calcext:value-type="string">
            <text:p>strapon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32]&amp;&quot;&quot;&quot;,&quot;&quot;level&quot;&quot;:&quot;&amp;[.C1232]&amp;&quot;},&quot;" office:value-type="string" office:string-value="{&quot;word&quot;:&quot;strapon&quot;,&quot;level&quot;:2}," calcext:value-type="string">
            <text:p>{"word":"strapon","level":2},</text:p>
          </table:table-cell>
        </table:table-row>
        <table:table-row table:style-name="ro1">
          <table:table-cell/>
          <table:table-cell office:value-type="string" calcext:value-type="string">
            <text:p>stringe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33]&amp;&quot;&quot;&quot;,&quot;&quot;level&quot;&quot;:&quot;&amp;[.C1233]&amp;&quot;},&quot;" office:value-type="string" office:string-value="{&quot;word&quot;:&quot;stringer&quot;,&quot;level&quot;:2}," calcext:value-type="string">
            <text:p>{"word":"stringer","level":2},</text:p>
          </table:table-cell>
        </table:table-row>
        <table:table-row table:style-name="ro1">
          <table:table-cell/>
          <table:table-cell office:value-type="string" calcext:value-type="string">
            <text:p>stripclub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34]&amp;&quot;&quot;&quot;,&quot;&quot;level&quot;&quot;:&quot;&amp;[.C1234]&amp;&quot;},&quot;" office:value-type="string" office:string-value="{&quot;word&quot;:&quot;stripclub&quot;,&quot;level&quot;:2}," calcext:value-type="string">
            <text:p>{"word":"stripclub","level":2},</text:p>
          </table:table-cell>
        </table:table-row>
        <table:table-row table:style-name="ro1">
          <table:table-cell/>
          <table:table-cell office:value-type="string" calcext:value-type="string">
            <text:p>strok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35]&amp;&quot;&quot;&quot;,&quot;&quot;level&quot;&quot;:&quot;&amp;[.C1235]&amp;&quot;},&quot;" office:value-type="string" office:string-value="{&quot;word&quot;:&quot;stroke&quot;,&quot;level&quot;:2}," calcext:value-type="string">
            <text:p>{"word":"stroke","level":2},</text:p>
          </table:table-cell>
        </table:table-row>
        <table:table-row table:style-name="ro1">
          <table:table-cell/>
          <table:table-cell office:value-type="string" calcext:value-type="string">
            <text:p>stroking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36]&amp;&quot;&quot;&quot;,&quot;&quot;level&quot;&quot;:&quot;&amp;[.C1236]&amp;&quot;},&quot;" office:value-type="string" office:string-value="{&quot;word&quot;:&quot;stroking&quot;,&quot;level&quot;:2}," calcext:value-type="string">
            <text:p>{"word":"stroking","level":2},</text:p>
          </table:table-cell>
        </table:table-row>
        <table:table-row table:style-name="ro1">
          <table:table-cell/>
          <table:table-cell office:value-type="string" calcext:value-type="string">
            <text:p>stupid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37]&amp;&quot;&quot;&quot;,&quot;&quot;level&quot;&quot;:&quot;&amp;[.C1237]&amp;&quot;},&quot;" office:value-type="string" office:string-value="{&quot;word&quot;:&quot;stupid&quot;,&quot;level&quot;:2}," calcext:value-type="string">
            <text:p>{"word":"stupid","level":2},</text:p>
          </table:table-cell>
        </table:table-row>
        <table:table-row table:style-name="ro1">
          <table:table-cell/>
          <table:table-cell office:value-type="string" calcext:value-type="string">
            <text:p>stupidfuck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38]&amp;&quot;&quot;&quot;,&quot;&quot;level&quot;&quot;:&quot;&amp;[.C1238]&amp;&quot;},&quot;" office:value-type="string" office:string-value="{&quot;word&quot;:&quot;stupidfuck&quot;,&quot;level&quot;:2}," calcext:value-type="string">
            <text:p>{"word":"stupidfuck","level":2},</text:p>
          </table:table-cell>
        </table:table-row>
        <table:table-row table:style-name="ro1">
          <table:table-cell/>
          <table:table-cell office:value-type="string" calcext:value-type="string">
            <text:p>stupidfucke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39]&amp;&quot;&quot;&quot;,&quot;&quot;level&quot;&quot;:&quot;&amp;[.C1239]&amp;&quot;},&quot;" office:value-type="string" office:string-value="{&quot;word&quot;:&quot;stupidfucker&quot;,&quot;level&quot;:2}," calcext:value-type="string">
            <text:p>{"word":"stupidfucker","level":2},</text:p>
          </table:table-cell>
        </table:table-row>
        <table:table-row table:style-name="ro1">
          <table:table-cell/>
          <table:table-cell office:value-type="string" calcext:value-type="string">
            <text:p>suck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40]&amp;&quot;&quot;&quot;,&quot;&quot;level&quot;&quot;:&quot;&amp;[.C1240]&amp;&quot;},&quot;" office:value-type="string" office:string-value="{&quot;word&quot;:&quot;suck&quot;,&quot;level&quot;:2}," calcext:value-type="string">
            <text:p>{"word":"suck","level":2},</text:p>
          </table:table-cell>
        </table:table-row>
        <table:table-row table:style-name="ro1">
          <table:table-cell/>
          <table:table-cell office:value-type="string" calcext:value-type="string">
            <text:p>suckdick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41]&amp;&quot;&quot;&quot;,&quot;&quot;level&quot;&quot;:&quot;&amp;[.C1241]&amp;&quot;},&quot;" office:value-type="string" office:string-value="{&quot;word&quot;:&quot;suckdick&quot;,&quot;level&quot;:2}," calcext:value-type="string">
            <text:p>{"word":"suckdick","level":2},</text:p>
          </table:table-cell>
        </table:table-row>
        <table:table-row table:style-name="ro1">
          <table:table-cell/>
          <table:table-cell office:value-type="string" calcext:value-type="string">
            <text:p>sucke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42]&amp;&quot;&quot;&quot;,&quot;&quot;level&quot;&quot;:&quot;&amp;[.C1242]&amp;&quot;},&quot;" office:value-type="string" office:string-value="{&quot;word&quot;:&quot;sucker&quot;,&quot;level&quot;:2}," calcext:value-type="string">
            <text:p>{"word":"sucker","level":2},</text:p>
          </table:table-cell>
        </table:table-row>
        <table:table-row table:style-name="ro1">
          <table:table-cell/>
          <table:table-cell office:value-type="string" calcext:value-type="string">
            <text:p>suckm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43]&amp;&quot;&quot;&quot;,&quot;&quot;level&quot;&quot;:&quot;&amp;[.C1243]&amp;&quot;},&quot;" office:value-type="string" office:string-value="{&quot;word&quot;:&quot;suckme&quot;,&quot;level&quot;:2}," calcext:value-type="string">
            <text:p>{"word":"suckme","level":2},</text:p>
          </table:table-cell>
        </table:table-row>
        <table:table-row table:style-name="ro1">
          <table:table-cell/>
          <table:table-cell office:value-type="string" calcext:value-type="string">
            <text:p>suckmyass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44]&amp;&quot;&quot;&quot;,&quot;&quot;level&quot;&quot;:&quot;&amp;[.C1244]&amp;&quot;},&quot;" office:value-type="string" office:string-value="{&quot;word&quot;:&quot;suckmyass&quot;,&quot;level&quot;:2}," calcext:value-type="string">
            <text:p>{"word":"suckmyass","level":2},</text:p>
          </table:table-cell>
        </table:table-row>
        <table:table-row table:style-name="ro1">
          <table:table-cell/>
          <table:table-cell office:value-type="string" calcext:value-type="string">
            <text:p>suckmydick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45]&amp;&quot;&quot;&quot;,&quot;&quot;level&quot;&quot;:&quot;&amp;[.C1245]&amp;&quot;},&quot;" office:value-type="string" office:string-value="{&quot;word&quot;:&quot;suckmydick&quot;,&quot;level&quot;:2}," calcext:value-type="string">
            <text:p>{"word":"suckmydick","level":2},</text:p>
          </table:table-cell>
        </table:table-row>
        <table:table-row table:style-name="ro1">
          <table:table-cell/>
          <table:table-cell office:value-type="string" calcext:value-type="string">
            <text:p>suckmytit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46]&amp;&quot;&quot;&quot;,&quot;&quot;level&quot;&quot;:&quot;&amp;[.C1246]&amp;&quot;},&quot;" office:value-type="string" office:string-value="{&quot;word&quot;:&quot;suckmytit&quot;,&quot;level&quot;:2}," calcext:value-type="string">
            <text:p>{"word":"suckmytit","level":2},</text:p>
          </table:table-cell>
        </table:table-row>
        <table:table-row table:style-name="ro1">
          <table:table-cell/>
          <table:table-cell office:value-type="string" calcext:value-type="string">
            <text:p>suckoff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47]&amp;&quot;&quot;&quot;,&quot;&quot;level&quot;&quot;:&quot;&amp;[.C1247]&amp;&quot;},&quot;" office:value-type="string" office:string-value="{&quot;word&quot;:&quot;suckoff&quot;,&quot;level&quot;:2}," calcext:value-type="string">
            <text:p>{"word":"suckoff","level":2},</text:p>
          </table:table-cell>
        </table:table-row>
        <table:table-row table:style-name="ro1">
          <table:table-cell/>
          <table:table-cell office:value-type="string" calcext:value-type="string">
            <text:p>suicid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48]&amp;&quot;&quot;&quot;,&quot;&quot;level&quot;&quot;:&quot;&amp;[.C1248]&amp;&quot;},&quot;" office:value-type="string" office:string-value="{&quot;word&quot;:&quot;suicide&quot;,&quot;level&quot;:2}," calcext:value-type="string">
            <text:p>{"word":"suicide","level":2},</text:p>
          </table:table-cell>
        </table:table-row>
        <table:table-row table:style-name="ro1">
          <table:table-cell/>
          <table:table-cell office:value-type="string" calcext:value-type="string">
            <text:p>swallow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49]&amp;&quot;&quot;&quot;,&quot;&quot;level&quot;&quot;:&quot;&amp;[.C1249]&amp;&quot;},&quot;" office:value-type="string" office:string-value="{&quot;word&quot;:&quot;swallow&quot;,&quot;level&quot;:2}," calcext:value-type="string">
            <text:p>{"word":"swallow","level":2},</text:p>
          </table:table-cell>
        </table:table-row>
        <table:table-row table:style-name="ro1">
          <table:table-cell/>
          <table:table-cell office:value-type="string" calcext:value-type="string">
            <text:p>swallowe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50]&amp;&quot;&quot;&quot;,&quot;&quot;level&quot;&quot;:&quot;&amp;[.C1250]&amp;&quot;},&quot;" office:value-type="string" office:string-value="{&quot;word&quot;:&quot;swallower&quot;,&quot;level&quot;:2}," calcext:value-type="string">
            <text:p>{"word":"swallower","level":2},</text:p>
          </table:table-cell>
        </table:table-row>
        <table:table-row table:style-name="ro1">
          <table:table-cell/>
          <table:table-cell office:value-type="string" calcext:value-type="string">
            <text:p>swalow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51]&amp;&quot;&quot;&quot;,&quot;&quot;level&quot;&quot;:&quot;&amp;[.C1251]&amp;&quot;},&quot;" office:value-type="string" office:string-value="{&quot;word&quot;:&quot;swalow&quot;,&quot;level&quot;:2}," calcext:value-type="string">
            <text:p>{"word":"swalow","level":2},</text:p>
          </table:table-cell>
        </table:table-row>
        <table:table-row table:style-name="ro1">
          <table:table-cell/>
          <table:table-cell office:value-type="string" calcext:value-type="string">
            <text:p>swastika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52]&amp;&quot;&quot;&quot;,&quot;&quot;level&quot;&quot;:&quot;&amp;[.C1252]&amp;&quot;},&quot;" office:value-type="string" office:string-value="{&quot;word&quot;:&quot;swastika&quot;,&quot;level&quot;:2}," calcext:value-type="string">
            <text:p>{"word":"swastika","level":2},</text:p>
          </table:table-cell>
        </table:table-row>
        <table:table-row table:style-name="ro1">
          <table:table-cell/>
          <table:table-cell office:value-type="string" calcext:value-type="string">
            <text:p>sweetness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53]&amp;&quot;&quot;&quot;,&quot;&quot;level&quot;&quot;:&quot;&amp;[.C1253]&amp;&quot;},&quot;" office:value-type="string" office:string-value="{&quot;word&quot;:&quot;sweetness&quot;,&quot;level&quot;:2}," calcext:value-type="string">
            <text:p>{"word":"sweetness","level":2},</text:p>
          </table:table-cell>
        </table:table-row>
        <table:table-row table:style-name="ro1">
          <table:table-cell/>
          <table:table-cell office:value-type="string" calcext:value-type="string">
            <text:p>syphilis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54]&amp;&quot;&quot;&quot;,&quot;&quot;level&quot;&quot;:&quot;&amp;[.C1254]&amp;&quot;},&quot;" office:value-type="string" office:string-value="{&quot;word&quot;:&quot;syphilis&quot;,&quot;level&quot;:2}," calcext:value-type="string">
            <text:p>{"word":"syphilis","level":2},</text:p>
          </table:table-cell>
        </table:table-row>
        <table:table-row table:style-name="ro1">
          <table:table-cell/>
          <table:table-cell office:value-type="string" calcext:value-type="string">
            <text:p>taboo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55]&amp;&quot;&quot;&quot;,&quot;&quot;level&quot;&quot;:&quot;&amp;[.C1255]&amp;&quot;},&quot;" office:value-type="string" office:string-value="{&quot;word&quot;:&quot;taboo&quot;,&quot;level&quot;:2}," calcext:value-type="string">
            <text:p>{"word":"taboo","level":2},</text:p>
          </table:table-cell>
        </table:table-row>
        <table:table-row table:style-name="ro1">
          <table:table-cell/>
          <table:table-cell office:value-type="string" calcext:value-type="string">
            <text:p>taff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56]&amp;&quot;&quot;&quot;,&quot;&quot;level&quot;&quot;:&quot;&amp;[.C1256]&amp;&quot;},&quot;" office:value-type="string" office:string-value="{&quot;word&quot;:&quot;taff&quot;,&quot;level&quot;:2}," calcext:value-type="string">
            <text:p>{"word":"taff","level":2},</text:p>
          </table:table-cell>
        </table:table-row>
        <table:table-row table:style-name="ro1">
          <table:table-cell/>
          <table:table-cell office:value-type="string" calcext:value-type="string">
            <text:p>tampon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57]&amp;&quot;&quot;&quot;,&quot;&quot;level&quot;&quot;:&quot;&amp;[.C1257]&amp;&quot;},&quot;" office:value-type="string" office:string-value="{&quot;word&quot;:&quot;tampon&quot;,&quot;level&quot;:2}," calcext:value-type="string">
            <text:p>{"word":"tampon","level":2},</text:p>
          </table:table-cell>
        </table:table-row>
        <table:table-row table:style-name="ro1">
          <table:table-cell/>
          <table:table-cell office:value-type="string" calcext:value-type="string">
            <text:p>tang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58]&amp;&quot;&quot;&quot;,&quot;&quot;level&quot;&quot;:&quot;&amp;[.C1258]&amp;&quot;},&quot;" office:value-type="string" office:string-value="{&quot;word&quot;:&quot;tang&quot;,&quot;level&quot;:2}," calcext:value-type="string">
            <text:p>{"word":"tang","level":2},</text:p>
          </table:table-cell>
        </table:table-row>
        <table:table-row table:style-name="ro1">
          <table:table-cell/>
          <table:table-cell office:value-type="string" calcext:value-type="string">
            <text:p>tantra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59]&amp;&quot;&quot;&quot;,&quot;&quot;level&quot;&quot;:&quot;&amp;[.C1259]&amp;&quot;},&quot;" office:value-type="string" office:string-value="{&quot;word&quot;:&quot;tantra&quot;,&quot;level&quot;:2}," calcext:value-type="string">
            <text:p>{"word":"tantra","level":2},</text:p>
          </table:table-cell>
        </table:table-row>
        <table:table-row table:style-name="ro1">
          <table:table-cell/>
          <table:table-cell office:value-type="string" calcext:value-type="string">
            <text:p>tarbaby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60]&amp;&quot;&quot;&quot;,&quot;&quot;level&quot;&quot;:&quot;&amp;[.C1260]&amp;&quot;},&quot;" office:value-type="string" office:string-value="{&quot;word&quot;:&quot;tarbaby&quot;,&quot;level&quot;:2}," calcext:value-type="string">
            <text:p>{"word":"tarbaby","level":2},</text:p>
          </table:table-cell>
        </table:table-row>
        <table:table-row table:style-name="ro1">
          <table:table-cell/>
          <table:table-cell office:value-type="string" calcext:value-type="string">
            <text:p>tard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61]&amp;&quot;&quot;&quot;,&quot;&quot;level&quot;&quot;:&quot;&amp;[.C1261]&amp;&quot;},&quot;" office:value-type="string" office:string-value="{&quot;word&quot;:&quot;tard&quot;,&quot;level&quot;:2}," calcext:value-type="string">
            <text:p>{"word":"tard","level":2},</text:p>
          </table:table-cell>
        </table:table-row>
        <table:table-row table:style-name="ro1">
          <table:table-cell/>
          <table:table-cell office:value-type="string" calcext:value-type="string">
            <text:p>teat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62]&amp;&quot;&quot;&quot;,&quot;&quot;level&quot;&quot;:&quot;&amp;[.C1262]&amp;&quot;},&quot;" office:value-type="string" office:string-value="{&quot;word&quot;:&quot;teat&quot;,&quot;level&quot;:2}," calcext:value-type="string">
            <text:p>{"word":"teat","level":2},</text:p>
          </table:table-cell>
        </table:table-row>
        <table:table-row table:style-name="ro1">
          <table:table-cell/>
          <table:table-cell office:value-type="string" calcext:value-type="string">
            <text:p>terro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63]&amp;&quot;&quot;&quot;,&quot;&quot;level&quot;&quot;:&quot;&amp;[.C1263]&amp;&quot;},&quot;" office:value-type="string" office:string-value="{&quot;word&quot;:&quot;terror&quot;,&quot;level&quot;:2}," calcext:value-type="string">
            <text:p>{"word":"terror","level":2},</text:p>
          </table:table-cell>
        </table:table-row>
        <table:table-row table:style-name="ro1">
          <table:table-cell/>
          <table:table-cell office:value-type="string" calcext:value-type="string">
            <text:p>terrorist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64]&amp;&quot;&quot;&quot;,&quot;&quot;level&quot;&quot;:&quot;&amp;[.C1264]&amp;&quot;},&quot;" office:value-type="string" office:string-value="{&quot;word&quot;:&quot;terrorist&quot;,&quot;level&quot;:2}," calcext:value-type="string">
            <text:p>{"word":"terrorist","level":2},</text:p>
          </table:table-cell>
        </table:table-row>
        <table:table-row table:style-name="ro1">
          <table:table-cell/>
          <table:table-cell office:value-type="string" calcext:value-type="string">
            <text:p>test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65]&amp;&quot;&quot;&quot;,&quot;&quot;level&quot;&quot;:&quot;&amp;[.C1265]&amp;&quot;},&quot;" office:value-type="string" office:string-value="{&quot;word&quot;:&quot;teste&quot;,&quot;level&quot;:2}," calcext:value-type="string">
            <text:p>{"word":"teste","level":2},</text:p>
          </table:table-cell>
        </table:table-row>
        <table:table-row table:style-name="ro1">
          <table:table-cell/>
          <table:table-cell office:value-type="string" calcext:value-type="string">
            <text:p>testicl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66]&amp;&quot;&quot;&quot;,&quot;&quot;level&quot;&quot;:&quot;&amp;[.C1266]&amp;&quot;},&quot;" office:value-type="string" office:string-value="{&quot;word&quot;:&quot;testicle&quot;,&quot;level&quot;:2}," calcext:value-type="string">
            <text:p>{"word":"testicle","level":2},</text:p>
          </table:table-cell>
        </table:table-row>
        <table:table-row table:style-name="ro1">
          <table:table-cell/>
          <table:table-cell office:value-type="string" calcext:value-type="string">
            <text:p>testicles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67]&amp;&quot;&quot;&quot;,&quot;&quot;level&quot;&quot;:&quot;&amp;[.C1267]&amp;&quot;},&quot;" office:value-type="string" office:string-value="{&quot;word&quot;:&quot;testicles&quot;,&quot;level&quot;:2}," calcext:value-type="string">
            <text:p>{"word":"testicles","level":2},</text:p>
          </table:table-cell>
        </table:table-row>
        <table:table-row table:style-name="ro1">
          <table:table-cell/>
          <table:table-cell office:value-type="string" calcext:value-type="string">
            <text:p>thicklips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68]&amp;&quot;&quot;&quot;,&quot;&quot;level&quot;&quot;:&quot;&amp;[.C1268]&amp;&quot;},&quot;" office:value-type="string" office:string-value="{&quot;word&quot;:&quot;thicklips&quot;,&quot;level&quot;:2}," calcext:value-type="string">
            <text:p>{"word":"thicklips","level":2},</text:p>
          </table:table-cell>
        </table:table-row>
        <table:table-row table:style-name="ro1">
          <table:table-cell/>
          <table:table-cell office:value-type="string" calcext:value-type="string">
            <text:p>thirdey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69]&amp;&quot;&quot;&quot;,&quot;&quot;level&quot;&quot;:&quot;&amp;[.C1269]&amp;&quot;},&quot;" office:value-type="string" office:string-value="{&quot;word&quot;:&quot;thirdeye&quot;,&quot;level&quot;:2}," calcext:value-type="string">
            <text:p>{"word":"thirdeye","level":2},</text:p>
          </table:table-cell>
        </table:table-row>
        <table:table-row table:style-name="ro1">
          <table:table-cell/>
          <table:table-cell office:value-type="string" calcext:value-type="string">
            <text:p>thirdleg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70]&amp;&quot;&quot;&quot;,&quot;&quot;level&quot;&quot;:&quot;&amp;[.C1270]&amp;&quot;},&quot;" office:value-type="string" office:string-value="{&quot;word&quot;:&quot;thirdleg&quot;,&quot;level&quot;:2}," calcext:value-type="string">
            <text:p>{"word":"thirdleg","level":2},</text:p>
          </table:table-cell>
        </table:table-row>
        <table:table-row table:style-name="ro1">
          <table:table-cell/>
          <table:table-cell office:value-type="string" calcext:value-type="string">
            <text:p>threesom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71]&amp;&quot;&quot;&quot;,&quot;&quot;level&quot;&quot;:&quot;&amp;[.C1271]&amp;&quot;},&quot;" office:value-type="string" office:string-value="{&quot;word&quot;:&quot;threesome&quot;,&quot;level&quot;:2}," calcext:value-type="string">
            <text:p>{"word":"threesome","level":2},</text:p>
          </table:table-cell>
        </table:table-row>
        <table:table-row table:style-name="ro1">
          <table:table-cell/>
          <table:table-cell office:value-type="string" calcext:value-type="string">
            <text:p>threeway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72]&amp;&quot;&quot;&quot;,&quot;&quot;level&quot;&quot;:&quot;&amp;[.C1272]&amp;&quot;},&quot;" office:value-type="string" office:string-value="{&quot;word&quot;:&quot;threeway&quot;,&quot;level&quot;:2}," calcext:value-type="string">
            <text:p>{"word":"threeway","level":2},</text:p>
          </table:table-cell>
        </table:table-row>
        <table:table-row table:style-name="ro1">
          <table:table-cell/>
          <table:table-cell office:value-type="string" calcext:value-type="string">
            <text:p>timbernigge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73]&amp;&quot;&quot;&quot;,&quot;&quot;level&quot;&quot;:&quot;&amp;[.C1273]&amp;&quot;},&quot;" office:value-type="string" office:string-value="{&quot;word&quot;:&quot;timbernigger&quot;,&quot;level&quot;:2}," calcext:value-type="string">
            <text:p>{"word":"timbernigger","level":2},</text:p>
          </table:table-cell>
        </table:table-row>
        <table:table-row table:style-name="ro1">
          <table:table-cell/>
          <table:table-cell office:value-type="string" calcext:value-type="string">
            <text:p>tinkl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74]&amp;&quot;&quot;&quot;,&quot;&quot;level&quot;&quot;:&quot;&amp;[.C1274]&amp;&quot;},&quot;" office:value-type="string" office:string-value="{&quot;word&quot;:&quot;tinkle&quot;,&quot;level&quot;:2}," calcext:value-type="string">
            <text:p>{"word":"tinkle","level":2},</text:p>
          </table:table-cell>
        </table:table-row>
        <table:table-row table:style-name="ro1">
          <table:table-cell/>
          <table:table-cell office:value-type="string" calcext:value-type="string">
            <text:p>tit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75]&amp;&quot;&quot;&quot;,&quot;&quot;level&quot;&quot;:&quot;&amp;[.C1275]&amp;&quot;},&quot;" office:value-type="string" office:string-value="{&quot;word&quot;:&quot;tit&quot;,&quot;level&quot;:2}," calcext:value-type="string">
            <text:p>{"word":"tit","level":2},</text:p>
          </table:table-cell>
        </table:table-row>
        <table:table-row table:style-name="ro1">
          <table:table-cell/>
          <table:table-cell office:value-type="string" calcext:value-type="string">
            <text:p>titbitnipply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76]&amp;&quot;&quot;&quot;,&quot;&quot;level&quot;&quot;:&quot;&amp;[.C1276]&amp;&quot;},&quot;" office:value-type="string" office:string-value="{&quot;word&quot;:&quot;titbitnipply&quot;,&quot;level&quot;:2}," calcext:value-type="string">
            <text:p>{"word":"titbitnipply","level":2},</text:p>
          </table:table-cell>
        </table:table-row>
        <table:table-row table:style-name="ro1">
          <table:table-cell/>
          <table:table-cell office:value-type="string" calcext:value-type="string">
            <text:p>titfuck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77]&amp;&quot;&quot;&quot;,&quot;&quot;level&quot;&quot;:&quot;&amp;[.C1277]&amp;&quot;},&quot;" office:value-type="string" office:string-value="{&quot;word&quot;:&quot;titfuck&quot;,&quot;level&quot;:2}," calcext:value-type="string">
            <text:p>{"word":"titfuck","level":2},</text:p>
          </table:table-cell>
        </table:table-row>
        <table:table-row table:style-name="ro1">
          <table:table-cell/>
          <table:table-cell office:value-type="string" calcext:value-type="string">
            <text:p>titfucke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78]&amp;&quot;&quot;&quot;,&quot;&quot;level&quot;&quot;:&quot;&amp;[.C1278]&amp;&quot;},&quot;" office:value-type="string" office:string-value="{&quot;word&quot;:&quot;titfucker&quot;,&quot;level&quot;:2}," calcext:value-type="string">
            <text:p>{"word":"titfucker","level":2},</text:p>
          </table:table-cell>
        </table:table-row>
        <table:table-row table:style-name="ro1">
          <table:table-cell/>
          <table:table-cell office:value-type="string" calcext:value-type="string">
            <text:p>titfuckin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79]&amp;&quot;&quot;&quot;,&quot;&quot;level&quot;&quot;:&quot;&amp;[.C1279]&amp;&quot;},&quot;" office:value-type="string" office:string-value="{&quot;word&quot;:&quot;titfuckin&quot;,&quot;level&quot;:2}," calcext:value-type="string">
            <text:p>{"word":"titfuckin","level":2},</text:p>
          </table:table-cell>
        </table:table-row>
        <table:table-row table:style-name="ro1">
          <table:table-cell/>
          <table:table-cell office:value-type="string" calcext:value-type="string">
            <text:p>titjob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80]&amp;&quot;&quot;&quot;,&quot;&quot;level&quot;&quot;:&quot;&amp;[.C1280]&amp;&quot;},&quot;" office:value-type="string" office:string-value="{&quot;word&quot;:&quot;titjob&quot;,&quot;level&quot;:2}," calcext:value-type="string">
            <text:p>{"word":"titjob","level":2},</text:p>
          </table:table-cell>
        </table:table-row>
        <table:table-row table:style-name="ro1">
          <table:table-cell/>
          <table:table-cell office:value-type="string" calcext:value-type="string">
            <text:p>titlicke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81]&amp;&quot;&quot;&quot;,&quot;&quot;level&quot;&quot;:&quot;&amp;[.C1281]&amp;&quot;},&quot;" office:value-type="string" office:string-value="{&quot;word&quot;:&quot;titlicker&quot;,&quot;level&quot;:2}," calcext:value-type="string">
            <text:p>{"word":"titlicker","level":2},</text:p>
          </table:table-cell>
        </table:table-row>
        <table:table-row table:style-name="ro1">
          <table:table-cell/>
          <table:table-cell office:value-type="string" calcext:value-type="string">
            <text:p>titlove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82]&amp;&quot;&quot;&quot;,&quot;&quot;level&quot;&quot;:&quot;&amp;[.C1282]&amp;&quot;},&quot;" office:value-type="string" office:string-value="{&quot;word&quot;:&quot;titlover&quot;,&quot;level&quot;:2}," calcext:value-type="string">
            <text:p>{"word":"titlover","level":2},</text:p>
          </table:table-cell>
        </table:table-row>
        <table:table-row table:style-name="ro1">
          <table:table-cell/>
          <table:table-cell office:value-type="string" calcext:value-type="string">
            <text:p>tits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83]&amp;&quot;&quot;&quot;,&quot;&quot;level&quot;&quot;:&quot;&amp;[.C1283]&amp;&quot;},&quot;" office:value-type="string" office:string-value="{&quot;word&quot;:&quot;tits&quot;,&quot;level&quot;:2}," calcext:value-type="string">
            <text:p>{"word":"tits","level":2},</text:p>
          </table:table-cell>
        </table:table-row>
        <table:table-row table:style-name="ro1">
          <table:table-cell/>
          <table:table-cell office:value-type="string" calcext:value-type="string">
            <text:p>titti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84]&amp;&quot;&quot;&quot;,&quot;&quot;level&quot;&quot;:&quot;&amp;[.C1284]&amp;&quot;},&quot;" office:value-type="string" office:string-value="{&quot;word&quot;:&quot;tittie&quot;,&quot;level&quot;:2}," calcext:value-type="string">
            <text:p>{"word":"tittie","level":2},</text:p>
          </table:table-cell>
        </table:table-row>
        <table:table-row table:style-name="ro1">
          <table:table-cell/>
          <table:table-cell office:value-type="string" calcext:value-type="string">
            <text:p>titties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85]&amp;&quot;&quot;&quot;,&quot;&quot;level&quot;&quot;:&quot;&amp;[.C1285]&amp;&quot;},&quot;" office:value-type="string" office:string-value="{&quot;word&quot;:&quot;titties&quot;,&quot;level&quot;:2}," calcext:value-type="string">
            <text:p>{"word":"titties","level":2},</text:p>
          </table:table-cell>
        </table:table-row>
        <table:table-row table:style-name="ro1">
          <table:table-cell/>
          <table:table-cell office:value-type="string" calcext:value-type="string">
            <text:p>titty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86]&amp;&quot;&quot;&quot;,&quot;&quot;level&quot;&quot;:&quot;&amp;[.C1286]&amp;&quot;},&quot;" office:value-type="string" office:string-value="{&quot;word&quot;:&quot;titty&quot;,&quot;level&quot;:2}," calcext:value-type="string">
            <text:p>{"word":"titty","level":2},</text:p>
          </table:table-cell>
        </table:table-row>
        <table:table-row table:style-name="ro1">
          <table:table-cell/>
          <table:table-cell office:value-type="string" calcext:value-type="string">
            <text:p>tnt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87]&amp;&quot;&quot;&quot;,&quot;&quot;level&quot;&quot;:&quot;&amp;[.C1287]&amp;&quot;},&quot;" office:value-type="string" office:string-value="{&quot;word&quot;:&quot;tnt&quot;,&quot;level&quot;:2}," calcext:value-type="string">
            <text:p>{"word":"tnt","level":2},</text:p>
          </table:table-cell>
        </table:table-row>
        <table:table-row table:style-name="ro1">
          <table:table-cell/>
          <table:table-cell office:value-type="string" calcext:value-type="string">
            <text:p>toilet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88]&amp;&quot;&quot;&quot;,&quot;&quot;level&quot;&quot;:&quot;&amp;[.C1288]&amp;&quot;},&quot;" office:value-type="string" office:string-value="{&quot;word&quot;:&quot;toilet&quot;,&quot;level&quot;:2}," calcext:value-type="string">
            <text:p>{"word":"toilet","level":2},</text:p>
          </table:table-cell>
        </table:table-row>
        <table:table-row table:style-name="ro1">
          <table:table-cell/>
          <table:table-cell office:value-type="string" calcext:value-type="string">
            <text:p>tongethruste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89]&amp;&quot;&quot;&quot;,&quot;&quot;level&quot;&quot;:&quot;&amp;[.C1289]&amp;&quot;},&quot;" office:value-type="string" office:string-value="{&quot;word&quot;:&quot;tongethruster&quot;,&quot;level&quot;:2}," calcext:value-type="string">
            <text:p>{"word":"tongethruster","level":2},</text:p>
          </table:table-cell>
        </table:table-row>
        <table:table-row table:style-name="ro1">
          <table:table-cell/>
          <table:table-cell office:value-type="string" calcext:value-type="string">
            <text:p>tongu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90]&amp;&quot;&quot;&quot;,&quot;&quot;level&quot;&quot;:&quot;&amp;[.C1290]&amp;&quot;},&quot;" office:value-type="string" office:string-value="{&quot;word&quot;:&quot;tongue&quot;,&quot;level&quot;:2}," calcext:value-type="string">
            <text:p>{"word":"tongue","level":2},</text:p>
          </table:table-cell>
        </table:table-row>
        <table:table-row table:style-name="ro1">
          <table:table-cell/>
          <table:table-cell office:value-type="string" calcext:value-type="string">
            <text:p>tonguethrust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91]&amp;&quot;&quot;&quot;,&quot;&quot;level&quot;&quot;:&quot;&amp;[.C1291]&amp;&quot;},&quot;" office:value-type="string" office:string-value="{&quot;word&quot;:&quot;tonguethrust&quot;,&quot;level&quot;:2}," calcext:value-type="string">
            <text:p>{"word":"tonguethrust","level":2},</text:p>
          </table:table-cell>
        </table:table-row>
        <table:table-row table:style-name="ro1">
          <table:table-cell/>
          <table:table-cell office:value-type="string" calcext:value-type="string">
            <text:p>tonguetramp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92]&amp;&quot;&quot;&quot;,&quot;&quot;level&quot;&quot;:&quot;&amp;[.C1292]&amp;&quot;},&quot;" office:value-type="string" office:string-value="{&quot;word&quot;:&quot;tonguetramp&quot;,&quot;level&quot;:2}," calcext:value-type="string">
            <text:p>{"word":"tonguetramp","level":2},</text:p>
          </table:table-cell>
        </table:table-row>
        <table:table-row table:style-name="ro1">
          <table:table-cell/>
          <table:table-cell office:value-type="string" calcext:value-type="string">
            <text:p>tortu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93]&amp;&quot;&quot;&quot;,&quot;&quot;level&quot;&quot;:&quot;&amp;[.C1293]&amp;&quot;},&quot;" office:value-type="string" office:string-value="{&quot;word&quot;:&quot;tortur&quot;,&quot;level&quot;:2}," calcext:value-type="string">
            <text:p>{"word":"tortur","level":2},</text:p>
          </table:table-cell>
        </table:table-row>
        <table:table-row table:style-name="ro1">
          <table:table-cell/>
          <table:table-cell office:value-type="string" calcext:value-type="string">
            <text:p>tortur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94]&amp;&quot;&quot;&quot;,&quot;&quot;level&quot;&quot;:&quot;&amp;[.C1294]&amp;&quot;},&quot;" office:value-type="string" office:string-value="{&quot;word&quot;:&quot;torture&quot;,&quot;level&quot;:2}," calcext:value-type="string">
            <text:p>{"word":"torture","level":2},</text:p>
          </table:table-cell>
        </table:table-row>
        <table:table-row table:style-name="ro1">
          <table:table-cell/>
          <table:table-cell office:value-type="string" calcext:value-type="string">
            <text:p>tosse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95]&amp;&quot;&quot;&quot;,&quot;&quot;level&quot;&quot;:&quot;&amp;[.C1295]&amp;&quot;},&quot;" office:value-type="string" office:string-value="{&quot;word&quot;:&quot;tosser&quot;,&quot;level&quot;:2}," calcext:value-type="string">
            <text:p>{"word":"tosser","level":2},</text:p>
          </table:table-cell>
        </table:table-row>
        <table:table-row table:style-name="ro1">
          <table:table-cell/>
          <table:table-cell office:value-type="string" calcext:value-type="string">
            <text:p>towelhead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96]&amp;&quot;&quot;&quot;,&quot;&quot;level&quot;&quot;:&quot;&amp;[.C1296]&amp;&quot;},&quot;" office:value-type="string" office:string-value="{&quot;word&quot;:&quot;towelhead&quot;,&quot;level&quot;:2}," calcext:value-type="string">
            <text:p>{"word":"towelhead","level":2},</text:p>
          </table:table-cell>
        </table:table-row>
        <table:table-row table:style-name="ro1">
          <table:table-cell/>
          <table:table-cell office:value-type="string" calcext:value-type="string">
            <text:p>trailertrash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97]&amp;&quot;&quot;&quot;,&quot;&quot;level&quot;&quot;:&quot;&amp;[.C1297]&amp;&quot;},&quot;" office:value-type="string" office:string-value="{&quot;word&quot;:&quot;trailertrash&quot;,&quot;level&quot;:2}," calcext:value-type="string">
            <text:p>{"word":"trailertrash","level":2},</text:p>
          </table:table-cell>
        </table:table-row>
        <table:table-row table:style-name="ro1">
          <table:table-cell/>
          <table:table-cell office:value-type="string" calcext:value-type="string">
            <text:p>tramp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98]&amp;&quot;&quot;&quot;,&quot;&quot;level&quot;&quot;:&quot;&amp;[.C1298]&amp;&quot;},&quot;" office:value-type="string" office:string-value="{&quot;word&quot;:&quot;tramp&quot;,&quot;level&quot;:2}," calcext:value-type="string">
            <text:p>{"word":"tramp","level":2},</text:p>
          </table:table-cell>
        </table:table-row>
        <table:table-row table:style-name="ro1">
          <table:table-cell/>
          <table:table-cell office:value-type="string" calcext:value-type="string">
            <text:p>tranni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299]&amp;&quot;&quot;&quot;,&quot;&quot;level&quot;&quot;:&quot;&amp;[.C1299]&amp;&quot;},&quot;" office:value-type="string" office:string-value="{&quot;word&quot;:&quot;trannie&quot;,&quot;level&quot;:2}," calcext:value-type="string">
            <text:p>{"word":"trannie","level":2},</text:p>
          </table:table-cell>
        </table:table-row>
        <table:table-row table:style-name="ro1">
          <table:table-cell/>
          <table:table-cell office:value-type="string" calcext:value-type="string">
            <text:p>tranny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00]&amp;&quot;&quot;&quot;,&quot;&quot;level&quot;&quot;:&quot;&amp;[.C1300]&amp;&quot;},&quot;" office:value-type="string" office:string-value="{&quot;word&quot;:&quot;tranny&quot;,&quot;level&quot;:2}," calcext:value-type="string">
            <text:p>{"word":"tranny","level":2},</text:p>
          </table:table-cell>
        </table:table-row>
        <table:table-row table:style-name="ro1">
          <table:table-cell/>
          <table:table-cell office:value-type="string" calcext:value-type="string">
            <text:p>transexual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01]&amp;&quot;&quot;&quot;,&quot;&quot;level&quot;&quot;:&quot;&amp;[.C1301]&amp;&quot;},&quot;" office:value-type="string" office:string-value="{&quot;word&quot;:&quot;transexual&quot;,&quot;level&quot;:2}," calcext:value-type="string">
            <text:p>{"word":"transexual","level":2},</text:p>
          </table:table-cell>
        </table:table-row>
        <table:table-row table:style-name="ro1">
          <table:table-cell/>
          <table:table-cell office:value-type="string" calcext:value-type="string">
            <text:p>transsexual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02]&amp;&quot;&quot;&quot;,&quot;&quot;level&quot;&quot;:&quot;&amp;[.C1302]&amp;&quot;},&quot;" office:value-type="string" office:string-value="{&quot;word&quot;:&quot;transsexual&quot;,&quot;level&quot;:2}," calcext:value-type="string">
            <text:p>{"word":"transsexual","level":2},</text:p>
          </table:table-cell>
        </table:table-row>
        <table:table-row table:style-name="ro1">
          <table:table-cell/>
          <table:table-cell office:value-type="string" calcext:value-type="string">
            <text:p>transvestit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03]&amp;&quot;&quot;&quot;,&quot;&quot;level&quot;&quot;:&quot;&amp;[.C1303]&amp;&quot;},&quot;" office:value-type="string" office:string-value="{&quot;word&quot;:&quot;transvestite&quot;,&quot;level&quot;:2}," calcext:value-type="string">
            <text:p>{"word":"transvestite","level":2},</text:p>
          </table:table-cell>
        </table:table-row>
        <table:table-row table:style-name="ro1">
          <table:table-cell/>
          <table:table-cell office:value-type="string" calcext:value-type="string">
            <text:p>triplex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04]&amp;&quot;&quot;&quot;,&quot;&quot;level&quot;&quot;:&quot;&amp;[.C1304]&amp;&quot;},&quot;" office:value-type="string" office:string-value="{&quot;word&quot;:&quot;triplex&quot;,&quot;level&quot;:2}," calcext:value-type="string">
            <text:p>{"word":"triplex","level":2},</text:p>
          </table:table-cell>
        </table:table-row>
        <table:table-row table:style-name="ro1">
          <table:table-cell/>
          <table:table-cell office:value-type="string" calcext:value-type="string">
            <text:p>trisexual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05]&amp;&quot;&quot;&quot;,&quot;&quot;level&quot;&quot;:&quot;&amp;[.C1305]&amp;&quot;},&quot;" office:value-type="string" office:string-value="{&quot;word&quot;:&quot;trisexual&quot;,&quot;level&quot;:2}," calcext:value-type="string">
            <text:p>{"word":"trisexual","level":2},</text:p>
          </table:table-cell>
        </table:table-row>
        <table:table-row table:style-name="ro1">
          <table:table-cell/>
          <table:table-cell office:value-type="string" calcext:value-type="string">
            <text:p>trojan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06]&amp;&quot;&quot;&quot;,&quot;&quot;level&quot;&quot;:&quot;&amp;[.C1306]&amp;&quot;},&quot;" office:value-type="string" office:string-value="{&quot;word&quot;:&quot;trojan&quot;,&quot;level&quot;:2}," calcext:value-type="string">
            <text:p>{"word":"trojan","level":2},</text:p>
          </table:table-cell>
        </table:table-row>
        <table:table-row table:style-name="ro1">
          <table:table-cell/>
          <table:table-cell office:value-type="string" calcext:value-type="string">
            <text:p>trots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07]&amp;&quot;&quot;&quot;,&quot;&quot;level&quot;&quot;:&quot;&amp;[.C1307]&amp;&quot;},&quot;" office:value-type="string" office:string-value="{&quot;word&quot;:&quot;trots&quot;,&quot;level&quot;:2}," calcext:value-type="string">
            <text:p>{"word":"trots","level":2},</text:p>
          </table:table-cell>
        </table:table-row>
        <table:table-row table:style-name="ro1">
          <table:table-cell/>
          <table:table-cell office:value-type="string" calcext:value-type="string">
            <text:p>tuckaho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08]&amp;&quot;&quot;&quot;,&quot;&quot;level&quot;&quot;:&quot;&amp;[.C1308]&amp;&quot;},&quot;" office:value-type="string" office:string-value="{&quot;word&quot;:&quot;tuckahoe&quot;,&quot;level&quot;:2}," calcext:value-type="string">
            <text:p>{"word":"tuckahoe","level":2},</text:p>
          </table:table-cell>
        </table:table-row>
        <table:table-row table:style-name="ro1">
          <table:table-cell/>
          <table:table-cell office:value-type="string" calcext:value-type="string">
            <text:p>tunneloflov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09]&amp;&quot;&quot;&quot;,&quot;&quot;level&quot;&quot;:&quot;&amp;[.C1309]&amp;&quot;},&quot;" office:value-type="string" office:string-value="{&quot;word&quot;:&quot;tunneloflove&quot;,&quot;level&quot;:2}," calcext:value-type="string">
            <text:p>{"word":"tunneloflove","level":2},</text:p>
          </table:table-cell>
        </table:table-row>
        <table:table-row table:style-name="ro1">
          <table:table-cell/>
          <table:table-cell office:value-type="string" calcext:value-type="string">
            <text:p>turd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10]&amp;&quot;&quot;&quot;,&quot;&quot;level&quot;&quot;:&quot;&amp;[.C1310]&amp;&quot;},&quot;" office:value-type="string" office:string-value="{&quot;word&quot;:&quot;turd&quot;,&quot;level&quot;:2}," calcext:value-type="string">
            <text:p>{"word":"turd","level":2},</text:p>
          </table:table-cell>
        </table:table-row>
        <table:table-row table:style-name="ro1">
          <table:table-cell/>
          <table:table-cell office:value-type="string" calcext:value-type="string">
            <text:p>turnon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11]&amp;&quot;&quot;&quot;,&quot;&quot;level&quot;&quot;:&quot;&amp;[.C1311]&amp;&quot;},&quot;" office:value-type="string" office:string-value="{&quot;word&quot;:&quot;turnon&quot;,&quot;level&quot;:2}," calcext:value-type="string">
            <text:p>{"word":"turnon","level":2},</text:p>
          </table:table-cell>
        </table:table-row>
        <table:table-row table:style-name="ro1">
          <table:table-cell/>
          <table:table-cell office:value-type="string" calcext:value-type="string">
            <text:p>twat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12]&amp;&quot;&quot;&quot;,&quot;&quot;level&quot;&quot;:&quot;&amp;[.C1312]&amp;&quot;},&quot;" office:value-type="string" office:string-value="{&quot;word&quot;:&quot;twat&quot;,&quot;level&quot;:2}," calcext:value-type="string">
            <text:p>{"word":"twat","level":2},</text:p>
          </table:table-cell>
        </table:table-row>
        <table:table-row table:style-name="ro1">
          <table:table-cell/>
          <table:table-cell office:value-type="string" calcext:value-type="string">
            <text:p>twink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13]&amp;&quot;&quot;&quot;,&quot;&quot;level&quot;&quot;:&quot;&amp;[.C1313]&amp;&quot;},&quot;" office:value-type="string" office:string-value="{&quot;word&quot;:&quot;twink&quot;,&quot;level&quot;:2}," calcext:value-type="string">
            <text:p>{"word":"twink","level":2},</text:p>
          </table:table-cell>
        </table:table-row>
        <table:table-row table:style-name="ro1">
          <table:table-cell/>
          <table:table-cell office:value-type="string" calcext:value-type="string">
            <text:p>twinki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14]&amp;&quot;&quot;&quot;,&quot;&quot;level&quot;&quot;:&quot;&amp;[.C1314]&amp;&quot;},&quot;" office:value-type="string" office:string-value="{&quot;word&quot;:&quot;twinkie&quot;,&quot;level&quot;:2}," calcext:value-type="string">
            <text:p>{"word":"twinkie","level":2},</text:p>
          </table:table-cell>
        </table:table-row>
        <table:table-row table:style-name="ro1">
          <table:table-cell/>
          <table:table-cell office:value-type="string" calcext:value-type="string">
            <text:p>twobitwhor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15]&amp;&quot;&quot;&quot;,&quot;&quot;level&quot;&quot;:&quot;&amp;[.C1315]&amp;&quot;},&quot;" office:value-type="string" office:string-value="{&quot;word&quot;:&quot;twobitwhore&quot;,&quot;level&quot;:2}," calcext:value-type="string">
            <text:p>{"word":"twobitwhore","level":2},</text:p>
          </table:table-cell>
        </table:table-row>
        <table:table-row table:style-name="ro1">
          <table:table-cell/>
          <table:table-cell office:value-type="string" calcext:value-type="string">
            <text:p>uck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16]&amp;&quot;&quot;&quot;,&quot;&quot;level&quot;&quot;:&quot;&amp;[.C1316]&amp;&quot;},&quot;" office:value-type="string" office:string-value="{&quot;word&quot;:&quot;uck&quot;,&quot;level&quot;:2}," calcext:value-type="string">
            <text:p>{"word":"uck","level":2},</text:p>
          </table:table-cell>
        </table:table-row>
        <table:table-row table:style-name="ro1">
          <table:table-cell/>
          <table:table-cell office:value-type="string" calcext:value-type="string">
            <text:p>uk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17]&amp;&quot;&quot;&quot;,&quot;&quot;level&quot;&quot;:&quot;&amp;[.C1317]&amp;&quot;},&quot;" office:value-type="string" office:string-value="{&quot;word&quot;:&quot;uk&quot;,&quot;level&quot;:2}," calcext:value-type="string">
            <text:p>{"word":"uk","level":2},</text:p>
          </table:table-cell>
        </table:table-row>
        <table:table-row table:style-name="ro1">
          <table:table-cell/>
          <table:table-cell office:value-type="string" calcext:value-type="string">
            <text:p>unfuckabl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18]&amp;&quot;&quot;&quot;,&quot;&quot;level&quot;&quot;:&quot;&amp;[.C1318]&amp;&quot;},&quot;" office:value-type="string" office:string-value="{&quot;word&quot;:&quot;unfuckable&quot;,&quot;level&quot;:2}," calcext:value-type="string">
            <text:p>{"word":"unfuckable","level":2},</text:p>
          </table:table-cell>
        </table:table-row>
        <table:table-row table:style-name="ro1">
          <table:table-cell/>
          <table:table-cell office:value-type="string" calcext:value-type="string">
            <text:p>upskirt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19]&amp;&quot;&quot;&quot;,&quot;&quot;level&quot;&quot;:&quot;&amp;[.C1319]&amp;&quot;},&quot;" office:value-type="string" office:string-value="{&quot;word&quot;:&quot;upskirt&quot;,&quot;level&quot;:2}," calcext:value-type="string">
            <text:p>{"word":"upskirt","level":2},</text:p>
          </table:table-cell>
        </table:table-row>
        <table:table-row table:style-name="ro1">
          <table:table-cell/>
          <table:table-cell office:value-type="string" calcext:value-type="string">
            <text:p>uptheass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20]&amp;&quot;&quot;&quot;,&quot;&quot;level&quot;&quot;:&quot;&amp;[.C1320]&amp;&quot;},&quot;" office:value-type="string" office:string-value="{&quot;word&quot;:&quot;uptheass&quot;,&quot;level&quot;:2}," calcext:value-type="string">
            <text:p>{"word":"uptheass","level":2},</text:p>
          </table:table-cell>
        </table:table-row>
        <table:table-row table:style-name="ro1">
          <table:table-cell/>
          <table:table-cell office:value-type="string" calcext:value-type="string">
            <text:p>upthebutt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21]&amp;&quot;&quot;&quot;,&quot;&quot;level&quot;&quot;:&quot;&amp;[.C1321]&amp;&quot;},&quot;" office:value-type="string" office:string-value="{&quot;word&quot;:&quot;upthebutt&quot;,&quot;level&quot;:2}," calcext:value-type="string">
            <text:p>{"word":"upthebutt","level":2},</text:p>
          </table:table-cell>
        </table:table-row>
        <table:table-row table:style-name="ro1">
          <table:table-cell/>
          <table:table-cell office:value-type="string" calcext:value-type="string">
            <text:p>urinary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22]&amp;&quot;&quot;&quot;,&quot;&quot;level&quot;&quot;:&quot;&amp;[.C1322]&amp;&quot;},&quot;" office:value-type="string" office:string-value="{&quot;word&quot;:&quot;urinary&quot;,&quot;level&quot;:2}," calcext:value-type="string">
            <text:p>{"word":"urinary","level":2},</text:p>
          </table:table-cell>
        </table:table-row>
        <table:table-row table:style-name="ro1">
          <table:table-cell/>
          <table:table-cell office:value-type="string" calcext:value-type="string">
            <text:p>urinat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23]&amp;&quot;&quot;&quot;,&quot;&quot;level&quot;&quot;:&quot;&amp;[.C1323]&amp;&quot;},&quot;" office:value-type="string" office:string-value="{&quot;word&quot;:&quot;urinate&quot;,&quot;level&quot;:2}," calcext:value-type="string">
            <text:p>{"word":"urinate","level":2},</text:p>
          </table:table-cell>
        </table:table-row>
        <table:table-row table:style-name="ro1">
          <table:table-cell/>
          <table:table-cell office:value-type="string" calcext:value-type="string">
            <text:p>urin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24]&amp;&quot;&quot;&quot;,&quot;&quot;level&quot;&quot;:&quot;&amp;[.C1324]&amp;&quot;},&quot;" office:value-type="string" office:string-value="{&quot;word&quot;:&quot;urine&quot;,&quot;level&quot;:2}," calcext:value-type="string">
            <text:p>{"word":"urine","level":2},</text:p>
          </table:table-cell>
        </table:table-row>
        <table:table-row table:style-name="ro1">
          <table:table-cell/>
          <table:table-cell office:value-type="string" calcext:value-type="string">
            <text:p>usama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25]&amp;&quot;&quot;&quot;,&quot;&quot;level&quot;&quot;:&quot;&amp;[.C1325]&amp;&quot;},&quot;" office:value-type="string" office:string-value="{&quot;word&quot;:&quot;usama&quot;,&quot;level&quot;:2}," calcext:value-type="string">
            <text:p>{"word":"usama","level":2},</text:p>
          </table:table-cell>
        </table:table-row>
        <table:table-row table:style-name="ro1">
          <table:table-cell/>
          <table:table-cell office:value-type="string" calcext:value-type="string">
            <text:p>uterus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26]&amp;&quot;&quot;&quot;,&quot;&quot;level&quot;&quot;:&quot;&amp;[.C1326]&amp;&quot;},&quot;" office:value-type="string" office:string-value="{&quot;word&quot;:&quot;uterus&quot;,&quot;level&quot;:2}," calcext:value-type="string">
            <text:p>{"word":"uterus","level":2},</text:p>
          </table:table-cell>
        </table:table-row>
        <table:table-row table:style-name="ro1">
          <table:table-cell/>
          <table:table-cell office:value-type="string" calcext:value-type="string">
            <text:p>vagina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27]&amp;&quot;&quot;&quot;,&quot;&quot;level&quot;&quot;:&quot;&amp;[.C1327]&amp;&quot;},&quot;" office:value-type="string" office:string-value="{&quot;word&quot;:&quot;vagina&quot;,&quot;level&quot;:2}," calcext:value-type="string">
            <text:p>{"word":"vagina","level":2},</text:p>
          </table:table-cell>
        </table:table-row>
        <table:table-row table:style-name="ro1">
          <table:table-cell/>
          <table:table-cell office:value-type="string" calcext:value-type="string">
            <text:p>vaginal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28]&amp;&quot;&quot;&quot;,&quot;&quot;level&quot;&quot;:&quot;&amp;[.C1328]&amp;&quot;},&quot;" office:value-type="string" office:string-value="{&quot;word&quot;:&quot;vaginal&quot;,&quot;level&quot;:2}," calcext:value-type="string">
            <text:p>{"word":"vaginal","level":2},</text:p>
          </table:table-cell>
        </table:table-row>
        <table:table-row table:style-name="ro1">
          <table:table-cell/>
          <table:table-cell office:value-type="string" calcext:value-type="string">
            <text:p>vatican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29]&amp;&quot;&quot;&quot;,&quot;&quot;level&quot;&quot;:&quot;&amp;[.C1329]&amp;&quot;},&quot;" office:value-type="string" office:string-value="{&quot;word&quot;:&quot;vatican&quot;,&quot;level&quot;:2}," calcext:value-type="string">
            <text:p>{"word":"vatican","level":2},</text:p>
          </table:table-cell>
        </table:table-row>
        <table:table-row table:style-name="ro1">
          <table:table-cell/>
          <table:table-cell office:value-type="string" calcext:value-type="string">
            <text:p>vib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30]&amp;&quot;&quot;&quot;,&quot;&quot;level&quot;&quot;:&quot;&amp;[.C1330]&amp;&quot;},&quot;" office:value-type="string" office:string-value="{&quot;word&quot;:&quot;vibr&quot;,&quot;level&quot;:2}," calcext:value-type="string">
            <text:p>{"word":"vibr","level":2},</text:p>
          </table:table-cell>
        </table:table-row>
        <table:table-row table:style-name="ro1">
          <table:table-cell/>
          <table:table-cell office:value-type="string" calcext:value-type="string">
            <text:p>vibrate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31]&amp;&quot;&quot;&quot;,&quot;&quot;level&quot;&quot;:&quot;&amp;[.C1331]&amp;&quot;},&quot;" office:value-type="string" office:string-value="{&quot;word&quot;:&quot;vibrater&quot;,&quot;level&quot;:2}," calcext:value-type="string">
            <text:p>{"word":"vibrater","level":2},</text:p>
          </table:table-cell>
        </table:table-row>
        <table:table-row table:style-name="ro1">
          <table:table-cell/>
          <table:table-cell office:value-type="string" calcext:value-type="string">
            <text:p>vibrato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32]&amp;&quot;&quot;&quot;,&quot;&quot;level&quot;&quot;:&quot;&amp;[.C1332]&amp;&quot;},&quot;" office:value-type="string" office:string-value="{&quot;word&quot;:&quot;vibrator&quot;,&quot;level&quot;:2}," calcext:value-type="string">
            <text:p>{"word":"vibrator","level":2},</text:p>
          </table:table-cell>
        </table:table-row>
        <table:table-row table:style-name="ro1">
          <table:table-cell/>
          <table:table-cell office:value-type="string" calcext:value-type="string">
            <text:p>vietcong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33]&amp;&quot;&quot;&quot;,&quot;&quot;level&quot;&quot;:&quot;&amp;[.C1333]&amp;&quot;},&quot;" office:value-type="string" office:string-value="{&quot;word&quot;:&quot;vietcong&quot;,&quot;level&quot;:2}," calcext:value-type="string">
            <text:p>{"word":"vietcong","level":2},</text:p>
          </table:table-cell>
        </table:table-row>
        <table:table-row table:style-name="ro1">
          <table:table-cell/>
          <table:table-cell office:value-type="string" calcext:value-type="string">
            <text:p>violenc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34]&amp;&quot;&quot;&quot;,&quot;&quot;level&quot;&quot;:&quot;&amp;[.C1334]&amp;&quot;},&quot;" office:value-type="string" office:string-value="{&quot;word&quot;:&quot;violence&quot;,&quot;level&quot;:2}," calcext:value-type="string">
            <text:p>{"word":"violence","level":2},</text:p>
          </table:table-cell>
        </table:table-row>
        <table:table-row table:style-name="ro1">
          <table:table-cell/>
          <table:table-cell office:value-type="string" calcext:value-type="string">
            <text:p>virgin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35]&amp;&quot;&quot;&quot;,&quot;&quot;level&quot;&quot;:&quot;&amp;[.C1335]&amp;&quot;},&quot;" office:value-type="string" office:string-value="{&quot;word&quot;:&quot;virgin&quot;,&quot;level&quot;:2}," calcext:value-type="string">
            <text:p>{"word":"virgin","level":2},</text:p>
          </table:table-cell>
        </table:table-row>
        <table:table-row table:style-name="ro1">
          <table:table-cell/>
          <table:table-cell office:value-type="string" calcext:value-type="string">
            <text:p>virginbreake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36]&amp;&quot;&quot;&quot;,&quot;&quot;level&quot;&quot;:&quot;&amp;[.C1336]&amp;&quot;},&quot;" office:value-type="string" office:string-value="{&quot;word&quot;:&quot;virginbreaker&quot;,&quot;level&quot;:2}," calcext:value-type="string">
            <text:p>{"word":"virginbreaker","level":2},</text:p>
          </table:table-cell>
        </table:table-row>
        <table:table-row table:style-name="ro1">
          <table:table-cell/>
          <table:table-cell office:value-type="string" calcext:value-type="string">
            <text:p>vomit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37]&amp;&quot;&quot;&quot;,&quot;&quot;level&quot;&quot;:&quot;&amp;[.C1337]&amp;&quot;},&quot;" office:value-type="string" office:string-value="{&quot;word&quot;:&quot;vomit&quot;,&quot;level&quot;:2}," calcext:value-type="string">
            <text:p>{"word":"vomit","level":2},</text:p>
          </table:table-cell>
        </table:table-row>
        <table:table-row table:style-name="ro1">
          <table:table-cell/>
          <table:table-cell office:value-type="string" calcext:value-type="string">
            <text:p>vulva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38]&amp;&quot;&quot;&quot;,&quot;&quot;level&quot;&quot;:&quot;&amp;[.C1338]&amp;&quot;},&quot;" office:value-type="string" office:string-value="{&quot;word&quot;:&quot;vulva&quot;,&quot;level&quot;:2}," calcext:value-type="string">
            <text:p>{"word":"vulva","level":2},</text:p>
          </table:table-cell>
        </table:table-row>
        <table:table-row table:style-name="ro1">
          <table:table-cell/>
          <table:table-cell office:value-type="string" calcext:value-type="string">
            <text:p>wab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39]&amp;&quot;&quot;&quot;,&quot;&quot;level&quot;&quot;:&quot;&amp;[.C1339]&amp;&quot;},&quot;" office:value-type="string" office:string-value="{&quot;word&quot;:&quot;wab&quot;,&quot;level&quot;:2}," calcext:value-type="string">
            <text:p>{"word":"wab","level":2},</text:p>
          </table:table-cell>
        </table:table-row>
        <table:table-row table:style-name="ro1">
          <table:table-cell/>
          <table:table-cell office:value-type="string" calcext:value-type="string">
            <text:p>wank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40]&amp;&quot;&quot;&quot;,&quot;&quot;level&quot;&quot;:&quot;&amp;[.C1340]&amp;&quot;},&quot;" office:value-type="string" office:string-value="{&quot;word&quot;:&quot;wank&quot;,&quot;level&quot;:2}," calcext:value-type="string">
            <text:p>{"word":"wank","level":2},</text:p>
          </table:table-cell>
        </table:table-row>
        <table:table-row table:style-name="ro1">
          <table:table-cell/>
          <table:table-cell office:value-type="string" calcext:value-type="string">
            <text:p>wanke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41]&amp;&quot;&quot;&quot;,&quot;&quot;level&quot;&quot;:&quot;&amp;[.C1341]&amp;&quot;},&quot;" office:value-type="string" office:string-value="{&quot;word&quot;:&quot;wanker&quot;,&quot;level&quot;:2}," calcext:value-type="string">
            <text:p>{"word":"wanker","level":2},</text:p>
          </table:table-cell>
        </table:table-row>
        <table:table-row table:style-name="ro1">
          <table:table-cell/>
          <table:table-cell office:value-type="string" calcext:value-type="string">
            <text:p>wanking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42]&amp;&quot;&quot;&quot;,&quot;&quot;level&quot;&quot;:&quot;&amp;[.C1342]&amp;&quot;},&quot;" office:value-type="string" office:string-value="{&quot;word&quot;:&quot;wanking&quot;,&quot;level&quot;:2}," calcext:value-type="string">
            <text:p>{"word":"wanking","level":2},</text:p>
          </table:table-cell>
        </table:table-row>
        <table:table-row table:style-name="ro1">
          <table:table-cell/>
          <table:table-cell office:value-type="string" calcext:value-type="string">
            <text:p>waysted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43]&amp;&quot;&quot;&quot;,&quot;&quot;level&quot;&quot;:&quot;&amp;[.C1343]&amp;&quot;},&quot;" office:value-type="string" office:string-value="{&quot;word&quot;:&quot;waysted&quot;,&quot;level&quot;:2}," calcext:value-type="string">
            <text:p>{"word":"waysted","level":2},</text:p>
          </table:table-cell>
        </table:table-row>
        <table:table-row table:style-name="ro1">
          <table:table-cell/>
          <table:table-cell office:value-type="string" calcext:value-type="string">
            <text:p>weapon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44]&amp;&quot;&quot;&quot;,&quot;&quot;level&quot;&quot;:&quot;&amp;[.C1344]&amp;&quot;},&quot;" office:value-type="string" office:string-value="{&quot;word&quot;:&quot;weapon&quot;,&quot;level&quot;:2}," calcext:value-type="string">
            <text:p>{"word":"weapon","level":2},</text:p>
          </table:table-cell>
        </table:table-row>
        <table:table-row table:style-name="ro1">
          <table:table-cell/>
          <table:table-cell office:value-type="string" calcext:value-type="string">
            <text:p>weeni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45]&amp;&quot;&quot;&quot;,&quot;&quot;level&quot;&quot;:&quot;&amp;[.C1345]&amp;&quot;},&quot;" office:value-type="string" office:string-value="{&quot;word&quot;:&quot;weenie&quot;,&quot;level&quot;:2}," calcext:value-type="string">
            <text:p>{"word":"weenie","level":2},</text:p>
          </table:table-cell>
        </table:table-row>
        <table:table-row table:style-name="ro1">
          <table:table-cell/>
          <table:table-cell office:value-type="string" calcext:value-type="string">
            <text:p>weewe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46]&amp;&quot;&quot;&quot;,&quot;&quot;level&quot;&quot;:&quot;&amp;[.C1346]&amp;&quot;},&quot;" office:value-type="string" office:string-value="{&quot;word&quot;:&quot;weewee&quot;,&quot;level&quot;:2}," calcext:value-type="string">
            <text:p>{"word":"weewee","level":2},</text:p>
          </table:table-cell>
        </table:table-row>
        <table:table-row table:style-name="ro1">
          <table:table-cell/>
          <table:table-cell office:value-type="string" calcext:value-type="string">
            <text:p>welche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47]&amp;&quot;&quot;&quot;,&quot;&quot;level&quot;&quot;:&quot;&amp;[.C1347]&amp;&quot;},&quot;" office:value-type="string" office:string-value="{&quot;word&quot;:&quot;welcher&quot;,&quot;level&quot;:2}," calcext:value-type="string">
            <text:p>{"word":"welcher","level":2},</text:p>
          </table:table-cell>
        </table:table-row>
        <table:table-row table:style-name="ro1">
          <table:table-cell/>
          <table:table-cell office:value-type="string" calcext:value-type="string">
            <text:p>welfar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48]&amp;&quot;&quot;&quot;,&quot;&quot;level&quot;&quot;:&quot;&amp;[.C1348]&amp;&quot;},&quot;" office:value-type="string" office:string-value="{&quot;word&quot;:&quot;welfare&quot;,&quot;level&quot;:2}," calcext:value-type="string">
            <text:p>{"word":"welfare","level":2},</text:p>
          </table:table-cell>
        </table:table-row>
        <table:table-row table:style-name="ro1">
          <table:table-cell/>
          <table:table-cell office:value-type="string" calcext:value-type="string">
            <text:p>wetb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49]&amp;&quot;&quot;&quot;,&quot;&quot;level&quot;&quot;:&quot;&amp;[.C1349]&amp;&quot;},&quot;" office:value-type="string" office:string-value="{&quot;word&quot;:&quot;wetb&quot;,&quot;level&quot;:2}," calcext:value-type="string">
            <text:p>{"word":"wetb","level":2},</text:p>
          </table:table-cell>
        </table:table-row>
        <table:table-row table:style-name="ro1">
          <table:table-cell/>
          <table:table-cell office:value-type="string" calcext:value-type="string">
            <text:p>wetback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50]&amp;&quot;&quot;&quot;,&quot;&quot;level&quot;&quot;:&quot;&amp;[.C1350]&amp;&quot;},&quot;" office:value-type="string" office:string-value="{&quot;word&quot;:&quot;wetback&quot;,&quot;level&quot;:2}," calcext:value-type="string">
            <text:p>{"word":"wetback","level":2},</text:p>
          </table:table-cell>
        </table:table-row>
        <table:table-row table:style-name="ro1">
          <table:table-cell/>
          <table:table-cell office:value-type="string" calcext:value-type="string">
            <text:p>wetspot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51]&amp;&quot;&quot;&quot;,&quot;&quot;level&quot;&quot;:&quot;&amp;[.C1351]&amp;&quot;},&quot;" office:value-type="string" office:string-value="{&quot;word&quot;:&quot;wetspot&quot;,&quot;level&quot;:2}," calcext:value-type="string">
            <text:p>{"word":"wetspot","level":2},</text:p>
          </table:table-cell>
        </table:table-row>
        <table:table-row table:style-name="ro1">
          <table:table-cell/>
          <table:table-cell office:value-type="string" calcext:value-type="string">
            <text:p>whacke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52]&amp;&quot;&quot;&quot;,&quot;&quot;level&quot;&quot;:&quot;&amp;[.C1352]&amp;&quot;},&quot;" office:value-type="string" office:string-value="{&quot;word&quot;:&quot;whacker&quot;,&quot;level&quot;:2}," calcext:value-type="string">
            <text:p>{"word":"whacker","level":2},</text:p>
          </table:table-cell>
        </table:table-row>
        <table:table-row table:style-name="ro1">
          <table:table-cell/>
          <table:table-cell office:value-type="string" calcext:value-type="string">
            <text:p>whash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53]&amp;&quot;&quot;&quot;,&quot;&quot;level&quot;&quot;:&quot;&amp;[.C1353]&amp;&quot;},&quot;" office:value-type="string" office:string-value="{&quot;word&quot;:&quot;whash&quot;,&quot;level&quot;:2}," calcext:value-type="string">
            <text:p>{"word":"whash","level":2},</text:p>
          </table:table-cell>
        </table:table-row>
        <table:table-row table:style-name="ro1">
          <table:table-cell/>
          <table:table-cell office:value-type="string" calcext:value-type="string">
            <text:p>whigge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54]&amp;&quot;&quot;&quot;,&quot;&quot;level&quot;&quot;:&quot;&amp;[.C1354]&amp;&quot;},&quot;" office:value-type="string" office:string-value="{&quot;word&quot;:&quot;whigger&quot;,&quot;level&quot;:2}," calcext:value-type="string">
            <text:p>{"word":"whigger","level":2},</text:p>
          </table:table-cell>
        </table:table-row>
        <table:table-row table:style-name="ro1">
          <table:table-cell/>
          <table:table-cell office:value-type="string" calcext:value-type="string">
            <text:p>whiskey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55]&amp;&quot;&quot;&quot;,&quot;&quot;level&quot;&quot;:&quot;&amp;[.C1355]&amp;&quot;},&quot;" office:value-type="string" office:string-value="{&quot;word&quot;:&quot;whiskey&quot;,&quot;level&quot;:2}," calcext:value-type="string">
            <text:p>{"word":"whiskey","level":2},</text:p>
          </table:table-cell>
        </table:table-row>
        <table:table-row table:style-name="ro1">
          <table:table-cell/>
          <table:table-cell office:value-type="string" calcext:value-type="string">
            <text:p>whiskeydick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56]&amp;&quot;&quot;&quot;,&quot;&quot;level&quot;&quot;:&quot;&amp;[.C1356]&amp;&quot;},&quot;" office:value-type="string" office:string-value="{&quot;word&quot;:&quot;whiskeydick&quot;,&quot;level&quot;:2}," calcext:value-type="string">
            <text:p>{"word":"whiskeydick","level":2},</text:p>
          </table:table-cell>
        </table:table-row>
        <table:table-row table:style-name="ro1">
          <table:table-cell/>
          <table:table-cell office:value-type="string" calcext:value-type="string">
            <text:p>whiskydick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57]&amp;&quot;&quot;&quot;,&quot;&quot;level&quot;&quot;:&quot;&amp;[.C1357]&amp;&quot;},&quot;" office:value-type="string" office:string-value="{&quot;word&quot;:&quot;whiskydick&quot;,&quot;level&quot;:2}," calcext:value-type="string">
            <text:p>{"word":"whiskydick","level":2},</text:p>
          </table:table-cell>
        </table:table-row>
        <table:table-row table:style-name="ro1">
          <table:table-cell/>
          <table:table-cell office:value-type="string" calcext:value-type="string">
            <text:p>whit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58]&amp;&quot;&quot;&quot;,&quot;&quot;level&quot;&quot;:&quot;&amp;[.C1358]&amp;&quot;},&quot;" office:value-type="string" office:string-value="{&quot;word&quot;:&quot;whit&quot;,&quot;level&quot;:2}," calcext:value-type="string">
            <text:p>{"word":"whit","level":2},</text:p>
          </table:table-cell>
        </table:table-row>
        <table:table-row table:style-name="ro1">
          <table:table-cell/>
          <table:table-cell office:value-type="string" calcext:value-type="string">
            <text:p>whitenigge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59]&amp;&quot;&quot;&quot;,&quot;&quot;level&quot;&quot;:&quot;&amp;[.C1359]&amp;&quot;},&quot;" office:value-type="string" office:string-value="{&quot;word&quot;:&quot;whitenigger&quot;,&quot;level&quot;:2}," calcext:value-type="string">
            <text:p>{"word":"whitenigger","level":2},</text:p>
          </table:table-cell>
        </table:table-row>
        <table:table-row table:style-name="ro1">
          <table:table-cell/>
          <table:table-cell office:value-type="string" calcext:value-type="string">
            <text:p>whites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60]&amp;&quot;&quot;&quot;,&quot;&quot;level&quot;&quot;:&quot;&amp;[.C1360]&amp;&quot;},&quot;" office:value-type="string" office:string-value="{&quot;word&quot;:&quot;whites&quot;,&quot;level&quot;:2}," calcext:value-type="string">
            <text:p>{"word":"whites","level":2},</text:p>
          </table:table-cell>
        </table:table-row>
        <table:table-row table:style-name="ro1">
          <table:table-cell/>
          <table:table-cell office:value-type="string" calcext:value-type="string">
            <text:p>whitetrash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61]&amp;&quot;&quot;&quot;,&quot;&quot;level&quot;&quot;:&quot;&amp;[.C1361]&amp;&quot;},&quot;" office:value-type="string" office:string-value="{&quot;word&quot;:&quot;whitetrash&quot;,&quot;level&quot;:2}," calcext:value-type="string">
            <text:p>{"word":"whitetrash","level":2},</text:p>
          </table:table-cell>
        </table:table-row>
        <table:table-row table:style-name="ro1">
          <table:table-cell/>
          <table:table-cell office:value-type="string" calcext:value-type="string">
            <text:p>whitey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62]&amp;&quot;&quot;&quot;,&quot;&quot;level&quot;&quot;:&quot;&amp;[.C1362]&amp;&quot;},&quot;" office:value-type="string" office:string-value="{&quot;word&quot;:&quot;whitey&quot;,&quot;level&quot;:2}," calcext:value-type="string">
            <text:p>{"word":"whitey","level":2},</text:p>
          </table:table-cell>
        </table:table-row>
        <table:table-row table:style-name="ro1">
          <table:table-cell/>
          <table:table-cell office:value-type="string" calcext:value-type="string">
            <text:p>whiz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63]&amp;&quot;&quot;&quot;,&quot;&quot;level&quot;&quot;:&quot;&amp;[.C1363]&amp;&quot;},&quot;" office:value-type="string" office:string-value="{&quot;word&quot;:&quot;whiz&quot;,&quot;level&quot;:2}," calcext:value-type="string">
            <text:p>{"word":"whiz","level":2},</text:p>
          </table:table-cell>
        </table:table-row>
        <table:table-row table:style-name="ro1">
          <table:table-cell/>
          <table:table-cell office:value-type="string" calcext:value-type="string">
            <text:p>whop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64]&amp;&quot;&quot;&quot;,&quot;&quot;level&quot;&quot;:&quot;&amp;[.C1364]&amp;&quot;},&quot;" office:value-type="string" office:string-value="{&quot;word&quot;:&quot;whop&quot;,&quot;level&quot;:2}," calcext:value-type="string">
            <text:p>{"word":"whop","level":2},</text:p>
          </table:table-cell>
        </table:table-row>
        <table:table-row table:style-name="ro1">
          <table:table-cell/>
          <table:table-cell office:value-type="string" calcext:value-type="string">
            <text:p>whor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65]&amp;&quot;&quot;&quot;,&quot;&quot;level&quot;&quot;:&quot;&amp;[.C1365]&amp;&quot;},&quot;" office:value-type="string" office:string-value="{&quot;word&quot;:&quot;whore&quot;,&quot;level&quot;:2}," calcext:value-type="string">
            <text:p>{"word":"whore","level":2},</text:p>
          </table:table-cell>
        </table:table-row>
        <table:table-row table:style-name="ro1">
          <table:table-cell/>
          <table:table-cell office:value-type="string" calcext:value-type="string">
            <text:p>whorefucke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66]&amp;&quot;&quot;&quot;,&quot;&quot;level&quot;&quot;:&quot;&amp;[.C1366]&amp;&quot;},&quot;" office:value-type="string" office:string-value="{&quot;word&quot;:&quot;whorefucker&quot;,&quot;level&quot;:2}," calcext:value-type="string">
            <text:p>{"word":"whorefucker","level":2},</text:p>
          </table:table-cell>
        </table:table-row>
        <table:table-row table:style-name="ro1">
          <table:table-cell/>
          <table:table-cell office:value-type="string" calcext:value-type="string">
            <text:p>whorehous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67]&amp;&quot;&quot;&quot;,&quot;&quot;level&quot;&quot;:&quot;&amp;[.C1367]&amp;&quot;},&quot;" office:value-type="string" office:string-value="{&quot;word&quot;:&quot;whorehouse&quot;,&quot;level&quot;:2}," calcext:value-type="string">
            <text:p>{"word":"whorehouse","level":2},</text:p>
          </table:table-cell>
        </table:table-row>
        <table:table-row table:style-name="ro1">
          <table:table-cell/>
          <table:table-cell office:value-type="string" calcext:value-type="string">
            <text:p>wigge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68]&amp;&quot;&quot;&quot;,&quot;&quot;level&quot;&quot;:&quot;&amp;[.C1368]&amp;&quot;},&quot;" office:value-type="string" office:string-value="{&quot;word&quot;:&quot;wigger&quot;,&quot;level&quot;:2}," calcext:value-type="string">
            <text:p>{"word":"wigger","level":2},</text:p>
          </table:table-cell>
        </table:table-row>
        <table:table-row table:style-name="ro1">
          <table:table-cell/>
          <table:table-cell office:value-type="string" calcext:value-type="string">
            <text:p>willi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69]&amp;&quot;&quot;&quot;,&quot;&quot;level&quot;&quot;:&quot;&amp;[.C1369]&amp;&quot;},&quot;" office:value-type="string" office:string-value="{&quot;word&quot;:&quot;willie&quot;,&quot;level&quot;:2}," calcext:value-type="string">
            <text:p>{"word":"willie","level":2},</text:p>
          </table:table-cell>
        </table:table-row>
        <table:table-row table:style-name="ro1">
          <table:table-cell/>
          <table:table-cell office:value-type="string" calcext:value-type="string">
            <text:p>williewanker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70]&amp;&quot;&quot;&quot;,&quot;&quot;level&quot;&quot;:&quot;&amp;[.C1370]&amp;&quot;},&quot;" office:value-type="string" office:string-value="{&quot;word&quot;:&quot;williewanker&quot;,&quot;level&quot;:2}," calcext:value-type="string">
            <text:p>{"word":"williewanker","level":2},</text:p>
          </table:table-cell>
        </table:table-row>
        <table:table-row table:style-name="ro1">
          <table:table-cell/>
          <table:table-cell office:value-type="string" calcext:value-type="string">
            <text:p>willy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71]&amp;&quot;&quot;&quot;,&quot;&quot;level&quot;&quot;:&quot;&amp;[.C1371]&amp;&quot;},&quot;" office:value-type="string" office:string-value="{&quot;word&quot;:&quot;willy&quot;,&quot;level&quot;:2}," calcext:value-type="string">
            <text:p>{"word":"willy","level":2},</text:p>
          </table:table-cell>
        </table:table-row>
        <table:table-row table:style-name="ro1">
          <table:table-cell/>
          <table:table-cell office:value-type="string" calcext:value-type="string">
            <text:p>wn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72]&amp;&quot;&quot;&quot;,&quot;&quot;level&quot;&quot;:&quot;&amp;[.C1372]&amp;&quot;},&quot;" office:value-type="string" office:string-value="{&quot;word&quot;:&quot;wn&quot;,&quot;level&quot;:2}," calcext:value-type="string">
            <text:p>{"word":"wn","level":2},</text:p>
          </table:table-cell>
        </table:table-row>
        <table:table-row table:style-name="ro1">
          <table:table-cell/>
          <table:table-cell office:value-type="string" calcext:value-type="string">
            <text:p>wog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73]&amp;&quot;&quot;&quot;,&quot;&quot;level&quot;&quot;:&quot;&amp;[.C1373]&amp;&quot;},&quot;" office:value-type="string" office:string-value="{&quot;word&quot;:&quot;wog&quot;,&quot;level&quot;:2}," calcext:value-type="string">
            <text:p>{"word":"wog","level":2},</text:p>
          </table:table-cell>
        </table:table-row>
        <table:table-row table:style-name="ro1">
          <table:table-cell/>
          <table:table-cell office:value-type="string" calcext:value-type="string">
            <text:p>women's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74]&amp;&quot;&quot;&quot;,&quot;&quot;level&quot;&quot;:&quot;&amp;[.C1374]&amp;&quot;},&quot;" office:value-type="string" office:string-value="{&quot;word&quot;:&quot;women's&quot;,&quot;level&quot;:2}," calcext:value-type="string">
            <text:p>{"word":"women's","level":2},</text:p>
          </table:table-cell>
        </table:table-row>
        <table:table-row table:style-name="ro1">
          <table:table-cell/>
          <table:table-cell office:value-type="string" calcext:value-type="string">
            <text:p>wop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75]&amp;&quot;&quot;&quot;,&quot;&quot;level&quot;&quot;:&quot;&amp;[.C1375]&amp;&quot;},&quot;" office:value-type="string" office:string-value="{&quot;word&quot;:&quot;wop&quot;,&quot;level&quot;:2}," calcext:value-type="string">
            <text:p>{"word":"wop","level":2},</text:p>
          </table:table-cell>
        </table:table-row>
        <table:table-row table:style-name="ro1">
          <table:table-cell/>
          <table:table-cell office:value-type="string" calcext:value-type="string">
            <text:p>wtf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76]&amp;&quot;&quot;&quot;,&quot;&quot;level&quot;&quot;:&quot;&amp;[.C1376]&amp;&quot;},&quot;" office:value-type="string" office:string-value="{&quot;word&quot;:&quot;wtf&quot;,&quot;level&quot;:2}," calcext:value-type="string">
            <text:p>{"word":"wtf","level":2},</text:p>
          </table:table-cell>
        </table:table-row>
        <table:table-row table:style-name="ro1">
          <table:table-cell/>
          <table:table-cell office:value-type="string" calcext:value-type="string">
            <text:p>wuss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77]&amp;&quot;&quot;&quot;,&quot;&quot;level&quot;&quot;:&quot;&amp;[.C1377]&amp;&quot;},&quot;" office:value-type="string" office:string-value="{&quot;word&quot;:&quot;wuss&quot;,&quot;level&quot;:2}," calcext:value-type="string">
            <text:p>{"word":"wuss","level":2},</text:p>
          </table:table-cell>
        </table:table-row>
        <table:table-row table:style-name="ro1">
          <table:table-cell/>
          <table:table-cell office:value-type="string" calcext:value-type="string">
            <text:p>wuzzi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78]&amp;&quot;&quot;&quot;,&quot;&quot;level&quot;&quot;:&quot;&amp;[.C1378]&amp;&quot;},&quot;" office:value-type="string" office:string-value="{&quot;word&quot;:&quot;wuzzie&quot;,&quot;level&quot;:2}," calcext:value-type="string">
            <text:p>{"word":"wuzzie","level":2},</text:p>
          </table:table-cell>
        </table:table-row>
        <table:table-row table:style-name="ro1">
          <table:table-cell/>
          <table:table-cell office:value-type="string" calcext:value-type="string">
            <text:p>xtc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79]&amp;&quot;&quot;&quot;,&quot;&quot;level&quot;&quot;:&quot;&amp;[.C1379]&amp;&quot;},&quot;" office:value-type="string" office:string-value="{&quot;word&quot;:&quot;xtc&quot;,&quot;level&quot;:2}," calcext:value-type="string">
            <text:p>{"word":"xtc","level":2},</text:p>
          </table:table-cell>
        </table:table-row>
        <table:table-row table:style-name="ro1">
          <table:table-cell/>
          <table:table-cell office:value-type="string" calcext:value-type="string">
            <text:p>xxx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80]&amp;&quot;&quot;&quot;,&quot;&quot;level&quot;&quot;:&quot;&amp;[.C1380]&amp;&quot;},&quot;" office:value-type="string" office:string-value="{&quot;word&quot;:&quot;xxx&quot;,&quot;level&quot;:2}," calcext:value-type="string">
            <text:p>{"word":"xxx","level":2},</text:p>
          </table:table-cell>
        </table:table-row>
        <table:table-row table:style-name="ro1">
          <table:table-cell/>
          <table:table-cell office:value-type="string" calcext:value-type="string">
            <text:p>yankee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81]&amp;&quot;&quot;&quot;,&quot;&quot;level&quot;&quot;:&quot;&amp;[.C1381]&amp;&quot;},&quot;" office:value-type="string" office:string-value="{&quot;word&quot;:&quot;yankee&quot;,&quot;level&quot;:2}," calcext:value-type="string">
            <text:p>{"word":"yankee","level":2},</text:p>
          </table:table-cell>
        </table:table-row>
        <table:table-row table:style-name="ro1">
          <table:table-cell/>
          <table:table-cell office:value-type="string" calcext:value-type="string">
            <text:p>yellowman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82]&amp;&quot;&quot;&quot;,&quot;&quot;level&quot;&quot;:&quot;&amp;[.C1382]&amp;&quot;},&quot;" office:value-type="string" office:string-value="{&quot;word&quot;:&quot;yellowman&quot;,&quot;level&quot;:2}," calcext:value-type="string">
            <text:p>{"word":"yellowman","level":2},</text:p>
          </table:table-cell>
        </table:table-row>
        <table:table-row table:style-name="ro1">
          <table:table-cell/>
          <table:table-cell office:value-type="string" calcext:value-type="string">
            <text:p>zigabo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83]&amp;&quot;&quot;&quot;,&quot;&quot;level&quot;&quot;:&quot;&amp;[.C1383]&amp;&quot;},&quot;" office:value-type="string" office:string-value="{&quot;word&quot;:&quot;zigabo&quot;,&quot;level&quot;:2}," calcext:value-type="string">
            <text:p>{"word":"zigabo","level":2},</text:p>
          </table:table-cell>
        </table:table-row>
        <table:table-row table:style-name="ro1">
          <table:table-cell/>
          <table:table-cell office:value-type="string" calcext:value-type="string">
            <text:p>zipperhead</text:p>
          </table:table-cell>
          <table:table-cell office:value-type="float" office:value="2" calcext:value-type="float">
            <text:p>2</text:p>
          </table:table-cell>
          <table:table-cell table:formula="of:=&quot;{&quot;&quot;word&quot;&quot;:&quot;&quot;&quot;&amp;[.B1384]&amp;&quot;&quot;&quot;,&quot;&quot;level&quot;&quot;:&quot;&amp;[.C1384]&amp;&quot;},&quot;" office:value-type="string" office:string-value="{&quot;word&quot;:&quot;zipperhead&quot;,&quot;level&quot;:2}," calcext:value-type="string">
            <text:p>{"word":"zipperhead","level":2},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4T19:27:45.153494692</meta:creation-date>
    <dc:date>2020-01-04T23:44:17.835512289</dc:date>
    <meta:editing-duration>PT3H55M51S</meta:editing-duration>
    <meta:editing-cycles>1</meta:editing-cycles>
    <meta:document-statistic meta:table-count="1" meta:cell-count="4152" meta:object-count="0"/>
    <meta:generator>LibreOffice/6.3.3.2$Linux_X86_64 LibreOffice_project/30$Build-2</meta:generator>
  </office:meta>
</office:document-meta>
</file>